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10.53mm"/>
    </style:style>
    <style:style style:name="co9" style:family="table-column">
      <style:table-column-properties fo:break-before="auto" style:column-width="64.5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3.19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61.7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19.56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51.38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15.38mm"/>
    </style:style>
    <style:style style:name="co25" style:family="table-column">
      <style:table-column-properties fo:break-before="auto" style:column-width="14.71mm"/>
    </style:style>
    <style:style style:name="co26" style:family="table-column">
      <style:table-column-properties fo:break-before="auto" style:column-width="28.35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37.27mm"/>
    </style:style>
    <style:style style:name="co29" style:family="table-column">
      <style:table-column-properties fo:break-before="auto" style:column-width="37.55mm"/>
    </style:style>
    <style:style style:name="co30" style:family="table-column">
      <style:table-column-properties fo:break-before="auto" style:column-width="23.51mm"/>
    </style:style>
    <style:style style:name="co31" style:family="table-column">
      <style:table-column-properties fo:break-before="auto" style:column-width="18.87mm"/>
    </style:style>
    <style:style style:name="co32" style:family="table-column">
      <style:table-column-properties fo:break-before="auto" style:column-width="39.53mm"/>
    </style:style>
    <style:style style:name="co33" style:family="table-column">
      <style:table-column-properties fo:break-before="auto" style:column-width="39.09mm"/>
    </style:style>
    <style:style style:name="co34" style:family="table-column">
      <style:table-column-properties fo:break-before="auto" style:column-width="62.39mm"/>
    </style:style>
    <style:style style:name="co35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5 KO P=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8 P=4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8</text:p>
          </table:table-cell>
          <table:table-cell table:style-name="ce4" office:value-type="string" calcext:value-type="string">
            <text:p>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Hart Youth FC - Black</text:p>
          </table:table-cell>
          <table:table-cell table:style-name="ce6" office:value-type="string" calcext:value-type="string">
            <text:p>Ashridge Park (Harry)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urst FC</text:p>
          </table:table-cell>
          <table:table-cell table:style-name="ce6" office:value-type="string" calcext:value-type="string">
            <text:p>Hart Youth FC - Red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STBGFC Boys (U16) 'A'</text:p>
          </table:table-cell>
          <table:table-cell table:style-name="ce6" office:value-type="string" calcext:value-type="string">
            <text:p>Pinewood Panth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STBGFC Royals - Brooking</text:p>
          </table:table-cell>
          <table:table-cell table:style-name="ce6" office:value-type="string" calcext:value-type="string">
            <text:p>STBGFC Boys (U16) 'B'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STBGFC Royals - Di Canio</text:p>
          </table:table-cell>
          <table:table-cell table:style-name="ce6" office:value-type="string" calcext:value-type="string">
            <text:p>STBGFC Royals - Moor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030</text:p>
          </table:table-cell>
          <table:table-cell table:style-name="ce9" office:value-type="string" calcext:value-type="string">
            <text:p>10</text:p>
          </table:table-cell>
          <table:table-cell>
            <draw:control table:end-cell-address="'TEAM NAMES'.E17" table:end-x="20.41mm" table:end-y="4.54mm" draw:z-index="0" draw:style-name="gr1" draw:text-style-name="P1" svg:width="70.51mm" svg:height="7.02mm" svg:x="1.64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Hart Youth FC - Black" calcext:value-type="string">
            <text:p>Hart Youth FC - Black</text:p>
          </table:table-cell>
          <table:table-cell table:formula="of:=SUBSTITUTE([.C5];&quot;&quot;&quot;&quot;;&quot;'&quot;)" office:value-type="string" office:string-value="Ashridge Park (Harry)" calcext:value-type="string">
            <text:p>Ashridge Park (Harry)</text:p>
          </table:table-cell>
          <table:table-cell table:formula="of:=SUBSTITUTE([.D5];&quot;&quot;&quot;&quot;;&quot;'&quot;)">
            <text:p/>
          </table:table-cell>
          <table:table-cell table:formula="of:=SUBSTITUTE([.E5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Hurst FC" calcext:value-type="string">
            <text:p>Hurst FC</text:p>
          </table:table-cell>
          <table:table-cell table:formula="of:=SUBSTITUTE([.C6];&quot;&quot;&quot;&quot;;&quot;'&quot;)" office:value-type="string" office:string-value="Hart Youth FC - Red" calcext:value-type="string">
            <text:p>Hart Youth FC - Red</text:p>
          </table:table-cell>
          <table:table-cell table:formula="of:=SUBSTITUTE([.D6];&quot;&quot;&quot;&quot;;&quot;'&quot;)">
            <text:p/>
          </table:table-cell>
          <table:table-cell table:formula="of:=SUBSTITUTE([.E6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STBGFC Boys (U16) 'A'" calcext:value-type="string">
            <text:p>STBGFC Boys (U16) 'A'</text:p>
          </table:table-cell>
          <table:table-cell table:formula="of:=SUBSTITUTE([.C7];&quot;&quot;&quot;&quot;;&quot;'&quot;)" office:value-type="string" office:string-value="Pinewood Panthers" calcext:value-type="string">
            <text:p>Pinewood Panthers</text:p>
          </table:table-cell>
          <table:table-cell table:formula="of:=SUBSTITUTE([.D7];&quot;&quot;&quot;&quot;;&quot;'&quot;)">
            <text:p/>
          </table:table-cell>
          <table:table-cell table:formula="of:=SUBSTITUTE([.E7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STBGFC Royals - Brooking" calcext:value-type="string">
            <text:p>STBGFC Royals - Brooking</text:p>
          </table:table-cell>
          <table:table-cell table:formula="of:=SUBSTITUTE([.C8];&quot;&quot;&quot;&quot;;&quot;'&quot;)" office:value-type="string" office:string-value="STBGFC Boys (U16) 'B'" calcext:value-type="string">
            <text:p>STBGFC Boys (U16) 'B'</text:p>
          </table:table-cell>
          <table:table-cell table:formula="of:=SUBSTITUTE([.D8];&quot;&quot;&quot;&quot;;&quot;'&quot;)">
            <text:p/>
          </table:table-cell>
          <table:table-cell table:formula="of:=SUBSTITUTE([.E8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 office:value-type="string" office:string-value="STBGFC Royals - Di Canio" calcext:value-type="string">
            <text:p>STBGFC Royals - Di Canio</text:p>
          </table:table-cell>
          <table:table-cell table:formula="of:=SUBSTITUTE([.C9];&quot;&quot;&quot;&quot;;&quot;'&quot;)" office:value-type="string" office:string-value="STBGFC Royals - Moore" calcext:value-type="string">
            <text:p>STBGFC Royals - Moore</text:p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8" calcext:value-type="string">
            <text:p>U18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B" calcext:value-type="string">
            <text:p>B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0" calcext:value-type="float">
            <text:p>10</text:p>
          </table:table-cell>
          <table:table-cell table:formula="of:=NUMBERVALUE(RIGHT(START_TIME;2))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7800000" calcext:value-type="float">
            <text:p>378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480000" calcext:value-type="float">
            <text:p>48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2">
        <office:forms form:automatic-focus="false" form:apply-design-mode="false"/>
        <table:table-column table:style-name="co4" table:default-cell-style-name="ce73"/>
        <table:table-column table:style-name="co5" table:default-cell-style-name="ce73"/>
        <table:table-column table:style-name="co6" table:default-cell-style-name="ce74"/>
        <table:table-column table:style-name="co7" table:default-cell-style-name="ce74"/>
        <table:table-column table:style-name="co8" table:default-cell-style-name="ce73"/>
        <table:table-column table:style-name="co8" table:number-columns-repeated="2" table:default-cell-style-name="ce19"/>
        <table:table-column table:style-name="co9" table:default-cell-style-name="ce76"/>
        <table:table-column table:style-name="co9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TBGFC Boys (U16) 'A'" calcext:value-type="string">
            <text:p>STBGFC Boys (U16) 'A'</text:p>
          </table:table-cell>
          <table:table-cell table:formula="of:=VLOOKUP([.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 office:value-type="string" office:string-value="STBGFC Royals - Di Canio" calcext:value-type="string">
            <text:p>STBGFC Royals - Di Canio</text:p>
          </table:table-cell>
          <table:table-cell table:formula="of:=VLOOKUP([.G4];TRANSLATED_TEAM_NAMES;[.$E4]+1)" office:value-type="string" office:string-value="Hart Youth FC - Black" calcext:value-type="string">
            <text:p>Hart Youth FC - Black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STBGFC Royals - Di Canio&quot;, &quot;awayTeam&quot;:&quot;Hart Youth FC - Black&quot;}" calcext:value-type="string">
            <text:p>{"__v":0,"day":2,"dateTime":38520000,"duration":"10m","pitch":"7","competition":{"name":"U18", "section":"B", "group":"1"},"tag":"2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Hurst FC" calcext:value-type="string">
            <text:p>Hurst FC</text:p>
          </table:table-cell>
          <table:table-cell table:formula="of:=VLOOKUP([.G5];TRANSLATED_TEAM_NAMES;[.$E5]+1)" office:value-type="string" office:string-value="STBGFC Boys (U16) 'A'" calcext:value-type="string">
            <text:p>STBGFC Boys (U16) 'A'</text:p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1&quot;},&quot;tag&quot;:&quot;2&quot;, &quot;homeTeam&quot;:&quot;Hurst FC&quot;, &quot;awayTeam&quot;:&quot;STBGFC Boys (U16) 'A'&quot;}" calcext:value-type="string">
            <text:p>{"__v":0,"day":2,"dateTime":38520000,"duration":"10m","pitch":"8","competition":{"name":"U18", "section":"B", "group":"1"},"tag":"2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6];TRANSLATED_TEAM_NAMES;[.$E6]+1)" office:value-type="string" office:string-value="STBGFC Royals - Brooking" calcext:value-type="string">
            <text:p>STBGFC Royals - Brooking</text:p>
          </table:table-cell>
          <table:table-cell table:formula="of:=VLOOKUP([.G6];TRANSLATED_TEAM_NAMES;[.$E6]+1)" office:value-type="string" office:string-value="STBGFC Royals - Di Canio" calcext:value-type="string">
            <text:p>STBGFC Royals - Di Canio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Brooking&quot;, &quot;awayTeam&quot;:&quot;STBGFC Royals - Di Canio&quot;}" calcext:value-type="string">
            <text:p>{"__v":0,"day":2,"dateTime":39240000,"duration":"10m","pitch":"7","competition":{"name":"U18", "section":"B", "group":"1"},"tag":"3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240000" calcext:value-type="float">
            <text:p>392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7];TRANSLATED_TEAM_NAMES;[.$E7]+1)" office:value-type="string" office:string-value="Hart Youth FC - Black" calcext:value-type="string">
            <text:p>Hart Youth FC - Black</text:p>
          </table:table-cell>
          <table:table-cell table:formula="of:=VLOOKUP([.G7];TRANSLATED_TEAM_NAMES;[.$E7]+1)" office:value-type="string" office:string-value="STBGFC Boys (U16) 'A'" calcext:value-type="string">
            <text:p>STBGFC Boys (U16) 'A'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Hart Youth FC - Black&quot;, &quot;awayTeam&quot;:&quot;STBGFC Boys (U16) 'A'&quot;}" calcext:value-type="string">
            <text:p>{"__v":0,"day":2,"dateTime":39240000,"duration":"10m","pitch":"8","competition":{"name":"U18", "section":"B", "group":"1"},"tag":"3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8];TRANSLATED_TEAM_NAMES;[.$E8]+1)" office:value-type="string" office:string-value="Hurst FC" calcext:value-type="string">
            <text:p>Hurst FC</text:p>
          </table:table-cell>
          <table:table-cell table:formula="of:=VLOOKUP([.G8];TRANSLATED_TEAM_NAMES;[.$E8]+1)" office:value-type="string" office:string-value="STBGFC Royals - Brooking" calcext:value-type="string">
            <text:p>STBGFC Royals - Brooking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Hurst FC&quot;, &quot;awayTeam&quot;:&quot;STBGFC Royals - Brooking&quot;}" calcext:value-type="string">
            <text:p>{"__v":0,"day":2,"dateTime":39960000,"duration":"10m","pitch":"7","competition":{"name":"U18", "section":"B", "group":"1"},"tag":"4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TBGFC Boys (U16) 'A'" calcext:value-type="string">
            <text:p>STBGFC Boys (U16) 'A'</text:p>
          </table:table-cell>
          <table:table-cell table:formula="of:=VLOOKUP([.G9];TRANSLATED_TEAM_NAMES;[.$E9]+1)" office:value-type="string" office:string-value="STBGFC Royals - Di Canio" calcext:value-type="string">
            <text:p>STBGFC Royals - Di Canio</text:p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1&quot;},&quot;tag&quot;:&quot;4&quot;, &quot;homeTeam&quot;:&quot;STBGFC Boys (U16) 'A'&quot;, &quot;awayTeam&quot;:&quot;STBGFC Royals - Di Canio&quot;}" calcext:value-type="string">
            <text:p>{"__v":0,"day":2,"dateTime":39960000,"duration":"10m","pitch":"8","competition":{"name":"U18", "section":"B", "group":"1"},"tag":"4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 office:value-type="string" office:string-value="STBGFC Royals - Brooking" calcext:value-type="string">
            <text:p>STBGFC Royals - Brooking</text:p>
          </table:table-cell>
          <table:table-cell table:formula="of:=VLOOKUP([.G10];TRANSLATED_TEAM_NAMES;[.$E10]+1)" office:value-type="string" office:string-value="Hart Youth FC - Black" calcext:value-type="string">
            <text:p>Hart Youth FC - Black</text:p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Hart Youth FC - Black&quot;}" calcext:value-type="string">
            <text:p>{"__v":0,"day":2,"dateTime":40680000,"duration":"10m","pitch":"7","competition":{"name":"U18", "section":"B", "group":"1"},"tag":"5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yals - Di Canio" calcext:value-type="string">
            <text:p>STBGFC Royals - Di Canio</text:p>
          </table:table-cell>
          <table:table-cell table:formula="of:=VLOOKUP([.G11];TRANSLATED_TEAM_NAMES;[.$E11]+1)" office:value-type="string" office:string-value="Hurst FC" calcext:value-type="string">
            <text:p>Hurst FC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STBGFC Royals - Di Canio&quot;, &quot;awayTeam&quot;:&quot;Hurst FC&quot;}" calcext:value-type="string">
            <text:p>{"__v":0,"day":2,"dateTime":40680000,"duration":"10m","pitch":"8","competition":{"name":"U18", "section":"B", "group":"1"},"tag":"5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 office:value-type="string" office:string-value="Hurst FC" calcext:value-type="string">
            <text:p>Hurst FC</text:p>
          </table:table-cell>
          <table:table-cell table:formula="of:=VLOOKUP([.G12];TRANSLATED_TEAM_NAMES;[.$E12]+1)" office:value-type="string" office:string-value="Hart Youth FC - Black" calcext:value-type="string">
            <text:p>Hart Youth FC - Black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Hurst FC&quot;, &quot;awayTeam&quot;:&quot;Hart Youth FC - Black&quot;}" calcext:value-type="string">
            <text:p>{"__v":0,"day":2,"dateTime":41400000,"duration":"10m","pitch":"7","competition":{"name":"U18", "section":"B", "group":"1"},"tag":"6", "homeTeam":"Hurst FC", "awayTeam":"Hart Youth FC - Black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STBGFC Royals - Brooking" calcext:value-type="string">
            <text:p>STBGFC Royals - Brooking</text:p>
          </table:table-cell>
          <table:table-cell table:formula="of:=VLOOKUP([.G13];TRANSLATED_TEAM_NAMES;[.$E13]+1)" office:value-type="string" office:string-value="STBGFC Boys (U16) 'A'" calcext:value-type="string">
            <text:p>STBGFC Boys (U16) 'A'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1&quot;},&quot;tag&quot;:&quot;6&quot;, &quot;homeTeam&quot;:&quot;STBGFC Royals - Brooking&quot;, &quot;awayTeam&quot;:&quot;STBGFC Boys (U16) 'A'&quot;}" calcext:value-type="string">
            <text:p>{"__v":0,"day":2,"dateTime":41400000,"duration":"10m","pitch":"8","competition":{"name":"U18", "section":"B", "group":"1"},"tag":"6", "homeTeam":"STBGFC Royals - Brooking", "awayTeam":"STBGFC Boys (U16) 'A'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2120000" calcext:value-type="float">
            <text:p>42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Hart Youth FC - Black" calcext:value-type="string">
            <text:p>Hart Youth FC - Black</text:p>
          </table:table-cell>
          <table:table-cell table:formula="of:=VLOOKUP([.G14];TRANSLATED_TEAM_NAMES;[.$E14]+1)" office:value-type="string" office:string-value="STBGFC Royals - Di Canio" calcext:value-type="string">
            <text:p>STBGFC Royals - Di Canio</text:p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Hart Youth FC - Black&quot;, &quot;awayTeam&quot;:&quot;STBGFC Royals - Di Canio&quot;}" calcext:value-type="string">
            <text:p>{"__v":0,"day":2,"dateTime":42120000,"duration":"10m","pitch":"7","competition":{"name":"U18", "section":"B", "group":"1"},"tag":"7", "homeTeam":"Hart Youth FC - Black", "awayTeam":"STBGFC Royals - Di Canio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TBGFC Boys (U16) 'A'" calcext:value-type="string">
            <text:p>STBGFC Boys (U16) 'A'</text:p>
          </table:table-cell>
          <table:table-cell table:formula="of:=VLOOKUP([.G15];TRANSLATED_TEAM_NAMES;[.$E15]+1)" office:value-type="string" office:string-value="Hurst FC" calcext:value-type="string">
            <text:p>Hurst FC</text:p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STBGFC Boys (U16) 'A'&quot;, &quot;awayTeam&quot;:&quot;Hurst FC&quot;}" calcext:value-type="string">
            <text:p>{"__v":0,"day":2,"dateTime":42120000,"duration":"10m","pitch":"8","competition":{"name":"U18", "section":"B", "group":"1"},"tag":"7", "homeTeam":"STBGFC Boys (U16) 'A'", "awayTeam":"Hurst FC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F16];TRANSLATED_TEAM_NAMES;[.$E16]+1)" office:value-type="string" office:string-value="STBGFC Royals - Di Canio" calcext:value-type="string">
            <text:p>STBGFC Royals - Di Canio</text:p>
          </table:table-cell>
          <table:table-cell table:formula="of:=VLOOKUP([.G16];TRANSLATED_TEAM_NAMES;[.$E16]+1)" office:value-type="string" office:string-value="STBGFC Royals - Brooking" calcext:value-type="string">
            <text:p>STBGFC Royals - Brooking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Royals - Di Canio&quot;, &quot;awayTeam&quot;:&quot;STBGFC Royals - Brooking&quot;}" calcext:value-type="string">
            <text:p>{"__v":0,"day":2,"dateTime":42840000,"duration":"10m","pitch":"7","competition":{"name":"U18", "section":"B", "group":"1"},"tag":"8", "homeTeam":"STBGFC Royals - Di Canio", "awayTeam":"STBGFC Royals - Brooking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17];TRANSLATED_TEAM_NAMES;[.$E17]+1)" office:value-type="string" office:string-value="STBGFC Boys (U16) 'A'" calcext:value-type="string">
            <text:p>STBGFC Boys (U16) 'A'</text:p>
          </table:table-cell>
          <table:table-cell table:formula="of:=VLOOKUP([.G17];TRANSLATED_TEAM_NAMES;[.$E17]+1)" office:value-type="string" office:string-value="Hart Youth FC - Black" calcext:value-type="string">
            <text:p>Hart Youth FC - Black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1&quot;},&quot;tag&quot;:&quot;8&quot;, &quot;homeTeam&quot;:&quot;STBGFC Boys (U16) 'A'&quot;, &quot;awayTeam&quot;:&quot;Hart Youth FC - Black&quot;}" calcext:value-type="string">
            <text:p>{"__v":0,"day":2,"dateTime":42840000,"duration":"10m","pitch":"8","competition":{"name":"U18", "section":"B", "group":"1"},"tag":"8", "homeTeam":"STBGFC Boys (U16) 'A'", "awayTeam":"Hart Youth FC - Black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8];TRANSLATED_TEAM_NAMES;[.$E18]+1)" office:value-type="string" office:string-value="STBGFC Royals - Brooking" calcext:value-type="string">
            <text:p>STBGFC Royals - Brooking</text:p>
          </table:table-cell>
          <table:table-cell table:formula="of:=VLOOKUP([.G18];TRANSLATED_TEAM_NAMES;[.$E18]+1)" office:value-type="string" office:string-value="Hurst FC" calcext:value-type="string">
            <text:p>Hurst FC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Royals - Brooking&quot;, &quot;awayTeam&quot;:&quot;Hurst FC&quot;}" calcext:value-type="string">
            <text:p>{"__v":0,"day":2,"dateTime":43560000,"duration":"10m","pitch":"7","competition":{"name":"U18", "section":"B", "group":"1"},"tag":"9", "homeTeam":"STBGFC Royals - Brooking", "awayTeam":"Hurst FC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STBGFC Royals - Di Canio" calcext:value-type="string">
            <text:p>STBGFC Royals - Di Canio</text:p>
          </table:table-cell>
          <table:table-cell table:formula="of:=VLOOKUP([.G19];TRANSLATED_TEAM_NAMES;[.$E19]+1)" office:value-type="string" office:string-value="STBGFC Boys (U16) 'A'" calcext:value-type="string">
            <text:p>STBGFC Boys (U16) 'A'</text:p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STBGFC Royals - Di Canio&quot;, &quot;awayTeam&quot;:&quot;STBGFC Boys (U16) 'A'&quot;}" calcext:value-type="string">
            <text:p>{"__v":0,"day":2,"dateTime":43560000,"duration":"10m","pitch":"8","competition":{"name":"U18", "section":"B", "group":"1"},"tag":"9", "homeTeam":"STBGFC Royals - Di Canio", "awayTeam":"STBGFC Boys (U16) 'A'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4280000" calcext:value-type="float">
            <text:p>442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Hart Youth FC - Black" calcext:value-type="string">
            <text:p>Hart Youth FC - Black</text:p>
          </table:table-cell>
          <table:table-cell table:formula="of:=VLOOKUP([.G20];TRANSLATED_TEAM_NAMES;[.$E20]+1)" office:value-type="string" office:string-value="STBGFC Royals - Brooking" calcext:value-type="string">
            <text:p>STBGFC Royals - Brooking</text:p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Hart Youth FC - Black&quot;, &quot;awayTeam&quot;:&quot;STBGFC Royals - Brooking&quot;}" calcext:value-type="string">
            <text:p>{"__v":0,"day":2,"dateTime":44280000,"duration":"10m","pitch":"7","competition":{"name":"U18", "section":"B", "group":"1"},"tag":"10", "homeTeam":"Hart Youth FC - Black", "awayTeam":"STBGFC Royals - Brooking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1];TRANSLATED_TEAM_NAMES;[.$E21]+1)" office:value-type="string" office:string-value="Hurst FC" calcext:value-type="string">
            <text:p>Hurst FC</text:p>
          </table:table-cell>
          <table:table-cell table:formula="of:=VLOOKUP([.G21];TRANSLATED_TEAM_NAMES;[.$E21]+1)" office:value-type="string" office:string-value="STBGFC Royals - Di Canio" calcext:value-type="string">
            <text:p>STBGFC Royals - Di Canio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1&quot;},&quot;tag&quot;:&quot;10&quot;, &quot;homeTeam&quot;:&quot;Hurst FC&quot;, &quot;awayTeam&quot;:&quot;STBGFC Royals - Di Canio&quot;}" calcext:value-type="string">
            <text:p>{"__v":0,"day":2,"dateTime":44280000,"duration":"10m","pitch":"8","competition":{"name":"U18", "section":"B", "group":"1"},"tag":"10", "homeTeam":"Hurst FC", "awayTeam":"STBGFC Royals - Di Canio"}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7 P=1-2" table:style-name="ta2">
        <office:forms form:automatic-focus="false" form:apply-design-mode="false"/>
        <table:table-column table:style-name="co3" table:default-cell-style-name="ce73"/>
        <table:table-column table:style-name="co6" table:default-cell-style-name="ce73"/>
        <table:table-column table:style-name="co6" table:default-cell-style-name="ce74"/>
        <table:table-column table:style-name="co12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TBGFC Boys (U16) 'A'" calcext:value-type="string">
            <text:p>STBGFC Boys (U16) 'A'</text:p>
          </table:table-cell>
          <table:table-cell table:formula="of:=VLOOKUP([.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Hart Youth FC - Black" calcext:value-type="string">
            <text:p>Hart Youth FC - Black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&quot;, &quot;awayTeam&quot;:&quot;Hart Youth FC - Black&quot;}" calcext:value-type="string">
            <text:p>{"__v":0,"day":2,"dateTime":38520000,"duration":"10m","pitch":"7","competition":{"name":"U18", "section":"B", "group":"1"},"tag":"2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5];TRANSLATED_TEAM_NAMES;[.$E5]+1)" office:value-type="string" office:string-value="STBGFC Royals - Di Canio" calcext:value-type="string">
            <text:p>STBGFC Royals - Di Canio</text:p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1&quot;},&quot;tag&quot;:&quot;2&quot;, &quot;homeTeam&quot;:&quot;STBGFC Royals - Di Canio&quot;, &quot;awayTeam&quot;:&quot;&quot;}" calcext:value-type="string">
            <text:p>{"__v":0,"day":2,"dateTime":38520000,"duration":"10m","pitch":"8","competition":{"name":"U18", "section":"B", "group":"1"},"tag":"2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urst FC" calcext:value-type="string">
            <text:p>Hurst FC</text:p>
          </table:table-cell>
          <table:table-cell table:formula="of:=VLOOKUP([.G6];TRANSLATED_TEAM_NAMES;[.$E6]+1)" office:value-type="string" office:string-value="STBGFC Boys (U16) 'A'" calcext:value-type="string">
            <text:p>STBGFC Boys (U16) 'A'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Hurst FC&quot;, &quot;awayTeam&quot;:&quot;STBGFC Boys (U16) 'A'&quot;}" calcext:value-type="string">
            <text:p>{"__v":0,"day":2,"dateTime":39240000,"duration":"10m","pitch":"7","competition":{"name":"U18", "section":"B", "group":"1"},"tag":"3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yals - Brooking" calcext:value-type="string">
            <text:p>STBGFC Royals - Brooking</text:p>
          </table:table-cell>
          <table:table-cell table:formula="of:=VLOOKUP([.G7];TRANSLATED_TEAM_NAMES;[.$E7]+1)" office:value-type="string" office:string-value="STBGFC Royals - Di Canio" calcext:value-type="string">
            <text:p>STBGFC Royals - Di Canio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STBGFC Royals - Brooking&quot;, &quot;awayTeam&quot;:&quot;STBGFC Royals - Di Canio&quot;}" calcext:value-type="string">
            <text:p>{"__v":0,"day":2,"dateTime":39240000,"duration":"10m","pitch":"8","competition":{"name":"U18", "section":"B", "group":"1"},"tag":"3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TBGFC Boys (U16) 'A'" calcext:value-type="string">
            <text:p>STBGFC Boys (U16) 'A'</text:p>
          </table:table-cell>
          <table:table-cell table:formula="of:=VLOOKUP([.G8];TRANSLATED_TEAM_NAMES;[.$E8]+1)" office:value-type="string" office:string-value="Hart Youth FC - Black" calcext:value-type="string">
            <text:p>Hart Youth FC - Black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STBGFC Boys (U16) 'A'&quot;, &quot;awayTeam&quot;:&quot;Hart Youth FC - Black&quot;}" calcext:value-type="string">
            <text:p>{"__v":0,"day":2,"dateTime":39960000,"duration":"10m","pitch":"7","competition":{"name":"U18", "section":"B", "group":"1"},"tag":"4", "homeTeam":"STBGFC Boys (U16) 'A'", "awayTeam":"Hart Youth FC - Black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1&quot;},&quot;tag&quot;:&quot;4&quot;, &quot;homeTeam&quot;:&quot;&quot;, &quot;awayTeam&quot;:&quot;&quot;}" calcext:value-type="string">
            <text:p>{"__v":0,"day":2,"dateTime":39960000,"duration":"10m","pitch":"8","competition":{"name":"U18", "section":"B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STBGFC Royals - Di Canio" calcext:value-type="string">
            <text:p>STBGFC Royals - Di Canio</text:p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&quot;, &quot;awayTeam&quot;:&quot;STBGFC Royals - Di Canio&quot;}" calcext:value-type="string">
            <text:p>{"__v":0,"day":2,"dateTime":40680000,"duration":"10m","pitch":"7","competition":{"name":"U18", "section":"B", "group":"1"},"tag":"5", "homeTeam":"", "awayTeam":"STBGFC Royals - Di Canio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yals - Brooking" calcext:value-type="string">
            <text:p>STBGFC Royals - Brooking</text:p>
          </table:table-cell>
          <table:table-cell table:formula="of:=VLOOKUP([.G11];TRANSLATED_TEAM_NAMES;[.$E11]+1)" office:value-type="string" office:string-value="Hurst FC" calcext:value-type="string">
            <text:p>Hurst FC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STBGFC Royals - Brooking&quot;, &quot;awayTeam&quot;:&quot;Hurst FC&quot;}" calcext:value-type="string">
            <text:p>{"__v":0,"day":2,"dateTime":40680000,"duration":"10m","pitch":"8","competition":{"name":"U18", "section":"B", "group":"1"},"tag":"5", "homeTeam":"STBGFC Royals - Brooking", "awayTeam":"Hurst FC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Hart Youth FC - Black" calcext:value-type="string">
            <text:p>Hart Youth FC - Black</text:p>
          </table:table-cell>
          <table:table-cell table:formula="of:=VLOOKUP([.G12];TRANSLATED_TEAM_NAMES;[.$E12]+1)">
            <text:p/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Hart Youth FC - Black&quot;, &quot;awayTeam&quot;:&quot;&quot;}" calcext:value-type="string">
            <text:p>{"__v":0,"day":2,"dateTime":41400000,"duration":"10m","pitch":"7","competition":{"name":"U18", "section":"B", "group":"1"},"tag":"6", "homeTeam":"Hart Youth FC - Black", "awayTeam":"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3];TRANSLATED_TEAM_NAMES;[.$E13]+1)" office:value-type="string" office:string-value="STBGFC Boys (U16) 'A'" calcext:value-type="string">
            <text:p>STBGFC Boys (U16) 'A'</text:p>
          </table:table-cell>
          <table:table-cell table:formula="of:=VLOOKUP([.G13];TRANSLATED_TEAM_NAMES;[.$E13]+1)" office:value-type="string" office:string-value="STBGFC Royals - Di Canio" calcext:value-type="string">
            <text:p>STBGFC Royals - Di Canio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1&quot;},&quot;tag&quot;:&quot;6&quot;, &quot;homeTeam&quot;:&quot;STBGFC Boys (U16) 'A'&quot;, &quot;awayTeam&quot;:&quot;STBGFC Royals - Di Canio&quot;}" calcext:value-type="string">
            <text:p>{"__v":0,"day":2,"dateTime":41400000,"duration":"10m","pitch":"8","competition":{"name":"U18", "section":"B", "group":"1"},"tag":"6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14];TRANSLATED_TEAM_NAMES;[.$E14]+1)" office:value-type="string" office:string-value="Hurst FC" calcext:value-type="string">
            <text:p>Hurst FC</text:p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Hurst FC&quot;, &quot;awayTeam&quot;:&quot;&quot;}" calcext:value-type="string">
            <text:p>{"__v":0,"day":2,"dateTime":42120000,"duration":"10m","pitch":"7","competition":{"name":"U18", "section":"B", "group":"1"},"tag":"7", "homeTeam":"Hurst FC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STBGFC Royals - Brooking" calcext:value-type="string">
            <text:p>STBGFC Royals - Brooking</text:p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&quot;, &quot;awayTeam&quot;:&quot;STBGFC Royals - Brooking&quot;}" calcext:value-type="string">
            <text:p>{"__v":0,"day":2,"dateTime":42120000,"duration":"10m","pitch":"8","competition":{"name":"U18", "section":"B", "group":"1"},"tag":"7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6];TRANSLATED_TEAM_NAMES;[.$E16]+1)" office:value-type="string" office:string-value="STBGFC Royals - Di Canio" calcext:value-type="string">
            <text:p>STBGFC Royals - Di Canio</text:p>
          </table:table-cell>
          <table:table-cell table:formula="of:=VLOOKUP([.G16];TRANSLATED_TEAM_NAMES;[.$E16]+1)" office:value-type="string" office:string-value="Hart Youth FC - Black" calcext:value-type="string">
            <text:p>Hart Youth FC - Black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Royals - Di Canio&quot;, &quot;awayTeam&quot;:&quot;Hart Youth FC - Black&quot;}" calcext:value-type="string">
            <text:p>{"__v":0,"day":2,"dateTime":42840000,"duration":"10m","pitch":"7","competition":{"name":"U18", "section":"B", "group":"1"},"tag":"8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TBGFC Boys (U16) 'A'" calcext:value-type="string">
            <text:p>STBGFC Boys (U16) 'A'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1&quot;},&quot;tag&quot;:&quot;8&quot;, &quot;homeTeam&quot;:&quot;&quot;, &quot;awayTeam&quot;:&quot;STBGFC Boys (U16) 'A'&quot;}" calcext:value-type="string">
            <text:p>{"__v":0,"day":2,"dateTime":42840000,"duration":"10m","pitch":"8","competition":{"name":"U18", "section":"B", "group":"1"},"tag":"8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8];TRANSLATED_TEAM_NAMES;[.$E18]+1)" office:value-type="string" office:string-value="Hurst FC" calcext:value-type="string">
            <text:p>Hurst FC</text:p>
          </table:table-cell>
          <table:table-cell table:formula="of:=VLOOKUP([.G18];TRANSLATED_TEAM_NAMES;[.$E18]+1)">
            <text:p/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Hurst FC&quot;, &quot;awayTeam&quot;:&quot;&quot;}" calcext:value-type="string">
            <text:p>{"__v":0,"day":2,"dateTime":43560000,"duration":"10m","pitch":"7","competition":{"name":"U18", "section":"B", "group":"1"},"tag":"9", "homeTeam":"Hurst FC", "awayTeam":"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3560000" calcext:value-type="float">
            <text:p>435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19];TRANSLATED_TEAM_NAMES;[.$E19]+1)" office:value-type="string" office:string-value="Hart Youth FC - Black" calcext:value-type="string">
            <text:p>Hart Youth FC - Black</text:p>
          </table:table-cell>
          <table:table-cell table:formula="of:=VLOOKUP([.G19];TRANSLATED_TEAM_NAMES;[.$E19]+1)" office:value-type="string" office:string-value="STBGFC Royals - Brooking" calcext:value-type="string">
            <text:p>STBGFC Royals - Brooking</text:p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Hart Youth FC - Black&quot;, &quot;awayTeam&quot;:&quot;STBGFC Royals - Brooking&quot;}" calcext:value-type="string">
            <text:p>{"__v":0,"day":2,"dateTime":43560000,"duration":"10m","pitch":"8","competition":{"name":"U18", "section":"B", "group":"1"},"tag":"9", "homeTeam":"Hart Youth FC - Black", "awayTeam":"STBGFC Royals - Brooking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TBGFC Royals - Brooking" calcext:value-type="string">
            <text:p>STBGFC Royals - Brooking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STBGFC Royals - Brooking&quot;, &quot;awayTeam&quot;:&quot;&quot;}" calcext:value-type="string">
            <text:p>{"__v":0,"day":2,"dateTime":44280000,"duration":"10m","pitch":"7","competition":{"name":"U18", "section":"B", "group":"1"},"tag":"10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Royals - Di Canio" calcext:value-type="string">
            <text:p>STBGFC Royals - Di Canio</text:p>
          </table:table-cell>
          <table:table-cell table:formula="of:=VLOOKUP([.G21];TRANSLATED_TEAM_NAMES;[.$E21]+1)" office:value-type="string" office:string-value="Hurst FC" calcext:value-type="string">
            <text:p>Hurst FC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1&quot;},&quot;tag&quot;:&quot;10&quot;, &quot;homeTeam&quot;:&quot;STBGFC Royals - Di Canio&quot;, &quot;awayTeam&quot;:&quot;Hurst FC&quot;}" calcext:value-type="string">
            <text:p>{"__v":0,"day":2,"dateTime":44280000,"duration":"10m","pitch":"8","competition":{"name":"U18", "section":"B", "group":"1"},"tag":"10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STBGFC Boys (U16) 'A'" calcext:value-type="string">
            <text:p>STBGFC Boys (U16) 'A'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&quot;, &quot;awayTeam&quot;:&quot;STBGFC Boys (U16) 'A'&quot;}" calcext:value-type="string">
            <text:p>{"__v":0,"day":2,"dateTime":45000000,"duration":"10m","pitch":"7","competition":{"name":"U18", "section":"B", "group":"1"},"tag":"11", "homeTeam":"", "awayTeam":"STBGFC Boys (U16) 'A'"}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8 P=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 - Di Canio" calcext:value-type="string">
            <text:p>STBGFC Royals - Di Canio</text:p>
          </table:table-cell>
          <table:table-cell table:formula="of:=VLOOKUP([.G2];TRANSLATED_TEAM_NAMES;[.$E2]+1)">
            <text:p/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STBGFC Royals - Di Canio&quot;, &quot;awayTeam&quot;:&quot;&quot;}" calcext:value-type="string">
            <text:p>{"__v":0,"day":2,"dateTime":37800000,"duration":"10m","pitch":"7","competition":{"name":"U18", "section":"B", "group":"1"},"tag":"1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3];TRANSLATED_TEAM_NAMES;[.$E3]+1)">
            <text:p/>
          </table:table-cell>
          <table:table-cell table:formula="of:=VLOOKUP([.G3];TRANSLATED_TEAM_NAMES;[.$E3]+1)">
            <text:p/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&quot;, &quot;awayTeam&quot;:&quot;&quot;}" calcext:value-type="string">
            <text:p>{"__v":0,"day":2,"dateTime":37800000,"duration":"10m","pitch":"8","competition":{"name":"U18", "section":"B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520000" calcext:value-type="float">
            <text:p>385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Hart Youth FC - Black" calcext:value-type="string">
            <text:p>Hart Youth FC - Black</text:p>
          </table:table-cell>
          <table:table-cell table:formula="of:=VLOOKUP([.G4];TRANSLATED_TEAM_NAMES;[.$E4]+1)" office:value-type="string" office:string-value="Hurst FC" calcext:value-type="string">
            <text:p>Hurst FC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Hart Youth FC - Black&quot;, &quot;awayTeam&quot;:&quot;Hurst FC&quot;}" calcext:value-type="string">
            <text:p>{"__v":0,"day":2,"dateTime":38520000,"duration":"10m","pitch":"7","competition":{"name":"U18", "section":"B", "group":"1"},"tag":"2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TBGFC Boys (U16) 'A'" calcext:value-type="string">
            <text:p>STBGFC Boys (U16) 'A'</text:p>
          </table:table-cell>
          <table:table-cell table:formula="of:=VLOOKUP([.G5];TRANSLATED_TEAM_NAMES;[.$E5]+1)" office:value-type="string" office:string-value="STBGFC Royals - Brooking" calcext:value-type="string">
            <text:p>STBGFC Royals - Brooking</text:p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1&quot;},&quot;tag&quot;:&quot;2&quot;, &quot;homeTeam&quot;:&quot;STBGFC Boys (U16) 'A'&quot;, &quot;awayTeam&quot;:&quot;STBGFC Royals - Brooking&quot;}" calcext:value-type="string">
            <text:p>{"__v":0,"day":2,"dateTime":38520000,"duration":"10m","pitch":"8","competition":{"name":"U18", "section":"B", "group":"1"},"tag":"2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urst FC" calcext:value-type="string">
            <text:p>Hurst FC</text:p>
          </table:table-cell>
          <table:table-cell table:formula="of:=VLOOKUP([.G6];TRANSLATED_TEAM_NAMES;[.$E6]+1)" office:value-type="string" office:string-value="STBGFC Boys (U16) 'A'" calcext:value-type="string">
            <text:p>STBGFC Boys (U16) 'A'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Hurst FC&quot;, &quot;awayTeam&quot;:&quot;STBGFC Boys (U16) 'A'&quot;}" calcext:value-type="string">
            <text:p>{"__v":0,"day":2,"dateTime":39240000,"duration":"10m","pitch":"7","competition":{"name":"U18", "section":"B", "group":"1"},"tag":"3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yals - Brooking" calcext:value-type="string">
            <text:p>STBGFC Royals - Brooking</text:p>
          </table:table-cell>
          <table:table-cell table:formula="of:=VLOOKUP([.G7];TRANSLATED_TEAM_NAMES;[.$E7]+1)" office:value-type="string" office:string-value="STBGFC Royals - Di Canio" calcext:value-type="string">
            <text:p>STBGFC Royals - Di Canio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STBGFC Royals - Brooking&quot;, &quot;awayTeam&quot;:&quot;STBGFC Royals - Di Canio&quot;}" calcext:value-type="string">
            <text:p>{"__v":0,"day":2,"dateTime":39240000,"duration":"10m","pitch":"8","competition":{"name":"U18", "section":"B", "group":"1"},"tag":"3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>
            <text:p/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&quot;, &quot;awayTeam&quot;:&quot;&quot;}" calcext:value-type="string">
            <text:p>{"__v":0,"day":2,"dateTime":39960000,"duration":"10m","pitch":"7","competition":{"name":"U18", "section":"B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Hart Youth FC - Black" calcext:value-type="string">
            <text:p>Hart Youth FC - Black</text:p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1&quot;},&quot;tag&quot;:&quot;4&quot;, &quot;homeTeam&quot;:&quot;&quot;, &quot;awayTeam&quot;:&quot;Hart Youth FC - Black&quot;}" calcext:value-type="string">
            <text:p>{"__v":0,"day":2,"dateTime":39960000,"duration":"10m","pitch":"8","competition":{"name":"U18", "section":"B", "group":"1"},"tag":"4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F10];TRANSLATED_TEAM_NAMES;[.$E10]+1)" office:value-type="string" office:string-value="STBGFC Royals - Brooking" calcext:value-type="string">
            <text:p>STBGFC Royals - Brooking</text:p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&quot;}" calcext:value-type="string">
            <text:p>{"__v":0,"day":2,"dateTime":40680000,"duration":"10m","pitch":"7","competition":{"name":"U18", "section":"B", "group":"1"},"tag":"5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1];TRANSLATED_TEAM_NAMES;[.$E11]+1)" office:value-type="string" office:string-value="Hurst FC" calcext:value-type="string">
            <text:p>Hurst FC</text:p>
          </table:table-cell>
          <table:table-cell table:formula="of:=VLOOKUP([.G11];TRANSLATED_TEAM_NAMES;[.$E11]+1)">
            <text:p/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&quot;}" calcext:value-type="string">
            <text:p>{"__v":0,"day":2,"dateTime":40680000,"duration":"10m","pitch":"8","competition":{"name":"U18", "section":"B", "group":"1"},"tag":"5", "homeTeam":"Hurst FC", "awayTeam":"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STBGFC Boys (U16) 'A'" calcext:value-type="string">
            <text:p>STBGFC Boys (U16) 'A'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&quot;, &quot;awayTeam&quot;:&quot;STBGFC Boys (U16) 'A'&quot;}" calcext:value-type="string">
            <text:p>{"__v":0,"day":2,"dateTime":41400000,"duration":"10m","pitch":"7","competition":{"name":"U18", "section":"B", "group":"1"},"tag":"6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3];TRANSLATED_TEAM_NAMES;[.$E13]+1)" office:value-type="string" office:string-value="STBGFC Royals - Di Canio" calcext:value-type="string">
            <text:p>STBGFC Royals - Di Canio</text:p>
          </table:table-cell>
          <table:table-cell table:formula="of:=VLOOKUP([.G13];TRANSLATED_TEAM_NAMES;[.$E13]+1)" office:value-type="string" office:string-value="Hart Youth FC - Black" calcext:value-type="string">
            <text:p>Hart Youth FC - Black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1&quot;},&quot;tag&quot;:&quot;6&quot;, &quot;homeTeam&quot;:&quot;STBGFC Royals - Di Canio&quot;, &quot;awayTeam&quot;:&quot;Hart Youth FC - Black&quot;}" calcext:value-type="string">
            <text:p>{"__v":0,"day":2,"dateTime":41400000,"duration":"10m","pitch":"8","competition":{"name":"U18", "section":"B", "group":"1"},"tag":"6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2120000" calcext:value-type="float">
            <text:p>42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Hart Youth FC - Black" calcext:value-type="string">
            <text:p>Hart Youth FC - Black</text:p>
          </table:table-cell>
          <table:table-cell table:formula="of:=VLOOKUP([.G14];TRANSLATED_TEAM_NAMES;[.$E14]+1)" office:value-type="string" office:string-value="STBGFC Boys (U16) 'A'" calcext:value-type="string">
            <text:p>STBGFC Boys (U16) 'A'</text:p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Hart Youth FC - Black&quot;, &quot;awayTeam&quot;:&quot;STBGFC Boys (U16) 'A'&quot;}" calcext:value-type="string">
            <text:p>{"__v":0,"day":2,"dateTime":42120000,"duration":"10m","pitch":"7","competition":{"name":"U18", "section":"B", "group":"1"},"tag":"7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5];TRANSLATED_TEAM_NAMES;[.$E15]+1)" office:value-type="string" office:string-value="STBGFC Royals - Di Canio" calcext:value-type="string">
            <text:p>STBGFC Royals - Di Canio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STBGFC Royals - Di Canio&quot;, &quot;awayTeam&quot;:&quot;&quot;}" calcext:value-type="string">
            <text:p>{"__v":0,"day":2,"dateTime":42120000,"duration":"10m","pitch":"8","competition":{"name":"U18", "section":"B", "group":"1"},"tag":"7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6];TRANSLATED_TEAM_NAMES;[.$E16]+1)" office:value-type="string" office:string-value="STBGFC Royals - Brooking" calcext:value-type="string">
            <text:p>STBGFC Royals - Brooking</text:p>
          </table:table-cell>
          <table:table-cell table:formula="of:=VLOOKUP([.G16];TRANSLATED_TEAM_NAMES;[.$E16]+1)" office:value-type="string" office:string-value="Hurst FC" calcext:value-type="string">
            <text:p>Hurst FC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Royals - Brooking&quot;, &quot;awayTeam&quot;:&quot;Hurst FC&quot;}" calcext:value-type="string">
            <text:p>{"__v":0,"day":2,"dateTime":42840000,"duration":"10m","pitch":"7","competition":{"name":"U18", "section":"B", "group":"1"},"tag":"8", "homeTeam":"STBGFC Royals - Brooking", "awayTeam":"Hurst FC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>
            <text:p/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1&quot;},&quot;tag&quot;:&quot;8&quot;, &quot;homeTeam&quot;:&quot;&quot;, &quot;awayTeam&quot;:&quot;&quot;}" calcext:value-type="string">
            <text:p>{"__v":0,"day":2,"dateTime":42840000,"duration":"10m","pitch":"8","competition":{"name":"U18", "section":"B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Hart Youth FC - Black" calcext:value-type="string">
            <text:p>Hart Youth FC - Black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&quot;, &quot;awayTeam&quot;:&quot;Hart Youth FC - Black&quot;}" calcext:value-type="string">
            <text:p>{"__v":0,"day":2,"dateTime":43560000,"duration":"10m","pitch":"7","competition":{"name":"U18", "section":"B", "group":"1"},"tag":"9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Hurst FC" calcext:value-type="string">
            <text:p>Hurst FC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Hurst FC&quot;, &quot;awayTeam&quot;:&quot;&quot;}" calcext:value-type="string">
            <text:p>{"__v":0,"day":2,"dateTime":43560000,"duration":"10m","pitch":"8","competition":{"name":"U18", "section":"B", "group":"1"},"tag":"9", "homeTeam":"Hurst FC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0];TRANSLATED_TEAM_NAMES;[.$E20]+1)" office:value-type="string" office:string-value="STBGFC Boys (U16) 'A'" calcext:value-type="string">
            <text:p>STBGFC Boys (U16) 'A'</text:p>
          </table:table-cell>
          <table:table-cell table:formula="of:=VLOOKUP([.G20];TRANSLATED_TEAM_NAMES;[.$E20]+1)" office:value-type="string" office:string-value="STBGFC Royals - Di Canio" calcext:value-type="string">
            <text:p>STBGFC Royals - Di Canio</text:p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STBGFC Boys (U16) 'A'&quot;, &quot;awayTeam&quot;:&quot;STBGFC Royals - Di Canio&quot;}" calcext:value-type="string">
            <text:p>{"__v":0,"day":2,"dateTime":44280000,"duration":"10m","pitch":"7","competition":{"name":"U18", "section":"B", "group":"1"},"tag":"10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yals - Brooking" calcext:value-type="string">
            <text:p>STBGFC Royals - Brooking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1&quot;},&quot;tag&quot;:&quot;10&quot;, &quot;homeTeam&quot;:&quot;&quot;, &quot;awayTeam&quot;:&quot;STBGFC Royals - Brooking&quot;}" calcext:value-type="string">
            <text:p>{"__v":0,"day":2,"dateTime":44280000,"duration":"10m","pitch":"8","competition":{"name":"U18", "section":"B", "group":"1"},"tag":"10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yals - Brooking" calcext:value-type="string">
            <text:p>STBGFC Royals - Brooking</text:p>
          </table:table-cell>
          <table:table-cell table:formula="of:=VLOOKUP([.G22];TRANSLATED_TEAM_NAMES;[.$E22]+1)" office:value-type="string" office:string-value="Hart Youth FC - Black" calcext:value-type="string">
            <text:p>Hart Youth FC - Black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STBGFC Royals - Brooking&quot;, &quot;awayTeam&quot;:&quot;Hart Youth FC - Black&quot;}" calcext:value-type="string">
            <text:p>{"__v":0,"day":2,"dateTime":45000000,"duration":"10m","pitch":"7","competition":{"name":"U18", "section":"B", "group":"1"},"tag":"11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STBGFC Boys (U16) 'A'" calcext:value-type="string">
            <text:p>STBGFC Boys (U16) 'A'</text:p>
          </table:table-cell>
          <table:table-cell table:style-name="ce78" table:formula="of:=IF(MOD([.C23]; NUM_PITCHES)=0;INDEX(PITCHES;1;NUM_PITCHES);INDEX(PITCHES;1;MOD([.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&quot;, &quot;awayTeam&quot;:&quot;STBGFC Boys (U16) 'A'&quot;}" calcext:value-type="string">
            <text:p>{"__v":0,"day":2,"dateTime":45000000,"duration":"10m","pitch":"8","competition":{"name":"U18", "section":"B", "group":"1"},"tag":"11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5720000" calcext:value-type="float">
            <text:p>457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STBGFC Royals - Di Canio" calcext:value-type="string">
            <text:p>STBGFC Royals - Di Canio</text:p>
          </table:table-cell>
          <table:table-cell table:style-name="ce78" table:formula="of:=IF(MOD([.C24]; NUM_PITCHES)=0;INDEX(PITCHES;1;NUM_PITCHES);INDEX(PITCHES;1;MOD([.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1&quot;},&quot;tag&quot;:&quot;12&quot;, &quot;homeTeam&quot;:&quot;&quot;, &quot;awayTeam&quot;:&quot;STBGFC Royals - Di Canio&quot;}" calcext:value-type="string">
            <text:p>{"__v":0,"day":2,"dateTime":45720000,"duration":"10m","pitch":"7","competition":{"name":"U18", "section":"B", "group":"1"},"tag":"12", "homeTeam":"", "awayTeam":"STBGFC Royals - Di Canio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5720000" calcext:value-type="float">
            <text:p>45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25];TRANSLATED_TEAM_NAMES;[.$E25]+1)" office:value-type="string" office:string-value="Hurst FC" calcext:value-type="string">
            <text:p>Hurst FC</text:p>
          </table:table-cell>
          <table:table-cell table:formula="of:=VLOOKUP([.G25];TRANSLATED_TEAM_NAMES;[.$E25]+1)">
            <text:p/>
          </table:table-cell>
          <table:table-cell table:style-name="ce78" table:formula="of:=IF(MOD([.C25]; NUM_PITCHES)=0;INDEX(PITCHES;1;NUM_PITCHES);INDEX(PITCHES;1;MOD([.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1&quot;},&quot;tag&quot;:&quot;12&quot;, &quot;homeTeam&quot;:&quot;Hurst FC&quot;, &quot;awayTeam&quot;:&quot;&quot;}" calcext:value-type="string">
            <text:p>{"__v":0,"day":2,"dateTime":45720000,"duration":"10m","pitch":"8","competition":{"name":"U18", "section":"B", "group":"1"},"tag":"12", "homeTeam":"Hurst FC", "awayTeam":"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6];TRANSLATED_TEAM_NAMES;[.$E26]+1)" office:value-type="string" office:string-value="STBGFC Royals - Di Canio" calcext:value-type="string">
            <text:p>STBGFC Royals - Di Canio</text:p>
          </table:table-cell>
          <table:table-cell table:formula="of:=VLOOKUP([.G26];TRANSLATED_TEAM_NAMES;[.$E26]+1)" office:value-type="string" office:string-value="Hurst FC" calcext:value-type="string">
            <text:p>Hurst FC</text:p>
          </table:table-cell>
          <table:table-cell table:style-name="ce78" table:formula="of:=IF(MOD([.C26]; NUM_PITCHES)=0;INDEX(PITCHES;1;NUM_PITCHES);INDEX(PITCHES;1;MOD([.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STBGFC Royals - Di Canio&quot;, &quot;awayTeam&quot;:&quot;Hurst FC&quot;}" calcext:value-type="string">
            <text:p>{"__v":0,"day":2,"dateTime":46440000,"duration":"10m","pitch":"7","competition":{"name":"U18", "section":"B", "group":"1"},"tag":"13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6440000" calcext:value-type="float">
            <text:p>464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Hart Youth FC - Black" calcext:value-type="string">
            <text:p>Hart Youth FC - Black</text:p>
          </table:table-cell>
          <table:table-cell table:formula="of:=VLOOKUP([.G27];TRANSLATED_TEAM_NAMES;[.$E27]+1)">
            <text:p/>
          </table:table-cell>
          <table:table-cell table:style-name="ce78" table:formula="of:=IF(MOD([.C27]; NUM_PITCHES)=0;INDEX(PITCHES;1;NUM_PITCHES);INDEX(PITCHES;1;MOD([.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Hart Youth FC - Black&quot;, &quot;awayTeam&quot;:&quot;&quot;}" calcext:value-type="string">
            <text:p>{"__v":0,"day":2,"dateTime":46440000,"duration":"10m","pitch":"8","competition":{"name":"U18", "section":"B", "group":"1"},"tag":"13", "homeTeam":"Hart Youth FC - Black", "awayTeam":"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7160000" calcext:value-type="float">
            <text:p>471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F28];TRANSLATED_TEAM_NAMES;[.$E28]+1)" office:value-type="string" office:string-value="STBGFC Boys (U16) 'A'" calcext:value-type="string">
            <text:p>STBGFC Boys (U16) 'A'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1&quot;},&quot;tag&quot;:&quot;14&quot;, &quot;homeTeam&quot;:&quot;STBGFC Boys (U16) 'A'&quot;, &quot;awayTeam&quot;:&quot;&quot;}" calcext:value-type="string">
            <text:p>{"__v":0,"day":2,"dateTime":47160000,"duration":"10m","pitch":"7","competition":{"name":"U18", "section":"B", "group":"1"},"tag":"14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7160000" calcext:value-type="float">
            <text:p>471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STBGFC Royals - Brooking" calcext:value-type="string">
            <text:p>STBGFC Royals - Brooking</text:p>
          </table:table-cell>
          <table:table-cell table:style-name="ce78" table:formula="of:=IF(MOD([.C29]; NUM_PITCHES)=0;INDEX(PITCHES;1;NUM_PITCHES);INDEX(PITCHES;1;MOD([.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1&quot;},&quot;tag&quot;:&quot;14&quot;, &quot;homeTeam&quot;:&quot;&quot;, &quot;awayTeam&quot;:&quot;STBGFC Royals - Brooking&quot;}" calcext:value-type="string">
            <text:p>{"__v":0,"day":2,"dateTime":47160000,"duration":"10m","pitch":"8","competition":{"name":"U18", "section":"B", "group":"1"},"tag":"14", "homeTeam":"", "awayTeam":"STBGFC Royals - Brooking"}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9 P=2-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3];TRANSLATED_TEAM_NAMES;[.$E3]+1)" office:value-type="string" office:string-value="STBGFC Royals - Brooking" calcext:value-type="string">
            <text:p>STBGFC Royals - Brooking</text:p>
          </table:table-cell>
          <table:table-cell table:formula="of:=VLOOKUP([.G3];TRANSLATED_TEAM_NAMES;[.$E3]+1)" office:value-type="string" office:string-value="STBGFC Boys (U16) 'A'" calcext:value-type="string">
            <text:p>STBGFC Boys (U16) 'A'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Royals - Brooking&quot;, &quot;awayTeam&quot;:&quot;STBGFC Boys (U16) 'A'&quot;}" calcext:value-type="string">
            <text:p>{"__v":0,"day":2,"dateTime":37800000,"duration":"10m","pitch":"8","competition":{"name":"U18", "section":"B", "group":"1"},"tag":"1", "homeTeam":"STBGFC Royals - Brooking", "awayTeam":"STBGFC Boys (U16) 'A'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Royals - Di Canio" calcext:value-type="string">
            <text:p>STBGFC Royals - Di Canio</text:p>
          </table:table-cell>
          <table:table-cell table:formula="of:=VLOOKUP([.G4];TRANSLATED_TEAM_NAMES;[.$E4]+1)">
            <text:p/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STBGFC Royals - Di Canio&quot;, &quot;awayTeam&quot;:&quot;&quot;}" calcext:value-type="string">
            <text:p>{"__v":0,"day":2,"dateTime":38520000,"duration":"10m","pitch":"7","competition":{"name":"U18", "section":"B", "group":"1"},"tag":"2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1&quot;},&quot;tag&quot;:&quot;2&quot;, &quot;homeTeam&quot;:&quot;&quot;, &quot;awayTeam&quot;:&quot;&quot;}" calcext:value-type="string">
            <text:p>{"__v":0,"day":2,"dateTime":38520000,"duration":"10m","pitch":"8","competition":{"name":"U18", "section":"B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Hart Youth FC - Black" calcext:value-type="string">
            <text:p>Hart Youth FC - Black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&quot;, &quot;awayTeam&quot;:&quot;Hart Youth FC - Black&quot;}" calcext:value-type="string">
            <text:p>{"__v":0,"day":2,"dateTime":39240000,"duration":"10m","pitch":"7","competition":{"name":"U18", "section":"B", "group":"1"},"tag":"3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7];TRANSLATED_TEAM_NAMES;[.$E7]+1)" office:value-type="string" office:string-value="STBGFC Royals - Brooking" calcext:value-type="string">
            <text:p>STBGFC Royals - Brooking</text:p>
          </table:table-cell>
          <table:table-cell table:formula="of:=VLOOKUP([.G7];TRANSLATED_TEAM_NAMES;[.$E7]+1)">
            <text:p/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STBGFC Royals - Brooking&quot;, &quot;awayTeam&quot;:&quot;&quot;}" calcext:value-type="string">
            <text:p>{"__v":0,"day":2,"dateTime":39240000,"duration":"10m","pitch":"8","competition":{"name":"U18", "section":"B", "group":"1"},"tag":"3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STBGFC Boys (U16) 'A'" calcext:value-type="string">
            <text:p>STBGFC Boys (U16) 'A'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&quot;, &quot;awayTeam&quot;:&quot;STBGFC Boys (U16) 'A'&quot;}" calcext:value-type="string">
            <text:p>{"__v":0,"day":2,"dateTime":39960000,"duration":"10m","pitch":"7","competition":{"name":"U18", "section":"B", "group":"1"},"tag":"4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 office:value-type="string" office:string-value="Hurst FC" calcext:value-type="string">
            <text:p>Hurst FC</text:p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1&quot;},&quot;tag&quot;:&quot;4&quot;, &quot;homeTeam&quot;:&quot;Hurst FC&quot;, &quot;awayTeam&quot;:&quot;&quot;}" calcext:value-type="string">
            <text:p>{"__v":0,"day":2,"dateTime":39960000,"duration":"10m","pitch":"8","competition":{"name":"U18", "section":"B", "group":"1"},"tag":"4", "homeTeam":"Hurst FC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&quot;, &quot;awayTeam&quot;:&quot;&quot;}" calcext:value-type="string">
            <text:p>{"__v":0,"day":2,"dateTime":40680000,"duration":"10m","pitch":"7","competition":{"name":"U18", "section":"B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680000" calcext:value-type="float">
            <text:p>406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Hart Youth FC - Black" calcext:value-type="string">
            <text:p>Hart Youth FC - Black</text:p>
          </table:table-cell>
          <table:table-cell table:formula="of:=VLOOKUP([.G11];TRANSLATED_TEAM_NAMES;[.$E11]+1)" office:value-type="string" office:string-value="STBGFC Boys (U16) 'A'" calcext:value-type="string">
            <text:p>STBGFC Boys (U16) 'A'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art Youth FC - Black&quot;, &quot;awayTeam&quot;:&quot;STBGFC Boys (U16) 'A'&quot;}" calcext:value-type="string">
            <text:p>{"__v":0,"day":2,"dateTime":40680000,"duration":"10m","pitch":"8","competition":{"name":"U18", "section":"B", "group":"1"},"tag":"5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2];TRANSLATED_TEAM_NAMES;[.$E12]+1)" office:value-type="string" office:string-value="Hurst FC" calcext:value-type="string">
            <text:p>Hurst FC</text:p>
          </table:table-cell>
          <table:table-cell table:formula="of:=VLOOKUP([.G12];TRANSLATED_TEAM_NAMES;[.$E12]+1)" office:value-type="string" office:string-value="STBGFC Royals - Brooking" calcext:value-type="string">
            <text:p>STBGFC Royals - Brooking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Hurst FC&quot;, &quot;awayTeam&quot;:&quot;STBGFC Royals - Brooking&quot;}" calcext:value-type="string">
            <text:p>{"__v":0,"day":2,"dateTime":41400000,"duration":"10m","pitch":"7","competition":{"name":"U18", "section":"B", "group":"1"},"tag":"6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3];TRANSLATED_TEAM_NAMES;[.$E13]+1)" office:value-type="string" office:string-value="STBGFC Royals - Di Canio" calcext:value-type="string">
            <text:p>STBGFC Royals - Di Canio</text:p>
          </table:table-cell>
          <table:table-cell table:formula="of:=VLOOKUP([.G13];TRANSLATED_TEAM_NAMES;[.$E13]+1)">
            <text:p/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1&quot;},&quot;tag&quot;:&quot;6&quot;, &quot;homeTeam&quot;:&quot;STBGFC Royals - Di Canio&quot;, &quot;awayTeam&quot;:&quot;&quot;}" calcext:value-type="string">
            <text:p>{"__v":0,"day":2,"dateTime":41400000,"duration":"10m","pitch":"8","competition":{"name":"U18", "section":"B", "group":"1"},"tag":"6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>
            <text:p/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&quot;, &quot;awayTeam&quot;:&quot;&quot;}" calcext:value-type="string">
            <text:p>{"__v":0,"day":2,"dateTime":42120000,"duration":"10m","pitch":"7","competition":{"name":"U18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F15];TRANSLATED_TEAM_NAMES;[.$E15]+1)" office:value-type="string" office:string-value="Hurst FC" calcext:value-type="string">
            <text:p>Hurst FC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Hurst FC&quot;, &quot;awayTeam&quot;:&quot;&quot;}" calcext:value-type="string">
            <text:p>{"__v":0,"day":2,"dateTime":42120000,"duration":"10m","pitch":"8","competition":{"name":"U18", "section":"B", "group":"1"},"tag":"7", "homeTeam":"Hurst FC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TBGFC Boys (U16) 'A'" calcext:value-type="string">
            <text:p>STBGFC Boys (U16) 'A'</text:p>
          </table:table-cell>
          <table:table-cell table:formula="of:=VLOOKUP([.G16];TRANSLATED_TEAM_NAMES;[.$E16]+1)" office:value-type="string" office:string-value="STBGFC Royals - Di Canio" calcext:value-type="string">
            <text:p>STBGFC Royals - Di Canio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Boys (U16) 'A'&quot;, &quot;awayTeam&quot;:&quot;STBGFC Royals - Di Canio&quot;}" calcext:value-type="string">
            <text:p>{"__v":0,"day":2,"dateTime":42840000,"duration":"10m","pitch":"7","competition":{"name":"U18", "section":"B", "group":"1"},"tag":"8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TBGFC Royals - Brooking" calcext:value-type="string">
            <text:p>STBGFC Royals - Brooking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1&quot;},&quot;tag&quot;:&quot;8&quot;, &quot;homeTeam&quot;:&quot;&quot;, &quot;awayTeam&quot;:&quot;STBGFC Royals - Brooking&quot;}" calcext:value-type="string">
            <text:p>{"__v":0,"day":2,"dateTime":42840000,"duration":"10m","pitch":"8","competition":{"name":"U18", "section":"B", "group":"1"},"tag":"8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Hart Youth FC - Black" calcext:value-type="string">
            <text:p>Hart Youth FC - Black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&quot;, &quot;awayTeam&quot;:&quot;Hart Youth FC - Black&quot;}" calcext:value-type="string">
            <text:p>{"__v":0,"day":2,"dateTime":43560000,"duration":"10m","pitch":"7","competition":{"name":"U18", "section":"B", "group":"1"},"tag":"9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STBGFC Royals - Di Canio" calcext:value-type="string">
            <text:p>STBGFC Royals - Di Canio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STBGFC Royals - Di Canio&quot;, &quot;awayTeam&quot;:&quot;&quot;}" calcext:value-type="string">
            <text:p>{"__v":0,"day":2,"dateTime":43560000,"duration":"10m","pitch":"8","competition":{"name":"U18", "section":"B", "group":"1"},"tag":"9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TBGFC Boys (U16) 'A'" calcext:value-type="string">
            <text:p>STBGFC Boys (U16) 'A'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STBGFC Boys (U16) 'A'&quot;, &quot;awayTeam&quot;:&quot;&quot;}" calcext:value-type="string">
            <text:p>{"__v":0,"day":2,"dateTime":44280000,"duration":"10m","pitch":"7","competition":{"name":"U18", "section":"B", "group":"1"},"tag":"10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yals - Brooking" calcext:value-type="string">
            <text:p>STBGFC Royals - Brooking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1&quot;},&quot;tag&quot;:&quot;10&quot;, &quot;homeTeam&quot;:&quot;&quot;, &quot;awayTeam&quot;:&quot;STBGFC Royals - Brooking&quot;}" calcext:value-type="string">
            <text:p>{"__v":0,"day":2,"dateTime":44280000,"duration":"10m","pitch":"8","competition":{"name":"U18", "section":"B", "group":"1"},"tag":"10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Hurst FC" calcext:value-type="string">
            <text:p>Hurst FC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&quot;, &quot;awayTeam&quot;:&quot;Hurst FC&quot;}" calcext:value-type="string">
            <text:p>{"__v":0,"day":2,"dateTime":45000000,"duration":"10m","pitch":"7","competition":{"name":"U18", "section":"B", "group":"1"},"tag":"11", "homeTeam":"", "awayTeam":"Hurst FC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Hart Youth FC - Black" calcext:value-type="string">
            <text:p>Hart Youth FC - Black</text:p>
          </table:table-cell>
          <table:table-cell table:style-name="ce78" table:formula="of:=IF(MOD([.C23]; NUM_PITCHES)=0;INDEX(PITCHES;1;NUM_PITCHES);INDEX(PITCHES;1;MOD([.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&quot;, &quot;awayTeam&quot;:&quot;Hart Youth FC - Black&quot;}" calcext:value-type="string">
            <text:p>{"__v":0,"day":2,"dateTime":45000000,"duration":"10m","pitch":"8","competition":{"name":"U18", "section":"B", "group":"1"},"tag":"11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5720000" calcext:value-type="float">
            <text:p>457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24];TRANSLATED_TEAM_NAMES;[.$E24]+1)" office:value-type="string" office:string-value="STBGFC Boys (U16) 'A'" calcext:value-type="string">
            <text:p>STBGFC Boys (U16) 'A'</text:p>
          </table:table-cell>
          <table:table-cell table:formula="of:=VLOOKUP([.G24];TRANSLATED_TEAM_NAMES;[.$E24]+1)">
            <text:p/>
          </table:table-cell>
          <table:table-cell table:style-name="ce78" table:formula="of:=IF(MOD([.C24]; NUM_PITCHES)=0;INDEX(PITCHES;1;NUM_PITCHES);INDEX(PITCHES;1;MOD([.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1&quot;},&quot;tag&quot;:&quot;12&quot;, &quot;homeTeam&quot;:&quot;STBGFC Boys (U16) 'A'&quot;, &quot;awayTeam&quot;:&quot;&quot;}" calcext:value-type="string">
            <text:p>{"__v":0,"day":2,"dateTime":45720000,"duration":"10m","pitch":"7","competition":{"name":"U18", "section":"B", "group":"1"},"tag":"12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5720000" calcext:value-type="float">
            <text:p>457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STBGFC Royals - Brooking" calcext:value-type="string">
            <text:p>STBGFC Royals - Brooking</text:p>
          </table:table-cell>
          <table:table-cell table:formula="of:=VLOOKUP([.G25];TRANSLATED_TEAM_NAMES;[.$E25]+1)" office:value-type="string" office:string-value="STBGFC Royals - Di Canio" calcext:value-type="string">
            <text:p>STBGFC Royals - Di Canio</text:p>
          </table:table-cell>
          <table:table-cell table:style-name="ce78" table:formula="of:=IF(MOD([.C25]; NUM_PITCHES)=0;INDEX(PITCHES;1;NUM_PITCHES);INDEX(PITCHES;1;MOD([.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1&quot;},&quot;tag&quot;:&quot;12&quot;, &quot;homeTeam&quot;:&quot;STBGFC Royals - Brooking&quot;, &quot;awayTeam&quot;:&quot;STBGFC Royals - Di Canio&quot;}" calcext:value-type="string">
            <text:p>{"__v":0,"day":2,"dateTime":45720000,"duration":"10m","pitch":"8","competition":{"name":"U18", "section":"B", "group":"1"},"tag":"12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STBGFC Royals - Brooking" calcext:value-type="string">
            <text:p>STBGFC Royals - Brooking</text:p>
          </table:table-cell>
          <table:table-cell table:formula="of:=VLOOKUP([.G26];TRANSLATED_TEAM_NAMES;[.$E26]+1)" office:value-type="string" office:string-value="Hart Youth FC - Black" calcext:value-type="string">
            <text:p>Hart Youth FC - Black</text:p>
          </table:table-cell>
          <table:table-cell table:style-name="ce78" table:formula="of:=IF(MOD([.C26]; NUM_PITCHES)=0;INDEX(PITCHES;1;NUM_PITCHES);INDEX(PITCHES;1;MOD([.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STBGFC Royals - Brooking&quot;, &quot;awayTeam&quot;:&quot;Hart Youth FC - Black&quot;}" calcext:value-type="string">
            <text:p>{"__v":0,"day":2,"dateTime":46440000,"duration":"10m","pitch":"7","competition":{"name":"U18", "section":"B", "group":"1"},"tag":"13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7];TRANSLATED_TEAM_NAMES;[.$E27]+1)" office:value-type="string" office:string-value="STBGFC Royals - Di Canio" calcext:value-type="string">
            <text:p>STBGFC Royals - Di Canio</text:p>
          </table:table-cell>
          <table:table-cell table:formula="of:=VLOOKUP([.G27];TRANSLATED_TEAM_NAMES;[.$E27]+1)" office:value-type="string" office:string-value="Hurst FC" calcext:value-type="string">
            <text:p>Hurst FC</text:p>
          </table:table-cell>
          <table:table-cell table:style-name="ce78" table:formula="of:=IF(MOD([.C27]; NUM_PITCHES)=0;INDEX(PITCHES;1;NUM_PITCHES);INDEX(PITCHES;1;MOD([.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STBGFC Royals - Di Canio&quot;, &quot;awayTeam&quot;:&quot;Hurst FC&quot;}" calcext:value-type="string">
            <text:p>{"__v":0,"day":2,"dateTime":46440000,"duration":"10m","pitch":"8","competition":{"name":"U18", "section":"B", "group":"1"},"tag":"13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7160000" calcext:value-type="float">
            <text:p>471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8];TRANSLATED_TEAM_NAMES;[.$E28]+1)" office:value-type="string" office:string-value="STBGFC Boys (U16) 'A'" calcext:value-type="string">
            <text:p>STBGFC Boys (U16) 'A'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1&quot;},&quot;tag&quot;:&quot;14&quot;, &quot;homeTeam&quot;:&quot;STBGFC Boys (U16) 'A'&quot;, &quot;awayTeam&quot;:&quot;&quot;}" calcext:value-type="string">
            <text:p>{"__v":0,"day":2,"dateTime":47160000,"duration":"10m","pitch":"7","competition":{"name":"U18", "section":"B", "group":"1"},"tag":"14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7160000" calcext:value-type="float">
            <text:p>471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>
            <text:p/>
          </table:table-cell>
          <table:table-cell table:style-name="ce78" table:formula="of:=IF(MOD([.C29]; NUM_PITCHES)=0;INDEX(PITCHES;1;NUM_PITCHES);INDEX(PITCHES;1;MOD([.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1&quot;},&quot;tag&quot;:&quot;14&quot;, &quot;homeTeam&quot;:&quot;&quot;, &quot;awayTeam&quot;:&quot;&quot;}" calcext:value-type="string">
            <text:p>{"__v":0,"day":2,"dateTime":47160000,"duration":"10m","pitch":"8","competition":{"name":"U18", "section":"B", "group":"1"},"tag":"14", "homeTeam":"", "awayTeam":""}</text:p>
          </table:table-cell>
          <table:table-cell table:number-columns-repeated="1013"/>
        </table:table-row>
        <table:table-row table:style-name="ro1">
          <table:table-cell table:formula="of:=IF([.J30]&gt;[.J29];[.A29];[.A29]+1)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7880000" calcext:value-type="float">
            <text:p>478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30];TRANSLATED_TEAM_NAMES;[.$E30]+1)" office:value-type="string" office:string-value="Hart Youth FC - Black" calcext:value-type="string">
            <text:p>Hart Youth FC - Black</text:p>
          </table:table-cell>
          <table:table-cell table:formula="of:=VLOOKUP([.G30];TRANSLATED_TEAM_NAMES;[.$E30]+1)" office:value-type="string" office:string-value="STBGFC Royals - Di Canio" calcext:value-type="string">
            <text:p>STBGFC Royals - Di Canio</text:p>
          </table:table-cell>
          <table:table-cell table:style-name="ce78" table:formula="of:=IF(MOD([.C30]; NUM_PITCHES)=0;INDEX(PITCHES;1;NUM_PITCHES);INDEX(PITCHES;1;MOD([.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1&quot;},&quot;tag&quot;:&quot;15&quot;, &quot;homeTeam&quot;:&quot;Hart Youth FC - Black&quot;, &quot;awayTeam&quot;:&quot;STBGFC Royals - Di Canio&quot;}" calcext:value-type="string">
            <text:p>{"__v":0,"day":2,"dateTime":47880000,"duration":"10m","pitch":"7","competition":{"name":"U18", "section":"B", "group":"1"},"tag":"15", "homeTeam":"Hart Youth FC - Black", "awayTeam":"STBGFC Royals - Di Canio"}</text:p>
          </table:table-cell>
          <table:table-cell table:number-columns-repeated="1013"/>
        </table:table-row>
        <table:table-row table:style-name="ro1">
          <table:table-cell table:formula="of:=IF([.J31]&gt;[.J30];[.A30];[.A30]+1)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7880000" calcext:value-type="float">
            <text:p>478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Hurst FC" calcext:value-type="string">
            <text:p>Hurst FC</text:p>
          </table:table-cell>
          <table:table-cell table:style-name="ce78" table:formula="of:=IF(MOD([.C31]; NUM_PITCHES)=0;INDEX(PITCHES;1;NUM_PITCHES);INDEX(PITCHES;1;MOD([.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1&quot;},&quot;tag&quot;:&quot;15&quot;, &quot;homeTeam&quot;:&quot;&quot;, &quot;awayTeam&quot;:&quot;Hurst FC&quot;}" calcext:value-type="string">
            <text:p>{"__v":0,"day":2,"dateTime":47880000,"duration":"10m","pitch":"8","competition":{"name":"U18", "section":"B", "group":"1"},"tag":"15", "homeTeam":"", "awayTeam":"Hurst FC"}</text:p>
          </table:table-cell>
          <table:table-cell table:number-columns-repeated="1013"/>
        </table:table-row>
        <table:table-row table:style-name="ro1">
          <table:table-cell table:formula="of:=IF([.J32]&gt;[.J31];[.A31];[.A31]+1)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32];TRANSLATED_TEAM_NAMES;[.$E32]+1)">
            <text:p/>
          </table:table-cell>
          <table:table-cell table:formula="of:=VLOOKUP([.G32];TRANSLATED_TEAM_NAMES;[.$E32]+1)">
            <text:p/>
          </table:table-cell>
          <table:table-cell table:style-name="ce78" table:formula="of:=IF(MOD([.C32]; NUM_PITCHES)=0;INDEX(PITCHES;1;NUM_PITCHES);INDEX(PITCHES;1;MOD([.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8600000,&quot;duration&quot;:&quot;10m&quot;,&quot;pitch&quot;:&quot;7&quot;,&quot;competition&quot;:{&quot;name&quot;:&quot;U18&quot;, &quot;section&quot;:&quot;B&quot;, &quot;group&quot;:&quot;1&quot;},&quot;tag&quot;:&quot;16&quot;, &quot;homeTeam&quot;:&quot;&quot;, &quot;awayTeam&quot;:&quot;&quot;}" calcext:value-type="string">
            <text:p>{"__v":0,"day":2,"dateTime":48600000,"duration":"10m","pitch":"7","competition":{"name":"U18", "section":"B", "group":"1"},"tag":"16", "homeTeam":"", "awayTeam":""}</text:p>
          </table:table-cell>
          <table:table-cell table:number-columns-repeated="1013"/>
        </table:table-row>
        <table:table-row table:style-name="ro1">
          <table:table-cell table:formula="of:=IF([.J33]&gt;[.J32];[.A32];[.A32]+1)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F33];TRANSLATED_TEAM_NAMES;[.$E33]+1)">
            <text:p/>
          </table:table-cell>
          <table:table-cell table:formula="of:=VLOOKUP([.G33];TRANSLATED_TEAM_NAMES;[.$E33]+1)" office:value-type="string" office:string-value="STBGFC Royals - Brooking" calcext:value-type="string">
            <text:p>STBGFC Royals - Brooking</text:p>
          </table:table-cell>
          <table:table-cell table:style-name="ce78" table:formula="of:=IF(MOD([.C33]; NUM_PITCHES)=0;INDEX(PITCHES;1;NUM_PITCHES);INDEX(PITCHES;1;MOD([.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8600000,&quot;duration&quot;:&quot;10m&quot;,&quot;pitch&quot;:&quot;8&quot;,&quot;competition&quot;:{&quot;name&quot;:&quot;U18&quot;, &quot;section&quot;:&quot;B&quot;, &quot;group&quot;:&quot;1&quot;},&quot;tag&quot;:&quot;16&quot;, &quot;homeTeam&quot;:&quot;&quot;, &quot;awayTeam&quot;:&quot;STBGFC Royals - Brooking&quot;}" calcext:value-type="string">
            <text:p>{"__v":0,"day":2,"dateTime":48600000,"duration":"10m","pitch":"8","competition":{"name":"U18", "section":"B", "group":"1"},"tag":"16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IF([.J34]&gt;[.J33];[.A33];[.A33]+1)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49320000" calcext:value-type="float">
            <text:p>493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34];TRANSLATED_TEAM_NAMES;[.$E34]+1)" office:value-type="string" office:string-value="Hart Youth FC - Black" calcext:value-type="string">
            <text:p>Hart Youth FC - Black</text:p>
          </table:table-cell>
          <table:table-cell table:formula="of:=VLOOKUP([.G34];TRANSLATED_TEAM_NAMES;[.$E34]+1)">
            <text:p/>
          </table:table-cell>
          <table:table-cell table:style-name="ce78" table:formula="of:=IF(MOD([.C34]; NUM_PITCHES)=0;INDEX(PITCHES;1;NUM_PITCHES);INDEX(PITCHES;1;MOD([.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9320000,&quot;duration&quot;:&quot;10m&quot;,&quot;pitch&quot;:&quot;7&quot;,&quot;competition&quot;:{&quot;name&quot;:&quot;U18&quot;, &quot;section&quot;:&quot;B&quot;, &quot;group&quot;:&quot;1&quot;},&quot;tag&quot;:&quot;17&quot;, &quot;homeTeam&quot;:&quot;Hart Youth FC - Black&quot;, &quot;awayTeam&quot;:&quot;&quot;}" calcext:value-type="string">
            <text:p>{"__v":0,"day":2,"dateTime":49320000,"duration":"10m","pitch":"7","competition":{"name":"U18", "section":"B", "group":"1"},"tag":"17", "homeTeam":"Hart Youth FC - Black", "awayTeam":""}</text:p>
          </table:table-cell>
          <table:table-cell table:number-columns-repeated="1013"/>
        </table:table-row>
        <table:table-row table:style-name="ro1">
          <table:table-cell table:formula="of:=IF([.J35]&gt;[.J34];[.A34];[.A34]+1)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49320000" calcext:value-type="float">
            <text:p>49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35];TRANSLATED_TEAM_NAMES;[.$E35]+1)" office:value-type="string" office:string-value="Hurst FC" calcext:value-type="string">
            <text:p>Hurst FC</text:p>
          </table:table-cell>
          <table:table-cell table:formula="of:=VLOOKUP([.G35];TRANSLATED_TEAM_NAMES;[.$E35]+1)" office:value-type="string" office:string-value="STBGFC Boys (U16) 'A'" calcext:value-type="string">
            <text:p>STBGFC Boys (U16) 'A'</text:p>
          </table:table-cell>
          <table:table-cell table:style-name="ce78" table:formula="of:=IF(MOD([.C35]; NUM_PITCHES)=0;INDEX(PITCHES;1;NUM_PITCHES);INDEX(PITCHES;1;MOD([.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9320000,&quot;duration&quot;:&quot;10m&quot;,&quot;pitch&quot;:&quot;8&quot;,&quot;competition&quot;:{&quot;name&quot;:&quot;U18&quot;, &quot;section&quot;:&quot;B&quot;, &quot;group&quot;:&quot;1&quot;},&quot;tag&quot;:&quot;17&quot;, &quot;homeTeam&quot;:&quot;Hurst FC&quot;, &quot;awayTeam&quot;:&quot;STBGFC Boys (U16) 'A'&quot;}" calcext:value-type="string">
            <text:p>{"__v":0,"day":2,"dateTime":49320000,"duration":"10m","pitch":"8","competition":{"name":"U18", "section":"B", "group":"1"},"tag":"17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IF([.J36]&gt;[.J35];[.A35];[.A35]+1)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50040000" calcext:value-type="float">
            <text:p>500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36];TRANSLATED_TEAM_NAMES;[.$E36]+1)">
            <text:p/>
          </table:table-cell>
          <table:table-cell table:formula="of:=VLOOKUP([.G36];TRANSLATED_TEAM_NAMES;[.$E36]+1)">
            <text:p/>
          </table:table-cell>
          <table:table-cell table:style-name="ce78" table:formula="of:=IF(MOD([.C36]; NUM_PITCHES)=0;INDEX(PITCHES;1;NUM_PITCHES);INDEX(PITCHES;1;MOD([.C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0040000,&quot;duration&quot;:&quot;10m&quot;,&quot;pitch&quot;:&quot;7&quot;,&quot;competition&quot;:{&quot;name&quot;:&quot;U18&quot;, &quot;section&quot;:&quot;B&quot;, &quot;group&quot;:&quot;1&quot;},&quot;tag&quot;:&quot;18&quot;, &quot;homeTeam&quot;:&quot;&quot;, &quot;awayTeam&quot;:&quot;&quot;}" calcext:value-type="string">
            <text:p>{"__v":0,"day":2,"dateTime":50040000,"duration":"10m","pitch":"7","competition":{"name":"U18", "section":"B", "group":"1"},"tag":"18", "homeTeam":"", "awayTeam":""}</text:p>
          </table:table-cell>
          <table:table-cell table:number-columns-repeated="1013"/>
        </table:table-row>
        <table:table-row table:style-name="ro1">
          <table:table-cell table:formula="of:=IF([.J37]&gt;[.J36];[.A36];[.A36]+1)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50040000" calcext:value-type="float">
            <text:p>500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F37];TRANSLATED_TEAM_NAMES;[.$E37]+1)">
            <text:p/>
          </table:table-cell>
          <table:table-cell table:formula="of:=VLOOKUP([.G37];TRANSLATED_TEAM_NAMES;[.$E37]+1)" office:value-type="string" office:string-value="STBGFC Royals - Di Canio" calcext:value-type="string">
            <text:p>STBGFC Royals - Di Canio</text:p>
          </table:table-cell>
          <table:table-cell table:style-name="ce78" table:formula="of:=IF(MOD([.C37]; NUM_PITCHES)=0;INDEX(PITCHES;1;NUM_PITCHES);INDEX(PITCHES;1;MOD([.C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0040000,&quot;duration&quot;:&quot;10m&quot;,&quot;pitch&quot;:&quot;8&quot;,&quot;competition&quot;:{&quot;name&quot;:&quot;U18&quot;, &quot;section&quot;:&quot;B&quot;, &quot;group&quot;:&quot;1&quot;},&quot;tag&quot;:&quot;18&quot;, &quot;homeTeam&quot;:&quot;&quot;, &quot;awayTeam&quot;:&quot;STBGFC Royals - Di Canio&quot;}" calcext:value-type="string">
            <text:p>{"__v":0,"day":2,"dateTime":50040000,"duration":"10m","pitch":"8","competition":{"name":"U18", "section":"B", "group":"1"},"tag":"18", "homeTeam":"", "awayTeam":"STBGFC Royals - Di Canio"}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No KO P=1-2,4" table:style-name="ta2">
        <office:forms form:automatic-focus="false" form:apply-design-mode="false"/>
        <table:table-column table:style-name="co4" table:default-cell-style-name="ce73"/>
        <table:table-column table:style-name="co6" table:default-cell-style-name="ce73"/>
        <table:table-column table:style-name="co6" table:default-cell-style-name="ce74"/>
        <table:table-column table:style-name="co18" table:default-cell-style-name="ce74"/>
        <table:table-column table:style-name="co6" table:default-cell-style-name="ce74"/>
        <table:table-column table:style-name="co19" table:number-columns-repeated="2" table:default-cell-style-name="ce88"/>
        <table:table-column table:style-name="co20" table:default-cell-style-name="ce74"/>
        <table:table-column table:style-name="co20" table:default-cell-style-name="ce88"/>
        <table:table-column table:style-name="co21" table:default-cell-style-name="ce73"/>
        <table:table-column table:style-name="co11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 Youth FC - Black" calcext:value-type="string">
            <text:p>Hart Youth FC - Black</text:p>
          </table:table-cell>
          <table:table-cell table:formula="of:=VLOOKUP([.$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2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3];TRANSLATED_TEAM_NAMES;[.$E3]+1)" office:value-type="string" office:string-value="STBGFC Boys (U16) 'A'" calcext:value-type="string">
            <text:p>STBGFC Boys (U16) 'A'</text:p>
          </table:table-cell>
          <table:table-cell table:formula="of:=VLOOKUP([.$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2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4];TRANSLATED_TEAM_NAMES;[.$E4]+1)" office:value-type="string" office:string-value="Pinewood Panthers" calcext:value-type="string">
            <text:p>Pinewood Panthers</text:p>
          </table:table-cell>
          <table:table-cell table:formula="of:=VLOOKUP([.$G4];TRANSLATED_TEAM_NAMES;[.$E4]+1)" office:value-type="string" office:string-value="Ashridge Park (Harry)" calcext:value-type="string">
            <text:p>Ashridge Park (Harry)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2&quot;},&quot;tag&quot;:&quot;2&quot;, &quot;homeTeam&quot;:&quot;Pinewood Panthers&quot;, &quot;awayTeam&quot;:&quot;Ashridge Park (Harry)&quot;}" calcext:value-type="string">
            <text:p>{"__v":0,"day":2,"dateTime":38520000,"duration":"10m","pitch":"7","competition":{"name":"U18", "section":"B", "group":"2"},"tag":"2", "homeTeam":"Pinewood Panthers", "awayTeam":"Ashridge Park (Harry)"}</text:p>
          </table:table-cell>
          <table:table-cell table:number-columns-repeated="1012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5];TRANSLATED_TEAM_NAMES;[.$E5]+1)" office:value-type="string" office:string-value="Hart Youth FC - Red" calcext:value-type="string">
            <text:p>Hart Youth FC - Red</text:p>
          </table:table-cell>
          <table:table-cell table:formula="of:=VLOOKUP([.$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Hart Youth FC - Red&quot;, &quot;awayTeam&quot;:&quot;STBGFC Boys (U16) 'B'&quot;}" calcext:value-type="string">
            <text:p>{"__v":0,"day":2,"dateTime":38520000,"duration":"10m","pitch":"8","competition":{"name":"U18", "section":"B", "group":"2"},"tag":"2", "homeTeam":"Hart Youth FC - Red", "awayTeam":"STBGFC Boys (U16) 'B'"}</text:p>
          </table:table-cell>
          <table:table-cell table:number-columns-repeated="1012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6];TRANSLATED_TEAM_NAMES;[.$E6]+1)" office:value-type="string" office:string-value="STBGFC Royals - Brooking" calcext:value-type="string">
            <text:p>STBGFC Royals - Brooking</text:p>
          </table:table-cell>
          <table:table-cell table:formula="of:=VLOOKUP([.$G6];TRANSLATED_TEAM_NAMES;[.$E6]+1)" office:value-type="string" office:string-value="Hart Youth FC - Black" calcext:value-type="string">
            <text:p>Hart Youth FC - Black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Brooking&quot;, &quot;awayTeam&quot;:&quot;Hart Youth FC - Black&quot;}" calcext:value-type="string">
            <text:p>{"__v":0,"day":2,"dateTime":39240000,"duration":"10m","pitch":"7","competition":{"name":"U18", "section":"B", "group":"1"},"tag":"3", "homeTeam":"STBGFC Royals - Brooking", "awayTeam":"Hart Youth FC - Black"}</text:p>
          </table:table-cell>
          <table:table-cell table:number-columns-repeated="1012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7];TRANSLATED_TEAM_NAMES;[.$E7]+1)" office:value-type="string" office:string-value="Hurst FC" calcext:value-type="string">
            <text:p>Hurst FC</text:p>
          </table:table-cell>
          <table:table-cell table:formula="of:=VLOOKUP([.$G7];TRANSLATED_TEAM_NAMES;[.$E7]+1)" office:value-type="string" office:string-value="STBGFC Boys (U16) 'A'" calcext:value-type="string">
            <text:p>STBGFC Boys (U16) 'A'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Hurst FC&quot;, &quot;awayTeam&quot;:&quot;STBGFC Boys (U16) 'A'&quot;}" calcext:value-type="string">
            <text:p>{"__v":0,"day":2,"dateTime":39240000,"duration":"10m","pitch":"8","competition":{"name":"U18", "section":"B", "group":"1"},"tag":"3", "homeTeam":"Hurst FC", "awayTeam":"STBGFC Boys (U16) 'A'"}</text:p>
          </table:table-cell>
          <table:table-cell table:number-columns-repeated="1012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8];TRANSLATED_TEAM_NAMES;[.$E8]+1)" office:value-type="string" office:string-value="Ashridge Park (Harry)" calcext:value-type="string">
            <text:p>Ashridge Park (Harry)</text:p>
          </table:table-cell>
          <table:table-cell table:formula="of:=VLOOKUP([.$G8];TRANSLATED_TEAM_NAMES;[.$E8]+1)" office:value-type="string" office:string-value="Hart Youth FC - Red" calcext:value-type="string">
            <text:p>Hart Youth FC - Red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2&quot;},&quot;tag&quot;:&quot;4&quot;, &quot;homeTeam&quot;:&quot;Ashridge Park (Harry)&quot;, &quot;awayTeam&quot;:&quot;Hart Youth FC - Red&quot;}" calcext:value-type="string">
            <text:p>{"__v":0,"day":2,"dateTime":39960000,"duration":"10m","pitch":"7","competition":{"name":"U18", "section":"B", "group":"2"},"tag":"4", "homeTeam":"Ashridge Park (Harry)", "awayTeam":"Hart Youth FC - Red"}</text:p>
          </table:table-cell>
          <table:table-cell table:number-columns-repeated="1012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9];TRANSLATED_TEAM_NAMES;[.$E9]+1)" office:value-type="string" office:string-value="Pinewood Panthers" calcext:value-type="string">
            <text:p>Pinewood Panthers</text:p>
          </table:table-cell>
          <table:table-cell table:formula="of:=VLOOKUP([.$G9];TRANSLATED_TEAM_NAMES;[.$E9]+1)" office:value-type="string" office:string-value="STBGFC Boys (U16) 'B'" calcext:value-type="string">
            <text:p>STBGFC Boys (U16) 'B'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Pinewood Panthers&quot;, &quot;awayTeam&quot;:&quot;STBGFC Boys (U16) 'B'&quot;}" calcext:value-type="string">
            <text:p>{"__v":0,"day":2,"dateTime":39960000,"duration":"10m","pitch":"8","competition":{"name":"U18", "section":"B", "group":"2"},"tag":"4", "homeTeam":"Pinewood Panthers", "awayTeam":"STBGFC Boys (U16) 'B'"}</text:p>
          </table:table-cell>
          <table:table-cell table:number-columns-repeated="1012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Boys (U16) 'A'" calcext:value-type="string">
            <text:p>STBGFC Boys (U16) 'A'</text:p>
          </table:table-cell>
          <table:table-cell table:formula="of:=VLOOKUP([.$G10];TRANSLATED_TEAM_NAMES;[.$E10]+1)" office:value-type="string" office:string-value="Hart Youth FC - Black" calcext:value-type="string">
            <text:p>Hart Youth FC - Black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Boys (U16) 'A'&quot;, &quot;awayTeam&quot;:&quot;Hart Youth FC - Black&quot;}" calcext:value-type="string">
            <text:p>{"__v":0,"day":2,"dateTime":40680000,"duration":"10m","pitch":"7","competition":{"name":"U18", "section":"B", "group":"1"},"tag":"5", "homeTeam":"STBGFC Boys (U16) 'A'", "awayTeam":"Hart Youth FC - Black"}</text:p>
          </table:table-cell>
          <table:table-cell table:number-columns-repeated="1012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11];TRANSLATED_TEAM_NAMES;[.$E11]+1)" office:value-type="string" office:string-value="Hurst FC" calcext:value-type="string">
            <text:p>Hurst FC</text:p>
          </table:table-cell>
          <table:table-cell table:formula="of:=VLOOKUP([.$G11];TRANSLATED_TEAM_NAMES;[.$E11]+1)" office:value-type="string" office:string-value="STBGFC Royals - Brooking" calcext:value-type="string">
            <text:p>STBGFC Royals - Brooking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STBGFC Royals - Brooking&quot;}" calcext:value-type="string">
            <text:p>{"__v":0,"day":2,"dateTime":40680000,"duration":"10m","pitch":"8","competition":{"name":"U18", "section":"B", "group":"1"},"tag":"5", "homeTeam":"Hurst FC", "awayTeam":"STBGFC Royals - Brooking"}</text:p>
          </table:table-cell>
          <table:table-cell table:number-columns-repeated="1012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Boys (U16) 'B'" calcext:value-type="string">
            <text:p>STBGFC Boys (U16) 'B'</text:p>
          </table:table-cell>
          <table:table-cell table:formula="of:=VLOOKUP([.$G12];TRANSLATED_TEAM_NAMES;[.$E12]+1)" office:value-type="string" office:string-value="Ashridge Park (Harry)" calcext:value-type="string">
            <text:p>Ashridge Park (Harry)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Ashridge Park (Harry)&quot;}" calcext:value-type="string">
            <text:p>{"__v":0,"day":2,"dateTime":41400000,"duration":"10m","pitch":"7","competition":{"name":"U18", "section":"B", "group":"2"},"tag":"6", "homeTeam":"STBGFC Boys (U16) 'B'", "awayTeam":"Ashridge Park (Harry)"}</text:p>
          </table:table-cell>
          <table:table-cell table:number-columns-repeated="1012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13];TRANSLATED_TEAM_NAMES;[.$E13]+1)" office:value-type="string" office:string-value="Hart Youth FC - Red" calcext:value-type="string">
            <text:p>Hart Youth FC - Red</text:p>
          </table:table-cell>
          <table:table-cell table:formula="of:=VLOOKUP([.$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Hart Youth FC - Red&quot;, &quot;awayTeam&quot;:&quot;Pinewood Panthers&quot;}" calcext:value-type="string">
            <text:p>{"__v":0,"day":2,"dateTime":41400000,"duration":"10m","pitch":"8","competition":{"name":"U18", "section":"B", "group":"2"},"tag":"6", "homeTeam":"Hart Youth FC - Red", "awayTeam":"Pinewood Panthers"}</text:p>
          </table:table-cell>
          <table:table-cell table:number-columns-repeated="1012"/>
        </table:table-row>
        <table:table-row table:style-name="ro2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table:style-name="ce73"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600000,&quot;duration&quot;:&quot;10m&quot;,&quot;pitch&quot;:&quot;7&quot;,&quot;competition&quot;:{&quot;name&quot;:&quot;U18&quot;, &quot;section&quot;:&quot;Champions League&quot;, &quot;group&quot;:&quot;1&quot;},&quot;tag&quot;:&quot;7&quot;, &quot;homeTeam&quot;:&quot;Winner Group 1&quot;, &quot;awayTeam&quot;:&quot;2nd Group 2&quot;}" calcext:value-type="string">
            <text:p>{"__v":0,"day":2,"dateTime":42600000,"duration":"10m","pitch":"7","competition":{"name":"U18", "section":"Champions League", "group":"1"},"tag":"7", "homeTeam":"Winner Group 1", "awayTeam":"2nd Group 2"}</text:p>
          </table:table-cell>
          <table:table-cell table:number-columns-repeated="1012"/>
        </table:table-row>
        <table:table-row table:style-name="ro2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table:style-name="ce73"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600000,&quot;duration&quot;:&quot;10m&quot;,&quot;pitch&quot;:&quot;8&quot;,&quot;competition&quot;:{&quot;name&quot;:&quot;U18&quot;, &quot;section&quot;:&quot;Champions League&quot;, &quot;group&quot;:&quot;1&quot;},&quot;tag&quot;:&quot;7&quot;, &quot;homeTeam&quot;:&quot;Winner Group 2&quot;, &quot;awayTeam&quot;:&quot;2nd Group 1&quot;}" calcext:value-type="string">
            <text:p>{"__v":0,"day":2,"dateTime":42600000,"duration":"10m","pitch":"8","competition":{"name":"U18", "section":"Champions League", "group":"1"},"tag":"7", "homeTeam":"Winner Group 2", "awayTeam":"2nd Group 1"}</text:p>
          </table:table-cell>
          <table:table-cell table:number-columns-repeated="1012"/>
        </table:table-row>
        <table:table-row table:style-name="ro2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table:style-name="ce73"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3320000,&quot;duration&quot;:&quot;10m&quot;,&quot;pitch&quot;:&quot;7&quot;,&quot;competition&quot;:{&quot;name&quot;:&quot;U18&quot;, &quot;section&quot;:&quot;Europa League&quot;, &quot;group&quot;:&quot;1&quot;},&quot;tag&quot;:&quot;8&quot;, &quot;homeTeam&quot;:&quot;3rd Group 1&quot;, &quot;awayTeam&quot;:&quot;4th Group 2&quot;}" calcext:value-type="string">
            <text:p>{"__v":0,"day":2,"dateTime":43320000,"duration":"10m","pitch":"7","competition":{"name":"U18", "section":"Europa League", "group":"1"},"tag":"8", "homeTeam":"3rd Group 1", "awayTeam":"4th Group 2"}</text:p>
          </table:table-cell>
          <table:table-cell table:number-columns-repeated="1012"/>
        </table:table-row>
        <table:table-row table:style-name="ro2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table:style-name="ce73"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3320000,&quot;duration&quot;:&quot;10m&quot;,&quot;pitch&quot;:&quot;8&quot;,&quot;competition&quot;:{&quot;name&quot;:&quot;U18&quot;, &quot;section&quot;:&quot;Europa League&quot;, &quot;group&quot;:&quot;1&quot;},&quot;tag&quot;:&quot;8&quot;, &quot;homeTeam&quot;:&quot;3rd Group 2&quot;, &quot;awayTeam&quot;:&quot;4th Group 1&quot;}" calcext:value-type="string">
            <text:p>{"__v":0,"day":2,"dateTime":43320000,"duration":"10m","pitch":"8","competition":{"name":"U18", "section":"Europa League", "group":"1"},"tag":"8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table:style-name="ce73"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4040000,&quot;duration&quot;:&quot;10m&quot;,&quot;pitch&quot;:&quot;7&quot;,&quot;competition&quot;:{&quot;name&quot;:&quot;U18&quot;, &quot;section&quot;:&quot;Champions League&quot;, &quot;group&quot;:&quot;1&quot;},&quot;tag&quot;:&quot;9&quot;, &quot;homeTeam&quot;:&quot;Winner Group 2&quot;, &quot;awayTeam&quot;:&quot;Winner Group 1&quot;}" calcext:value-type="string">
            <text:p>{"__v":0,"day":2,"dateTime":44040000,"duration":"10m","pitch":"7","competition":{"name":"U18", "section":"Champions League", "group":"1"},"tag":"9", "homeTeam":"Winner Group 2", "awayTeam":"Winner Group 1"}</text:p>
          </table:table-cell>
          <table:table-cell table:number-columns-repeated="1012"/>
        </table:table-row>
        <table:table-row table:style-name="ro2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style-name="ce73"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4040000,&quot;duration&quot;:&quot;10m&quot;,&quot;pitch&quot;:&quot;8&quot;,&quot;competition&quot;:{&quot;name&quot;:&quot;U18&quot;, &quot;section&quot;:&quot;Champions League&quot;, &quot;group&quot;:&quot;1&quot;},&quot;tag&quot;:&quot;9&quot;, &quot;homeTeam&quot;:&quot;2nd Group 2&quot;, &quot;awayTeam&quot;:&quot;2nd Group 1&quot;}" calcext:value-type="string">
            <text:p>{"__v":0,"day":2,"dateTime":44040000,"duration":"10m","pitch":"8","competition":{"name":"U18", "section":"Champions League", "group":"1"},"tag":"9", "homeTeam":"2nd Group 2", "awayTeam":"2nd Group 1"}</text:p>
          </table:table-cell>
          <table:table-cell table:number-columns-repeated="1012"/>
        </table:table-row>
        <table:table-row table:style-name="ro2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table:style-name="ce73"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760000,&quot;duration&quot;:&quot;10m&quot;,&quot;pitch&quot;:&quot;7&quot;,&quot;competition&quot;:{&quot;name&quot;:&quot;U18&quot;, &quot;section&quot;:&quot;Europa League&quot;, &quot;group&quot;:&quot;1&quot;},&quot;tag&quot;:&quot;10&quot;, &quot;homeTeam&quot;:&quot;3rd Group 2&quot;, &quot;awayTeam&quot;:&quot;3rd Group 1&quot;}" calcext:value-type="string">
            <text:p>{"__v":0,"day":2,"dateTime":44760000,"duration":"10m","pitch":"7","competition":{"name":"U18", "section":"Europa League", "group":"1"},"tag":"10", "homeTeam":"3rd Group 2", "awayTeam":"3rd Group 1"}</text:p>
          </table:table-cell>
          <table:table-cell table:number-columns-repeated="1012"/>
        </table:table-row>
        <table:table-row table:style-name="ro2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style-name="ce73"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760000,&quot;duration&quot;:&quot;10m&quot;,&quot;pitch&quot;:&quot;8&quot;,&quot;competition&quot;:{&quot;name&quot;:&quot;U18&quot;, &quot;section&quot;:&quot;Europa League&quot;, &quot;group&quot;:&quot;1&quot;},&quot;tag&quot;:&quot;10&quot;, &quot;homeTeam&quot;:&quot;4th Group 2&quot;, &quot;awayTeam&quot;:&quot;4th Group 1&quot;}" calcext:value-type="string">
            <text:p>{"__v":0,"day":2,"dateTime":44760000,"duration":"10m","pitch":"8","competition":{"name":"U18", "section":"Europa League", "group":"1"},"tag":"10", "homeTeam":"4th Group 2", "awayTeam":"4th Group 1"}</text:p>
          </table:table-cell>
          <table:table-cell table:number-columns-repeated="1012"/>
        </table:table-row>
        <table:table-row table:style-name="ro2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5480000" calcext:value-type="float">
            <text:p>454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table:style-name="ce73"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480000,&quot;duration&quot;:&quot;10m&quot;,&quot;pitch&quot;:&quot;7&quot;,&quot;competition&quot;:{&quot;name&quot;:&quot;U18&quot;, &quot;section&quot;:&quot;Champions League&quot;, &quot;group&quot;:&quot;1&quot;},&quot;tag&quot;:&quot;11&quot;, &quot;homeTeam&quot;:&quot;2nd Group 1&quot;, &quot;awayTeam&quot;:&quot;Winner Group 1&quot;}" calcext:value-type="string">
            <text:p>{"__v":0,"day":2,"dateTime":45480000,"duration":"10m","pitch":"7","competition":{"name":"U18", "section":"Champions League", "group":"1"},"tag":"11", "homeTeam":"2nd Group 1", "awayTeam":"Winner Group 1"}</text:p>
          </table:table-cell>
          <table:table-cell table:number-columns-repeated="1012"/>
        </table:table-row>
        <table:table-row table:style-name="ro2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5480000" calcext:value-type="float">
            <text:p>454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style-name="ce73"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480000,&quot;duration&quot;:&quot;10m&quot;,&quot;pitch&quot;:&quot;8&quot;,&quot;competition&quot;:{&quot;name&quot;:&quot;U18&quot;, &quot;section&quot;:&quot;Champions League&quot;, &quot;group&quot;:&quot;1&quot;},&quot;tag&quot;:&quot;11&quot;, &quot;homeTeam&quot;:&quot;2nd Group 2&quot;, &quot;awayTeam&quot;:&quot;Winner Group 2&quot;}" calcext:value-type="string">
            <text:p>{"__v":0,"day":2,"dateTime":45480000,"duration":"10m","pitch":"8","competition":{"name":"U18", "section":"Champions League", "group":"1"},"tag":"11", "homeTeam":"2nd Group 2", "awayTeam":"Winner Group 2"}</text:p>
          </table:table-cell>
          <table:table-cell table:number-columns-repeated="1012"/>
        </table:table-row>
        <table:table-row table:style-name="ro2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table:style-name="ce73"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6200000,&quot;duration&quot;:&quot;10m&quot;,&quot;pitch&quot;:&quot;7&quot;,&quot;competition&quot;:{&quot;name&quot;:&quot;U18&quot;, &quot;section&quot;:&quot;Europa League&quot;, &quot;group&quot;:&quot;1&quot;},&quot;tag&quot;:&quot;12&quot;, &quot;homeTeam&quot;:&quot;4th Group 1&quot;, &quot;awayTeam&quot;:&quot;3rd Group 1&quot;}" calcext:value-type="string">
            <text:p>{"__v":0,"day":2,"dateTime":46200000,"duration":"10m","pitch":"7","competition":{"name":"U18", "section":"Europa League", "group":"1"},"tag":"12", "homeTeam":"4th Group 1", "awayTeam":"3rd Group 1"}</text:p>
          </table:table-cell>
          <table:table-cell table:number-columns-repeated="1012"/>
        </table:table-row>
        <table:table-row table:style-name="ro2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style-name="ce73"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6200000,&quot;duration&quot;:&quot;10m&quot;,&quot;pitch&quot;:&quot;8&quot;,&quot;competition&quot;:{&quot;name&quot;:&quot;U18&quot;, &quot;section&quot;:&quot;Europa League&quot;, &quot;group&quot;:&quot;1&quot;},&quot;tag&quot;:&quot;12&quot;, &quot;homeTeam&quot;:&quot;4th Group 2&quot;, &quot;awayTeam&quot;:&quot;3rd Group 2&quot;}" calcext:value-type="string">
            <text:p>{"__v":0,"day":2,"dateTime":46200000,"duration":"10m","pitch":"8","competition":{"name":"U18", "section":"Europa League", "group":"1"},"tag":"12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x 5 KO P=2,4" table:style-name="ta2" table:print="false">
        <office:forms form:automatic-focus="false" form:apply-design-mode="false"/>
        <table:table-column table:style-name="co4" table:default-cell-style-name="ce73"/>
        <table:table-column table:style-name="co22" table:default-cell-style-name="ce73"/>
        <table:table-column table:style-name="co6" table:default-cell-style-name="ce74"/>
        <table:table-column table:style-name="co12" table:default-cell-style-name="ce74"/>
        <table:table-column table:style-name="co1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19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hridge Park (Harry)" calcext:value-type="string">
            <text:p>Ashridge Park (Harry)</text:p>
          </table:table-cell>
          <table:table-cell table:formula="of:=VLOOKUP([.G3];TRANSLATED_TEAM_NAMES;[.$E3]+1)" office:value-type="string" office:string-value="Hart Youth FC - Red" calcext:value-type="string">
            <text:p>Hart Youth FC - Red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2&quot;},&quot;tag&quot;:&quot;1&quot;, &quot;homeTeam&quot;:&quot;Ashridge Park (Harry)&quot;, &quot;awayTeam&quot;:&quot;Hart Youth FC - Red&quot;}" calcext:value-type="string">
            <text:p>{"__v":0,"day":2,"dateTime":37800000,"duration":"10m","pitch":"8","competition":{"name":"U18", "section":"B", "group":"2"},"tag":"1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STBGFC Boys (U16) 'A'" calcext:value-type="string">
            <text:p>STBGFC Boys (U16) 'A'</text:p>
          </table:table-cell>
          <table:table-cell table:formula="of:=VLOOKUP([.G4];TRANSLATED_TEAM_NAMES;[.$E4]+1)" office:value-type="string" office:string-value="STBGFC Royals - Brooking" calcext:value-type="string">
            <text:p>STBGFC Royals - Brooking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STBGFC Boys (U16) 'A'&quot;, &quot;awayTeam&quot;:&quot;STBGFC Royals - Brooking&quot;}" calcext:value-type="string">
            <text:p>{"__v":0,"day":2,"dateTime":38520000,"duration":"10m","pitch":"7","competition":{"name":"U18", "section":"B", "group":"1"},"tag":"2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Pinewood Panthers" calcext:value-type="string">
            <text:p>Pinewood Panthers</text:p>
          </table:table-cell>
          <table:table-cell table:formula="of:=VLOOKUP([.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 office:value-type="string" office:string-value="STBGFC Royals - Di Canio" calcext:value-type="string">
            <text:p>STBGFC Royals - Di Canio</text:p>
          </table:table-cell>
          <table:table-cell table:formula="of:=VLOOKUP([.G6];TRANSLATED_TEAM_NAMES;[.$E6]+1)" office:value-type="string" office:string-value="Hart Youth FC - Black" calcext:value-type="string">
            <text:p>Hart Youth FC - Black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Di Canio&quot;, &quot;awayTeam&quot;:&quot;Hart Youth FC - Black&quot;}" calcext:value-type="string">
            <text:p>{"__v":0,"day":2,"dateTime":39240000,"duration":"10m","pitch":"7","competition":{"name":"U18", "section":"B", "group":"1"},"tag":"3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240000" calcext:value-type="float">
            <text:p>392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 office:value-type="string" office:string-value="STBGFC Royals - Moore" calcext:value-type="string">
            <text:p>STBGFC Royals - Moore</text:p>
          </table:table-cell>
          <table:table-cell table:formula="of:=VLOOKUP([.G7];TRANSLATED_TEAM_NAMES;[.$E7]+1)" office:value-type="string" office:string-value="Ashridge Park (Harry)" calcext:value-type="string">
            <text:p>Ashridge Park (Harry)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2&quot;},&quot;tag&quot;:&quot;3&quot;, &quot;homeTeam&quot;:&quot;STBGFC Royals - Moore&quot;, &quot;awayTeam&quot;:&quot;Ashridge Park (Harry)&quot;}" calcext:value-type="string">
            <text:p>{"__v":0,"day":2,"dateTime":39240000,"duration":"10m","pitch":"8","competition":{"name":"U18", "section":"B", "group":"2"},"tag":"3", "homeTeam":"STBGFC Royals - Moore", "awayTeam":"Ashridge Park (Harry)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Hurst FC" calcext:value-type="string">
            <text:p>Hurst FC</text:p>
          </table:table-cell>
          <table:table-cell table:formula="of:=VLOOKUP([.G8];TRANSLATED_TEAM_NAMES;[.$E8]+1)" office:value-type="string" office:string-value="STBGFC Boys (U16) 'A'" calcext:value-type="string">
            <text:p>STBGFC Boys (U16) 'A'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Hurst FC&quot;, &quot;awayTeam&quot;:&quot;STBGFC Boys (U16) 'A'&quot;}" calcext:value-type="string">
            <text:p>{"__v":0,"day":2,"dateTime":39960000,"duration":"10m","pitch":"7","competition":{"name":"U18", "section":"B", "group":"1"},"tag":"4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960000" calcext:value-type="float">
            <text:p>399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Hart Youth FC - Red" calcext:value-type="string">
            <text:p>Hart Youth FC - Red</text:p>
          </table:table-cell>
          <table:table-cell table:formula="of:=VLOOKUP([.G9];TRANSLATED_TEAM_NAMES;[.$E9]+1)" office:value-type="string" office:string-value="Pinewood Panthers" calcext:value-type="string">
            <text:p>Pinewood Panther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Hart Youth FC - Red&quot;, &quot;awayTeam&quot;:&quot;Pinewood Panthers&quot;}" calcext:value-type="string">
            <text:p>{"__v":0,"day":2,"dateTime":39960000,"duration":"10m","pitch":"8","competition":{"name":"U18", "section":"B", "group":"2"},"tag":"4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STBGFC Royals - Brooking" calcext:value-type="string">
            <text:p>STBGFC Royals - Brooking</text:p>
          </table:table-cell>
          <table:table-cell table:formula="of:=VLOOKUP([.G10];TRANSLATED_TEAM_NAMES;[.$E10]+1)" office:value-type="string" office:string-value="STBGFC Royals - Di Canio" calcext:value-type="string">
            <text:p>STBGFC Royals - Di Canio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STBGFC Royals - Di Canio&quot;}" calcext:value-type="string">
            <text:p>{"__v":0,"day":2,"dateTime":40680000,"duration":"10m","pitch":"7","competition":{"name":"U18", "section":"B", "group":"1"},"tag":"5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680000" calcext:value-type="float">
            <text:p>406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STBGFC Boys (U16) 'B'" calcext:value-type="string">
            <text:p>STBGFC Boys (U16) 'B'</text:p>
          </table:table-cell>
          <table:table-cell table:formula="of:=VLOOKUP([.G11];TRANSLATED_TEAM_NAMES;[.$E11]+1)" office:value-type="string" office:string-value="STBGFC Royals - Moore" calcext:value-type="string">
            <text:p>STBGFC Royals - Moore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2&quot;},&quot;tag&quot;:&quot;5&quot;, &quot;homeTeam&quot;:&quot;STBGFC Boys (U16) 'B'&quot;, &quot;awayTeam&quot;:&quot;STBGFC Royals - Moore&quot;}" calcext:value-type="string">
            <text:p>{"__v":0,"day":2,"dateTime":40680000,"duration":"10m","pitch":"8","competition":{"name":"U18", "section":"B", "group":"2"},"tag":"5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Hart Youth FC - Black" calcext:value-type="string">
            <text:p>Hart Youth FC - Black</text:p>
          </table:table-cell>
          <table:table-cell table:formula="of:=VLOOKUP([.G12];TRANSLATED_TEAM_NAMES;[.$E12]+1)" office:value-type="string" office:string-value="STBGFC Boys (U16) 'A'" calcext:value-type="string">
            <text:p>STBGFC Boys (U16) 'A'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Hart Youth FC - Black&quot;, &quot;awayTeam&quot;:&quot;STBGFC Boys (U16) 'A'&quot;}" calcext:value-type="string">
            <text:p>{"__v":0,"day":2,"dateTime":41400000,"duration":"10m","pitch":"7","competition":{"name":"U18", "section":"B", "group":"1"},"tag":"6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Ashridge Park (Harry)" calcext:value-type="string">
            <text:p>Ashridge Park (Harry)</text:p>
          </table:table-cell>
          <table:table-cell table:formula="of:=VLOOKUP([.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Ashridge Park (Harry)&quot;, &quot;awayTeam&quot;:&quot;Pinewood Panthers&quot;}" calcext:value-type="string">
            <text:p>{"__v":0,"day":2,"dateTime":41400000,"duration":"10m","pitch":"8","competition":{"name":"U18", "section":"B", "group":"2"},"tag":"6", "homeTeam":"Ashridge Park (Harry)", "awayTeam":"Pinewood Panth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Hurst FC" calcext:value-type="string">
            <text:p>Hurst FC</text:p>
          </table:table-cell>
          <table:table-cell table:formula="of:=VLOOKUP([.G14];TRANSLATED_TEAM_NAMES;[.$E14]+1)" office:value-type="string" office:string-value="STBGFC Royals - Brooking" calcext:value-type="string">
            <text:p>STBGFC Royals - Brooking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Hurst FC&quot;, &quot;awayTeam&quot;:&quot;STBGFC Royals - Brooking&quot;}" calcext:value-type="string">
            <text:p>{"__v":0,"day":2,"dateTime":42120000,"duration":"10m","pitch":"7","competition":{"name":"U18", "section":"B", "group":"1"},"tag":"7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2120000" calcext:value-type="float">
            <text:p>421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Hart Youth FC - Red" calcext:value-type="string">
            <text:p>Hart Youth FC - Red</text:p>
          </table:table-cell>
          <table:table-cell table:formula="of:=VLOOKUP([.G15];TRANSLATED_TEAM_NAMES;[.$E15]+1)" office:value-type="string" office:string-value="STBGFC Boys (U16) 'B'" calcext:value-type="string">
            <text:p>STBGFC Boys (U16) 'B'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2&quot;},&quot;tag&quot;:&quot;7&quot;, &quot;homeTeam&quot;:&quot;Hart Youth FC - Red&quot;, &quot;awayTeam&quot;:&quot;STBGFC Boys (U16) 'B'&quot;}" calcext:value-type="string">
            <text:p>{"__v":0,"day":2,"dateTime":42120000,"duration":"10m","pitch":"8","competition":{"name":"U18", "section":"B", "group":"2"},"tag":"7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840000" calcext:value-type="float">
            <text:p>428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TBGFC Boys (U16) 'A'" calcext:value-type="string">
            <text:p>STBGFC Boys (U16) 'A'</text:p>
          </table:table-cell>
          <table:table-cell table:formula="of:=VLOOKUP([.G16];TRANSLATED_TEAM_NAMES;[.$E16]+1)" office:value-type="string" office:string-value="STBGFC Royals - Di Canio" calcext:value-type="string">
            <text:p>STBGFC Royals - Di Canio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Boys (U16) 'A'&quot;, &quot;awayTeam&quot;:&quot;STBGFC Royals - Di Canio&quot;}" calcext:value-type="string">
            <text:p>{"__v":0,"day":2,"dateTime":42840000,"duration":"10m","pitch":"7","competition":{"name":"U18", "section":"B", "group":"1"},"tag":"8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840000" calcext:value-type="float">
            <text:p>428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Pinewood Panthers" calcext:value-type="string">
            <text:p>Pinewood Panthers</text:p>
          </table:table-cell>
          <table:table-cell table:formula="of:=VLOOKUP([.G17];TRANSLATED_TEAM_NAMES;[.$E17]+1)" office:value-type="string" office:string-value="STBGFC Royals - Moore" calcext:value-type="string">
            <text:p>STBGFC Royals - Moore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Pinewood Panthers&quot;, &quot;awayTeam&quot;:&quot;STBGFC Royals - Moore&quot;}" calcext:value-type="string">
            <text:p>{"__v":0,"day":2,"dateTime":42840000,"duration":"10m","pitch":"8","competition":{"name":"U18", "section":"B", "group":"2"},"tag":"8", "homeTeam":"Pinewood Panthers", "awayTeam":"STBGFC Royals - Moore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STBGFC Royals - Brooking" calcext:value-type="string">
            <text:p>STBGFC Royals - Brooking</text:p>
          </table:table-cell>
          <table:table-cell table:formula="of:=VLOOKUP([.G18];TRANSLATED_TEAM_NAMES;[.$E18]+1)" office:value-type="string" office:string-value="Hart Youth FC - Black" calcext:value-type="string">
            <text:p>Hart Youth FC - Black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Royals - Brooking&quot;, &quot;awayTeam&quot;:&quot;Hart Youth FC - Black&quot;}" calcext:value-type="string">
            <text:p>{"__v":0,"day":2,"dateTime":43560000,"duration":"10m","pitch":"7","competition":{"name":"U18", "section":"B", "group":"1"},"tag":"9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3560000" calcext:value-type="float">
            <text:p>435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STBGFC Boys (U16) 'B'" calcext:value-type="string">
            <text:p>STBGFC Boys (U16) 'B'</text:p>
          </table:table-cell>
          <table:table-cell table:formula="of:=VLOOKUP([.G19];TRANSLATED_TEAM_NAMES;[.$E19]+1)" office:value-type="string" office:string-value="Ashridge Park (Harry)" calcext:value-type="string">
            <text:p>Ashridge Park (Harry)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2&quot;},&quot;tag&quot;:&quot;9&quot;, &quot;homeTeam&quot;:&quot;STBGFC Boys (U16) 'B'&quot;, &quot;awayTeam&quot;:&quot;Ashridge Park (Harry)&quot;}" calcext:value-type="string">
            <text:p>{"__v":0,"day":2,"dateTime":43560000,"duration":"10m","pitch":"8","competition":{"name":"U18", "section":"B", "group":"2"},"tag":"9", "homeTeam":"STBGFC Boys (U16) 'B'", "awayTeam":"Ashridge Park (Harry)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 office:value-type="string" office:string-value="STBGFC Royals - Di Canio" calcext:value-type="string">
            <text:p>STBGFC Royals - Di Canio</text:p>
          </table:table-cell>
          <table:table-cell table:formula="of:=VLOOKUP([.G20];TRANSLATED_TEAM_NAMES;[.$E20]+1)" office:value-type="string" office:string-value="Hurst FC" calcext:value-type="string">
            <text:p>Hurst FC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STBGFC Royals - Di Canio&quot;, &quot;awayTeam&quot;:&quot;Hurst FC&quot;}" calcext:value-type="string">
            <text:p>{"__v":0,"day":2,"dateTime":44280000,"duration":"10m","pitch":"7","competition":{"name":"U18", "section":"B", "group":"1"},"tag":"10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4280000" calcext:value-type="float">
            <text:p>442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Royals - Moore" calcext:value-type="string">
            <text:p>STBGFC Royals - Moore</text:p>
          </table:table-cell>
          <table:table-cell table:formula="of:=VLOOKUP([.G21];TRANSLATED_TEAM_NAMES;[.$E21]+1)" office:value-type="string" office:string-value="Hart Youth FC - Red" calcext:value-type="string">
            <text:p>Hart Youth FC - Red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STBGFC Royals - Moore&quot;, &quot;awayTeam&quot;:&quot;Hart Youth FC - Red&quot;}" calcext:value-type="string">
            <text:p>{"__v":0,"day":2,"dateTime":44280000,"duration":"10m","pitch":"8","competition":{"name":"U18", "section":"B", "group":"2"},"tag":"10", "homeTeam":"STBGFC Royals - Moore", "awayTeam":"Hart Youth FC - Red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5480000" calcext:value-type="float">
            <text:p>45480000</text:p>
          </table:table-cell>
          <table:table-cell table:style-name="ce19" table:formula="of:=AGE_GROUP_TRANSLATED&amp;&quot;_&quot;&amp;SECTION_TRANSLATED&amp;&quot;_PO1&quot;" office:value-type="string" office:string-value="U18_B_PO1" calcext:value-type="string">
            <text:p>U18_B_PO1</text:p>
          </table:table-cell>
          <table:table-cell table:style-name="ce76" table:formula="of:=AGE_GROUP_TRANSLATED&amp;&quot;_&quot;&amp;SECTION_TRANSLATED&amp;&quot;_G1_P4&quot;" office:value-type="string" office:string-value="U18_B_G1_P4" calcext:value-type="string">
            <text:p>U18_B_G1_P4</text:p>
          </table:table-cell>
          <table:table-cell table:style-name="ce77" table:formula="of:=AGE_GROUP_TRANSLATED&amp;&quot;_&quot;&amp;SECTION_TRANSLATED&amp;&quot;_G2_P5&quot;" office:value-type="string" office:string-value="U18_B_G2_P5" calcext:value-type="string">
            <text:p>U18_B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45480000,&quot;duration&quot;:&quot;10m&quot;,&quot;pitch&quot;:&quot;7&quot;,&quot;competition&quot;:{&quot;name&quot;:&quot;U18&quot;, &quot;section&quot;:&quot;B&quot;},&quot;tag&quot;:&quot;PO1&quot;, &quot;homeTeam&quot;:&quot;4th Group 1&quot;, &quot;awayTeam&quot;:&quot;5th Group 2&quot;, &quot;homeTeamFrom&quot;:&quot;U18_B_G1_P4&quot;, &quot;awayTeamFrom&quot;:&quot;U18_B_G2_P5&quot;, &quot;stage2Tag&quot;:&quot;U18_B_PO1&quot;}" calcext:value-type="string">
            <text:p>{"__v":0,"day":2,"dateTime":45480000,"duration":"10m","pitch":"7","competition":{"name":"U18", "section":"B"},"tag":"PO1", "homeTeam":"4th Group 1", "awayTeam":"5th Group 2", "homeTeamFrom":"U18_B_G1_P4", "awayTeamFrom":"U18_B_G2_P5", "stage2Tag":"U18_B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5480000" calcext:value-type="float">
            <text:p>45480000</text:p>
          </table:table-cell>
          <table:table-cell table:style-name="ce19" table:formula="of:=AGE_GROUP_TRANSLATED&amp;&quot;_&quot;&amp;SECTION_TRANSLATED&amp;&quot;_PO2&quot;" office:value-type="string" office:string-value="U18_B_PO2" calcext:value-type="string">
            <text:p>U18_B_PO2</text:p>
          </table:table-cell>
          <table:table-cell table:style-name="ce76" table:formula="of:=AGE_GROUP_TRANSLATED&amp;&quot;_&quot;&amp;SECTION_TRANSLATED&amp;&quot;_G2_P4&quot;" office:value-type="string" office:string-value="U18_B_G2_P4" calcext:value-type="string">
            <text:p>U18_B_G2_P4</text:p>
          </table:table-cell>
          <table:table-cell table:style-name="ce77" table:formula="of:=AGE_GROUP_TRANSLATED&amp;&quot;_&quot;&amp;SECTION_TRANSLATED&amp;&quot;_G1_P5&quot;" office:value-type="string" office:string-value="U18_B_G1_P5" calcext:value-type="string">
            <text:p>U18_B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45480000,&quot;duration&quot;:&quot;10m&quot;,&quot;pitch&quot;:&quot;8&quot;,&quot;competition&quot;:{&quot;name&quot;:&quot;U18&quot;, &quot;section&quot;:&quot;B&quot;},&quot;tag&quot;:&quot;PO2&quot;, &quot;homeTeam&quot;:&quot;4th Group 2&quot;, &quot;awayTeam&quot;:&quot;5th Group 1&quot;, &quot;homeTeamFrom&quot;:&quot;U18_B_G2_P4&quot;, &quot;awayTeamFrom&quot;:&quot;U18_B_G1_P5&quot;, &quot;stage2Tag&quot;:&quot;U18_B_PO2&quot;}" calcext:value-type="string">
            <text:p>{"__v":0,"day":2,"dateTime":45480000,"duration":"10m","pitch":"8","competition":{"name":"U18", "section":"B"},"tag":"PO2", "homeTeam":"4th Group 2", "awayTeam":"5th Group 1", "homeTeamFrom":"U18_B_G2_P4", "awayTeamFrom":"U18_B_G1_P5", "stage2Tag":"U18_B_PO2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1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76"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style-name="ce77" table:formula="of:=AGE_GROUP_TRANSLATED&amp;&quot;_&quot;&amp;SECTION_TRANSLATED&amp;&quot;_G2_P3&quot;" office:value-type="string" office:string-value="U18_B_G2_P3" calcext:value-type="string">
            <text:p>U18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46200000,&quot;duration&quot;:&quot;10m&quot;,&quot;pitch&quot;:&quot;7&quot;,&quot;competition&quot;:{&quot;name&quot;:&quot;U18&quot;, &quot;section&quot;:&quot;B&quot;},&quot;tag&quot;:&quot;QF1&quot;, &quot;homeTeam&quot;:&quot;2nd Group 1&quot;, &quot;awayTeam&quot;:&quot;3rd Group 2&quot;, &quot;homeTeamFrom&quot;:&quot;U18_B_G1_P2&quot;, &quot;awayTeamFrom&quot;:&quot;U18_B_G2_P3&quot;, &quot;stage2Tag&quot;:&quot;U18_B_QF1&quot;}" calcext:value-type="string">
            <text:p>{"__v":0,"day":2,"dateTime":46200000,"duration":"10m","pitch":"7","competition":{"name":"U18", "section":"B"},"tag":"QF1", "homeTeam":"2nd Group 1", "awayTeam":"3rd Group 2", "homeTeamFrom":"U18_B_G1_P2", "awayTeamFrom":"U18_B_G2_P3", "stage2Tag":"U18_B_QF1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76"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style-name="ce77" table:formula="of:=AGE_GROUP_TRANSLATED&amp;&quot;_&quot;&amp;SECTION_TRANSLATED&amp;&quot;_G1_P3&quot;" office:value-type="string" office:string-value="U18_B_G1_P3" calcext:value-type="string">
            <text:p>U18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46200000,&quot;duration&quot;:&quot;10m&quot;,&quot;pitch&quot;:&quot;8&quot;,&quot;competition&quot;:{&quot;name&quot;:&quot;U18&quot;, &quot;section&quot;:&quot;B&quot;},&quot;tag&quot;:&quot;QF2&quot;, &quot;homeTeam&quot;:&quot;2nd Group 2&quot;, &quot;awayTeam&quot;:&quot;3rd Group 1&quot;, &quot;homeTeamFrom&quot;:&quot;U18_B_G2_P2&quot;, &quot;awayTeamFrom&quot;:&quot;U18_B_G1_P3&quot;, &quot;stage2Tag&quot;:&quot;U18_B_QF2&quot;}" calcext:value-type="string">
            <text:p>{"__v":0,"day":2,"dateTime":46200000,"duration":"10m","pitch":"8","competition":{"name":"U18", "section":"B"},"tag":"QF2", "homeTeam":"2nd Group 2", "awayTeam":"3rd Group 1", "homeTeamFrom":"U18_B_G2_P2", "awayTeamFrom":"U18_B_G1_P3", "stage2Tag":"U18_B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46920000" calcext:value-type="float">
            <text:p>46920000</text:p>
          </table:table-cell>
          <table:table-cell table:style-name="ce19"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6"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style-name="ce77" table:formula="of:=AGE_GROUP_TRANSLATED&amp;&quot;_&quot;&amp;SECTION_TRANSLATED&amp;&quot;_PO2&quot;" office:value-type="string" office:string-value="U18_B_PO2" calcext:value-type="string">
            <text:p>U18_B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46920000,&quot;duration&quot;:&quot;10m&quot;,&quot;pitch&quot;:&quot;7&quot;,&quot;competition&quot;:{&quot;name&quot;:&quot;U18&quot;, &quot;section&quot;:&quot;B&quot;},&quot;tag&quot;:&quot;QF3&quot;, &quot;homeTeam&quot;:&quot;Winner Group 1&quot;, &quot;awayTeam&quot;:&quot;Winner PO2&quot;, &quot;homeTeamFrom&quot;:&quot;U18_B_G1_P1&quot;, &quot;awayTeamFrom&quot;:&quot;U18_B_PO2&quot;, &quot;stage2Tag&quot;:&quot;U18_B_QF3&quot;}" calcext:value-type="string">
            <text:p>{"__v":0,"day":2,"dateTime":46920000,"duration":"10m","pitch":"7","competition":{"name":"U18", "section":"B"},"tag":"QF3", "homeTeam":"Winner Group 1", "awayTeam":"Winner PO2", "homeTeamFrom":"U18_B_G1_P1", "awayTeamFrom":"U18_B_PO2", "stage2Tag":"U18_B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46920000" calcext:value-type="float">
            <text:p>46920000</text:p>
          </table:table-cell>
          <table:table-cell table:style-name="ce19"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6"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style-name="ce77" table:formula="of:=AGE_GROUP_TRANSLATED&amp;&quot;_&quot;&amp;SECTION_TRANSLATED&amp;&quot;_PO1&quot;" office:value-type="string" office:string-value="U18_B_PO1" calcext:value-type="string">
            <text:p>U18_B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46920000,&quot;duration&quot;:&quot;10m&quot;,&quot;pitch&quot;:&quot;8&quot;,&quot;competition&quot;:{&quot;name&quot;:&quot;U18&quot;, &quot;section&quot;:&quot;B&quot;},&quot;tag&quot;:&quot;QF4&quot;, &quot;homeTeam&quot;:&quot;Winner Group 2&quot;, &quot;awayTeam&quot;:&quot;Winner PO1&quot;, &quot;homeTeamFrom&quot;:&quot;U18_B_G2_P1&quot;, &quot;awayTeamFrom&quot;:&quot;U18_B_PO1&quot;, &quot;stage2Tag&quot;:&quot;U18_B_QF4&quot;}" calcext:value-type="string">
            <text:p>{"__v":0,"day":2,"dateTime":46920000,"duration":"10m","pitch":"8","competition":{"name":"U18", "section":"B"},"tag":"QF4", "homeTeam":"Winner Group 2", "awayTeam":"Winner PO1", "homeTeamFrom":"U18_B_G2_P1", "awayTeamFrom":"U18_B_PO1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47640000" calcext:value-type="float">
            <text:p>47640000</text:p>
          </table:table-cell>
          <table:table-cell table:style-name="ce19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76"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77"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47640000,&quot;duration&quot;:&quot;10m&quot;,&quot;pitch&quot;:&quot;7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47640000,"duration":"10m","pitch":"7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47640000" calcext:value-type="float">
            <text:p>47640000</text:p>
          </table:table-cell>
          <table:table-cell table:style-name="ce19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6"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77"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47640000,&quot;duration&quot;:&quot;10m&quot;,&quot;pitch&quot;:&quot;8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47640000,"duration":"10m","pitch":"8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48360000" calcext:value-type="float">
            <text:p>48360000</text:p>
          </table:table-cell>
          <table:table-cell table:style-name="ce19"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style-name="ce76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77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4836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4836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 - Di Canio" calcext:value-type="string">
            <text:p>STBGFC Royals - Di Canio</text:p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STBGFC Royals - Di Canio&quot;, &quot;awayTeam&quot;:&quot;&quot;}" calcext:value-type="string">
            <text:p>{"__v":0,"day":2,"dateTime":37800000,"duration":"10m","pitch":"7","competition":{"name":"U18", "section":"B", "group":"1"},"tag":"1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TBGFC Boys (U16) 'A'" calcext:value-type="string">
            <text:p>STBGFC Boys (U16) 'A'</text:p>
          </table:table-cell>
          <table:table-cell table:formula="of:=VLOOKUP([.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Royals - Moore" calcext:value-type="string">
            <text:p>STBGFC Royals - Moore</text:p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2&quot;},&quot;tag&quot;:&quot;2&quot;, &quot;homeTeam&quot;:&quot;STBGFC Royals - Moore&quot;, &quot;awayTeam&quot;:&quot;&quot;}" calcext:value-type="string">
            <text:p>{"__v":0,"day":2,"dateTime":38520000,"duration":"10m","pitch":"7","competition":{"name":"U18", "section":"B", "group":"2"},"tag":"2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Pinewood Panthers" calcext:value-type="string">
            <text:p>Pinewood Panthers</text:p>
          </table:table-cell>
          <table:table-cell table:formula="of:=VLOOKUP([.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240000" calcext:value-type="float">
            <text:p>392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Hart Youth FC - Black" calcext:value-type="string">
            <text:p>Hart Youth FC - Black</text:p>
          </table:table-cell>
          <table:table-cell table:formula="of:=VLOOKUP([.G6];TRANSLATED_TEAM_NAMES;[.$E6]+1)" office:value-type="string" office:string-value="Hurst FC" calcext:value-type="string">
            <text:p>Hurst FC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Hart Youth FC - Black&quot;, &quot;awayTeam&quot;:&quot;Hurst FC&quot;}" calcext:value-type="string">
            <text:p>{"__v":0,"day":2,"dateTime":39240000,"duration":"10m","pitch":"7","competition":{"name":"U18", "section":"B", "group":"1"},"tag":"3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yals - Brooking" calcext:value-type="string">
            <text:p>STBGFC Royals - Brooking</text:p>
          </table:table-cell>
          <table:table-cell table:formula="of:=VLOOKUP([.G7];TRANSLATED_TEAM_NAMES;[.$E7]+1)" office:value-type="string" office:string-value="STBGFC Royals - Di Canio" calcext:value-type="string">
            <text:p>STBGFC Royals - Di Canio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STBGFC Royals - Brooking&quot;, &quot;awayTeam&quot;:&quot;STBGFC Royals - Di Canio&quot;}" calcext:value-type="string">
            <text:p>{"__v":0,"day":2,"dateTime":39240000,"duration":"10m","pitch":"8","competition":{"name":"U18", "section":"B", "group":"1"},"tag":"3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Ashridge Park (Harry)" calcext:value-type="string">
            <text:p>Ashridge Park (Harry)</text:p>
          </table:table-cell>
          <table:table-cell table:formula="of:=VLOOKUP([.G8];TRANSLATED_TEAM_NAMES;[.$E8]+1)" office:value-type="string" office:string-value="Hart Youth FC - Red" calcext:value-type="string">
            <text:p>Hart Youth FC - Red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2&quot;},&quot;tag&quot;:&quot;4&quot;, &quot;homeTeam&quot;:&quot;Ashridge Park (Harry)&quot;, &quot;awayTeam&quot;:&quot;Hart Youth FC - Red&quot;}" calcext:value-type="string">
            <text:p>{"__v":0,"day":2,"dateTime":39960000,"duration":"10m","pitch":"7","competition":{"name":"U18", "section":"B", "group":"2"},"tag":"4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TBGFC Boys (U16) 'B'" calcext:value-type="string">
            <text:p>STBGFC Boys (U16) 'B'</text:p>
          </table:table-cell>
          <table:table-cell table:formula="of:=VLOOKUP([.G9];TRANSLATED_TEAM_NAMES;[.$E9]+1)" office:value-type="string" office:string-value="STBGFC Royals - Moore" calcext:value-type="string">
            <text:p>STBGFC Royals - Moore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STBGFC Boys (U16) 'B'&quot;, &quot;awayTeam&quot;:&quot;STBGFC Royals - Moore&quot;}" calcext:value-type="string">
            <text:p>{"__v":0,"day":2,"dateTime":39960000,"duration":"10m","pitch":"8","competition":{"name":"U18", "section":"B", "group":"2"},"tag":"4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Hart Youth FC - Black" calcext:value-type="string">
            <text:p>Hart Youth FC - Black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&quot;, &quot;awayTeam&quot;:&quot;Hart Youth FC - Black&quot;}" calcext:value-type="string">
            <text:p>{"__v":0,"day":2,"dateTime":40680000,"duration":"10m","pitch":"7","competition":{"name":"U18", "section":"B", "group":"1"},"tag":"5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Hurst FC" calcext:value-type="string">
            <text:p>Hurst FC</text:p>
          </table:table-cell>
          <table:table-cell table:formula="of:=VLOOKUP([.G11];TRANSLATED_TEAM_NAMES;[.$E11]+1)" office:value-type="string" office:string-value="STBGFC Boys (U16) 'A'" calcext:value-type="string">
            <text:p>STBGFC Boys (U16) 'A'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STBGFC Boys (U16) 'A'&quot;}" calcext:value-type="string">
            <text:p>{"__v":0,"day":2,"dateTime":40680000,"duration":"10m","pitch":"8","competition":{"name":"U18", "section":"B", "group":"1"},"tag":"5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Ashridge Park (Harry)" calcext:value-type="string">
            <text:p>Ashridge Park (Harry)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&quot;, &quot;awayTeam&quot;:&quot;Ashridge Park (Harry)&quot;}" calcext:value-type="string">
            <text:p>{"__v":0,"day":2,"dateTime":41400000,"duration":"10m","pitch":"7","competition":{"name":"U18", "section":"B", "group":"2"},"tag":"6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Hart Youth FC - Red" calcext:value-type="string">
            <text:p>Hart Youth FC - Red</text:p>
          </table:table-cell>
          <table:table-cell table:formula="of:=VLOOKUP([.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Hart Youth FC - Red&quot;, &quot;awayTeam&quot;:&quot;Pinewood Panthers&quot;}" calcext:value-type="string">
            <text:p>{"__v":0,"day":2,"dateTime":41400000,"duration":"10m","pitch":"8","competition":{"name":"U18", "section":"B", "group":"2"},"tag":"6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STBGFC Royals - Brooking" calcext:value-type="string">
            <text:p>STBGFC Royals - Brooking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STBGFC Royals - Brooking&quot;, &quot;awayTeam&quot;:&quot;&quot;}" calcext:value-type="string">
            <text:p>{"__v":0,"day":2,"dateTime":42120000,"duration":"10m","pitch":"7","competition":{"name":"U18", "section":"B", "group":"1"},"tag":"7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TBGFC Royals - Di Canio" calcext:value-type="string">
            <text:p>STBGFC Royals - Di Canio</text:p>
          </table:table-cell>
          <table:table-cell table:formula="of:=VLOOKUP([.G15];TRANSLATED_TEAM_NAMES;[.$E15]+1)" office:value-type="string" office:string-value="Hurst FC" calcext:value-type="string">
            <text:p>Hurst FC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STBGFC Royals - Di Canio&quot;, &quot;awayTeam&quot;:&quot;Hurst FC&quot;}" calcext:value-type="string">
            <text:p>{"__v":0,"day":2,"dateTime":42120000,"duration":"10m","pitch":"8","competition":{"name":"U18", "section":"B", "group":"1"},"tag":"7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840000" calcext:value-type="float">
            <text:p>428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STBGFC Boys (U16) 'B'" calcext:value-type="string">
            <text:p>STBGFC Boys (U16) 'B'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2&quot;},&quot;tag&quot;:&quot;8&quot;, &quot;homeTeam&quot;:&quot;STBGFC Boys (U16) 'B'&quot;, &quot;awayTeam&quot;:&quot;&quot;}" calcext:value-type="string">
            <text:p>{"__v":0,"day":2,"dateTime":42840000,"duration":"10m","pitch":"7","competition":{"name":"U18", "section":"B", "group":"2"},"tag":"8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840000" calcext:value-type="float">
            <text:p>428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 office:value-type="string" office:string-value="STBGFC Royals - Moore" calcext:value-type="string">
            <text:p>STBGFC Royals - Moore</text:p>
          </table:table-cell>
          <table:table-cell table:formula="of:=VLOOKUP([.G17];TRANSLATED_TEAM_NAMES;[.$E17]+1)" office:value-type="string" office:string-value="Hart Youth FC - Red" calcext:value-type="string">
            <text:p>Hart Youth FC - Red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STBGFC Royals - Moore&quot;, &quot;awayTeam&quot;:&quot;Hart Youth FC - Red&quot;}" calcext:value-type="string">
            <text:p>{"__v":0,"day":2,"dateTime":42840000,"duration":"10m","pitch":"8","competition":{"name":"U18", "section":"B", "group":"2"},"tag":"8", "homeTeam":"STBGFC Royals - Moore", "awayTeam":"Hart Youth FC - Red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3560000" calcext:value-type="float">
            <text:p>435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Hart Youth FC - Black" calcext:value-type="string">
            <text:p>Hart Youth FC - Black</text:p>
          </table:table-cell>
          <table:table-cell table:formula="of:=VLOOKUP([.G18];TRANSLATED_TEAM_NAMES;[.$E18]+1)" office:value-type="string" office:string-value="STBGFC Boys (U16) 'A'" calcext:value-type="string">
            <text:p>STBGFC Boys (U16) 'A'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Hart Youth FC - Black&quot;, &quot;awayTeam&quot;:&quot;STBGFC Boys (U16) 'A'&quot;}" calcext:value-type="string">
            <text:p>{"__v":0,"day":2,"dateTime":43560000,"duration":"10m","pitch":"7","competition":{"name":"U18", "section":"B", "group":"1"},"tag":"9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Hurst FC" calcext:value-type="string">
            <text:p>Hurst FC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&quot;, &quot;awayTeam&quot;:&quot;Hurst FC&quot;}" calcext:value-type="string">
            <text:p>{"__v":0,"day":2,"dateTime":43560000,"duration":"10m","pitch":"8","competition":{"name":"U18", "section":"B", "group":"1"},"tag":"9", "homeTeam":"", "awayTeam":"Hurst F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4280000" calcext:value-type="float">
            <text:p>4428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Ashridge Park (Harry)" calcext:value-type="string">
            <text:p>Ashridge Park (Harry)</text:p>
          </table:table-cell>
          <table:table-cell table:formula="of:=VLOOKUP([.G20];TRANSLATED_TEAM_NAMES;[.$E20]+1)" office:value-type="string" office:string-value="Pinewood Panthers" calcext:value-type="string">
            <text:p>Pinewood Panthers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2&quot;},&quot;tag&quot;:&quot;10&quot;, &quot;homeTeam&quot;:&quot;Ashridge Park (Harry)&quot;, &quot;awayTeam&quot;:&quot;Pinewood Panthers&quot;}" calcext:value-type="string">
            <text:p>{"__v":0,"day":2,"dateTime":44280000,"duration":"10m","pitch":"7","competition":{"name":"U18", "section":"B", "group":"2"},"tag":"10", "homeTeam":"Ashridge Park (Harry)", "awayTeam":"Pinewood Panther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4280000" calcext:value-type="float">
            <text:p>442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Hart Youth FC - Red" calcext:value-type="string">
            <text:p>Hart Youth FC - Red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&quot;, &quot;awayTeam&quot;:&quot;Hart Youth FC - Red&quot;}" calcext:value-type="string">
            <text:p>{"__v":0,"day":2,"dateTime":44280000,"duration":"10m","pitch":"8","competition":{"name":"U18", "section":"B", "group":"2"},"tag":"10", "homeTeam":"", "awayTeam":"Hart Youth FC - Red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yals - Brooking" calcext:value-type="string">
            <text:p>STBGFC Royals - Brooking</text:p>
          </table:table-cell>
          <table:table-cell table:formula="of:=VLOOKUP([.G22];TRANSLATED_TEAM_NAMES;[.$E22]+1)" office:value-type="string" office:string-value="Hart Youth FC - Black" calcext:value-type="string">
            <text:p>Hart Youth FC - Black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STBGFC Royals - Brooking&quot;, &quot;awayTeam&quot;:&quot;Hart Youth FC - Black&quot;}" calcext:value-type="string">
            <text:p>{"__v":0,"day":2,"dateTime":45000000,"duration":"10m","pitch":"7","competition":{"name":"U18", "section":"B", "group":"1"},"tag":"11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STBGFC Boys (U16) 'A'" calcext:value-type="string">
            <text:p>STBGFC Boys (U16) 'A'</text:p>
          </table:table-cell>
          <table:table-cell table:formula="of:=VLOOKUP([.G23];TRANSLATED_TEAM_NAMES;[.$E23]+1)" office:value-type="string" office:string-value="STBGFC Royals - Di Canio" calcext:value-type="string">
            <text:p>STBGFC Royals - Di Canio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STBGFC Boys (U16) 'A'&quot;, &quot;awayTeam&quot;:&quot;STBGFC Royals - Di Canio&quot;}" calcext:value-type="string">
            <text:p>{"__v":0,"day":2,"dateTime":45000000,"duration":"10m","pitch":"8","competition":{"name":"U18", "section":"B", "group":"1"},"tag":"11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5720000" calcext:value-type="float">
            <text:p>457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Boys (U16) 'B'" calcext:value-type="string">
            <text:p>STBGFC Boys (U16) 'B'</text:p>
          </table:table-cell>
          <table:table-cell table:formula="of:=VLOOKUP([.G24];TRANSLATED_TEAM_NAMES;[.$E24]+1)" office:value-type="string" office:string-value="Ashridge Park (Harry)" calcext:value-type="string">
            <text:p>Ashridge Park (Harry)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2&quot;},&quot;tag&quot;:&quot;12&quot;, &quot;homeTeam&quot;:&quot;STBGFC Boys (U16) 'B'&quot;, &quot;awayTeam&quot;:&quot;Ashridge Park (Harry)&quot;}" calcext:value-type="string">
            <text:p>{"__v":0,"day":2,"dateTime":45720000,"duration":"10m","pitch":"7","competition":{"name":"U18", "section":"B", "group":"2"},"tag":"12", "homeTeam":"STBGFC Boys (U16) 'B'", "awayTeam":"Ashridge Park (Harry)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5720000" calcext:value-type="float">
            <text:p>457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Pinewood Panthers" calcext:value-type="string">
            <text:p>Pinewood Panthers</text:p>
          </table:table-cell>
          <table:table-cell table:formula="of:=VLOOKUP([.G25];TRANSLATED_TEAM_NAMES;[.$E25]+1)" office:value-type="string" office:string-value="STBGFC Royals - Moore" calcext:value-type="string">
            <text:p>STBGFC Royals - Moore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2&quot;},&quot;tag&quot;:&quot;12&quot;, &quot;homeTeam&quot;:&quot;Pinewood Panthers&quot;, &quot;awayTeam&quot;:&quot;STBGFC Royals - Moore&quot;}" calcext:value-type="string">
            <text:p>{"__v":0,"day":2,"dateTime":45720000,"duration":"10m","pitch":"8","competition":{"name":"U18", "section":"B", "group":"2"},"tag":"12", "homeTeam":"Pinewood Panthers", "awayTeam":"STBGFC Royals - Moore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Hurst FC" calcext:value-type="string">
            <text:p>Hurst FC</text:p>
          </table:table-cell>
          <table:table-cell table:formula="of:=VLOOKUP([.G26];TRANSLATED_TEAM_NAMES;[.$E26]+1)" office:value-type="string" office:string-value="STBGFC Royals - Brooking" calcext:value-type="string">
            <text:p>STBGFC Royals - Brooking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Hurst FC&quot;, &quot;awayTeam&quot;:&quot;STBGFC Royals - Brooking&quot;}" calcext:value-type="string">
            <text:p>{"__v":0,"day":2,"dateTime":46440000,"duration":"10m","pitch":"7","competition":{"name":"U18", "section":"B", "group":"1"},"tag":"13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STBGFC Boys (U16) 'A'" calcext:value-type="string">
            <text:p>STBGFC Boys (U16) 'A'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STBGFC Boys (U16) 'A'&quot;, &quot;awayTeam&quot;:&quot;&quot;}" calcext:value-type="string">
            <text:p>{"__v":0,"day":2,"dateTime":46440000,"duration":"10m","pitch":"8","competition":{"name":"U18", "section":"B", "group":"1"},"tag":"13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7160000" calcext:value-type="float">
            <text:p>471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Hart Youth FC - Red" calcext:value-type="string">
            <text:p>Hart Youth FC - Red</text:p>
          </table:table-cell>
          <table:table-cell table:formula="of:=VLOOKUP([.G28];TRANSLATED_TEAM_NAMES;[.$E28]+1)" office:value-type="string" office:string-value="STBGFC Boys (U16) 'B'" calcext:value-type="string">
            <text:p>STBGFC Boys (U16) 'B'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2&quot;},&quot;tag&quot;:&quot;14&quot;, &quot;homeTeam&quot;:&quot;Hart Youth FC - Red&quot;, &quot;awayTeam&quot;:&quot;STBGFC Boys (U16) 'B'&quot;}" calcext:value-type="string">
            <text:p>{"__v":0,"day":2,"dateTime":47160000,"duration":"10m","pitch":"7","competition":{"name":"U18", "section":"B", "group":"2"},"tag":"14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7160000" calcext:value-type="float">
            <text:p>471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Pinewood Panthers" calcext:value-type="string">
            <text:p>Pinewood Panthers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2&quot;},&quot;tag&quot;:&quot;14&quot;, &quot;homeTeam&quot;:&quot;Pinewood Panthers&quot;, &quot;awayTeam&quot;:&quot;&quot;}" calcext:value-type="string">
            <text:p>{"__v":0,"day":2,"dateTime":47160000,"duration":"10m","pitch":"8","competition":{"name":"U18", "section":"B", "group":"2"},"tag":"14", "homeTeam":"Pinewood Panther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7880000" calcext:value-type="float">
            <text:p>478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yals - Di Canio" calcext:value-type="string">
            <text:p>STBGFC Royals - Di Canio</text:p>
          </table:table-cell>
          <table:table-cell table:formula="of:=VLOOKUP([.G30];TRANSLATED_TEAM_NAMES;[.$E30]+1)" office:value-type="string" office:string-value="Hart Youth FC - Black" calcext:value-type="string">
            <text:p>Hart Youth FC - Black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1&quot;},&quot;tag&quot;:&quot;15&quot;, &quot;homeTeam&quot;:&quot;STBGFC Royals - Di Canio&quot;, &quot;awayTeam&quot;:&quot;Hart Youth FC - Black&quot;}" calcext:value-type="string">
            <text:p>{"__v":0,"day":2,"dateTime":47880000,"duration":"10m","pitch":"7","competition":{"name":"U18", "section":"B", "group":"1"},"tag":"15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7880000" calcext:value-type="float">
            <text:p>478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Royals - Moore" calcext:value-type="string">
            <text:p>STBGFC Royals - Moore</text:p>
          </table:table-cell>
          <table:table-cell table:formula="of:=VLOOKUP([.G31];TRANSLATED_TEAM_NAMES;[.$E31]+1)" office:value-type="string" office:string-value="Ashridge Park (Harry)" calcext:value-type="string">
            <text:p>Ashridge Park (Harry)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2&quot;},&quot;tag&quot;:&quot;15&quot;, &quot;homeTeam&quot;:&quot;STBGFC Royals - Moore&quot;, &quot;awayTeam&quot;:&quot;Ashridge Park (Harry)&quot;}" calcext:value-type="string">
            <text:p>{"__v":0,"day":2,"dateTime":47880000,"duration":"10m","pitch":"8","competition":{"name":"U18", "section":"B", "group":"2"},"tag":"15", "homeTeam":"STBGFC Royals - Moore", "awayTeam":"Ashridge Park (Harry)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49080000" calcext:value-type="float">
            <text:p>49080000</text:p>
          </table:table-cell>
          <table:table-cell table:style-name="ce19"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formula="of:=AGE_GROUP_TRANSLATED&amp;&quot;_&quot;&amp;SECTION_TRANSLATED&amp;&quot;_G2_P4&quot;" office:value-type="string" office:string-value="U18_B_G2_P4" calcext:value-type="string">
            <text:p>U18_B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9080000,&quot;duration&quot;:&quot;10m&quot;,&quot;pitch&quot;:&quot;7&quot;,&quot;competition&quot;:{&quot;name&quot;:&quot;U18&quot;, &quot;section&quot;:&quot;B&quot;},&quot;tag&quot;:&quot;QF1&quot;, &quot;homeTeam&quot;:&quot;Winner Group 1&quot;, &quot;awayTeam&quot;:&quot;4th Group 2&quot;, &quot;homeTeamFrom&quot;:&quot;U18_B_G1_P1&quot;, &quot;awayTeamFrom&quot;:&quot;U18_B_G2_P4&quot;, &quot;stage2Tag&quot;:&quot;U18_B_QF1&quot;}" calcext:value-type="string">
            <text:p>{"__v":0,"day":2,"dateTime":49080000,"duration":"10m","pitch":"7","competition":{"name":"U18", "section":"B"},"tag":"QF1", "homeTeam":"Winner Group 1", "awayTeam":"4th Group 2", "homeTeamFrom":"U18_B_G1_P1", "awayTeamFrom":"U18_B_G2_P4", "stage2Tag":"U18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49080000" calcext:value-type="float">
            <text:p>49080000</text:p>
          </table:table-cell>
          <table:table-cell table:style-name="ce19"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formula="of:=AGE_GROUP_TRANSLATED&amp;&quot;_&quot;&amp;SECTION_TRANSLATED&amp;&quot;_G1_P4&quot;" office:value-type="string" office:string-value="U18_B_G1_P4" calcext:value-type="string">
            <text:p>U18_B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9080000,&quot;duration&quot;:&quot;10m&quot;,&quot;pitch&quot;:&quot;8&quot;,&quot;competition&quot;:{&quot;name&quot;:&quot;U18&quot;, &quot;section&quot;:&quot;B&quot;},&quot;tag&quot;:&quot;QF2&quot;, &quot;homeTeam&quot;:&quot;Winner Group 2&quot;, &quot;awayTeam&quot;:&quot;4th Group 1&quot;, &quot;homeTeamFrom&quot;:&quot;U18_B_G2_P1&quot;, &quot;awayTeamFrom&quot;:&quot;U18_B_G1_P4&quot;, &quot;stage2Tag&quot;:&quot;U18_B_QF2&quot;}" calcext:value-type="string">
            <text:p>{"__v":0,"day":2,"dateTime":49080000,"duration":"10m","pitch":"8","competition":{"name":"U18", "section":"B"},"tag":"QF2", "homeTeam":"Winner Group 2", "awayTeam":"4th Group 1", "homeTeamFrom":"U18_B_G2_P1", "awayTeamFrom":"U18_B_G1_P4", "stage2Tag":"U18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49800000" calcext:value-type="float">
            <text:p>49800000</text:p>
          </table:table-cell>
          <table:table-cell table:style-name="ce19"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formula="of:=AGE_GROUP_TRANSLATED&amp;&quot;_&quot;&amp;SECTION_TRANSLATED&amp;&quot;_G2_P3&quot;" office:value-type="string" office:string-value="U18_B_G2_P3" calcext:value-type="string">
            <text:p>U18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9800000,&quot;duration&quot;:&quot;10m&quot;,&quot;pitch&quot;:&quot;7&quot;,&quot;competition&quot;:{&quot;name&quot;:&quot;U18&quot;, &quot;section&quot;:&quot;B&quot;},&quot;tag&quot;:&quot;QF3&quot;, &quot;homeTeam&quot;:&quot;2nd Group 1&quot;, &quot;awayTeam&quot;:&quot;3rd Group 2&quot;, &quot;homeTeamFrom&quot;:&quot;U18_B_G1_P2&quot;, &quot;awayTeamFrom&quot;:&quot;U18_B_G2_P3&quot;, &quot;stage2Tag&quot;:&quot;U18_B_QF3&quot;}" calcext:value-type="string">
            <text:p>{"__v":0,"day":2,"dateTime":49800000,"duration":"10m","pitch":"7","competition":{"name":"U18", "section":"B"},"tag":"QF3", "homeTeam":"2nd Group 1", "awayTeam":"3rd Group 2", "homeTeamFrom":"U18_B_G1_P2", "awayTeamFrom":"U18_B_G2_P3", "stage2Tag":"U18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49800000" calcext:value-type="float">
            <text:p>49800000</text:p>
          </table:table-cell>
          <table:table-cell table:style-name="ce19"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formula="of:=AGE_GROUP_TRANSLATED&amp;&quot;_&quot;&amp;SECTION_TRANSLATED&amp;&quot;_G1_P3&quot;" office:value-type="string" office:string-value="U18_B_G1_P3" calcext:value-type="string">
            <text:p>U18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9800000,&quot;duration&quot;:&quot;10m&quot;,&quot;pitch&quot;:&quot;8&quot;,&quot;competition&quot;:{&quot;name&quot;:&quot;U18&quot;, &quot;section&quot;:&quot;B&quot;},&quot;tag&quot;:&quot;QF4&quot;, &quot;homeTeam&quot;:&quot;2nd Group 2&quot;, &quot;awayTeam&quot;:&quot;3rd Group 1&quot;, &quot;homeTeamFrom&quot;:&quot;U18_B_G2_P2&quot;, &quot;awayTeamFrom&quot;:&quot;U18_B_G1_P3&quot;, &quot;stage2Tag&quot;:&quot;U18_B_QF4&quot;}" calcext:value-type="string">
            <text:p>{"__v":0,"day":2,"dateTime":49800000,"duration":"10m","pitch":"8","competition":{"name":"U18", "section":"B"},"tag":"QF4", "homeTeam":"2nd Group 2", "awayTeam":"3rd Group 1", "homeTeamFrom":"U18_B_G2_P2", "awayTeamFrom":"U18_B_G1_P3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50520000" calcext:value-type="float">
            <text:p>50520000</text:p>
          </table:table-cell>
          <table:table-cell table:style-name="ce19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50520000,&quot;duration&quot;:&quot;10m&quot;,&quot;pitch&quot;:&quot;7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50520000,"duration":"10m","pitch":"7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50520000" calcext:value-type="float">
            <text:p>50520000</text:p>
          </table:table-cell>
          <table:table-cell table:style-name="ce19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50520000,&quot;duration&quot;:&quot;10m&quot;,&quot;pitch&quot;:&quot;8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50520000,"duration":"10m","pitch":"8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51240000" calcext:value-type="float">
            <text:p>51240000</text:p>
          </table:table-cell>
          <table:table-cell table:style-name="ce19"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124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5124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hridge Park (Harry)" calcext:value-type="string">
            <text:p>Ashridge Park (Harry)</text:p>
          </table:table-cell>
          <table:table-cell table:formula="of:=VLOOKUP([.G3];TRANSLATED_TEAM_NAMES;[.$E3]+1)" office:value-type="string" office:string-value="Hart Youth FC - Red" calcext:value-type="string">
            <text:p>Hart Youth FC - Red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2&quot;},&quot;tag&quot;:&quot;1&quot;, &quot;homeTeam&quot;:&quot;Ashridge Park (Harry)&quot;, &quot;awayTeam&quot;:&quot;Hart Youth FC - Red&quot;}" calcext:value-type="string">
            <text:p>{"__v":0,"day":2,"dateTime":37800000,"duration":"10m","pitch":"8","competition":{"name":"U18", "section":"B", "group":"2"},"tag":"1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520000" calcext:value-type="float">
            <text:p>385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 office:value-type="string" office:string-value="STBGFC Royals - Di Canio" calcext:value-type="string">
            <text:p>STBGFC Royals - Di Canio</text:p>
          </table:table-cell>
          <table:table-cell table:formula="of:=VLOOKUP([.G4];TRANSLATED_TEAM_NAMES;[.$E4]+1)" office:value-type="string" office:string-value="STBGFC Boys (U16) 'A'" calcext:value-type="string">
            <text:p>STBGFC Boys (U16) 'A'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STBGFC Royals - Di Canio&quot;, &quot;awayTeam&quot;:&quot;STBGFC Boys (U16) 'A'&quot;}" calcext:value-type="string">
            <text:p>{"__v":0,"day":2,"dateTime":38520000,"duration":"10m","pitch":"7","competition":{"name":"U18", "section":"B", "group":"1"},"tag":"2", "homeTeam":"STBGFC Royals - Di Canio", "awayTeam":"STBGFC Boys (U16) 'A'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STBGFC Royals - Moore" calcext:value-type="string">
            <text:p>STBGFC Royals - Moore</text:p>
          </table:table-cell>
          <table:table-cell table:formula="of:=VLOOKUP([.G5];TRANSLATED_TEAM_NAMES;[.$E5]+1)" office:value-type="string" office:string-value="Pinewood Panthers" calcext:value-type="string">
            <text:p>Pinewood Panth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STBGFC Royals - Moore&quot;, &quot;awayTeam&quot;:&quot;Pinewood Panthers&quot;}" calcext:value-type="string">
            <text:p>{"__v":0,"day":2,"dateTime":38520000,"duration":"10m","pitch":"8","competition":{"name":"U18", "section":"B", "group":"2"},"tag":"2", "homeTeam":"STBGFC Royals - Moore", "awayTeam":"Pinewood Panth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STBGFC Royals - Brooking" calcext:value-type="string">
            <text:p>STBGFC Royals - Brooking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Brooking&quot;, &quot;awayTeam&quot;:&quot;&quot;}" calcext:value-type="string">
            <text:p>{"__v":0,"day":2,"dateTime":39240000,"duration":"10m","pitch":"7","competition":{"name":"U18", "section":"B", "group":"1"},"tag":"3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240000" calcext:value-type="float">
            <text:p>392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STBGFC Boys (U16) 'B'" calcext:value-type="string">
            <text:p>STBGFC Boys (U16) 'B'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2&quot;},&quot;tag&quot;:&quot;3&quot;, &quot;homeTeam&quot;:&quot;STBGFC Boys (U16) 'B'&quot;, &quot;awayTeam&quot;:&quot;&quot;}" calcext:value-type="string">
            <text:p>{"__v":0,"day":2,"dateTime":39240000,"duration":"10m","pitch":"8","competition":{"name":"U18", "section":"B", "group":"2"},"tag":"3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960000" calcext:value-type="float">
            <text:p>399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TBGFC Boys (U16) 'A'" calcext:value-type="string">
            <text:p>STBGFC Boys (U16) 'A'</text:p>
          </table:table-cell>
          <table:table-cell table:formula="of:=VLOOKUP([.G8];TRANSLATED_TEAM_NAMES;[.$E8]+1)" office:value-type="string" office:string-value="Hart Youth FC - Black" calcext:value-type="string">
            <text:p>Hart Youth FC - Black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STBGFC Boys (U16) 'A'&quot;, &quot;awayTeam&quot;:&quot;Hart Youth FC - Black&quot;}" calcext:value-type="string">
            <text:p>{"__v":0,"day":2,"dateTime":39960000,"duration":"10m","pitch":"7","competition":{"name":"U18", "section":"B", "group":"1"},"tag":"4", "homeTeam":"STBGFC Boys (U16) 'A'", "awayTeam":"Hart Youth FC - Black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Pinewood Panthers" calcext:value-type="string">
            <text:p>Pinewood Panthers</text:p>
          </table:table-cell>
          <table:table-cell table:formula="of:=VLOOKUP([.G9];TRANSLATED_TEAM_NAMES;[.$E9]+1)" office:value-type="string" office:string-value="Ashridge Park (Harry)" calcext:value-type="string">
            <text:p>Ashridge Park (Harry)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Pinewood Panthers&quot;, &quot;awayTeam&quot;:&quot;Ashridge Park (Harry)&quot;}" calcext:value-type="string">
            <text:p>{"__v":0,"day":2,"dateTime":39960000,"duration":"10m","pitch":"8","competition":{"name":"U18", "section":"B", "group":"2"},"tag":"4", "homeTeam":"Pinewood Panthers", "awayTeam":"Ashridge Park (Harry)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Hurst FC" calcext:value-type="string">
            <text:p>Hurst FC</text:p>
          </table:table-cell>
          <table:table-cell table:formula="of:=VLOOKUP([.G10];TRANSLATED_TEAM_NAMES;[.$E10]+1)" office:value-type="string" office:string-value="STBGFC Royals - Brooking" calcext:value-type="string">
            <text:p>STBGFC Royals - Brooking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Hurst FC&quot;, &quot;awayTeam&quot;:&quot;STBGFC Royals - Brooking&quot;}" calcext:value-type="string">
            <text:p>{"__v":0,"day":2,"dateTime":40680000,"duration":"10m","pitch":"7","competition":{"name":"U18", "section":"B", "group":"1"},"tag":"5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680000" calcext:value-type="float">
            <text:p>406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Hart Youth FC - Red" calcext:value-type="string">
            <text:p>Hart Youth FC - Red</text:p>
          </table:table-cell>
          <table:table-cell table:formula="of:=VLOOKUP([.G11];TRANSLATED_TEAM_NAMES;[.$E11]+1)" office:value-type="string" office:string-value="STBGFC Boys (U16) 'B'" calcext:value-type="string">
            <text:p>STBGFC Boys (U16) 'B'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2&quot;},&quot;tag&quot;:&quot;5&quot;, &quot;homeTeam&quot;:&quot;Hart Youth FC - Red&quot;, &quot;awayTeam&quot;:&quot;STBGFC Boys (U16) 'B'&quot;}" calcext:value-type="string">
            <text:p>{"__v":0,"day":2,"dateTime":40680000,"duration":"10m","pitch":"8","competition":{"name":"U18", "section":"B", "group":"2"},"tag":"5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STBGFC Royals - Di Canio" calcext:value-type="string">
            <text:p>STBGFC Royals - Di Canio</text:p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1&quot;},&quot;tag&quot;:&quot;6&quot;, &quot;homeTeam&quot;:&quot;STBGFC Royals - Di Canio&quot;, &quot;awayTeam&quot;:&quot;&quot;}" calcext:value-type="string">
            <text:p>{"__v":0,"day":2,"dateTime":41400000,"duration":"10m","pitch":"7","competition":{"name":"U18", "section":"B", "group":"1"},"tag":"6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 office:value-type="string" office:string-value="STBGFC Royals - Moore" calcext:value-type="string">
            <text:p>STBGFC Royals - Moore</text:p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STBGFC Royals - Moore&quot;, &quot;awayTeam&quot;:&quot;&quot;}" calcext:value-type="string">
            <text:p>{"__v":0,"day":2,"dateTime":41400000,"duration":"10m","pitch":"8","competition":{"name":"U18", "section":"B", "group":"2"},"tag":"6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2120000" calcext:value-type="float">
            <text:p>42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Hurst FC" calcext:value-type="string">
            <text:p>Hurst FC</text:p>
          </table:table-cell>
          <table:table-cell table:formula="of:=VLOOKUP([.G14];TRANSLATED_TEAM_NAMES;[.$E14]+1)" office:value-type="string" office:string-value="STBGFC Boys (U16) 'A'" calcext:value-type="string">
            <text:p>STBGFC Boys (U16) 'A'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Hurst FC&quot;, &quot;awayTeam&quot;:&quot;STBGFC Boys (U16) 'A'&quot;}" calcext:value-type="string">
            <text:p>{"__v":0,"day":2,"dateTime":42120000,"duration":"10m","pitch":"7","competition":{"name":"U18", "section":"B", "group":"1"},"tag":"7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2120000" calcext:value-type="float">
            <text:p>421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Hart Youth FC - Red" calcext:value-type="string">
            <text:p>Hart Youth FC - Red</text:p>
          </table:table-cell>
          <table:table-cell table:formula="of:=VLOOKUP([.G15];TRANSLATED_TEAM_NAMES;[.$E15]+1)" office:value-type="string" office:string-value="Pinewood Panthers" calcext:value-type="string">
            <text:p>Pinewood Panther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2&quot;},&quot;tag&quot;:&quot;7&quot;, &quot;homeTeam&quot;:&quot;Hart Youth FC - Red&quot;, &quot;awayTeam&quot;:&quot;Pinewood Panthers&quot;}" calcext:value-type="string">
            <text:p>{"__v":0,"day":2,"dateTime":42120000,"duration":"10m","pitch":"8","competition":{"name":"U18", "section":"B", "group":"2"},"tag":"7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840000" calcext:value-type="float">
            <text:p>428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Hart Youth FC - Black" calcext:value-type="string">
            <text:p>Hart Youth FC - Black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Hart Youth FC - Black&quot;, &quot;awayTeam&quot;:&quot;&quot;}" calcext:value-type="string">
            <text:p>{"__v":0,"day":2,"dateTime":42840000,"duration":"10m","pitch":"7","competition":{"name":"U18", "section":"B", "group":"1"},"tag":"8", "homeTeam":"Hart Youth FC - Black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840000" calcext:value-type="float">
            <text:p>428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Ashridge Park (Harry)" calcext:value-type="string">
            <text:p>Ashridge Park (Harry)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Ashridge Park (Harry)&quot;, &quot;awayTeam&quot;:&quot;&quot;}" calcext:value-type="string">
            <text:p>{"__v":0,"day":2,"dateTime":42840000,"duration":"10m","pitch":"8","competition":{"name":"U18", "section":"B", "group":"2"},"tag":"8", "homeTeam":"Ashridge Park (Harry)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STBGFC Royals - Brooking" calcext:value-type="string">
            <text:p>STBGFC Royals - Brooking</text:p>
          </table:table-cell>
          <table:table-cell table:formula="of:=VLOOKUP([.G18];TRANSLATED_TEAM_NAMES;[.$E18]+1)" office:value-type="string" office:string-value="STBGFC Royals - Di Canio" calcext:value-type="string">
            <text:p>STBGFC Royals - Di Canio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Royals - Brooking&quot;, &quot;awayTeam&quot;:&quot;STBGFC Royals - Di Canio&quot;}" calcext:value-type="string">
            <text:p>{"__v":0,"day":2,"dateTime":43560000,"duration":"10m","pitch":"7","competition":{"name":"U18", "section":"B", "group":"1"},"tag":"9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3560000" calcext:value-type="float">
            <text:p>435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STBGFC Boys (U16) 'B'" calcext:value-type="string">
            <text:p>STBGFC Boys (U16) 'B'</text:p>
          </table:table-cell>
          <table:table-cell table:formula="of:=VLOOKUP([.G19];TRANSLATED_TEAM_NAMES;[.$E19]+1)" office:value-type="string" office:string-value="STBGFC Royals - Moore" calcext:value-type="string">
            <text:p>STBGFC Royals - Moore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2&quot;},&quot;tag&quot;:&quot;9&quot;, &quot;homeTeam&quot;:&quot;STBGFC Boys (U16) 'B'&quot;, &quot;awayTeam&quot;:&quot;STBGFC Royals - Moore&quot;}" calcext:value-type="string">
            <text:p>{"__v":0,"day":2,"dateTime":43560000,"duration":"10m","pitch":"8","competition":{"name":"U18", "section":"B", "group":"2"},"tag":"9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4280000" calcext:value-type="float">
            <text:p>442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Hurst FC" calcext:value-type="string">
            <text:p>Hurst FC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&quot;, &quot;awayTeam&quot;:&quot;Hurst FC&quot;}" calcext:value-type="string">
            <text:p>{"__v":0,"day":2,"dateTime":44280000,"duration":"10m","pitch":"7","competition":{"name":"U18", "section":"B", "group":"1"},"tag":"10", "homeTeam":"", "awayTeam":"Hurst FC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4280000" calcext:value-type="float">
            <text:p>442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Hart Youth FC - Red" calcext:value-type="string">
            <text:p>Hart Youth FC - Red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&quot;, &quot;awayTeam&quot;:&quot;Hart Youth FC - Red&quot;}" calcext:value-type="string">
            <text:p>{"__v":0,"day":2,"dateTime":44280000,"duration":"10m","pitch":"8","competition":{"name":"U18", "section":"B", "group":"2"},"tag":"10", "homeTeam":"", "awayTeam":"Hart Youth FC - Red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STBGFC Boys (U16) 'A'" calcext:value-type="string">
            <text:p>STBGFC Boys (U16) 'A'</text:p>
          </table:table-cell>
          <table:table-cell table:formula="of:=VLOOKUP([.G22];TRANSLATED_TEAM_NAMES;[.$E22]+1)" office:value-type="string" office:string-value="STBGFC Royals - Brooking" calcext:value-type="string">
            <text:p>STBGFC Royals - Brooking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STBGFC Boys (U16) 'A'&quot;, &quot;awayTeam&quot;:&quot;STBGFC Royals - Brooking&quot;}" calcext:value-type="string">
            <text:p>{"__v":0,"day":2,"dateTime":45000000,"duration":"10m","pitch":"7","competition":{"name":"U18", "section":"B", "group":"1"},"tag":"1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Pinewood Panthers" calcext:value-type="string">
            <text:p>Pinewood Panthers</text:p>
          </table:table-cell>
          <table:table-cell table:formula="of:=VLOOKUP([.G23];TRANSLATED_TEAM_NAMES;[.$E23]+1)" office:value-type="string" office:string-value="STBGFC Boys (U16) 'B'" calcext:value-type="string">
            <text:p>STBGFC Boys (U16) 'B'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2&quot;},&quot;tag&quot;:&quot;11&quot;, &quot;homeTeam&quot;:&quot;Pinewood Panthers&quot;, &quot;awayTeam&quot;:&quot;STBGFC Boys (U16) 'B'&quot;}" calcext:value-type="string">
            <text:p>{"__v":0,"day":2,"dateTime":45000000,"duration":"10m","pitch":"8","competition":{"name":"U18", "section":"B", "group":"2"},"tag":"11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5720000" calcext:value-type="float">
            <text:p>45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Royals - Di Canio" calcext:value-type="string">
            <text:p>STBGFC Royals - Di Canio</text:p>
          </table:table-cell>
          <table:table-cell table:formula="of:=VLOOKUP([.G24];TRANSLATED_TEAM_NAMES;[.$E24]+1)" office:value-type="string" office:string-value="Hart Youth FC - Black" calcext:value-type="string">
            <text:p>Hart Youth FC - Black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1&quot;},&quot;tag&quot;:&quot;12&quot;, &quot;homeTeam&quot;:&quot;STBGFC Royals - Di Canio&quot;, &quot;awayTeam&quot;:&quot;Hart Youth FC - Black&quot;}" calcext:value-type="string">
            <text:p>{"__v":0,"day":2,"dateTime":45720000,"duration":"10m","pitch":"7","competition":{"name":"U18", "section":"B", "group":"1"},"tag":"12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5720000" calcext:value-type="float">
            <text:p>457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 office:value-type="string" office:string-value="STBGFC Royals - Moore" calcext:value-type="string">
            <text:p>STBGFC Royals - Moore</text:p>
          </table:table-cell>
          <table:table-cell table:formula="of:=VLOOKUP([.G25];TRANSLATED_TEAM_NAMES;[.$E25]+1)" office:value-type="string" office:string-value="Ashridge Park (Harry)" calcext:value-type="string">
            <text:p>Ashridge Park (Harry)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2&quot;},&quot;tag&quot;:&quot;12&quot;, &quot;homeTeam&quot;:&quot;STBGFC Royals - Moore&quot;, &quot;awayTeam&quot;:&quot;Ashridge Park (Harry)&quot;}" calcext:value-type="string">
            <text:p>{"__v":0,"day":2,"dateTime":45720000,"duration":"10m","pitch":"8","competition":{"name":"U18", "section":"B", "group":"2"},"tag":"12", "homeTeam":"STBGFC Royals - Moore", "awayTeam":"Ashridge Park (Harry)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6440000" calcext:value-type="float">
            <text:p>464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STBGFC Boys (U16) 'A'" calcext:value-type="string">
            <text:p>STBGFC Boys (U16) 'A'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&quot;, &quot;awayTeam&quot;:&quot;STBGFC Boys (U16) 'A'&quot;}" calcext:value-type="string">
            <text:p>{"__v":0,"day":2,"dateTime":46440000,"duration":"10m","pitch":"7","competition":{"name":"U18", "section":"B", "group":"1"},"tag":"13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6440000" calcext:value-type="float">
            <text:p>4644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Pinewood Panthers" calcext:value-type="string">
            <text:p>Pinewood Panthers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2&quot;},&quot;tag&quot;:&quot;13&quot;, &quot;homeTeam&quot;:&quot;&quot;, &quot;awayTeam&quot;:&quot;Pinewood Panthers&quot;}" calcext:value-type="string">
            <text:p>{"__v":0,"day":2,"dateTime":46440000,"duration":"10m","pitch":"8","competition":{"name":"U18", "section":"B", "group":"2"},"tag":"13", "homeTeam":"", "awayTeam":"Pinewood Panth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7160000" calcext:value-type="float">
            <text:p>47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Hurst FC" calcext:value-type="string">
            <text:p>Hurst FC</text:p>
          </table:table-cell>
          <table:table-cell table:formula="of:=VLOOKUP([.G28];TRANSLATED_TEAM_NAMES;[.$E28]+1)" office:value-type="string" office:string-value="STBGFC Royals - Di Canio" calcext:value-type="string">
            <text:p>STBGFC Royals - Di Canio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1&quot;},&quot;tag&quot;:&quot;14&quot;, &quot;homeTeam&quot;:&quot;Hurst FC&quot;, &quot;awayTeam&quot;:&quot;STBGFC Royals - Di Canio&quot;}" calcext:value-type="string">
            <text:p>{"__v":0,"day":2,"dateTime":47160000,"duration":"10m","pitch":"7","competition":{"name":"U18", "section":"B", "group":"1"},"tag":"14", "homeTeam":"Hurst FC", "awayTeam":"STBGFC Royals - Di Canio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7160000" calcext:value-type="float">
            <text:p>471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Hart Youth FC - Red" calcext:value-type="string">
            <text:p>Hart Youth FC - Red</text:p>
          </table:table-cell>
          <table:table-cell table:formula="of:=VLOOKUP([.G29];TRANSLATED_TEAM_NAMES;[.$E29]+1)" office:value-type="string" office:string-value="STBGFC Royals - Moore" calcext:value-type="string">
            <text:p>STBGFC Royals - Moore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2&quot;},&quot;tag&quot;:&quot;14&quot;, &quot;homeTeam&quot;:&quot;Hart Youth FC - Red&quot;, &quot;awayTeam&quot;:&quot;STBGFC Royals - Moore&quot;}" calcext:value-type="string">
            <text:p>{"__v":0,"day":2,"dateTime":47160000,"duration":"10m","pitch":"8","competition":{"name":"U18", "section":"B", "group":"2"},"tag":"14", "homeTeam":"Hart Youth FC - Red", "awayTeam":"STBGFC Royals - Moore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7880000" calcext:value-type="float">
            <text:p>478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yals - Brooking" calcext:value-type="string">
            <text:p>STBGFC Royals - Brooking</text:p>
          </table:table-cell>
          <table:table-cell table:formula="of:=VLOOKUP([.G30];TRANSLATED_TEAM_NAMES;[.$E30]+1)" office:value-type="string" office:string-value="Hart Youth FC - Black" calcext:value-type="string">
            <text:p>Hart Youth FC - Black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1&quot;},&quot;tag&quot;:&quot;15&quot;, &quot;homeTeam&quot;:&quot;STBGFC Royals - Brooking&quot;, &quot;awayTeam&quot;:&quot;Hart Youth FC - Black&quot;}" calcext:value-type="string">
            <text:p>{"__v":0,"day":2,"dateTime":47880000,"duration":"10m","pitch":"7","competition":{"name":"U18", "section":"B", "group":"1"},"tag":"15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7880000" calcext:value-type="float">
            <text:p>478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Boys (U16) 'B'" calcext:value-type="string">
            <text:p>STBGFC Boys (U16) 'B'</text:p>
          </table:table-cell>
          <table:table-cell table:formula="of:=VLOOKUP([.G31];TRANSLATED_TEAM_NAMES;[.$E31]+1)" office:value-type="string" office:string-value="Ashridge Park (Harry)" calcext:value-type="string">
            <text:p>Ashridge Park (Harry)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2&quot;},&quot;tag&quot;:&quot;15&quot;, &quot;homeTeam&quot;:&quot;STBGFC Boys (U16) 'B'&quot;, &quot;awayTeam&quot;:&quot;Ashridge Park (Harry)&quot;}" calcext:value-type="string">
            <text:p>{"__v":0,"day":2,"dateTime":47880000,"duration":"10m","pitch":"8","competition":{"name":"U18", "section":"B", "group":"2"},"tag":"15", "homeTeam":"STBGFC Boys (U16) 'B'", "awayTeam":"Ashridge Park (Harry)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49080000" calcext:value-type="float">
            <text:p>49080000</text:p>
          </table:table-cell>
          <table:table-cell table:style-name="ce19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9080000,&quot;duration&quot;:&quot;10m&quot;,&quot;pitch&quot;:&quot;7&quot;,&quot;competition&quot;:{&quot;name&quot;:&quot;U18&quot;, &quot;section&quot;:&quot;B&quot;},&quot;tag&quot;:&quot;SF1&quot;, &quot;homeTeam&quot;:&quot;Winner Group 1&quot;, &quot;awayTeam&quot;:&quot;2nd Group 2&quot;, &quot;homeTeamFrom&quot;:&quot;U18_B_G1_P1&quot;, &quot;awayTeamFrom&quot;:&quot;U18_B_G2_P1&quot;, &quot;stage2Tag&quot;:&quot;U18_B_SF1&quot;}" calcext:value-type="string">
            <text:p>{"__v":0,"day":2,"dateTime":49080000,"duration":"10m","pitch":"7","competition":{"name":"U18", "section":"B"},"tag":"SF1", "homeTeam":"Winner Group 1", "awayTeam":"2nd Group 2", "homeTeamFrom":"U18_B_G1_P1", "awayTeamFrom":"U18_B_G2_P1", "stage2Tag":"U18_B_S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49080000" calcext:value-type="float">
            <text:p>49080000</text:p>
          </table:table-cell>
          <table:table-cell table:style-name="ce19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9080000,&quot;duration&quot;:&quot;10m&quot;,&quot;pitch&quot;:&quot;8&quot;,&quot;competition&quot;:{&quot;name&quot;:&quot;U18&quot;, &quot;section&quot;:&quot;B&quot;},&quot;tag&quot;:&quot;SF2&quot;, &quot;homeTeam&quot;:&quot;Winner Group 2&quot;, &quot;awayTeam&quot;:&quot;2nd Group 1&quot;, &quot;homeTeamFrom&quot;:&quot;U18_B_G2_P1&quot;, &quot;awayTeamFrom&quot;:&quot;U18_B_G1_P2&quot;, &quot;stage2Tag&quot;:&quot;U18_B_SF2&quot;}" calcext:value-type="string">
            <text:p>{"__v":0,"day":2,"dateTime":49080000,"duration":"10m","pitch":"8","competition":{"name":"U18", "section":"B"},"tag":"SF2", "homeTeam":"Winner Group 2", "awayTeam":"2nd Group 1", "homeTeamFrom":"U18_B_G2_P1", "awayTeamFrom":"U18_B_G1_P2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49800000" calcext:value-type="float">
            <text:p>49800000</text:p>
          </table:table-cell>
          <table:table-cell table:style-name="ce19"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980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4980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28" table:number-columns-repeated="3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STBGFC Boys (U16) 'A'" calcext:value-type="string">
            <text:p>STBGFC Boys (U16) 'A'</text:p>
          </table:table-cell>
          <table:table-cell table:style-name="ce77" table:formula="of:=VLOOKUP([.G2];TRANSLATED_TEAM_NAMES;[.$E2]+1)" office:value-type="string" office:string-value="STBGFC Royals - Brooking" calcext:value-type="string">
            <text:p>STBGFC Royals - Brooking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7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Royals - Di Canio" calcext:value-type="string">
            <text:p>STBGFC Royals - Di Canio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Royals - Di Canio&quot;, &quot;awayTeam&quot;:&quot;&quot;}" calcext:value-type="string">
            <text:p>{"__v":0,"day":2,"dateTime":37800000,"duration":"10m","pitch":"8","competition":{"name":"U18", "section":"B", "group":"1"},"tag":"1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520000" calcext:value-type="float">
            <text:p>385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Hart Youth FC - Black" calcext:value-type="string">
            <text:p>Hart Youth FC - Black</text:p>
          </table:table-cell>
          <table:table-cell table:style-name="ce77" table:formula="of:=VLOOKUP([.G4];TRANSLATED_TEAM_NAMES;[.$E4]+1)" office:value-type="string" office:string-value="Hurst FC" calcext:value-type="string">
            <text:p>Hurst FC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1&quot;},&quot;tag&quot;:&quot;2&quot;, &quot;homeTeam&quot;:&quot;Hart Youth FC - Black&quot;, &quot;awayTeam&quot;:&quot;Hurst FC&quot;}" calcext:value-type="string">
            <text:p>{"__v":0,"day":2,"dateTime":38520000,"duration":"10m","pitch":"7","competition":{"name":"U18", "section":"B", "group":"1"},"tag":"2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520000" calcext:value-type="float">
            <text:p>385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Pinewood Panthers" calcext:value-type="string">
            <text:p>Pinewood Panthers</text:p>
          </table:table-cell>
          <table:table-cell table:style-name="ce77" table:formula="of:=VLOOKUP([.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240000" calcext:value-type="float">
            <text:p>392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 - Moore" calcext:value-type="string">
            <text:p>STBGFC Royals - Moore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2&quot;},&quot;tag&quot;:&quot;3&quot;, &quot;homeTeam&quot;:&quot;STBGFC Royals - Moore&quot;, &quot;awayTeam&quot;:&quot;&quot;}" calcext:value-type="string">
            <text:p>{"__v":0,"day":2,"dateTime":39240000,"duration":"10m","pitch":"7","competition":{"name":"U18", "section":"B", "group":"2"},"tag":"3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240000" calcext:value-type="float">
            <text:p>392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Ashridge Park (Harry)" calcext:value-type="string">
            <text:p>Ashridge Park (Harry)</text:p>
          </table:table-cell>
          <table:table-cell table:style-name="ce77" table:formula="of:=VLOOKUP([.G7];TRANSLATED_TEAM_NAMES;[.$E7]+1)" office:value-type="string" office:string-value="Hart Youth FC - Red" calcext:value-type="string">
            <text:p>Hart Youth FC - Red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2&quot;},&quot;tag&quot;:&quot;3&quot;, &quot;homeTeam&quot;:&quot;Ashridge Park (Harry)&quot;, &quot;awayTeam&quot;:&quot;Hart Youth FC - Red&quot;}" calcext:value-type="string">
            <text:p>{"__v":0,"day":2,"dateTime":39240000,"duration":"10m","pitch":"8","competition":{"name":"U18", "section":"B", "group":"2"},"tag":"3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960000" calcext:value-type="float">
            <text:p>399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Hurst FC" calcext:value-type="string">
            <text:p>Hurst FC</text:p>
          </table:table-cell>
          <table:table-cell table:style-name="ce77" table:formula="of:=VLOOKUP([.G8];TRANSLATED_TEAM_NAMES;[.$E8]+1)" office:value-type="string" office:string-value="STBGFC Royals - Di Canio" calcext:value-type="string">
            <text:p>STBGFC Royals - Di Canio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Hurst FC&quot;, &quot;awayTeam&quot;:&quot;STBGFC Royals - Di Canio&quot;}" calcext:value-type="string">
            <text:p>{"__v":0,"day":2,"dateTime":39960000,"duration":"10m","pitch":"7","competition":{"name":"U18", "section":"B", "group":"1"},"tag":"4", "homeTeam":"Hurst FC", "awayTeam":"STBGFC Royals - Di Canio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960000" calcext:value-type="float">
            <text:p>399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STBGFC Royals - Brooking" calcext:value-type="string">
            <text:p>STBGFC Royals - Brooking</text:p>
          </table:table-cell>
          <table:table-cell table:style-name="ce77" table:formula="of:=VLOOKUP([.G9];TRANSLATED_TEAM_NAMES;[.$E9]+1)" office:value-type="string" office:string-value="Hart Youth FC - Black" calcext:value-type="string">
            <text:p>Hart Youth FC - Black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1&quot;},&quot;tag&quot;:&quot;4&quot;, &quot;homeTeam&quot;:&quot;STBGFC Royals - Brooking&quot;, &quot;awayTeam&quot;:&quot;Hart Youth FC - Black&quot;}" calcext:value-type="string">
            <text:p>{"__v":0,"day":2,"dateTime":39960000,"duration":"10m","pitch":"8","competition":{"name":"U18", "section":"B", "group":"1"},"tag":"4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STBGFC Boys (U16) 'A'" calcext:value-type="string">
            <text:p>STBGFC Boys (U16) 'A'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&quot;, &quot;awayTeam&quot;:&quot;STBGFC Boys (U16) 'A'&quot;}" calcext:value-type="string">
            <text:p>{"__v":0,"day":2,"dateTime":40680000,"duration":"10m","pitch":"7","competition":{"name":"U18", "section":"B", "group":"1"},"tag":"5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680000" calcext:value-type="float">
            <text:p>406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Hart Youth FC - Red" calcext:value-type="string">
            <text:p>Hart Youth FC - Red</text:p>
          </table:table-cell>
          <table:table-cell table:style-name="ce77" table:formula="of:=VLOOKUP([.G11];TRANSLATED_TEAM_NAMES;[.$E11]+1)" office:value-type="string" office:string-value="STBGFC Royals - Moore" calcext:value-type="string">
            <text:p>STBGFC Royals - Moore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2&quot;},&quot;tag&quot;:&quot;5&quot;, &quot;homeTeam&quot;:&quot;Hart Youth FC - Red&quot;, &quot;awayTeam&quot;:&quot;STBGFC Royals - Moore&quot;}" calcext:value-type="string">
            <text:p>{"__v":0,"day":2,"dateTime":40680000,"duration":"10m","pitch":"8","competition":{"name":"U18", "section":"B", "group":"2"},"tag":"5", "homeTeam":"Hart Youth FC - Red", "awayTeam":"STBGFC Royals - Moore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STBGFC Boys (U16) 'B'" calcext:value-type="string">
            <text:p>STBGFC Boys (U16) 'B'</text:p>
          </table:table-cell>
          <table:table-cell table:style-name="ce77" table:formula="of:=VLOOKUP([.G12];TRANSLATED_TEAM_NAMES;[.$E12]+1)" office:value-type="string" office:string-value="Ashridge Park (Harry)" calcext:value-type="string">
            <text:p>Ashridge Park (Harry)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Ashridge Park (Harry)&quot;}" calcext:value-type="string">
            <text:p>{"__v":0,"day":2,"dateTime":41400000,"duration":"10m","pitch":"7","competition":{"name":"U18", "section":"B", "group":"2"},"tag":"6", "homeTeam":"STBGFC Boys (U16) 'B'", "awayTeam":"Ashridge Park (Harry)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&quot;, &quot;awayTeam&quot;:&quot;Pinewood Panthers&quot;}" calcext:value-type="string">
            <text:p>{"__v":0,"day":2,"dateTime":41400000,"duration":"10m","pitch":"8","competition":{"name":"U18", "section":"B", "group":"2"},"tag":"6", "homeTeam":"", "awayTeam":"Pinewood Panth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STBGFC Boys (U16) 'A'" calcext:value-type="string">
            <text:p>STBGFC Boys (U16) 'A'</text:p>
          </table:table-cell>
          <table:table-cell table:style-name="ce77" table:formula="of:=VLOOKUP([.G14];TRANSLATED_TEAM_NAMES;[.$E14]+1)" office:value-type="string" office:string-value="Hart Youth FC - Black" calcext:value-type="string">
            <text:p>Hart Youth FC - Black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STBGFC Boys (U16) 'A'&quot;, &quot;awayTeam&quot;:&quot;Hart Youth FC - Black&quot;}" calcext:value-type="string">
            <text:p>{"__v":0,"day":2,"dateTime":42120000,"duration":"10m","pitch":"7","competition":{"name":"U18", "section":"B", "group":"1"},"tag":"7", "homeTeam":"STBGFC Boys (U16) 'A'", "awayTeam":"Hart Youth FC - Black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Hurst FC" calcext:value-type="string">
            <text:p>Hurst FC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Hurst FC&quot;, &quot;awayTeam&quot;:&quot;&quot;}" calcext:value-type="string">
            <text:p>{"__v":0,"day":2,"dateTime":42120000,"duration":"10m","pitch":"8","competition":{"name":"U18", "section":"B", "group":"1"},"tag":"7", "homeTeam":"Hurst FC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840000" calcext:value-type="float">
            <text:p>428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 office:value-type="string" office:string-value="STBGFC Royals - Di Canio" calcext:value-type="string">
            <text:p>STBGFC Royals - Di Canio</text:p>
          </table:table-cell>
          <table:table-cell table:style-name="ce77" table:formula="of:=VLOOKUP([.G16];TRANSLATED_TEAM_NAMES;[.$E16]+1)" office:value-type="string" office:string-value="STBGFC Royals - Brooking" calcext:value-type="string">
            <text:p>STBGFC Royals - Brooking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1&quot;},&quot;tag&quot;:&quot;8&quot;, &quot;homeTeam&quot;:&quot;STBGFC Royals - Di Canio&quot;, &quot;awayTeam&quot;:&quot;STBGFC Royals - Brooking&quot;}" calcext:value-type="string">
            <text:p>{"__v":0,"day":2,"dateTime":42840000,"duration":"10m","pitch":"7","competition":{"name":"U18", "section":"B", "group":"1"},"tag":"8", "homeTeam":"STBGFC Royals - Di Canio", "awayTeam":"STBGFC Royals - Brooking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840000" calcext:value-type="float">
            <text:p>428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Pinewood Panthers" calcext:value-type="string">
            <text:p>Pinewood Panthers</text:p>
          </table:table-cell>
          <table:table-cell table:style-name="ce77" table:formula="of:=VLOOKUP([.G17];TRANSLATED_TEAM_NAMES;[.$E17]+1)" office:value-type="string" office:string-value="Ashridge Park (Harry)" calcext:value-type="string">
            <text:p>Ashridge Park (Harry)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Pinewood Panthers&quot;, &quot;awayTeam&quot;:&quot;Ashridge Park (Harry)&quot;}" calcext:value-type="string">
            <text:p>{"__v":0,"day":2,"dateTime":42840000,"duration":"10m","pitch":"8","competition":{"name":"U18", "section":"B", "group":"2"},"tag":"8", "homeTeam":"Pinewood Panthers", "awayTeam":"Ashridge Park (Harry)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3560000" calcext:value-type="float">
            <text:p>435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Hart Youth FC - Red" calcext:value-type="string">
            <text:p>Hart Youth FC - Red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2&quot;},&quot;tag&quot;:&quot;9&quot;, &quot;homeTeam&quot;:&quot;Hart Youth FC - Red&quot;, &quot;awayTeam&quot;:&quot;&quot;}" calcext:value-type="string">
            <text:p>{"__v":0,"day":2,"dateTime":43560000,"duration":"10m","pitch":"7","competition":{"name":"U18", "section":"B", "group":"2"},"tag":"9", "homeTeam":"Hart Youth FC - Red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3560000" calcext:value-type="float">
            <text:p>435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 office:value-type="string" office:string-value="STBGFC Royals - Moore" calcext:value-type="string">
            <text:p>STBGFC Royals - Moore</text:p>
          </table:table-cell>
          <table:table-cell table:style-name="ce77" table:formula="of:=VLOOKUP([.G19];TRANSLATED_TEAM_NAMES;[.$E19]+1)" office:value-type="string" office:string-value="STBGFC Boys (U16) 'B'" calcext:value-type="string">
            <text:p>STBGFC Boys (U16) 'B'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2&quot;},&quot;tag&quot;:&quot;9&quot;, &quot;homeTeam&quot;:&quot;STBGFC Royals - Moore&quot;, &quot;awayTeam&quot;:&quot;STBGFC Boys (U16) 'B'&quot;}" calcext:value-type="string">
            <text:p>{"__v":0,"day":2,"dateTime":43560000,"duration":"10m","pitch":"8","competition":{"name":"U18", "section":"B", "group":"2"},"tag":"9", "homeTeam":"STBGFC Royals - Moore", "awayTeam":"STBGFC Boys (U16) 'B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4280000" calcext:value-type="float">
            <text:p>442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Hart Youth FC - Black" calcext:value-type="string">
            <text:p>Hart Youth FC - Black</text:p>
          </table:table-cell>
          <table:table-cell table:style-name="ce77" table:formula="of:=VLOOKUP([.G20];TRANSLATED_TEAM_NAMES;[.$E20]+1)" office:value-type="string" office:string-value="STBGFC Royals - Di Canio" calcext:value-type="string">
            <text:p>STBGFC Royals - Di Canio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Hart Youth FC - Black&quot;, &quot;awayTeam&quot;:&quot;STBGFC Royals - Di Canio&quot;}" calcext:value-type="string">
            <text:p>{"__v":0,"day":2,"dateTime":44280000,"duration":"10m","pitch":"7","competition":{"name":"U18", "section":"B", "group":"1"},"tag":"10", "homeTeam":"Hart Youth FC - Black", "awayTeam":"STBGFC Royals - Di Canio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4280000" calcext:value-type="float">
            <text:p>442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Hurst FC" calcext:value-type="string">
            <text:p>Hurst FC</text:p>
          </table:table-cell>
          <table:table-cell table:style-name="ce77" table:formula="of:=VLOOKUP([.G21];TRANSLATED_TEAM_NAMES;[.$E21]+1)" office:value-type="string" office:string-value="STBGFC Boys (U16) 'A'" calcext:value-type="string">
            <text:p>STBGFC Boys (U16) 'A'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1&quot;},&quot;tag&quot;:&quot;10&quot;, &quot;homeTeam&quot;:&quot;Hurst FC&quot;, &quot;awayTeam&quot;:&quot;STBGFC Boys (U16) 'A'&quot;}" calcext:value-type="string">
            <text:p>{"__v":0,"day":2,"dateTime":44280000,"duration":"10m","pitch":"8","competition":{"name":"U18", "section":"B", "group":"1"},"tag":"10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STBGFC Royals - Brooking" calcext:value-type="string">
            <text:p>STBGFC Royals - Brooking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&quot;, &quot;awayTeam&quot;:&quot;STBGFC Royals - Brooking&quot;}" calcext:value-type="string">
            <text:p>{"__v":0,"day":2,"dateTime":45000000,"duration":"10m","pitch":"7","competition":{"name":"U18", "section":"B", "group":"1"},"tag":"11", "homeTeam":"", "awayTeam":"STBGFC Royals - Brooking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5000000" calcext:value-type="float">
            <text:p>45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Ashridge Park (Harry)" calcext:value-type="string">
            <text:p>Ashridge Park (Harry)</text:p>
          </table:table-cell>
          <table:table-cell table:style-name="ce77" table:formula="of:=VLOOKUP([.G23];TRANSLATED_TEAM_NAMES;[.$E23]+1)" office:value-type="string" office:string-value="STBGFC Royals - Moore" calcext:value-type="string">
            <text:p>STBGFC Royals - Moore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2&quot;},&quot;tag&quot;:&quot;11&quot;, &quot;homeTeam&quot;:&quot;Ashridge Park (Harry)&quot;, &quot;awayTeam&quot;:&quot;STBGFC Royals - Moore&quot;}" calcext:value-type="string">
            <text:p>{"__v":0,"day":2,"dateTime":45000000,"duration":"10m","pitch":"8","competition":{"name":"U18", "section":"B", "group":"2"},"tag":"11", "homeTeam":"Ashridge Park (Harry)", "awayTeam":"STBGFC Royals - Moore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Hart Youth FC - Red" calcext:value-type="string">
            <text:p>Hart Youth FC - Red</text:p>
          </table:table-cell>
          <table:table-cell table:style-name="ce77" table:formula="of:=VLOOKUP([.G24];TRANSLATED_TEAM_NAMES;[.$E24]+1)" office:value-type="string" office:string-value="Pinewood Panthers" calcext:value-type="string">
            <text:p>Pinewood Panther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2&quot;},&quot;tag&quot;:&quot;12&quot;, &quot;homeTeam&quot;:&quot;Hart Youth FC - Red&quot;, &quot;awayTeam&quot;:&quot;Pinewood Panthers&quot;}" calcext:value-type="string">
            <text:p>{"__v":0,"day":2,"dateTime":45720000,"duration":"10m","pitch":"7","competition":{"name":"U18", "section":"B", "group":"2"},"tag":"12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STBGFC Boys (U16) 'B'" calcext:value-type="string">
            <text:p>STBGFC Boys (U16) 'B'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2&quot;},&quot;tag&quot;:&quot;12&quot;, &quot;homeTeam&quot;:&quot;&quot;, &quot;awayTeam&quot;:&quot;STBGFC Boys (U16) 'B'&quot;}" calcext:value-type="string">
            <text:p>{"__v":0,"day":2,"dateTime":45720000,"duration":"10m","pitch":"8","competition":{"name":"U18", "section":"B", "group":"2"},"tag":"12", "homeTeam":"", "awayTeam":"STBGFC Boys (U16) 'B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Hart Youth FC - Black" calcext:value-type="string">
            <text:p>Hart Youth FC - Black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Hart Youth FC - Black&quot;, &quot;awayTeam&quot;:&quot;&quot;}" calcext:value-type="string">
            <text:p>{"__v":0,"day":2,"dateTime":46440000,"duration":"10m","pitch":"7","competition":{"name":"U18", "section":"B", "group":"1"},"tag":"13", "homeTeam":"Hart Youth FC - Black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STBGFC Royals - Brooking" calcext:value-type="string">
            <text:p>STBGFC Royals - Brooking</text:p>
          </table:table-cell>
          <table:table-cell table:style-name="ce77" table:formula="of:=VLOOKUP([.G27];TRANSLATED_TEAM_NAMES;[.$E27]+1)" office:value-type="string" office:string-value="Hurst FC" calcext:value-type="string">
            <text:p>Hurst FC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STBGFC Royals - Brooking&quot;, &quot;awayTeam&quot;:&quot;Hurst FC&quot;}" calcext:value-type="string">
            <text:p>{"__v":0,"day":2,"dateTime":46440000,"duration":"10m","pitch":"8","competition":{"name":"U18", "section":"B", "group":"1"},"tag":"13", "homeTeam":"STBGFC Royals - Brooking", "awayTeam":"Hurst FC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7160000" calcext:value-type="float">
            <text:p>471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STBGFC Royals - Di Canio" calcext:value-type="string">
            <text:p>STBGFC Royals - Di Canio</text:p>
          </table:table-cell>
          <table:table-cell table:style-name="ce77" table:formula="of:=VLOOKUP([.G28];TRANSLATED_TEAM_NAMES;[.$E28]+1)" office:value-type="string" office:string-value="STBGFC Boys (U16) 'A'" calcext:value-type="string">
            <text:p>STBGFC Boys (U16) 'A'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1&quot;},&quot;tag&quot;:&quot;14&quot;, &quot;homeTeam&quot;:&quot;STBGFC Royals - Di Canio&quot;, &quot;awayTeam&quot;:&quot;STBGFC Boys (U16) 'A'&quot;}" calcext:value-type="string">
            <text:p>{"__v":0,"day":2,"dateTime":47160000,"duration":"10m","pitch":"7","competition":{"name":"U18", "section":"B", "group":"1"},"tag":"14", "homeTeam":"STBGFC Royals - Di Canio", "awayTeam":"STBGFC Boys (U16) 'A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7160000" calcext:value-type="float">
            <text:p>471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Ashridge Park (Harry)" calcext:value-type="string">
            <text:p>Ashridge Park (Harry)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2&quot;},&quot;tag&quot;:&quot;14&quot;, &quot;homeTeam&quot;:&quot;Ashridge Park (Harry)&quot;, &quot;awayTeam&quot;:&quot;&quot;}" calcext:value-type="string">
            <text:p>{"__v":0,"day":2,"dateTime":47160000,"duration":"10m","pitch":"8","competition":{"name":"U18", "section":"B", "group":"2"},"tag":"14", "homeTeam":"Ashridge Park (Harry)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7880000" calcext:value-type="float">
            <text:p>478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STBGFC Boys (U16) 'B'" calcext:value-type="string">
            <text:p>STBGFC Boys (U16) 'B'</text:p>
          </table:table-cell>
          <table:table-cell table:style-name="ce77" table:formula="of:=VLOOKUP([.G30];TRANSLATED_TEAM_NAMES;[.$E30]+1)" office:value-type="string" office:string-value="Hart Youth FC - Red" calcext:value-type="string">
            <text:p>Hart Youth FC - Red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2&quot;},&quot;tag&quot;:&quot;15&quot;, &quot;homeTeam&quot;:&quot;STBGFC Boys (U16) 'B'&quot;, &quot;awayTeam&quot;:&quot;Hart Youth FC - Red&quot;}" calcext:value-type="string">
            <text:p>{"__v":0,"day":2,"dateTime":47880000,"duration":"10m","pitch":"7","competition":{"name":"U18", "section":"B", "group":"2"},"tag":"15", "homeTeam":"STBGFC Boys (U16) 'B'", "awayTeam":"Hart Youth FC - Red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7880000" calcext:value-type="float">
            <text:p>478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 office:value-type="string" office:string-value="STBGFC Royals - Moore" calcext:value-type="string">
            <text:p>STBGFC Royals - Moore</text:p>
          </table:table-cell>
          <table:table-cell table:style-name="ce77" table:formula="of:=VLOOKUP([.G31];TRANSLATED_TEAM_NAMES;[.$E31]+1)" office:value-type="string" office:string-value="Pinewood Panthers" calcext:value-type="string">
            <text:p>Pinewood Panthers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2&quot;},&quot;tag&quot;:&quot;15&quot;, &quot;homeTeam&quot;:&quot;STBGFC Royals - Moore&quot;, &quot;awayTeam&quot;:&quot;Pinewood Panthers&quot;}" calcext:value-type="string">
            <text:p>{"__v":0,"day":2,"dateTime":47880000,"duration":"10m","pitch":"8","competition":{"name":"U18", "section":"B", "group":"2"},"tag":"15", "homeTeam":"STBGFC Royals - Moore", "awayTeam":"Pinewood Panther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49080000" calcext:value-type="float">
            <text:p>49080000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formula="of:=AGE_GROUP_TRANSLATED&amp;&quot;_&quot;&amp;SECTION_TRANSLATED&amp;&quot;_G2_P3&quot;" office:value-type="string" office:string-value="U18_B_G2_P3" calcext:value-type="string">
            <text:p>U18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9080000,&quot;duration&quot;:&quot;10m&quot;,&quot;pitch&quot;:&quot;8&quot;,&quot;competition&quot;:{&quot;name&quot;:&quot;U18&quot;, &quot;section&quot;:&quot;B&quot;},&quot;tag&quot;:&quot;QF1&quot;, &quot;homeTeam&quot;:&quot;2nd Group 1&quot;, &quot;awayTeam&quot;:&quot;3rd Group 2&quot;, &quot;homeTeamFrom&quot;:&quot;U18_B_G1_P2&quot;, &quot;awayTeamFrom&quot;:&quot;U18_B_G2_P3&quot;, &quot;stage2Tag&quot;:&quot;U18_B_QF1&quot;}" calcext:value-type="string">
            <text:p>{"__v":0,"day":2,"dateTime":49080000,"duration":"10m","pitch":"8","competition":{"name":"U18", "section":"B"},"tag":"QF1", "homeTeam":"2nd Group 1", "awayTeam":"3rd Group 2", "homeTeamFrom":"U18_B_G1_P2", "awayTeamFrom":"U18_B_G2_P3", "stage2Tag":"U18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formula="of:=AGE_GROUP_TRANSLATED&amp;&quot;_&quot;&amp;SECTION_TRANSLATED&amp;&quot;_G1_P3&quot;" office:value-type="string" office:string-value="U18_B_G1_P3" calcext:value-type="string">
            <text:p>U18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9800000,&quot;duration&quot;:&quot;10m&quot;,&quot;pitch&quot;:&quot;7&quot;,&quot;competition&quot;:{&quot;name&quot;:&quot;U18&quot;, &quot;section&quot;:&quot;B&quot;},&quot;tag&quot;:&quot;QF2&quot;, &quot;homeTeam&quot;:&quot;2nd Group 2&quot;, &quot;awayTeam&quot;:&quot;4th Group 1&quot;, &quot;homeTeamFrom&quot;:&quot;U18_B_G2_P2&quot;, &quot;awayTeamFrom&quot;:&quot;U18_B_G1_P3&quot;, &quot;stage2Tag&quot;:&quot;U18_B_QF2&quot;}" calcext:value-type="string">
            <text:p>{"__v":0,"day":2,"dateTime":49800000,"duration":"10m","pitch":"7","competition":{"name":"U18", "section":"B"},"tag":"QF2", "homeTeam":"2nd Group 2", "awayTeam":"4th Group 1", "homeTeamFrom":"U18_B_G2_P2", "awayTeamFrom":"U18_B_G1_P3", "stage2Tag":"U18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formula="of:=AGE_GROUP_TRANSLATED&amp;&quot;_&quot;&amp;SECTION_TRANSLATED&amp;&quot;_G2_P4&quot;" office:value-type="string" office:string-value="U18_B_G2_P4" calcext:value-type="string">
            <text:p>U18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50520000,&quot;duration&quot;:&quot;10m&quot;,&quot;pitch&quot;:&quot;7&quot;,&quot;competition&quot;:{&quot;name&quot;:&quot;U18&quot;, &quot;section&quot;:&quot;B&quot;},&quot;tag&quot;:&quot;QF3&quot;, &quot;homeTeam&quot;:&quot;Winner Group 1&quot;, &quot;awayTeam&quot;:&quot;4th Group 2&quot;, &quot;homeTeamFrom&quot;:&quot;U18_B_G1_P1&quot;, &quot;awayTeamFrom&quot;:&quot;U18_B_G2_P4&quot;, &quot;stage2Tag&quot;:&quot;U18_B_QF3&quot;}" calcext:value-type="string">
            <text:p>{"__v":0,"day":2,"dateTime":50520000,"duration":"10m","pitch":"7","competition":{"name":"U18", "section":"B"},"tag":"QF3", "homeTeam":"Winner Group 1", "awayTeam":"4th Group 2", "homeTeamFrom":"U18_B_G1_P1", "awayTeamFrom":"U18_B_G2_P4", "stage2Tag":"U18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formula="of:=AGE_GROUP_TRANSLATED&amp;&quot;_&quot;&amp;SECTION_TRANSLATED&amp;&quot;_G1_P4&quot;" office:value-type="string" office:string-value="U18_B_G1_P4" calcext:value-type="string">
            <text:p>U18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50520000,&quot;duration&quot;:&quot;10m&quot;,&quot;pitch&quot;:&quot;8&quot;,&quot;competition&quot;:{&quot;name&quot;:&quot;U18&quot;, &quot;section&quot;:&quot;B&quot;},&quot;tag&quot;:&quot;QF4&quot;, &quot;homeTeam&quot;:&quot;Winner Group 2&quot;, &quot;awayTeam&quot;:&quot;4th Group 1&quot;, &quot;homeTeamFrom&quot;:&quot;U18_B_G2_P1&quot;, &quot;awayTeamFrom&quot;:&quot;U18_B_G1_P4&quot;, &quot;stage2Tag&quot;:&quot;U18_B_QF4&quot;}" calcext:value-type="string">
            <text:p>{"__v":0,"day":2,"dateTime":50520000,"duration":"10m","pitch":"8","competition":{"name":"U18", "section":"B"},"tag":"QF4", "homeTeam":"Winner Group 2", "awayTeam":"4th Group 1", "homeTeamFrom":"U18_B_G2_P1", "awayTeamFrom":"U18_B_G1_P4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51240000" calcext:value-type="float">
            <text:p>51240000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51240000,&quot;duration&quot;:&quot;10m&quot;,&quot;pitch&quot;:&quot;8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51240000,"duration":"10m","pitch":"8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51960000" calcext:value-type="float">
            <text:p>51960000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51960000,&quot;duration&quot;:&quot;10m&quot;,&quot;pitch&quot;:&quot;7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51960000,"duration":"10m","pitch":"7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52680000" calcext:value-type="float">
            <text:p>52680000</text:p>
          </table:table-cell>
          <table:table-cell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268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5268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30" table:default-cell-style-name="ce19"/>
        <table:table-column table:style-name="co19" table:number-columns-repeated="2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 office:value-type="string" office:string-value="STBGFC Royals - Di Canio" calcext:value-type="string">
            <text:p>STBGFC Royals - Di Canio</text:p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STBGFC Royals - Di Canio&quot;, &quot;awayTeam&quot;:&quot;&quot;}" calcext:value-type="string">
            <text:p>{"__v":0,"day":2,"dateTime":37800000,"duration":"10m","pitch":"7","competition":{"name":"U18", "section":"B", "group":"1"},"tag":"1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Royals - Moore" calcext:value-type="string">
            <text:p>STBGFC Royals - Moore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2&quot;},&quot;tag&quot;:&quot;1&quot;, &quot;homeTeam&quot;:&quot;STBGFC Royals - Moore&quot;, &quot;awayTeam&quot;:&quot;&quot;}" calcext:value-type="string">
            <text:p>{"__v":0,"day":2,"dateTime":37800000,"duration":"10m","pitch":"8","competition":{"name":"U18", "section":"B", "group":"2"},"tag":"1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520000" calcext:value-type="float">
            <text:p>385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3&quot;},&quot;tag&quot;:&quot;2&quot;, &quot;homeTeam&quot;:&quot;&quot;, &quot;awayTeam&quot;:&quot;&quot;}" calcext:value-type="string">
            <text:p>{"__v":0,"day":2,"dateTime":38520000,"duration":"10m","pitch":"7","competition":{"name":"U18", "section":"B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520000" calcext:value-type="float">
            <text:p>385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TBGFC Boys (U16) 'A'" calcext:value-type="string">
            <text:p>STBGFC Boys (U16) 'A'</text:p>
          </table:table-cell>
          <table:table-cell table:style-name="ce77" table:formula="of:=VLOOKUP([.G5];TRANSLATED_TEAM_NAMES;[.$E5]+1)" office:value-type="string" office:string-value="STBGFC Royals - Brooking" calcext:value-type="string">
            <text:p>STBGFC Royals - Brooking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1&quot;},&quot;tag&quot;:&quot;2&quot;, &quot;homeTeam&quot;:&quot;STBGFC Boys (U16) 'A'&quot;, &quot;awayTeam&quot;:&quot;STBGFC Royals - Brooking&quot;}" calcext:value-type="string">
            <text:p>{"__v":0,"day":2,"dateTime":38520000,"duration":"10m","pitch":"8","competition":{"name":"U18", "section":"B", "group":"1"},"tag":"2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240000" calcext:value-type="float">
            <text:p>392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Pinewood Panthers" calcext:value-type="string">
            <text:p>Pinewood Panthers</text:p>
          </table:table-cell>
          <table:table-cell table:style-name="ce77" table:formula="of:=VLOOKUP([.G6];TRANSLATED_TEAM_NAMES;[.$E6]+1)" office:value-type="string" office:string-value="STBGFC Boys (U16) 'B'" calcext:value-type="string">
            <text:p>STBGFC Boys (U16) 'B'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2&quot;},&quot;tag&quot;:&quot;3&quot;, &quot;homeTeam&quot;:&quot;Pinewood Panthers&quot;, &quot;awayTeam&quot;:&quot;STBGFC Boys (U16) 'B'&quot;}" calcext:value-type="string">
            <text:p>{"__v":0,"day":2,"dateTime":39240000,"duration":"10m","pitch":"7","competition":{"name":"U18", "section":"B", "group":"2"},"tag":"3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240000" calcext:value-type="float">
            <text:p>392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3&quot;},&quot;tag&quot;:&quot;3&quot;, &quot;homeTeam&quot;:&quot;&quot;, &quot;awayTeam&quot;:&quot;&quot;}" calcext:value-type="string">
            <text:p>{"__v":0,"day":2,"dateTime":39240000,"duration":"10m","pitch":"8","competition":{"name":"U18", "section":"B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960000" calcext:value-type="float">
            <text:p>399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Hart Youth FC - Black" calcext:value-type="string">
            <text:p>Hart Youth FC - Black</text:p>
          </table:table-cell>
          <table:table-cell table:style-name="ce77" table:formula="of:=VLOOKUP([.G8];TRANSLATED_TEAM_NAMES;[.$E8]+1)" office:value-type="string" office:string-value="Hurst FC" calcext:value-type="string">
            <text:p>Hurst FC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1&quot;},&quot;tag&quot;:&quot;4&quot;, &quot;homeTeam&quot;:&quot;Hart Youth FC - Black&quot;, &quot;awayTeam&quot;:&quot;Hurst FC&quot;}" calcext:value-type="string">
            <text:p>{"__v":0,"day":2,"dateTime":39960000,"duration":"10m","pitch":"7","competition":{"name":"U18", "section":"B", "group":"1"},"tag":"4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960000" calcext:value-type="float">
            <text:p>399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Ashridge Park (Harry)" calcext:value-type="string">
            <text:p>Ashridge Park (Harry)</text:p>
          </table:table-cell>
          <table:table-cell table:style-name="ce77" table:formula="of:=VLOOKUP([.G9];TRANSLATED_TEAM_NAMES;[.$E9]+1)" office:value-type="string" office:string-value="Hart Youth FC - Red" calcext:value-type="string">
            <text:p>Hart Youth FC - Red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Ashridge Park (Harry)&quot;, &quot;awayTeam&quot;:&quot;Hart Youth FC - Red&quot;}" calcext:value-type="string">
            <text:p>{"__v":0,"day":2,"dateTime":39960000,"duration":"10m","pitch":"8","competition":{"name":"U18", "section":"B", "group":"2"},"tag":"4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680000" calcext:value-type="float">
            <text:p>406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3&quot;},&quot;tag&quot;:&quot;5&quot;, &quot;homeTeam&quot;:&quot;&quot;, &quot;awayTeam&quot;:&quot;&quot;}" calcext:value-type="string">
            <text:p>{"__v":0,"day":2,"dateTime":40680000,"duration":"10m","pitch":"7","competition":{"name":"U18", "section":"B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STBGFC Royals - Brooking" calcext:value-type="string">
            <text:p>STBGFC Royals - Brooking</text:p>
          </table:table-cell>
          <table:table-cell table:style-name="ce77" table:formula="of:=VLOOKUP([.G11];TRANSLATED_TEAM_NAMES;[.$E11]+1)" office:value-type="string" office:string-value="STBGFC Royals - Di Canio" calcext:value-type="string">
            <text:p>STBGFC Royals - Di Canio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STBGFC Royals - Brooking&quot;, &quot;awayTeam&quot;:&quot;STBGFC Royals - Di Canio&quot;}" calcext:value-type="string">
            <text:p>{"__v":0,"day":2,"dateTime":40680000,"duration":"10m","pitch":"8","competition":{"name":"U18", "section":"B", "group":"1"},"tag":"5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Boys (U16) 'B'" calcext:value-type="string">
            <text:p>STBGFC Boys (U16) 'B'</text:p>
          </table:table-cell>
          <table:table-cell table:style-name="ce77" table:formula="of:=VLOOKUP([.G12];TRANSLATED_TEAM_NAMES;[.$E12]+1)" office:value-type="string" office:string-value="STBGFC Royals - Moore" calcext:value-type="string">
            <text:p>STBGFC Royals - Moore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STBGFC Royals - Moore&quot;}" calcext:value-type="string">
            <text:p>{"__v":0,"day":2,"dateTime":41400000,"duration":"10m","pitch":"7","competition":{"name":"U18", "section":"B", "group":"2"},"tag":"6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1400000" calcext:value-type="float">
            <text:p>41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3&quot;},&quot;tag&quot;:&quot;6&quot;, &quot;homeTeam&quot;:&quot;&quot;, &quot;awayTeam&quot;:&quot;&quot;}" calcext:value-type="string">
            <text:p>{"__v":0,"day":2,"dateTime":41400000,"duration":"10m","pitch":"8","competition":{"name":"U18", "section":"B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Hart Youth FC - Black" calcext:value-type="string">
            <text:p>Hart Youth FC - Black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&quot;, &quot;awayTeam&quot;:&quot;Hart Youth FC - Black&quot;}" calcext:value-type="string">
            <text:p>{"__v":0,"day":2,"dateTime":42120000,"duration":"10m","pitch":"7","competition":{"name":"U18", "section":"B", "group":"1"},"tag":"7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2120000" calcext:value-type="float">
            <text:p>421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Ashridge Park (Harry)" calcext:value-type="string">
            <text:p>Ashridge Park (Harry)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2&quot;},&quot;tag&quot;:&quot;7&quot;, &quot;homeTeam&quot;:&quot;&quot;, &quot;awayTeam&quot;:&quot;Ashridge Park (Harry)&quot;}" calcext:value-type="string">
            <text:p>{"__v":0,"day":2,"dateTime":42120000,"duration":"10m","pitch":"8","competition":{"name":"U18", "section":"B", "group":"2"},"tag":"7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840000" calcext:value-type="float">
            <text:p>428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3&quot;},&quot;tag&quot;:&quot;8&quot;, &quot;homeTeam&quot;:&quot;&quot;, &quot;awayTeam&quot;:&quot;&quot;}" calcext:value-type="string">
            <text:p>{"__v":0,"day":2,"dateTime":42840000,"duration":"10m","pitch":"7","competition":{"name":"U18", "section":"B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840000" calcext:value-type="float">
            <text:p>428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Hurst FC" calcext:value-type="string">
            <text:p>Hurst FC</text:p>
          </table:table-cell>
          <table:table-cell table:style-name="ce77" table:formula="of:=VLOOKUP([.G17];TRANSLATED_TEAM_NAMES;[.$E17]+1)" office:value-type="string" office:string-value="STBGFC Boys (U16) 'A'" calcext:value-type="string">
            <text:p>STBGFC Boys (U16) 'A'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1&quot;},&quot;tag&quot;:&quot;8&quot;, &quot;homeTeam&quot;:&quot;Hurst FC&quot;, &quot;awayTeam&quot;:&quot;STBGFC Boys (U16) 'A'&quot;}" calcext:value-type="string">
            <text:p>{"__v":0,"day":2,"dateTime":42840000,"duration":"10m","pitch":"8","competition":{"name":"U18", "section":"B", "group":"1"},"tag":"8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3560000" calcext:value-type="float">
            <text:p>435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Hart Youth FC - Red" calcext:value-type="string">
            <text:p>Hart Youth FC - Red</text:p>
          </table:table-cell>
          <table:table-cell table:style-name="ce77" table:formula="of:=VLOOKUP([.G18];TRANSLATED_TEAM_NAMES;[.$E18]+1)" office:value-type="string" office:string-value="Pinewood Panthers" calcext:value-type="string">
            <text:p>Pinewood Panther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2&quot;},&quot;tag&quot;:&quot;9&quot;, &quot;homeTeam&quot;:&quot;Hart Youth FC - Red&quot;, &quot;awayTeam&quot;:&quot;Pinewood Panthers&quot;}" calcext:value-type="string">
            <text:p>{"__v":0,"day":2,"dateTime":43560000,"duration":"10m","pitch":"7","competition":{"name":"U18", "section":"B", "group":"2"},"tag":"9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3560000" calcext:value-type="float">
            <text:p>435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3&quot;},&quot;tag&quot;:&quot;9&quot;, &quot;homeTeam&quot;:&quot;&quot;, &quot;awayTeam&quot;:&quot;&quot;}" calcext:value-type="string">
            <text:p>{"__v":0,"day":2,"dateTime":43560000,"duration":"10m","pitch":"8","competition":{"name":"U18", "section":"B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4280000" calcext:value-type="float">
            <text:p>442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STBGFC Royals - Brooking" calcext:value-type="string">
            <text:p>STBGFC Royals - Brooking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1&quot;},&quot;tag&quot;:&quot;10&quot;, &quot;homeTeam&quot;:&quot;STBGFC Royals - Brooking&quot;, &quot;awayTeam&quot;:&quot;&quot;}" calcext:value-type="string">
            <text:p>{"__v":0,"day":2,"dateTime":44280000,"duration":"10m","pitch":"7","competition":{"name":"U18", "section":"B", "group":"1"},"tag":"10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4280000" calcext:value-type="float">
            <text:p>442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STBGFC Boys (U16) 'B'" calcext:value-type="string">
            <text:p>STBGFC Boys (U16) 'B'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STBGFC Boys (U16) 'B'&quot;, &quot;awayTeam&quot;:&quot;&quot;}" calcext:value-type="string">
            <text:p>{"__v":0,"day":2,"dateTime":44280000,"duration":"10m","pitch":"8","competition":{"name":"U18", "section":"B", "group":"2"},"tag":"10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5000000" calcext:value-type="float">
            <text:p>45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3&quot;},&quot;tag&quot;:&quot;11&quot;, &quot;homeTeam&quot;:&quot;&quot;, &quot;awayTeam&quot;:&quot;&quot;}" calcext:value-type="string">
            <text:p>{"__v":0,"day":2,"dateTime":45000000,"duration":"10m","pitch":"7","competition":{"name":"U18", "section":"B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 office:value-type="string" office:string-value="STBGFC Royals - Di Canio" calcext:value-type="string">
            <text:p>STBGFC Royals - Di Canio</text:p>
          </table:table-cell>
          <table:table-cell table:style-name="ce77" table:formula="of:=VLOOKUP([.G23];TRANSLATED_TEAM_NAMES;[.$E23]+1)" office:value-type="string" office:string-value="Hurst FC" calcext:value-type="string">
            <text:p>Hurst FC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STBGFC Royals - Di Canio&quot;, &quot;awayTeam&quot;:&quot;Hurst FC&quot;}" calcext:value-type="string">
            <text:p>{"__v":0,"day":2,"dateTime":45000000,"duration":"10m","pitch":"8","competition":{"name":"U18", "section":"B", "group":"1"},"tag":"11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 office:value-type="string" office:string-value="STBGFC Royals - Moore" calcext:value-type="string">
            <text:p>STBGFC Royals - Moore</text:p>
          </table:table-cell>
          <table:table-cell table:style-name="ce77" table:formula="of:=VLOOKUP([.G24];TRANSLATED_TEAM_NAMES;[.$E24]+1)" office:value-type="string" office:string-value="Hart Youth FC - Red" calcext:value-type="string">
            <text:p>Hart Youth FC - Red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2&quot;},&quot;tag&quot;:&quot;12&quot;, &quot;homeTeam&quot;:&quot;STBGFC Royals - Moore&quot;, &quot;awayTeam&quot;:&quot;Hart Youth FC - Red&quot;}" calcext:value-type="string">
            <text:p>{"__v":0,"day":2,"dateTime":45720000,"duration":"10m","pitch":"7","competition":{"name":"U18", "section":"B", "group":"2"},"tag":"12", "homeTeam":"STBGFC Royals - Moore", "awayTeam":"Hart Youth FC - Red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5720000" calcext:value-type="float">
            <text:p>457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3&quot;},&quot;tag&quot;:&quot;12&quot;, &quot;homeTeam&quot;:&quot;&quot;, &quot;awayTeam&quot;:&quot;&quot;}" calcext:value-type="string">
            <text:p>{"__v":0,"day":2,"dateTime":45720000,"duration":"10m","pitch":"8","competition":{"name":"U18", "section":"B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Hart Youth FC - Black" calcext:value-type="string">
            <text:p>Hart Youth FC - Black</text:p>
          </table:table-cell>
          <table:table-cell table:style-name="ce77" table:formula="of:=VLOOKUP([.G26];TRANSLATED_TEAM_NAMES;[.$E26]+1)" office:value-type="string" office:string-value="STBGFC Boys (U16) 'A'" calcext:value-type="string">
            <text:p>STBGFC Boys (U16) 'A'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Hart Youth FC - Black&quot;, &quot;awayTeam&quot;:&quot;STBGFC Boys (U16) 'A'&quot;}" calcext:value-type="string">
            <text:p>{"__v":0,"day":2,"dateTime":46440000,"duration":"10m","pitch":"7","competition":{"name":"U18", "section":"B", "group":"1"},"tag":"13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6440000" calcext:value-type="float">
            <text:p>464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Ashridge Park (Harry)" calcext:value-type="string">
            <text:p>Ashridge Park (Harry)</text:p>
          </table:table-cell>
          <table:table-cell table:style-name="ce77" table:formula="of:=VLOOKUP([.G27];TRANSLATED_TEAM_NAMES;[.$E27]+1)" office:value-type="string" office:string-value="Pinewood Panthers" calcext:value-type="string">
            <text:p>Pinewood Panthers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2&quot;},&quot;tag&quot;:&quot;13&quot;, &quot;homeTeam&quot;:&quot;Ashridge Park (Harry)&quot;, &quot;awayTeam&quot;:&quot;Pinewood Panthers&quot;}" calcext:value-type="string">
            <text:p>{"__v":0,"day":2,"dateTime":46440000,"duration":"10m","pitch":"8","competition":{"name":"U18", "section":"B", "group":"2"},"tag":"13", "homeTeam":"Ashridge Park (Harry)", "awayTeam":"Pinewood Panth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7160000" calcext:value-type="float">
            <text:p>471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3&quot;},&quot;tag&quot;:&quot;14&quot;, &quot;homeTeam&quot;:&quot;&quot;, &quot;awayTeam&quot;:&quot;&quot;}" calcext:value-type="string">
            <text:p>{"__v":0,"day":2,"dateTime":47160000,"duration":"10m","pitch":"7","competition":{"name":"U18", "section":"B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7160000" calcext:value-type="float">
            <text:p>471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Hurst FC" calcext:value-type="string">
            <text:p>Hurst FC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1&quot;},&quot;tag&quot;:&quot;14&quot;, &quot;homeTeam&quot;:&quot;&quot;, &quot;awayTeam&quot;:&quot;Hurst FC&quot;}" calcext:value-type="string">
            <text:p>{"__v":0,"day":2,"dateTime":47160000,"duration":"10m","pitch":"8","competition":{"name":"U18", "section":"B", "group":"1"},"tag":"14", "homeTeam":"", "awayTeam":"Hurst FC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7880000" calcext:value-type="float">
            <text:p>478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Hart Youth FC - Red" calcext:value-type="string">
            <text:p>Hart Youth FC - Red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2&quot;},&quot;tag&quot;:&quot;15&quot;, &quot;homeTeam&quot;:&quot;&quot;, &quot;awayTeam&quot;:&quot;Hart Youth FC - Red&quot;}" calcext:value-type="string">
            <text:p>{"__v":0,"day":2,"dateTime":47880000,"duration":"10m","pitch":"7","competition":{"name":"U18", "section":"B", "group":"2"},"tag":"15", "homeTeam":"", "awayTeam":"Hart Youth FC - Red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7880000" calcext:value-type="float">
            <text:p>478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3&quot;},&quot;tag&quot;:&quot;15&quot;, &quot;homeTeam&quot;:&quot;&quot;, &quot;awayTeam&quot;:&quot;&quot;}" calcext:value-type="string">
            <text:p>{"__v":0,"day":2,"dateTime":47880000,"duration":"10m","pitch":"8","competition":{"name":"U18", "section":"B", "group":"3"},"tag":"15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STBGFC Royals - Brooking" calcext:value-type="string">
            <text:p>STBGFC Royals - Brooking</text:p>
          </table:table-cell>
          <table:table-cell table:style-name="ce77" table:formula="of:=VLOOKUP([.G32];TRANSLATED_TEAM_NAMES;[.$E32]+1)" office:value-type="string" office:string-value="Hart Youth FC - Black" calcext:value-type="string">
            <text:p>Hart Youth FC - Black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8600000,&quot;duration&quot;:&quot;10m&quot;,&quot;pitch&quot;:&quot;7&quot;,&quot;competition&quot;:{&quot;name&quot;:&quot;U18&quot;, &quot;section&quot;:&quot;B&quot;, &quot;group&quot;:&quot;1&quot;},&quot;tag&quot;:&quot;16&quot;, &quot;homeTeam&quot;:&quot;STBGFC Royals - Brooking&quot;, &quot;awayTeam&quot;:&quot;Hart Youth FC - Black&quot;}" calcext:value-type="string">
            <text:p>{"__v":0,"day":2,"dateTime":48600000,"duration":"10m","pitch":"7","competition":{"name":"U18", "section":"B", "group":"1"},"tag":"16", "homeTeam":"STBGFC Royals - Brooking", "awayTeam":"Hart Youth FC - Black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STBGFC Boys (U16) 'B'" calcext:value-type="string">
            <text:p>STBGFC Boys (U16) 'B'</text:p>
          </table:table-cell>
          <table:table-cell table:style-name="ce77" table:formula="of:=VLOOKUP([.G33];TRANSLATED_TEAM_NAMES;[.$E33]+1)" office:value-type="string" office:string-value="Ashridge Park (Harry)" calcext:value-type="string">
            <text:p>Ashridge Park (Harry)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8600000,&quot;duration&quot;:&quot;10m&quot;,&quot;pitch&quot;:&quot;8&quot;,&quot;competition&quot;:{&quot;name&quot;:&quot;U18&quot;, &quot;section&quot;:&quot;B&quot;, &quot;group&quot;:&quot;2&quot;},&quot;tag&quot;:&quot;16&quot;, &quot;homeTeam&quot;:&quot;STBGFC Boys (U16) 'B'&quot;, &quot;awayTeam&quot;:&quot;Ashridge Park (Harry)&quot;}" calcext:value-type="string">
            <text:p>{"__v":0,"day":2,"dateTime":48600000,"duration":"10m","pitch":"8","competition":{"name":"U18", "section":"B", "group":"2"},"tag":"16", "homeTeam":"STBGFC Boys (U16) 'B'", "awayTeam":"Ashridge Park (Harry)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9320000" calcext:value-type="float">
            <text:p>493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>
            <text:p/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9320000,&quot;duration&quot;:&quot;10m&quot;,&quot;pitch&quot;:&quot;7&quot;,&quot;competition&quot;:{&quot;name&quot;:&quot;U18&quot;, &quot;section&quot;:&quot;B&quot;, &quot;group&quot;:&quot;3&quot;},&quot;tag&quot;:&quot;17&quot;, &quot;homeTeam&quot;:&quot;&quot;, &quot;awayTeam&quot;:&quot;&quot;}" calcext:value-type="string">
            <text:p>{"__v":0,"day":2,"dateTime":49320000,"duration":"10m","pitch":"7","competition":{"name":"U18", "section":"B", "group":"3"},"tag":"17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9320000" calcext:value-type="float">
            <text:p>493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STBGFC Boys (U16) 'A'" calcext:value-type="string">
            <text:p>STBGFC Boys (U16) 'A'</text:p>
          </table:table-cell>
          <table:table-cell table:style-name="ce77" table:formula="of:=VLOOKUP([.G35];TRANSLATED_TEAM_NAMES;[.$E35]+1)" office:value-type="string" office:string-value="STBGFC Royals - Di Canio" calcext:value-type="string">
            <text:p>STBGFC Royals - Di Canio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9320000,&quot;duration&quot;:&quot;10m&quot;,&quot;pitch&quot;:&quot;8&quot;,&quot;competition&quot;:{&quot;name&quot;:&quot;U18&quot;, &quot;section&quot;:&quot;B&quot;, &quot;group&quot;:&quot;1&quot;},&quot;tag&quot;:&quot;17&quot;, &quot;homeTeam&quot;:&quot;STBGFC Boys (U16) 'A'&quot;, &quot;awayTeam&quot;:&quot;STBGFC Royals - Di Canio&quot;}" calcext:value-type="string">
            <text:p>{"__v":0,"day":2,"dateTime":49320000,"duration":"10m","pitch":"8","competition":{"name":"U18", "section":"B", "group":"1"},"tag":"17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0040000" calcext:value-type="float">
            <text:p>500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Pinewood Panthers" calcext:value-type="string">
            <text:p>Pinewood Panthers</text:p>
          </table:table-cell>
          <table:table-cell table:style-name="ce77" table:formula="of:=VLOOKUP([.G36];TRANSLATED_TEAM_NAMES;[.$E36]+1)" office:value-type="string" office:string-value="STBGFC Royals - Moore" calcext:value-type="string">
            <text:p>STBGFC Royals - Moore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0040000,&quot;duration&quot;:&quot;10m&quot;,&quot;pitch&quot;:&quot;7&quot;,&quot;competition&quot;:{&quot;name&quot;:&quot;U18&quot;, &quot;section&quot;:&quot;B&quot;, &quot;group&quot;:&quot;2&quot;},&quot;tag&quot;:&quot;18&quot;, &quot;homeTeam&quot;:&quot;Pinewood Panthers&quot;, &quot;awayTeam&quot;:&quot;STBGFC Royals - Moore&quot;}" calcext:value-type="string">
            <text:p>{"__v":0,"day":2,"dateTime":50040000,"duration":"10m","pitch":"7","competition":{"name":"U18", "section":"B", "group":"2"},"tag":"18", "homeTeam":"Pinewood Panthers", "awayTeam":"STBGFC Royals - Moore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0040000" calcext:value-type="float">
            <text:p>500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0040000,&quot;duration&quot;:&quot;10m&quot;,&quot;pitch&quot;:&quot;8&quot;,&quot;competition&quot;:{&quot;name&quot;:&quot;U18&quot;, &quot;section&quot;:&quot;B&quot;, &quot;group&quot;:&quot;3&quot;},&quot;tag&quot;:&quot;18&quot;, &quot;homeTeam&quot;:&quot;&quot;, &quot;awayTeam&quot;:&quot;&quot;}" calcext:value-type="string">
            <text:p>{"__v":0,"day":2,"dateTime":50040000,"duration":"10m","pitch":"8","competition":{"name":"U18", "section":"B", "group":"3"},"tag":"18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0760000" calcext:value-type="float">
            <text:p>507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Hurst FC" calcext:value-type="string">
            <text:p>Hurst FC</text:p>
          </table:table-cell>
          <table:table-cell table:style-name="ce77" table:formula="of:=VLOOKUP([.G38];TRANSLATED_TEAM_NAMES;[.$E38]+1)" office:value-type="string" office:string-value="STBGFC Royals - Brooking" calcext:value-type="string">
            <text:p>STBGFC Royals - Brooking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0760000,&quot;duration&quot;:&quot;10m&quot;,&quot;pitch&quot;:&quot;7&quot;,&quot;competition&quot;:{&quot;name&quot;:&quot;U18&quot;, &quot;section&quot;:&quot;B&quot;, &quot;group&quot;:&quot;1&quot;},&quot;tag&quot;:&quot;19&quot;, &quot;homeTeam&quot;:&quot;Hurst FC&quot;, &quot;awayTeam&quot;:&quot;STBGFC Royals - Brooking&quot;}" calcext:value-type="string">
            <text:p>{"__v":0,"day":2,"dateTime":50760000,"duration":"10m","pitch":"7","competition":{"name":"U18", "section":"B", "group":"1"},"tag":"19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0760000" calcext:value-type="float">
            <text:p>507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Hart Youth FC - Red" calcext:value-type="string">
            <text:p>Hart Youth FC - Red</text:p>
          </table:table-cell>
          <table:table-cell table:style-name="ce77" table:formula="of:=VLOOKUP([.G39];TRANSLATED_TEAM_NAMES;[.$E39]+1)" office:value-type="string" office:string-value="STBGFC Boys (U16) 'B'" calcext:value-type="string">
            <text:p>STBGFC Boys (U16) 'B'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0760000,&quot;duration&quot;:&quot;10m&quot;,&quot;pitch&quot;:&quot;8&quot;,&quot;competition&quot;:{&quot;name&quot;:&quot;U18&quot;, &quot;section&quot;:&quot;B&quot;, &quot;group&quot;:&quot;2&quot;},&quot;tag&quot;:&quot;19&quot;, &quot;homeTeam&quot;:&quot;Hart Youth FC - Red&quot;, &quot;awayTeam&quot;:&quot;STBGFC Boys (U16) 'B'&quot;}" calcext:value-type="string">
            <text:p>{"__v":0,"day":2,"dateTime":50760000,"duration":"10m","pitch":"8","competition":{"name":"U18", "section":"B", "group":"2"},"tag":"19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1480000" calcext:value-type="float">
            <text:p>514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1480000,&quot;duration&quot;:&quot;10m&quot;,&quot;pitch&quot;:&quot;7&quot;,&quot;competition&quot;:{&quot;name&quot;:&quot;U18&quot;, &quot;section&quot;:&quot;B&quot;, &quot;group&quot;:&quot;3&quot;},&quot;tag&quot;:&quot;20&quot;, &quot;homeTeam&quot;:&quot;&quot;, &quot;awayTeam&quot;:&quot;&quot;}" calcext:value-type="string">
            <text:p>{"__v":0,"day":2,"dateTime":51480000,"duration":"10m","pitch":"7","competition":{"name":"U18", "section":"B", "group":"3"},"tag":"2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1480000" calcext:value-type="float">
            <text:p>514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TBGFC Boys (U16) 'A'" calcext:value-type="string">
            <text:p>STBGFC Boys (U16) 'A'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1480000,&quot;duration&quot;:&quot;10m&quot;,&quot;pitch&quot;:&quot;8&quot;,&quot;competition&quot;:{&quot;name&quot;:&quot;U18&quot;, &quot;section&quot;:&quot;B&quot;, &quot;group&quot;:&quot;1&quot;},&quot;tag&quot;:&quot;20&quot;, &quot;homeTeam&quot;:&quot;STBGFC Boys (U16) 'A'&quot;, &quot;awayTeam&quot;:&quot;&quot;}" calcext:value-type="string">
            <text:p>{"__v":0,"day":2,"dateTime":51480000,"duration":"10m","pitch":"8","competition":{"name":"U18", "section":"B", "group":"1"},"tag":"20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2200000" calcext:value-type="float">
            <text:p>52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Pinewood Panthers" calcext:value-type="string">
            <text:p>Pinewood Panther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2200000,&quot;duration&quot;:&quot;10m&quot;,&quot;pitch&quot;:&quot;7&quot;,&quot;competition&quot;:{&quot;name&quot;:&quot;U18&quot;, &quot;section&quot;:&quot;B&quot;, &quot;group&quot;:&quot;2&quot;},&quot;tag&quot;:&quot;21&quot;, &quot;homeTeam&quot;:&quot;Pinewood Panthers&quot;, &quot;awayTeam&quot;:&quot;&quot;}" calcext:value-type="string">
            <text:p>{"__v":0,"day":2,"dateTime":52200000,"duration":"10m","pitch":"7","competition":{"name":"U18", "section":"B", "group":"2"},"tag":"21", "homeTeam":"Pinewood Panther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2200000" calcext:value-type="float">
            <text:p>52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>
            <text:p/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2200000,&quot;duration&quot;:&quot;10m&quot;,&quot;pitch&quot;:&quot;8&quot;,&quot;competition&quot;:{&quot;name&quot;:&quot;U18&quot;, &quot;section&quot;:&quot;B&quot;, &quot;group&quot;:&quot;3&quot;},&quot;tag&quot;:&quot;21&quot;, &quot;homeTeam&quot;:&quot;&quot;, &quot;awayTeam&quot;:&quot;&quot;}" calcext:value-type="string">
            <text:p>{"__v":0,"day":2,"dateTime":52200000,"duration":"10m","pitch":"8","competition":{"name":"U18", "section":"B", "group":"3"},"tag":"2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2920000" calcext:value-type="float">
            <text:p>529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 office:value-type="string" office:string-value="STBGFC Royals - Di Canio" calcext:value-type="string">
            <text:p>STBGFC Royals - Di Canio</text:p>
          </table:table-cell>
          <table:table-cell table:style-name="ce77" table:formula="of:=VLOOKUP([.G44];TRANSLATED_TEAM_NAMES;[.$E44]+1)" office:value-type="string" office:string-value="Hart Youth FC - Black" calcext:value-type="string">
            <text:p>Hart Youth FC - Black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2920000,&quot;duration&quot;:&quot;10m&quot;,&quot;pitch&quot;:&quot;7&quot;,&quot;competition&quot;:{&quot;name&quot;:&quot;U18&quot;, &quot;section&quot;:&quot;B&quot;, &quot;group&quot;:&quot;1&quot;},&quot;tag&quot;:&quot;22&quot;, &quot;homeTeam&quot;:&quot;STBGFC Royals - Di Canio&quot;, &quot;awayTeam&quot;:&quot;Hart Youth FC - Black&quot;}" calcext:value-type="string">
            <text:p>{"__v":0,"day":2,"dateTime":52920000,"duration":"10m","pitch":"7","competition":{"name":"U18", "section":"B", "group":"1"},"tag":"22", "homeTeam":"STBGFC Royals - Di Canio", "awayTeam":"Hart Youth FC - Black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2920000" calcext:value-type="float">
            <text:p>529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 office:value-type="string" office:string-value="STBGFC Royals - Moore" calcext:value-type="string">
            <text:p>STBGFC Royals - Moore</text:p>
          </table:table-cell>
          <table:table-cell table:style-name="ce77" table:formula="of:=VLOOKUP([.G45];TRANSLATED_TEAM_NAMES;[.$E45]+1)" office:value-type="string" office:string-value="Ashridge Park (Harry)" calcext:value-type="string">
            <text:p>Ashridge Park (Harry)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2920000,&quot;duration&quot;:&quot;10m&quot;,&quot;pitch&quot;:&quot;8&quot;,&quot;competition&quot;:{&quot;name&quot;:&quot;U18&quot;, &quot;section&quot;:&quot;B&quot;, &quot;group&quot;:&quot;2&quot;},&quot;tag&quot;:&quot;22&quot;, &quot;homeTeam&quot;:&quot;STBGFC Royals - Moore&quot;, &quot;awayTeam&quot;:&quot;Ashridge Park (Harry)&quot;}" calcext:value-type="string">
            <text:p>{"__v":0,"day":2,"dateTime":52920000,"duration":"10m","pitch":"8","competition":{"name":"U18", "section":"B", "group":"2"},"tag":"22", "homeTeam":"STBGFC Royals - Moore", "awayTeam":"Ashridge Park (Harry)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3640000" calcext:value-type="float">
            <text:p>536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>
            <text:p/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3640000,&quot;duration&quot;:&quot;10m&quot;,&quot;pitch&quot;:&quot;7&quot;,&quot;competition&quot;:{&quot;name&quot;:&quot;U18&quot;, &quot;section&quot;:&quot;B&quot;, &quot;group&quot;:&quot;3&quot;},&quot;tag&quot;:&quot;23&quot;, &quot;homeTeam&quot;:&quot;&quot;, &quot;awayTeam&quot;:&quot;&quot;}" calcext:value-type="string">
            <text:p>{"__v":0,"day":2,"dateTime":53640000,"duration":"10m","pitch":"7","competition":{"name":"U18", "section":"B", "group":"3"},"tag":"23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54120000" calcext:value-type="float">
            <text:p>54120000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4120000,&quot;duration&quot;:&quot;10m&quot;,&quot;pitch&quot;:&quot;8&quot;,&quot;competition&quot;:{&quot;name&quot;:&quot;U18&quot;, &quot;section&quot;:&quot;B&quot;},&quot;tag&quot;:&quot;QF1&quot;, &quot;homeTeam&quot;:&quot;Winner Group 1&quot;, &quot;awayTeam&quot;:&quot;Best 3rd Place&quot;, &quot;homeTeamFrom&quot;:&quot;U18_B_G1_P1&quot;, &quot;awayTeamFrom&quot;:&quot;&quot;, &quot;stage2Tag&quot;:&quot;U18_B_QF1&quot;}" calcext:value-type="string">
            <text:p>{"__v":0,"day":2,"dateTime":54120000,"duration":"10m","pitch":"8","competition":{"name":"U18", "section":"B"},"tag":"QF1", "homeTeam":"Winner Group 1", "awayTeam":"Best 3rd Place", "homeTeamFrom":"U18_B_G1_P1", "awayTeamFrom":"", "stage2Tag":"U18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54840000" calcext:value-type="float">
            <text:p>54840000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4840000,&quot;duration&quot;:&quot;10m&quot;,&quot;pitch&quot;:&quot;7&quot;,&quot;competition&quot;:{&quot;name&quot;:&quot;U18&quot;, &quot;section&quot;:&quot;B&quot;},&quot;tag&quot;:&quot;QF2&quot;, &quot;homeTeam&quot;:&quot;Winner Group 2&quot;, &quot;awayTeam&quot;:&quot;2nd Group 1&quot;, &quot;homeTeamFrom&quot;:&quot;U18_B_G2_P1&quot;, &quot;awayTeamFrom&quot;:&quot;&quot;, &quot;stage2Tag&quot;:&quot;U18_B_QF2&quot;}" calcext:value-type="string">
            <text:p>{"__v":0,"day":2,"dateTime":54840000,"duration":"10m","pitch":"7","competition":{"name":"U18", "section":"B"},"tag":"QF2", "homeTeam":"Winner Group 2", "awayTeam":"2nd Group 1", "homeTeamFrom":"U18_B_G2_P1", "awayTeamFrom":"", "stage2Tag":"U18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49]&gt;[.$J48];[.B48];[.B48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55560000" calcext:value-type="float">
            <text:p>55560000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formula="of:=AGE_GROUP_TRANSLATED&amp;&quot;_&quot;&amp;SECTION_TRANSLATED&amp;&quot;_G3_P1&quot;" office:value-type="string" office:string-value="U18_B_G3_P1" calcext:value-type="string">
            <text:p>U18_B_G3_P1</text:p>
          </table:table-cell>
          <table:table-cell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5560000,&quot;duration&quot;:&quot;10m&quot;,&quot;pitch&quot;:&quot;7&quot;,&quot;competition&quot;:{&quot;name&quot;:&quot;U18&quot;, &quot;section&quot;:&quot;B&quot;},&quot;tag&quot;:&quot;QF3&quot;, &quot;homeTeam&quot;:&quot;Winner Group 3&quot;, &quot;awayTeam&quot;:&quot;2nd Group 2&quot;, &quot;homeTeamFrom&quot;:&quot;U18_B_G3_P1&quot;, &quot;awayTeamFrom&quot;:&quot;U18_B_G2_P2&quot;, &quot;stage2Tag&quot;:&quot;U18_B_QF3&quot;}" calcext:value-type="string">
            <text:p>{"__v":0,"day":2,"dateTime":55560000,"duration":"10m","pitch":"7","competition":{"name":"U18", "section":"B"},"tag":"QF3", "homeTeam":"Winner Group 3", "awayTeam":"2nd Group 2", "homeTeamFrom":"U18_B_G3_P1", "awayTeamFrom":"U18_B_G2_P2", "stage2Tag":"U18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55560000" calcext:value-type="float">
            <text:p>55560000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formula="of:=AGE_GROUP_TRANSLATED&amp;&quot;_&quot;&amp;SECTION_TRANSLATED&amp;&quot;_G3_P2&quot;" office:value-type="string" office:string-value="U18_B_G3_P2" calcext:value-type="string">
            <text:p>U18_B_G3_P2</text:p>
          </table:table-cell>
          <table:table-cell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5560000,&quot;duration&quot;:&quot;10m&quot;,&quot;pitch&quot;:&quot;8&quot;,&quot;competition&quot;:{&quot;name&quot;:&quot;U18&quot;, &quot;section&quot;:&quot;B&quot;},&quot;tag&quot;:&quot;QF4&quot;, &quot;homeTeam&quot;:&quot;2nd Group 3&quot;, &quot;awayTeam&quot;:&quot;2nd Group 1&quot;, &quot;homeTeamFrom&quot;:&quot;U18_B_G3_P2&quot;, &quot;awayTeamFrom&quot;:&quot;U18_B_G1_P2&quot;, &quot;stage2Tag&quot;:&quot;U18_B_QF4&quot;}" calcext:value-type="string">
            <text:p>{"__v":0,"day":2,"dateTime":55560000,"duration":"10m","pitch":"8","competition":{"name":"U18", "section":"B"},"tag":"QF4", "homeTeam":"2nd Group 3", "awayTeam":"2nd Group 1", "homeTeamFrom":"U18_B_G3_P2", "awayTeamFrom":"U18_B_G1_P2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56280000" calcext:value-type="float">
            <text:p>56280000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56280000,&quot;duration&quot;:&quot;10m&quot;,&quot;pitch&quot;:&quot;8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56280000,"duration":"10m","pitch":"8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57000000" calcext:value-type="float">
            <text:p>57000000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57000000,&quot;duration&quot;:&quot;10m&quot;,&quot;pitch&quot;:&quot;7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57000000,"duration":"10m","pitch":"7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57720000" calcext:value-type="float">
            <text:p>57720000</text:p>
          </table:table-cell>
          <table:table-cell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5772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5772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2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2" table:default-cell-style-name="ce76"/>
        <table:table-column table:style-name="co32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style-name="ce77"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TBGFC Boys (U16) 'A'" calcext:value-type="string">
            <text:p>STBGFC Boys (U16) 'A'</text:p>
          </table:table-cell>
          <table:table-cell table:style-name="ce77" table:formula="of:=VLOOKUP([.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520000" calcext:value-type="float">
            <text:p>38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hridge Park (Harry)" calcext:value-type="string">
            <text:p>Ashridge Park (Harry)</text:p>
          </table:table-cell>
          <table:table-cell table:style-name="ce77" table:formula="of:=VLOOKUP([.G4];TRANSLATED_TEAM_NAMES;[.$E4]+1)" office:value-type="string" office:string-value="Hart Youth FC - Red" calcext:value-type="string">
            <text:p>Hart Youth FC - Red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2&quot;},&quot;tag&quot;:&quot;2&quot;, &quot;homeTeam&quot;:&quot;Ashridge Park (Harry)&quot;, &quot;awayTeam&quot;:&quot;Hart Youth FC - Red&quot;}" calcext:value-type="string">
            <text:p>{"__v":0,"day":2,"dateTime":38520000,"duration":"10m","pitch":"7","competition":{"name":"U18", "section":"B", "group":"2"},"tag":"2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520000" calcext:value-type="float">
            <text:p>38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Pinewood Panthers" calcext:value-type="string">
            <text:p>Pinewood Panthers</text:p>
          </table:table-cell>
          <table:table-cell table:style-name="ce77" table:formula="of:=VLOOKUP([.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240000" calcext:value-type="float">
            <text:p>39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 - Di Canio" calcext:value-type="string">
            <text:p>STBGFC Royals - Di Canio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Di Canio&quot;, &quot;awayTeam&quot;:&quot;&quot;}" calcext:value-type="string">
            <text:p>{"__v":0,"day":2,"dateTime":39240000,"duration":"10m","pitch":"7","competition":{"name":"U18", "section":"B", "group":"1"},"tag":"3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240000" calcext:value-type="float">
            <text:p>39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Hart Youth FC - Black" calcext:value-type="string">
            <text:p>Hart Youth FC - Black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&quot;, &quot;awayTeam&quot;:&quot;Hart Youth FC - Black&quot;}" calcext:value-type="string">
            <text:p>{"__v":0,"day":2,"dateTime":39240000,"duration":"10m","pitch":"8","competition":{"name":"U18", "section":"B", "group":"1"},"tag":"3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960000" calcext:value-type="float">
            <text:p>39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Royals - Moore" calcext:value-type="string">
            <text:p>STBGFC Royals - Moore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2&quot;},&quot;tag&quot;:&quot;4&quot;, &quot;homeTeam&quot;:&quot;STBGFC Royals - Moore&quot;, &quot;awayTeam&quot;:&quot;&quot;}" calcext:value-type="string">
            <text:p>{"__v":0,"day":2,"dateTime":39960000,"duration":"10m","pitch":"7","competition":{"name":"U18", "section":"B", "group":"2"},"tag":"4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960000" calcext:value-type="float">
            <text:p>39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Ashridge Park (Harry)" calcext:value-type="string">
            <text:p>Ashridge Park (Harry)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&quot;, &quot;awayTeam&quot;:&quot;Ashridge Park (Harry)&quot;}" calcext:value-type="string">
            <text:p>{"__v":0,"day":2,"dateTime":39960000,"duration":"10m","pitch":"8","competition":{"name":"U18", "section":"B", "group":"2"},"tag":"4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yals - Brooking" calcext:value-type="string">
            <text:p>STBGFC Royals - Brooking</text:p>
          </table:table-cell>
          <table:table-cell table:style-name="ce77" table:formula="of:=VLOOKUP([.G10];TRANSLATED_TEAM_NAMES;[.$E10]+1)" office:value-type="string" office:string-value="STBGFC Royals - Di Canio" calcext:value-type="string">
            <text:p>STBGFC Royals - Di Canio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STBGFC Royals - Di Canio&quot;}" calcext:value-type="string">
            <text:p>{"__v":0,"day":2,"dateTime":40680000,"duration":"10m","pitch":"7","competition":{"name":"U18", "section":"B", "group":"1"},"tag":"5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Hurst FC" calcext:value-type="string">
            <text:p>Hurst FC</text:p>
          </table:table-cell>
          <table:table-cell table:style-name="ce77" table:formula="of:=VLOOKUP([.G11];TRANSLATED_TEAM_NAMES;[.$E11]+1)" office:value-type="string" office:string-value="STBGFC Boys (U16) 'A'" calcext:value-type="string">
            <text:p>STBGFC Boys (U16) 'A'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STBGFC Boys (U16) 'A'&quot;}" calcext:value-type="string">
            <text:p>{"__v":0,"day":2,"dateTime":40680000,"duration":"10m","pitch":"8","competition":{"name":"U18", "section":"B", "group":"1"},"tag":"5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Boys (U16) 'B'" calcext:value-type="string">
            <text:p>STBGFC Boys (U16) 'B'</text:p>
          </table:table-cell>
          <table:table-cell table:style-name="ce77" table:formula="of:=VLOOKUP([.G12];TRANSLATED_TEAM_NAMES;[.$E12]+1)" office:value-type="string" office:string-value="STBGFC Royals - Moore" calcext:value-type="string">
            <text:p>STBGFC Royals - Moore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STBGFC Royals - Moore&quot;}" calcext:value-type="string">
            <text:p>{"__v":0,"day":2,"dateTime":41400000,"duration":"10m","pitch":"7","competition":{"name":"U18", "section":"B", "group":"2"},"tag":"6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Hart Youth FC - Red" calcext:value-type="string">
            <text:p>Hart Youth FC - Red</text:p>
          </table:table-cell>
          <table:table-cell table:style-name="ce77" table:formula="of:=VLOOKUP([.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Hart Youth FC - Red&quot;, &quot;awayTeam&quot;:&quot;Pinewood Panthers&quot;}" calcext:value-type="string">
            <text:p>{"__v":0,"day":2,"dateTime":41400000,"duration":"10m","pitch":"8","competition":{"name":"U18", "section":"B", "group":"2"},"tag":"6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&quot;, &quot;awayTeam&quot;:&quot;&quot;}" calcext:value-type="string">
            <text:p>{"__v":0,"day":2,"dateTime":42120000,"duration":"10m","pitch":"7","competition":{"name":"U18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Hurst FC" calcext:value-type="string">
            <text:p>Hurst FC</text:p>
          </table:table-cell>
          <table:table-cell table:style-name="ce77" table:formula="of:=VLOOKUP([.G15];TRANSLATED_TEAM_NAMES;[.$E15]+1)" office:value-type="string" office:string-value="STBGFC Royals - Brooking" calcext:value-type="string">
            <text:p>STBGFC Royals - Brooking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Hurst FC&quot;, &quot;awayTeam&quot;:&quot;STBGFC Royals - Brooking&quot;}" calcext:value-type="string">
            <text:p>{"__v":0,"day":2,"dateTime":42120000,"duration":"10m","pitch":"8","competition":{"name":"U18", "section":"B", "group":"1"},"tag":"7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840000" calcext:value-type="float">
            <text:p>42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2&quot;},&quot;tag&quot;:&quot;8&quot;, &quot;homeTeam&quot;:&quot;&quot;, &quot;awayTeam&quot;:&quot;&quot;}" calcext:value-type="string">
            <text:p>{"__v":0,"day":2,"dateTime":42840000,"duration":"10m","pitch":"7","competition":{"name":"U18", "section":"B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840000" calcext:value-type="float">
            <text:p>42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Hart Youth FC - Red" calcext:value-type="string">
            <text:p>Hart Youth FC - Red</text:p>
          </table:table-cell>
          <table:table-cell table:style-name="ce77" table:formula="of:=VLOOKUP([.G17];TRANSLATED_TEAM_NAMES;[.$E17]+1)" office:value-type="string" office:string-value="STBGFC Boys (U16) 'B'" calcext:value-type="string">
            <text:p>STBGFC Boys (U16) 'B'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Hart Youth FC - Red&quot;, &quot;awayTeam&quot;:&quot;STBGFC Boys (U16) 'B'&quot;}" calcext:value-type="string">
            <text:p>{"__v":0,"day":2,"dateTime":42840000,"duration":"10m","pitch":"8","competition":{"name":"U18", "section":"B", "group":"2"},"tag":"8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3560000" calcext:value-type="float">
            <text:p>43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STBGFC Boys (U16) 'A'" calcext:value-type="string">
            <text:p>STBGFC Boys (U16) 'A'</text:p>
          </table:table-cell>
          <table:table-cell table:style-name="ce77" table:formula="of:=VLOOKUP([.G18];TRANSLATED_TEAM_NAMES;[.$E18]+1)" office:value-type="string" office:string-value="Hart Youth FC - Black" calcext:value-type="string">
            <text:p>Hart Youth FC - Black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Boys (U16) 'A'&quot;, &quot;awayTeam&quot;:&quot;Hart Youth FC - Black&quot;}" calcext:value-type="string">
            <text:p>{"__v":0,"day":2,"dateTime":43560000,"duration":"10m","pitch":"7","competition":{"name":"U18", "section":"B", "group":"1"},"tag":"9", "homeTeam":"STBGFC Boys (U16) 'A'", "awayTeam":"Hart Youth FC - Black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3560000" calcext:value-type="float">
            <text:p>43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STBGFC Royals - Di Canio" calcext:value-type="string">
            <text:p>STBGFC Royals - Di Canio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&quot;, &quot;awayTeam&quot;:&quot;STBGFC Royals - Di Canio&quot;}" calcext:value-type="string">
            <text:p>{"__v":0,"day":2,"dateTime":43560000,"duration":"10m","pitch":"8","competition":{"name":"U18", "section":"B", "group":"1"},"tag":"9", "homeTeam":"", "awayTeam":"STBGFC Royals - Di Canio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4280000" calcext:value-type="float">
            <text:p>44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Pinewood Panthers" calcext:value-type="string">
            <text:p>Pinewood Panthers</text:p>
          </table:table-cell>
          <table:table-cell table:style-name="ce77" table:formula="of:=VLOOKUP([.G20];TRANSLATED_TEAM_NAMES;[.$E20]+1)" office:value-type="string" office:string-value="Ashridge Park (Harry)" calcext:value-type="string">
            <text:p>Ashridge Park (Harry)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2&quot;},&quot;tag&quot;:&quot;10&quot;, &quot;homeTeam&quot;:&quot;Pinewood Panthers&quot;, &quot;awayTeam&quot;:&quot;Ashridge Park (Harry)&quot;}" calcext:value-type="string">
            <text:p>{"__v":0,"day":2,"dateTime":44280000,"duration":"10m","pitch":"7","competition":{"name":"U18", "section":"B", "group":"2"},"tag":"10", "homeTeam":"Pinewood Panthers", "awayTeam":"Ashridge Park (Harry)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4280000" calcext:value-type="float">
            <text:p>44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 office:value-type="string" office:string-value="STBGFC Royals - Moore" calcext:value-type="string">
            <text:p>STBGFC Royals - Moore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&quot;, &quot;awayTeam&quot;:&quot;STBGFC Royals - Moore&quot;}" calcext:value-type="string">
            <text:p>{"__v":0,"day":2,"dateTime":44280000,"duration":"10m","pitch":"8","competition":{"name":"U18", "section":"B", "group":"2"},"tag":"10", "homeTeam":"", "awayTeam":"STBGFC Royals - Moore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Hart Youth FC - Black" calcext:value-type="string">
            <text:p>Hart Youth FC - Black</text:p>
          </table:table-cell>
          <table:table-cell table:style-name="ce77" table:formula="of:=VLOOKUP([.G22];TRANSLATED_TEAM_NAMES;[.$E22]+1)" office:value-type="string" office:string-value="STBGFC Royals - Brooking" calcext:value-type="string">
            <text:p>STBGFC Royals - Brooking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Hart Youth FC - Black&quot;, &quot;awayTeam&quot;:&quot;STBGFC Royals - Brooking&quot;}" calcext:value-type="string">
            <text:p>{"__v":0,"day":2,"dateTime":45000000,"duration":"10m","pitch":"7","competition":{"name":"U18", "section":"B", "group":"1"},"tag":"11", "homeTeam":"Hart Youth FC - Black", "awayTeam":"STBGFC Royals - Brooking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STBGFC Boys (U16) 'A'" calcext:value-type="string">
            <text:p>STBGFC Boys (U16) 'A'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STBGFC Boys (U16) 'A'&quot;, &quot;awayTeam&quot;:&quot;&quot;}" calcext:value-type="string">
            <text:p>{"__v":0,"day":2,"dateTime":45000000,"duration":"10m","pitch":"8","competition":{"name":"U18", "section":"B", "group":"1"},"tag":"11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Ashridge Park (Harry)" calcext:value-type="string">
            <text:p>Ashridge Park (Harry)</text:p>
          </table:table-cell>
          <table:table-cell table:style-name="ce77" table:formula="of:=VLOOKUP([.G24];TRANSLATED_TEAM_NAMES;[.$E24]+1)" office:value-type="string" office:string-value="STBGFC Boys (U16) 'B'" calcext:value-type="string">
            <text:p>STBGFC Boys (U16) 'B'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2&quot;},&quot;tag&quot;:&quot;12&quot;, &quot;homeTeam&quot;:&quot;Ashridge Park (Harry)&quot;, &quot;awayTeam&quot;:&quot;STBGFC Boys (U16) 'B'&quot;}" calcext:value-type="string">
            <text:p>{"__v":0,"day":2,"dateTime":45720000,"duration":"10m","pitch":"7","competition":{"name":"U18", "section":"B", "group":"2"},"tag":"12", "homeTeam":"Ashridge Park (Harry)", "awayTeam":"STBGFC Boys (U16)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Pinewood Panthers" calcext:value-type="string">
            <text:p>Pinewood Panthers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2&quot;},&quot;tag&quot;:&quot;12&quot;, &quot;homeTeam&quot;:&quot;Pinewood Panthers&quot;, &quot;awayTeam&quot;:&quot;&quot;}" calcext:value-type="string">
            <text:p>{"__v":0,"day":2,"dateTime":45720000,"duration":"10m","pitch":"8","competition":{"name":"U18", "section":"B", "group":"2"},"tag":"12", "homeTeam":"Pinewood Panthers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Hurst FC" calcext:value-type="string">
            <text:p>Hurst FC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&quot;, &quot;awayTeam&quot;:&quot;Hurst FC&quot;}" calcext:value-type="string">
            <text:p>{"__v":0,"day":2,"dateTime":46440000,"duration":"10m","pitch":"7","competition":{"name":"U18", "section":"B", "group":"1"},"tag":"13", "homeTeam":"", "awayTeam":"Hurst FC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Hart Youth FC - Black" calcext:value-type="string">
            <text:p>Hart Youth FC - Black</text:p>
          </table:table-cell>
          <table:table-cell table:style-name="ce77" table:formula="of:=VLOOKUP([.G27];TRANSLATED_TEAM_NAMES;[.$E27]+1)" office:value-type="string" office:string-value="STBGFC Royals - Di Canio" calcext:value-type="string">
            <text:p>STBGFC Royals - Di Canio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Hart Youth FC - Black&quot;, &quot;awayTeam&quot;:&quot;STBGFC Royals - Di Canio&quot;}" calcext:value-type="string">
            <text:p>{"__v":0,"day":2,"dateTime":46440000,"duration":"10m","pitch":"8","competition":{"name":"U18", "section":"B", "group":"1"},"tag":"13", "homeTeam":"Hart Youth FC - Black", "awayTeam":"STBGFC Royals - Di Canio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7160000" calcext:value-type="float">
            <text:p>47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Hart Youth FC - Red" calcext:value-type="string">
            <text:p>Hart Youth FC - Red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2&quot;},&quot;tag&quot;:&quot;14&quot;, &quot;homeTeam&quot;:&quot;&quot;, &quot;awayTeam&quot;:&quot;Hart Youth FC - Red&quot;}" calcext:value-type="string">
            <text:p>{"__v":0,"day":2,"dateTime":47160000,"duration":"10m","pitch":"7","competition":{"name":"U18", "section":"B", "group":"2"},"tag":"14", "homeTeam":"", "awayTeam":"Hart Youth FC - Red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7160000" calcext:value-type="float">
            <text:p>47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Ashridge Park (Harry)" calcext:value-type="string">
            <text:p>Ashridge Park (Harry)</text:p>
          </table:table-cell>
          <table:table-cell table:style-name="ce77" table:formula="of:=VLOOKUP([.G29];TRANSLATED_TEAM_NAMES;[.$E29]+1)" office:value-type="string" office:string-value="STBGFC Royals - Moore" calcext:value-type="string">
            <text:p>STBGFC Royals - Moore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2&quot;},&quot;tag&quot;:&quot;14&quot;, &quot;homeTeam&quot;:&quot;Ashridge Park (Harry)&quot;, &quot;awayTeam&quot;:&quot;STBGFC Royals - Moore&quot;}" calcext:value-type="string">
            <text:p>{"__v":0,"day":2,"dateTime":47160000,"duration":"10m","pitch":"8","competition":{"name":"U18", "section":"B", "group":"2"},"tag":"14", "homeTeam":"Ashridge Park (Harry)", "awayTeam":"STBGFC Royals - Moore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7880000" calcext:value-type="float">
            <text:p>47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 office:value-type="string" office:string-value="STBGFC Royals - Di Canio" calcext:value-type="string">
            <text:p>STBGFC Royals - Di Canio</text:p>
          </table:table-cell>
          <table:table-cell table:style-name="ce77" table:formula="of:=VLOOKUP([.G30];TRANSLATED_TEAM_NAMES;[.$E30]+1)" office:value-type="string" office:string-value="STBGFC Boys (U16) 'A'" calcext:value-type="string">
            <text:p>STBGFC Boys (U16) 'A'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1&quot;},&quot;tag&quot;:&quot;15&quot;, &quot;homeTeam&quot;:&quot;STBGFC Royals - Di Canio&quot;, &quot;awayTeam&quot;:&quot;STBGFC Boys (U16) 'A'&quot;}" calcext:value-type="string">
            <text:p>{"__v":0,"day":2,"dateTime":47880000,"duration":"10m","pitch":"7","competition":{"name":"U18", "section":"B", "group":"1"},"tag":"15", "homeTeam":"STBGFC Royals - Di Canio", "awayTeam":"STBGFC Boys (U16) 'A'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7880000" calcext:value-type="float">
            <text:p>47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STBGFC Royals - Brooking" calcext:value-type="string">
            <text:p>STBGFC Royals - Brooking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1&quot;},&quot;tag&quot;:&quot;15&quot;, &quot;homeTeam&quot;:&quot;STBGFC Royals - Brooking&quot;, &quot;awayTeam&quot;:&quot;&quot;}" calcext:value-type="string">
            <text:p>{"__v":0,"day":2,"dateTime":47880000,"duration":"10m","pitch":"8","competition":{"name":"U18", "section":"B", "group":"1"},"tag":"15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 office:value-type="string" office:string-value="STBGFC Royals - Moore" calcext:value-type="string">
            <text:p>STBGFC Royals - Moore</text:p>
          </table:table-cell>
          <table:table-cell table:style-name="ce77" table:formula="of:=VLOOKUP([.G32];TRANSLATED_TEAM_NAMES;[.$E32]+1)" office:value-type="string" office:string-value="Pinewood Panthers" calcext:value-type="string">
            <text:p>Pinewood Panthers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8600000,&quot;duration&quot;:&quot;10m&quot;,&quot;pitch&quot;:&quot;7&quot;,&quot;competition&quot;:{&quot;name&quot;:&quot;U18&quot;, &quot;section&quot;:&quot;B&quot;, &quot;group&quot;:&quot;2&quot;},&quot;tag&quot;:&quot;16&quot;, &quot;homeTeam&quot;:&quot;STBGFC Royals - Moore&quot;, &quot;awayTeam&quot;:&quot;Pinewood Panthers&quot;}" calcext:value-type="string">
            <text:p>{"__v":0,"day":2,"dateTime":48600000,"duration":"10m","pitch":"7","competition":{"name":"U18", "section":"B", "group":"2"},"tag":"16", "homeTeam":"STBGFC Royals - Moore", "awayTeam":"Pinewood Panther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STBGFC Boys (U16) 'B'" calcext:value-type="string">
            <text:p>STBGFC Boys (U16) 'B'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8600000,&quot;duration&quot;:&quot;10m&quot;,&quot;pitch&quot;:&quot;8&quot;,&quot;competition&quot;:{&quot;name&quot;:&quot;U18&quot;, &quot;section&quot;:&quot;B&quot;, &quot;group&quot;:&quot;2&quot;},&quot;tag&quot;:&quot;16&quot;, &quot;homeTeam&quot;:&quot;STBGFC Boys (U16) 'B'&quot;, &quot;awayTeam&quot;:&quot;&quot;}" calcext:value-type="string">
            <text:p>{"__v":0,"day":2,"dateTime":48600000,"duration":"10m","pitch":"8","competition":{"name":"U18", "section":"B", "group":"2"},"tag":"16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9320000" calcext:value-type="float">
            <text:p>49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STBGFC Boys (U16) 'A'" calcext:value-type="string">
            <text:p>STBGFC Boys (U16) 'A'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9320000,&quot;duration&quot;:&quot;10m&quot;,&quot;pitch&quot;:&quot;7&quot;,&quot;competition&quot;:{&quot;name&quot;:&quot;U18&quot;, &quot;section&quot;:&quot;B&quot;, &quot;group&quot;:&quot;1&quot;},&quot;tag&quot;:&quot;17&quot;, &quot;homeTeam&quot;:&quot;&quot;, &quot;awayTeam&quot;:&quot;STBGFC Boys (U16) 'A'&quot;}" calcext:value-type="string">
            <text:p>{"__v":0,"day":2,"dateTime":49320000,"duration":"10m","pitch":"7","competition":{"name":"U18", "section":"B", "group":"1"},"tag":"17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9320000" calcext:value-type="float">
            <text:p>49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STBGFC Royals - Brooking" calcext:value-type="string">
            <text:p>STBGFC Royals - Brooking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9320000,&quot;duration&quot;:&quot;10m&quot;,&quot;pitch&quot;:&quot;8&quot;,&quot;competition&quot;:{&quot;name&quot;:&quot;U18&quot;, &quot;section&quot;:&quot;B&quot;, &quot;group&quot;:&quot;1&quot;},&quot;tag&quot;:&quot;17&quot;, &quot;homeTeam&quot;:&quot;STBGFC Royals - Brooking&quot;, &quot;awayTeam&quot;:&quot;&quot;}" calcext:value-type="string">
            <text:p>{"__v":0,"day":2,"dateTime":49320000,"duration":"10m","pitch":"8","competition":{"name":"U18", "section":"B", "group":"1"},"tag":"17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0040000" calcext:value-type="float">
            <text:p>50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Pinewood Panthers" calcext:value-type="string">
            <text:p>Pinewood Panthers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0040000,&quot;duration&quot;:&quot;10m&quot;,&quot;pitch&quot;:&quot;7&quot;,&quot;competition&quot;:{&quot;name&quot;:&quot;U18&quot;, &quot;section&quot;:&quot;B&quot;, &quot;group&quot;:&quot;2&quot;},&quot;tag&quot;:&quot;18&quot;, &quot;homeTeam&quot;:&quot;&quot;, &quot;awayTeam&quot;:&quot;Pinewood Panthers&quot;}" calcext:value-type="string">
            <text:p>{"__v":0,"day":2,"dateTime":50040000,"duration":"10m","pitch":"7","competition":{"name":"U18", "section":"B", "group":"2"},"tag":"18", "homeTeam":"", "awayTeam":"Pinewood Panther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0040000" calcext:value-type="float">
            <text:p>50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STBGFC Boys (U16) 'B'" calcext:value-type="string">
            <text:p>STBGFC Boys (U16) 'B'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0040000,&quot;duration&quot;:&quot;10m&quot;,&quot;pitch&quot;:&quot;8&quot;,&quot;competition&quot;:{&quot;name&quot;:&quot;U18&quot;, &quot;section&quot;:&quot;B&quot;, &quot;group&quot;:&quot;2&quot;},&quot;tag&quot;:&quot;18&quot;, &quot;homeTeam&quot;:&quot;STBGFC Boys (U16) 'B'&quot;, &quot;awayTeam&quot;:&quot;&quot;}" calcext:value-type="string">
            <text:p>{"__v":0,"day":2,"dateTime":50040000,"duration":"10m","pitch":"8","competition":{"name":"U18", "section":"B", "group":"2"},"tag":"18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0760000" calcext:value-type="float">
            <text:p>507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 office:value-type="string" office:string-value="STBGFC Royals - Di Canio" calcext:value-type="string">
            <text:p>STBGFC Royals - Di Canio</text:p>
          </table:table-cell>
          <table:table-cell table:style-name="ce77" table:formula="of:=VLOOKUP([.G38];TRANSLATED_TEAM_NAMES;[.$E38]+1)" office:value-type="string" office:string-value="Hurst FC" calcext:value-type="string">
            <text:p>Hurst FC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0760000,&quot;duration&quot;:&quot;10m&quot;,&quot;pitch&quot;:&quot;7&quot;,&quot;competition&quot;:{&quot;name&quot;:&quot;U18&quot;, &quot;section&quot;:&quot;B&quot;, &quot;group&quot;:&quot;1&quot;},&quot;tag&quot;:&quot;19&quot;, &quot;homeTeam&quot;:&quot;STBGFC Royals - Di Canio&quot;, &quot;awayTeam&quot;:&quot;Hurst FC&quot;}" calcext:value-type="string">
            <text:p>{"__v":0,"day":2,"dateTime":50760000,"duration":"10m","pitch":"7","competition":{"name":"U18", "section":"B", "group":"1"},"tag":"19", "homeTeam":"STBGFC Royals - Di Canio", "awayTeam":"Hurst FC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0760000" calcext:value-type="float">
            <text:p>507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Hart Youth FC - Black" calcext:value-type="string">
            <text:p>Hart Youth FC - Black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0760000,&quot;duration&quot;:&quot;10m&quot;,&quot;pitch&quot;:&quot;8&quot;,&quot;competition&quot;:{&quot;name&quot;:&quot;U18&quot;, &quot;section&quot;:&quot;B&quot;, &quot;group&quot;:&quot;1&quot;},&quot;tag&quot;:&quot;19&quot;, &quot;homeTeam&quot;:&quot;&quot;, &quot;awayTeam&quot;:&quot;Hart Youth FC - Black&quot;}" calcext:value-type="string">
            <text:p>{"__v":0,"day":2,"dateTime":50760000,"duration":"10m","pitch":"8","competition":{"name":"U18", "section":"B", "group":"1"},"tag":"19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1480000" calcext:value-type="float">
            <text:p>514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 office:value-type="string" office:string-value="STBGFC Royals - Moore" calcext:value-type="string">
            <text:p>STBGFC Royals - Moore</text:p>
          </table:table-cell>
          <table:table-cell table:style-name="ce77" table:formula="of:=VLOOKUP([.G40];TRANSLATED_TEAM_NAMES;[.$E40]+1)" office:value-type="string" office:string-value="Hart Youth FC - Red" calcext:value-type="string">
            <text:p>Hart Youth FC - Red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1480000,&quot;duration&quot;:&quot;10m&quot;,&quot;pitch&quot;:&quot;7&quot;,&quot;competition&quot;:{&quot;name&quot;:&quot;U18&quot;, &quot;section&quot;:&quot;B&quot;, &quot;group&quot;:&quot;2&quot;},&quot;tag&quot;:&quot;20&quot;, &quot;homeTeam&quot;:&quot;STBGFC Royals - Moore&quot;, &quot;awayTeam&quot;:&quot;Hart Youth FC - Red&quot;}" calcext:value-type="string">
            <text:p>{"__v":0,"day":2,"dateTime":51480000,"duration":"10m","pitch":"7","competition":{"name":"U18", "section":"B", "group":"2"},"tag":"20", "homeTeam":"STBGFC Royals - Moore", "awayTeam":"Hart Youth FC - Re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1480000" calcext:value-type="float">
            <text:p>514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Ashridge Park (Harry)" calcext:value-type="string">
            <text:p>Ashridge Park (Harry)</text:p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1480000,&quot;duration&quot;:&quot;10m&quot;,&quot;pitch&quot;:&quot;8&quot;,&quot;competition&quot;:{&quot;name&quot;:&quot;U18&quot;, &quot;section&quot;:&quot;B&quot;, &quot;group&quot;:&quot;2&quot;},&quot;tag&quot;:&quot;20&quot;, &quot;homeTeam&quot;:&quot;&quot;, &quot;awayTeam&quot;:&quot;Ashridge Park (Harry)&quot;}" calcext:value-type="string">
            <text:p>{"__v":0,"day":2,"dateTime":51480000,"duration":"10m","pitch":"8","competition":{"name":"U18", "section":"B", "group":"2"},"tag":"20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Hurst FC" calcext:value-type="string">
            <text:p>Hurst FC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2200000,&quot;duration&quot;:&quot;10m&quot;,&quot;pitch&quot;:&quot;7&quot;,&quot;competition&quot;:{&quot;name&quot;:&quot;U18&quot;, &quot;section&quot;:&quot;B&quot;, &quot;group&quot;:&quot;1&quot;},&quot;tag&quot;:&quot;21&quot;, &quot;homeTeam&quot;:&quot;Hurst FC&quot;, &quot;awayTeam&quot;:&quot;&quot;}" calcext:value-type="string">
            <text:p>{"__v":0,"day":2,"dateTime":52200000,"duration":"10m","pitch":"7","competition":{"name":"U18", "section":"B", "group":"1"},"tag":"21", "homeTeam":"Hurst FC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2200000" calcext:value-type="float">
            <text:p>52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Hart Youth FC - Red" calcext:value-type="string">
            <text:p>Hart Youth FC - Red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2200000,&quot;duration&quot;:&quot;10m&quot;,&quot;pitch&quot;:&quot;8&quot;,&quot;competition&quot;:{&quot;name&quot;:&quot;U18&quot;, &quot;section&quot;:&quot;B&quot;, &quot;group&quot;:&quot;2&quot;},&quot;tag&quot;:&quot;21&quot;, &quot;homeTeam&quot;:&quot;Hart Youth FC - Red&quot;, &quot;awayTeam&quot;:&quot;&quot;}" calcext:value-type="string">
            <text:p>{"__v":0,"day":2,"dateTime":52200000,"duration":"10m","pitch":"8","competition":{"name":"U18", "section":"B", "group":"2"},"tag":"21", "homeTeam":"Hart Youth FC - Red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19"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style-name="ce19" table:formula="of:=AGE_GROUP_TRANSLATED&amp;&quot;_&quot;&amp;SECTION_TRANSLATED&amp;&quot;_G2_P4&quot;" office:value-type="string" office:string-value="U18_B_G2_P4" calcext:value-type="string">
            <text:p>U18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53400000,&quot;duration&quot;:&quot;10m&quot;,&quot;pitch&quot;:&quot;7&quot;,&quot;competition&quot;:{&quot;name&quot;:&quot;U18&quot;, &quot;section&quot;:&quot;B&quot;},&quot;tag&quot;:&quot;QF1&quot;, &quot;homeTeam&quot;:&quot;Winner Group 1&quot;, &quot;awayTeam&quot;:&quot;4th Group 2&quot;, &quot;homeTeamFrom&quot;:&quot;U18_B_G1_P1&quot;, &quot;awayTeamFrom&quot;:&quot;U18_B_G2_P4&quot;, &quot;stage2Tag&quot;:&quot;U18_B_QF1&quot;}" calcext:value-type="string">
            <text:p>{"__v":0,"day":2,"dateTime":53400000,"duration":"10m","pitch":"7","competition":{"name":"U18", "section":"B"},"tag":"QF1", "homeTeam":"Winner Group 1", "awayTeam":"4th Group 2", "homeTeamFrom":"U18_B_G1_P1", "awayTeamFrom":"U18_B_G2_P4", "stage2Tag":"U18_B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19"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style-name="ce19" table:formula="of:=AGE_GROUP_TRANSLATED&amp;&quot;_&quot;&amp;SECTION_TRANSLATED&amp;&quot;_G2_P3&quot;" office:value-type="string" office:string-value="U18_B_G2_P3" calcext:value-type="string">
            <text:p>U18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53400000,&quot;duration&quot;:&quot;10m&quot;,&quot;pitch&quot;:&quot;8&quot;,&quot;competition&quot;:{&quot;name&quot;:&quot;U18&quot;, &quot;section&quot;:&quot;B&quot;},&quot;tag&quot;:&quot;QF2&quot;, &quot;homeTeam&quot;:&quot;2nd Group 1&quot;, &quot;awayTeam&quot;:&quot;3rd Group 2&quot;, &quot;homeTeamFrom&quot;:&quot;U18_B_G1_P2&quot;, &quot;awayTeamFrom&quot;:&quot;U18_B_G2_P3&quot;, &quot;stage2Tag&quot;:&quot;U18_B_QF2&quot;}" calcext:value-type="string">
            <text:p>{"__v":0,"day":2,"dateTime":53400000,"duration":"10m","pitch":"8","competition":{"name":"U18", "section":"B"},"tag":"QF2", "homeTeam":"2nd Group 1", "awayTeam":"3rd Group 2", "homeTeamFrom":"U18_B_G1_P2", "awayTeamFrom":"U18_B_G2_P3", "stage2Tag":"U18_B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54120000" calcext:value-type="float">
            <text:p>54120000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19"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style-name="ce19" table:formula="of:=AGE_GROUP_TRANSLATED&amp;&quot;_&quot;&amp;SECTION_TRANSLATED&amp;&quot;_G1_P4&quot;" office:value-type="string" office:string-value="U18_B_G1_P4" calcext:value-type="string">
            <text:p>U18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54120000,&quot;duration&quot;:&quot;10m&quot;,&quot;pitch&quot;:&quot;7&quot;,&quot;competition&quot;:{&quot;name&quot;:&quot;U18&quot;, &quot;section&quot;:&quot;B&quot;},&quot;tag&quot;:&quot;QF3&quot;, &quot;homeTeam&quot;:&quot;Winner Group 2&quot;, &quot;awayTeam&quot;:&quot;4th Group 1&quot;, &quot;homeTeamFrom&quot;:&quot;U18_B_G2_P1&quot;, &quot;awayTeamFrom&quot;:&quot;U18_B_G1_P4&quot;, &quot;stage2Tag&quot;:&quot;U18_B_QF3&quot;}" calcext:value-type="string">
            <text:p>{"__v":0,"day":2,"dateTime":54120000,"duration":"10m","pitch":"7","competition":{"name":"U18", "section":"B"},"tag":"QF3", "homeTeam":"Winner Group 2", "awayTeam":"4th Group 1", "homeTeamFrom":"U18_B_G2_P1", "awayTeamFrom":"U18_B_G1_P4", "stage2Tag":"U18_B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54120000" calcext:value-type="float">
            <text:p>54120000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19"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style-name="ce19" table:formula="of:=AGE_GROUP_TRANSLATED&amp;&quot;_&quot;&amp;SECTION_TRANSLATED&amp;&quot;_G1_P3&quot;" office:value-type="string" office:string-value="U18_B_G1_P3" calcext:value-type="string">
            <text:p>U18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4120000,&quot;duration&quot;:&quot;10m&quot;,&quot;pitch&quot;:&quot;8&quot;,&quot;competition&quot;:{&quot;name&quot;:&quot;U18&quot;, &quot;section&quot;:&quot;B&quot;},&quot;tag&quot;:&quot;QF4&quot;, &quot;homeTeam&quot;:&quot;2nd Group 2&quot;, &quot;awayTeam&quot;:&quot;3rd Group 1&quot;, &quot;homeTeamFrom&quot;:&quot;U18_B_G2_P2&quot;, &quot;awayTeamFrom&quot;:&quot;U18_B_G1_P3&quot;, &quot;stage2Tag&quot;:&quot;U18_B_QF4&quot;}" calcext:value-type="string">
            <text:p>{"__v":0,"day":2,"dateTime":54120000,"duration":"10m","pitch":"8","competition":{"name":"U18", "section":"B"},"tag":"QF4", "homeTeam":"2nd Group 2", "awayTeam":"3rd Group 1", "homeTeamFrom":"U18_B_G2_P2", "awayTeamFrom":"U18_B_G1_P3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54840000" calcext:value-type="float">
            <text:p>54840000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19"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19"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4840000,&quot;duration&quot;:&quot;10m&quot;,&quot;pitch&quot;:&quot;7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54840000,"duration":"10m","pitch":"7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54840000" calcext:value-type="float">
            <text:p>54840000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19"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19"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4840000,&quot;duration&quot;:&quot;10m&quot;,&quot;pitch&quot;:&quot;8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54840000,"duration":"10m","pitch":"8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55560000" calcext:value-type="float">
            <text:p>55560000</text:p>
          </table:table-cell>
          <table:table-cell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style-name="ce19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19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556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5556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2" table:print="false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3" table:default-cell-style-name="ce76"/>
        <table:table-column table:style-name="co33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Hart Youth FC - Black" calcext:value-type="string">
            <text:p>Hart Youth FC - Black</text:p>
          </table:table-cell>
          <table:table-cell table:style-name="ce77" table:formula="of:=VLOOKUP([.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TBGFC Boys (U16) 'A'" calcext:value-type="string">
            <text:p>STBGFC Boys (U16) 'A'</text:p>
          </table:table-cell>
          <table:table-cell table:style-name="ce77" table:formula="of:=VLOOKUP([.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520000" calcext:value-type="float">
            <text:p>38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hridge Park (Harry)" calcext:value-type="string">
            <text:p>Ashridge Park (Harry)</text:p>
          </table:table-cell>
          <table:table-cell table:style-name="ce77" table:formula="of:=VLOOKUP([.G4];TRANSLATED_TEAM_NAMES;[.$E4]+1)" office:value-type="string" office:string-value="Hart Youth FC - Red" calcext:value-type="string">
            <text:p>Hart Youth FC - Red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2&quot;},&quot;tag&quot;:&quot;2&quot;, &quot;homeTeam&quot;:&quot;Ashridge Park (Harry)&quot;, &quot;awayTeam&quot;:&quot;Hart Youth FC - Red&quot;}" calcext:value-type="string">
            <text:p>{"__v":0,"day":2,"dateTime":38520000,"duration":"10m","pitch":"7","competition":{"name":"U18", "section":"B", "group":"2"},"tag":"2", "homeTeam":"Ashridge Park (Harry)", "awayTeam":"Hart Youth FC - Re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520000" calcext:value-type="float">
            <text:p>38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Pinewood Panthers" calcext:value-type="string">
            <text:p>Pinewood Panthers</text:p>
          </table:table-cell>
          <table:table-cell table:style-name="ce77" table:formula="of:=VLOOKUP([.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240000" calcext:value-type="float">
            <text:p>39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 - Di Canio" calcext:value-type="string">
            <text:p>STBGFC Royals - Di Canio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Royals - Di Canio&quot;, &quot;awayTeam&quot;:&quot;&quot;}" calcext:value-type="string">
            <text:p>{"__v":0,"day":2,"dateTime":39240000,"duration":"10m","pitch":"7","competition":{"name":"U18", "section":"B", "group":"1"},"tag":"3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240000" calcext:value-type="float">
            <text:p>39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&quot;, &quot;awayTeam&quot;:&quot;&quot;}" calcext:value-type="string">
            <text:p>{"__v":0,"day":2,"dateTime":39240000,"duration":"10m","pitch":"8","competition":{"name":"U18", "section":"B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960000" calcext:value-type="float">
            <text:p>39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Royals - Moore" calcext:value-type="string">
            <text:p>STBGFC Royals - Moore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2&quot;},&quot;tag&quot;:&quot;4&quot;, &quot;homeTeam&quot;:&quot;STBGFC Royals - Moore&quot;, &quot;awayTeam&quot;:&quot;&quot;}" calcext:value-type="string">
            <text:p>{"__v":0,"day":2,"dateTime":39960000,"duration":"10m","pitch":"7","competition":{"name":"U18", "section":"B", "group":"2"},"tag":"4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960000" calcext:value-type="float">
            <text:p>39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&quot;, &quot;awayTeam&quot;:&quot;&quot;}" calcext:value-type="string">
            <text:p>{"__v":0,"day":2,"dateTime":39960000,"duration":"10m","pitch":"8","competition":{"name":"U18", "section":"B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yals - Brooking" calcext:value-type="string">
            <text:p>STBGFC Royals - Brooking</text:p>
          </table:table-cell>
          <table:table-cell table:style-name="ce77" table:formula="of:=VLOOKUP([.G10];TRANSLATED_TEAM_NAMES;[.$E10]+1)" office:value-type="string" office:string-value="STBGFC Royals - Di Canio" calcext:value-type="string">
            <text:p>STBGFC Royals - Di Canio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STBGFC Royals - Di Canio&quot;}" calcext:value-type="string">
            <text:p>{"__v":0,"day":2,"dateTime":40680000,"duration":"10m","pitch":"7","competition":{"name":"U18", "section":"B", "group":"1"},"tag":"5", "homeTeam":"STBGFC Royals - Brooking", "awayTeam":"STBGFC Royals - Di Canio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680000" calcext:value-type="float">
            <text:p>40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Hart Youth FC - Black" calcext:value-type="string">
            <text:p>Hart Youth FC - Black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&quot;, &quot;awayTeam&quot;:&quot;Hart Youth FC - Black&quot;}" calcext:value-type="string">
            <text:p>{"__v":0,"day":2,"dateTime":40680000,"duration":"10m","pitch":"8","competition":{"name":"U18", "section":"B", "group":"1"},"tag":"5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Boys (U16) 'B'" calcext:value-type="string">
            <text:p>STBGFC Boys (U16) 'B'</text:p>
          </table:table-cell>
          <table:table-cell table:style-name="ce77" table:formula="of:=VLOOKUP([.G12];TRANSLATED_TEAM_NAMES;[.$E12]+1)" office:value-type="string" office:string-value="STBGFC Royals - Moore" calcext:value-type="string">
            <text:p>STBGFC Royals - Moore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STBGFC Royals - Moore&quot;}" calcext:value-type="string">
            <text:p>{"__v":0,"day":2,"dateTime":41400000,"duration":"10m","pitch":"7","competition":{"name":"U18", "section":"B", "group":"2"},"tag":"6", "homeTeam":"STBGFC Boys (U16) 'B'", "awayTeam":"STBGFC Royals - Moor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Ashridge Park (Harry)" calcext:value-type="string">
            <text:p>Ashridge Park (Harry)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&quot;, &quot;awayTeam&quot;:&quot;Ashridge Park (Harry)&quot;}" calcext:value-type="string">
            <text:p>{"__v":0,"day":2,"dateTime":41400000,"duration":"10m","pitch":"8","competition":{"name":"U18", "section":"B", "group":"2"},"tag":"6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1&quot;},&quot;tag&quot;:&quot;7&quot;, &quot;homeTeam&quot;:&quot;&quot;, &quot;awayTeam&quot;:&quot;&quot;}" calcext:value-type="string">
            <text:p>{"__v":0,"day":2,"dateTime":42120000,"duration":"10m","pitch":"7","competition":{"name":"U18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2120000" calcext:value-type="float">
            <text:p>42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Hurst FC" calcext:value-type="string">
            <text:p>Hurst FC</text:p>
          </table:table-cell>
          <table:table-cell table:style-name="ce77" table:formula="of:=VLOOKUP([.G15];TRANSLATED_TEAM_NAMES;[.$E15]+1)" office:value-type="string" office:string-value="STBGFC Boys (U16) 'A'" calcext:value-type="string">
            <text:p>STBGFC Boys (U16) 'A'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1&quot;},&quot;tag&quot;:&quot;7&quot;, &quot;homeTeam&quot;:&quot;Hurst FC&quot;, &quot;awayTeam&quot;:&quot;STBGFC Boys (U16) 'A'&quot;}" calcext:value-type="string">
            <text:p>{"__v":0,"day":2,"dateTime":42120000,"duration":"10m","pitch":"8","competition":{"name":"U18", "section":"B", "group":"1"},"tag":"7", "homeTeam":"Hurst FC", "awayTeam":"STBGFC Boys (U16) 'A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840000" calcext:value-type="float">
            <text:p>42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2&quot;},&quot;tag&quot;:&quot;8&quot;, &quot;homeTeam&quot;:&quot;&quot;, &quot;awayTeam&quot;:&quot;&quot;}" calcext:value-type="string">
            <text:p>{"__v":0,"day":2,"dateTime":42840000,"duration":"10m","pitch":"7","competition":{"name":"U18", "section":"B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840000" calcext:value-type="float">
            <text:p>42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Hart Youth FC - Red" calcext:value-type="string">
            <text:p>Hart Youth FC - Red</text:p>
          </table:table-cell>
          <table:table-cell table:style-name="ce77" table:formula="of:=VLOOKUP([.G17];TRANSLATED_TEAM_NAMES;[.$E17]+1)" office:value-type="string" office:string-value="Pinewood Panthers" calcext:value-type="string">
            <text:p>Pinewood Panthers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2&quot;},&quot;tag&quot;:&quot;8&quot;, &quot;homeTeam&quot;:&quot;Hart Youth FC - Red&quot;, &quot;awayTeam&quot;:&quot;Pinewood Panthers&quot;}" calcext:value-type="string">
            <text:p>{"__v":0,"day":2,"dateTime":42840000,"duration":"10m","pitch":"8","competition":{"name":"U18", "section":"B", "group":"2"},"tag":"8", "homeTeam":"Hart Youth FC - Red", "awayTeam":"Pinewood Panth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3560000" calcext:value-type="float">
            <text:p>43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 office:value-type="string" office:string-value="STBGFC Royals - Di Canio" calcext:value-type="string">
            <text:p>STBGFC Royals - Di Canio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Royals - Di Canio&quot;, &quot;awayTeam&quot;:&quot;&quot;}" calcext:value-type="string">
            <text:p>{"__v":0,"day":2,"dateTime":43560000,"duration":"10m","pitch":"7","competition":{"name":"U18", "section":"B", "group":"1"},"tag":"9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3560000" calcext:value-type="float">
            <text:p>43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Hart Youth FC - Black" calcext:value-type="string">
            <text:p>Hart Youth FC - Black</text:p>
          </table:table-cell>
          <table:table-cell table:style-name="ce77" table:formula="of:=VLOOKUP([.G19];TRANSLATED_TEAM_NAMES;[.$E19]+1)" office:value-type="string" office:string-value="STBGFC Boys (U16) 'A'" calcext:value-type="string">
            <text:p>STBGFC Boys (U16) 'A'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Hart Youth FC - Black&quot;, &quot;awayTeam&quot;:&quot;STBGFC Boys (U16) 'A'&quot;}" calcext:value-type="string">
            <text:p>{"__v":0,"day":2,"dateTime":43560000,"duration":"10m","pitch":"8","competition":{"name":"U18", "section":"B", "group":"1"},"tag":"9", "homeTeam":"Hart Youth FC - Black", "awayTeam":"STBGFC Boys (U16) 'A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4280000" calcext:value-type="float">
            <text:p>44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 office:value-type="string" office:string-value="STBGFC Royals - Moore" calcext:value-type="string">
            <text:p>STBGFC Royals - Moore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2&quot;},&quot;tag&quot;:&quot;10&quot;, &quot;homeTeam&quot;:&quot;STBGFC Royals - Moore&quot;, &quot;awayTeam&quot;:&quot;&quot;}" calcext:value-type="string">
            <text:p>{"__v":0,"day":2,"dateTime":44280000,"duration":"10m","pitch":"7","competition":{"name":"U18", "section":"B", "group":"2"},"tag":"10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4280000" calcext:value-type="float">
            <text:p>44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Ashridge Park (Harry)" calcext:value-type="string">
            <text:p>Ashridge Park (Harry)</text:p>
          </table:table-cell>
          <table:table-cell table:style-name="ce77" table:formula="of:=VLOOKUP([.G21];TRANSLATED_TEAM_NAMES;[.$E21]+1)" office:value-type="string" office:string-value="Pinewood Panthers" calcext:value-type="string">
            <text:p>Pinewood Panthers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2&quot;},&quot;tag&quot;:&quot;10&quot;, &quot;homeTeam&quot;:&quot;Ashridge Park (Harry)&quot;, &quot;awayTeam&quot;:&quot;Pinewood Panthers&quot;}" calcext:value-type="string">
            <text:p>{"__v":0,"day":2,"dateTime":44280000,"duration":"10m","pitch":"8","competition":{"name":"U18", "section":"B", "group":"2"},"tag":"10", "homeTeam":"Ashridge Park (Harry)", "awayTeam":"Pinewood Panther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Hurst FC" calcext:value-type="string">
            <text:p>Hurst FC</text:p>
          </table:table-cell>
          <table:table-cell table:style-name="ce77" table:formula="of:=VLOOKUP([.G22];TRANSLATED_TEAM_NAMES;[.$E22]+1)" office:value-type="string" office:string-value="STBGFC Royals - Brooking" calcext:value-type="string">
            <text:p>STBGFC Royals - Brooking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1&quot;},&quot;tag&quot;:&quot;11&quot;, &quot;homeTeam&quot;:&quot;Hurst FC&quot;, &quot;awayTeam&quot;:&quot;STBGFC Royals - Brooking&quot;}" calcext:value-type="string">
            <text:p>{"__v":0,"day":2,"dateTime":45000000,"duration":"10m","pitch":"7","competition":{"name":"U18", "section":"B", "group":"1"},"tag":"11", "homeTeam":"Hurst FC", "awayTeam":"STBGFC Royals - Brooking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1&quot;},&quot;tag&quot;:&quot;11&quot;, &quot;homeTeam&quot;:&quot;&quot;, &quot;awayTeam&quot;:&quot;&quot;}" calcext:value-type="string">
            <text:p>{"__v":0,"day":2,"dateTime":45000000,"duration":"10m","pitch":"8","competition":{"name":"U18", "section":"B", "group":"1"},"tag":"11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Hart Youth FC - Red" calcext:value-type="string">
            <text:p>Hart Youth FC - Red</text:p>
          </table:table-cell>
          <table:table-cell table:style-name="ce77" table:formula="of:=VLOOKUP([.G24];TRANSLATED_TEAM_NAMES;[.$E24]+1)" office:value-type="string" office:string-value="STBGFC Boys (U16) 'B'" calcext:value-type="string">
            <text:p>STBGFC Boys (U16) 'B'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2&quot;},&quot;tag&quot;:&quot;12&quot;, &quot;homeTeam&quot;:&quot;Hart Youth FC - Red&quot;, &quot;awayTeam&quot;:&quot;STBGFC Boys (U16) 'B'&quot;}" calcext:value-type="string">
            <text:p>{"__v":0,"day":2,"dateTime":45720000,"duration":"10m","pitch":"7","competition":{"name":"U18", "section":"B", "group":"2"},"tag":"12", "homeTeam":"Hart Youth FC - Red", "awayTeam":"STBGFC Boys (U16)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5720000" calcext:value-type="float">
            <text:p>45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2&quot;},&quot;tag&quot;:&quot;12&quot;, &quot;homeTeam&quot;:&quot;&quot;, &quot;awayTeam&quot;:&quot;&quot;}" calcext:value-type="string">
            <text:p>{"__v":0,"day":2,"dateTime":45720000,"duration":"10m","pitch":"8","competition":{"name":"U18", "section":"B", "group":"2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STBGFC Royals - Brooking" calcext:value-type="string">
            <text:p>STBGFC Royals - Brooking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6440000,&quot;duration&quot;:&quot;10m&quot;,&quot;pitch&quot;:&quot;7&quot;,&quot;competition&quot;:{&quot;name&quot;:&quot;U18&quot;, &quot;section&quot;:&quot;B&quot;, &quot;group&quot;:&quot;1&quot;},&quot;tag&quot;:&quot;13&quot;, &quot;homeTeam&quot;:&quot;STBGFC Royals - Brooking&quot;, &quot;awayTeam&quot;:&quot;&quot;}" calcext:value-type="string">
            <text:p>{"__v":0,"day":2,"dateTime":46440000,"duration":"10m","pitch":"7","competition":{"name":"U18", "section":"B", "group":"1"},"tag":"13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6440000" calcext:value-type="float">
            <text:p>46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Hurst FC" calcext:value-type="string">
            <text:p>Hurst FC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6440000,&quot;duration&quot;:&quot;10m&quot;,&quot;pitch&quot;:&quot;8&quot;,&quot;competition&quot;:{&quot;name&quot;:&quot;U18&quot;, &quot;section&quot;:&quot;B&quot;, &quot;group&quot;:&quot;1&quot;},&quot;tag&quot;:&quot;13&quot;, &quot;homeTeam&quot;:&quot;Hurst FC&quot;, &quot;awayTeam&quot;:&quot;&quot;}" calcext:value-type="string">
            <text:p>{"__v":0,"day":2,"dateTime":46440000,"duration":"10m","pitch":"8","competition":{"name":"U18", "section":"B", "group":"1"},"tag":"13", "homeTeam":"Hurst FC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7160000" calcext:value-type="float">
            <text:p>47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STBGFC Boys (U16) 'B'" calcext:value-type="string">
            <text:p>STBGFC Boys (U16) 'B'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7160000,&quot;duration&quot;:&quot;10m&quot;,&quot;pitch&quot;:&quot;7&quot;,&quot;competition&quot;:{&quot;name&quot;:&quot;U18&quot;, &quot;section&quot;:&quot;B&quot;, &quot;group&quot;:&quot;2&quot;},&quot;tag&quot;:&quot;14&quot;, &quot;homeTeam&quot;:&quot;STBGFC Boys (U16) 'B'&quot;, &quot;awayTeam&quot;:&quot;&quot;}" calcext:value-type="string">
            <text:p>{"__v":0,"day":2,"dateTime":47160000,"duration":"10m","pitch":"7","competition":{"name":"U18", "section":"B", "group":"2"},"tag":"14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7160000" calcext:value-type="float">
            <text:p>47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Hart Youth FC - Red" calcext:value-type="string">
            <text:p>Hart Youth FC - Red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7160000,&quot;duration&quot;:&quot;10m&quot;,&quot;pitch&quot;:&quot;8&quot;,&quot;competition&quot;:{&quot;name&quot;:&quot;U18&quot;, &quot;section&quot;:&quot;B&quot;, &quot;group&quot;:&quot;2&quot;},&quot;tag&quot;:&quot;14&quot;, &quot;homeTeam&quot;:&quot;Hart Youth FC - Red&quot;, &quot;awayTeam&quot;:&quot;&quot;}" calcext:value-type="string">
            <text:p>{"__v":0,"day":2,"dateTime":47160000,"duration":"10m","pitch":"8","competition":{"name":"U18", "section":"B", "group":"2"},"tag":"14", "homeTeam":"Hart Youth FC - Red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7880000" calcext:value-type="float">
            <text:p>47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STBGFC Boys (U16) 'A'" calcext:value-type="string">
            <text:p>STBGFC Boys (U16) 'A'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7880000,&quot;duration&quot;:&quot;10m&quot;,&quot;pitch&quot;:&quot;7&quot;,&quot;competition&quot;:{&quot;name&quot;:&quot;U18&quot;, &quot;section&quot;:&quot;B&quot;, &quot;group&quot;:&quot;1&quot;},&quot;tag&quot;:&quot;15&quot;, &quot;homeTeam&quot;:&quot;STBGFC Boys (U16) 'A'&quot;, &quot;awayTeam&quot;:&quot;&quot;}" calcext:value-type="string">
            <text:p>{"__v":0,"day":2,"dateTime":47880000,"duration":"10m","pitch":"7","competition":{"name":"U18", "section":"B", "group":"1"},"tag":"15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7880000" calcext:value-type="float">
            <text:p>47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Hart Youth FC - Black" calcext:value-type="string">
            <text:p>Hart Youth FC - Black</text:p>
          </table:table-cell>
          <table:table-cell table:style-name="ce77" table:formula="of:=VLOOKUP([.G31];TRANSLATED_TEAM_NAMES;[.$E31]+1)" office:value-type="string" office:string-value="STBGFC Royals - Di Canio" calcext:value-type="string">
            <text:p>STBGFC Royals - Di Canio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7880000,&quot;duration&quot;:&quot;10m&quot;,&quot;pitch&quot;:&quot;8&quot;,&quot;competition&quot;:{&quot;name&quot;:&quot;U18&quot;, &quot;section&quot;:&quot;B&quot;, &quot;group&quot;:&quot;1&quot;},&quot;tag&quot;:&quot;15&quot;, &quot;homeTeam&quot;:&quot;Hart Youth FC - Black&quot;, &quot;awayTeam&quot;:&quot;STBGFC Royals - Di Canio&quot;}" calcext:value-type="string">
            <text:p>{"__v":0,"day":2,"dateTime":47880000,"duration":"10m","pitch":"8","competition":{"name":"U18", "section":"B", "group":"1"},"tag":"15", "homeTeam":"Hart Youth FC - Black", "awayTeam":"STBGFC Royals - Di Canio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Pinewood Panthers" calcext:value-type="string">
            <text:p>Pinewood Panthers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8600000,&quot;duration&quot;:&quot;10m&quot;,&quot;pitch&quot;:&quot;7&quot;,&quot;competition&quot;:{&quot;name&quot;:&quot;U18&quot;, &quot;section&quot;:&quot;B&quot;, &quot;group&quot;:&quot;2&quot;},&quot;tag&quot;:&quot;16&quot;, &quot;homeTeam&quot;:&quot;Pinewood Panthers&quot;, &quot;awayTeam&quot;:&quot;&quot;}" calcext:value-type="string">
            <text:p>{"__v":0,"day":2,"dateTime":48600000,"duration":"10m","pitch":"7","competition":{"name":"U18", "section":"B", "group":"2"},"tag":"16", "homeTeam":"Pinewood Panther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Ashridge Park (Harry)" calcext:value-type="string">
            <text:p>Ashridge Park (Harry)</text:p>
          </table:table-cell>
          <table:table-cell table:style-name="ce77" table:formula="of:=VLOOKUP([.G33];TRANSLATED_TEAM_NAMES;[.$E33]+1)" office:value-type="string" office:string-value="STBGFC Royals - Moore" calcext:value-type="string">
            <text:p>STBGFC Royals - Moore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8600000,&quot;duration&quot;:&quot;10m&quot;,&quot;pitch&quot;:&quot;8&quot;,&quot;competition&quot;:{&quot;name&quot;:&quot;U18&quot;, &quot;section&quot;:&quot;B&quot;, &quot;group&quot;:&quot;2&quot;},&quot;tag&quot;:&quot;16&quot;, &quot;homeTeam&quot;:&quot;Ashridge Park (Harry)&quot;, &quot;awayTeam&quot;:&quot;STBGFC Royals - Moore&quot;}" calcext:value-type="string">
            <text:p>{"__v":0,"day":2,"dateTime":48600000,"duration":"10m","pitch":"8","competition":{"name":"U18", "section":"B", "group":"2"},"tag":"16", "homeTeam":"Ashridge Park (Harry)", "awayTeam":"STBGFC Royals - Moore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9320000" calcext:value-type="float">
            <text:p>49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Hurst FC" calcext:value-type="string">
            <text:p>Hurst FC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9320000,&quot;duration&quot;:&quot;10m&quot;,&quot;pitch&quot;:&quot;7&quot;,&quot;competition&quot;:{&quot;name&quot;:&quot;U18&quot;, &quot;section&quot;:&quot;B&quot;, &quot;group&quot;:&quot;1&quot;},&quot;tag&quot;:&quot;17&quot;, &quot;homeTeam&quot;:&quot;&quot;, &quot;awayTeam&quot;:&quot;Hurst FC&quot;}" calcext:value-type="string">
            <text:p>{"__v":0,"day":2,"dateTime":49320000,"duration":"10m","pitch":"7","competition":{"name":"U18", "section":"B", "group":"1"},"tag":"17", "homeTeam":"", "awayTeam":"Hurst FC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9320000" calcext:value-type="float">
            <text:p>49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Hart Youth FC - Black" calcext:value-type="string">
            <text:p>Hart Youth FC - Black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9320000,&quot;duration&quot;:&quot;10m&quot;,&quot;pitch&quot;:&quot;8&quot;,&quot;competition&quot;:{&quot;name&quot;:&quot;U18&quot;, &quot;section&quot;:&quot;B&quot;, &quot;group&quot;:&quot;1&quot;},&quot;tag&quot;:&quot;17&quot;, &quot;homeTeam&quot;:&quot;&quot;, &quot;awayTeam&quot;:&quot;Hart Youth FC - Black&quot;}" calcext:value-type="string">
            <text:p>{"__v":0,"day":2,"dateTime":49320000,"duration":"10m","pitch":"8","competition":{"name":"U18", "section":"B", "group":"1"},"tag":"17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0040000" calcext:value-type="float">
            <text:p>50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Hart Youth FC - Red" calcext:value-type="string">
            <text:p>Hart Youth FC - Red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0040000,&quot;duration&quot;:&quot;10m&quot;,&quot;pitch&quot;:&quot;7&quot;,&quot;competition&quot;:{&quot;name&quot;:&quot;U18&quot;, &quot;section&quot;:&quot;B&quot;, &quot;group&quot;:&quot;2&quot;},&quot;tag&quot;:&quot;18&quot;, &quot;homeTeam&quot;:&quot;&quot;, &quot;awayTeam&quot;:&quot;Hart Youth FC - Red&quot;}" calcext:value-type="string">
            <text:p>{"__v":0,"day":2,"dateTime":50040000,"duration":"10m","pitch":"7","competition":{"name":"U18", "section":"B", "group":"2"},"tag":"18", "homeTeam":"", "awayTeam":"Hart Youth FC - Red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0040000" calcext:value-type="float">
            <text:p>50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Ashridge Park (Harry)" calcext:value-type="string">
            <text:p>Ashridge Park (Harry)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0040000,&quot;duration&quot;:&quot;10m&quot;,&quot;pitch&quot;:&quot;8&quot;,&quot;competition&quot;:{&quot;name&quot;:&quot;U18&quot;, &quot;section&quot;:&quot;B&quot;, &quot;group&quot;:&quot;2&quot;},&quot;tag&quot;:&quot;18&quot;, &quot;homeTeam&quot;:&quot;&quot;, &quot;awayTeam&quot;:&quot;Ashridge Park (Harry)&quot;}" calcext:value-type="string">
            <text:p>{"__v":0,"day":2,"dateTime":50040000,"duration":"10m","pitch":"8","competition":{"name":"U18", "section":"B", "group":"2"},"tag":"18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0760000" calcext:value-type="float">
            <text:p>507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STBGFC Boys (U16) 'A'" calcext:value-type="string">
            <text:p>STBGFC Boys (U16) 'A'</text:p>
          </table:table-cell>
          <table:table-cell table:style-name="ce77" table:formula="of:=VLOOKUP([.G38];TRANSLATED_TEAM_NAMES;[.$E38]+1)" office:value-type="string" office:string-value="STBGFC Royals - Di Canio" calcext:value-type="string">
            <text:p>STBGFC Royals - Di Canio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0760000,&quot;duration&quot;:&quot;10m&quot;,&quot;pitch&quot;:&quot;7&quot;,&quot;competition&quot;:{&quot;name&quot;:&quot;U18&quot;, &quot;section&quot;:&quot;B&quot;, &quot;group&quot;:&quot;1&quot;},&quot;tag&quot;:&quot;19&quot;, &quot;homeTeam&quot;:&quot;STBGFC Boys (U16) 'A'&quot;, &quot;awayTeam&quot;:&quot;STBGFC Royals - Di Canio&quot;}" calcext:value-type="string">
            <text:p>{"__v":0,"day":2,"dateTime":50760000,"duration":"10m","pitch":"7","competition":{"name":"U18", "section":"B", "group":"1"},"tag":"19", "homeTeam":"STBGFC Boys (U16) 'A'", "awayTeam":"STBGFC Royals - Di Canio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0760000" calcext:value-type="float">
            <text:p>507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STBGFC Royals - Brooking" calcext:value-type="string">
            <text:p>STBGFC Royals - Brooking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0760000,&quot;duration&quot;:&quot;10m&quot;,&quot;pitch&quot;:&quot;8&quot;,&quot;competition&quot;:{&quot;name&quot;:&quot;U18&quot;, &quot;section&quot;:&quot;B&quot;, &quot;group&quot;:&quot;1&quot;},&quot;tag&quot;:&quot;19&quot;, &quot;homeTeam&quot;:&quot;STBGFC Royals - Brooking&quot;, &quot;awayTeam&quot;:&quot;&quot;}" calcext:value-type="string">
            <text:p>{"__v":0,"day":2,"dateTime":50760000,"duration":"10m","pitch":"8","competition":{"name":"U18", "section":"B", "group":"1"},"tag":"19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1480000" calcext:value-type="float">
            <text:p>514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Pinewood Panthers" calcext:value-type="string">
            <text:p>Pinewood Panthers</text:p>
          </table:table-cell>
          <table:table-cell table:style-name="ce77" table:formula="of:=VLOOKUP([.G40];TRANSLATED_TEAM_NAMES;[.$E40]+1)" office:value-type="string" office:string-value="STBGFC Royals - Moore" calcext:value-type="string">
            <text:p>STBGFC Royals - Moore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1480000,&quot;duration&quot;:&quot;10m&quot;,&quot;pitch&quot;:&quot;7&quot;,&quot;competition&quot;:{&quot;name&quot;:&quot;U18&quot;, &quot;section&quot;:&quot;B&quot;, &quot;group&quot;:&quot;2&quot;},&quot;tag&quot;:&quot;20&quot;, &quot;homeTeam&quot;:&quot;Pinewood Panthers&quot;, &quot;awayTeam&quot;:&quot;STBGFC Royals - Moore&quot;}" calcext:value-type="string">
            <text:p>{"__v":0,"day":2,"dateTime":51480000,"duration":"10m","pitch":"7","competition":{"name":"U18", "section":"B", "group":"2"},"tag":"20", "homeTeam":"Pinewood Panthers", "awayTeam":"STBGFC Royals - Moore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1480000" calcext:value-type="float">
            <text:p>514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TBGFC Boys (U16) 'B'" calcext:value-type="string">
            <text:p>STBGFC Boys (U16) 'B'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1480000,&quot;duration&quot;:&quot;10m&quot;,&quot;pitch&quot;:&quot;8&quot;,&quot;competition&quot;:{&quot;name&quot;:&quot;U18&quot;, &quot;section&quot;:&quot;B&quot;, &quot;group&quot;:&quot;2&quot;},&quot;tag&quot;:&quot;20&quot;, &quot;homeTeam&quot;:&quot;STBGFC Boys (U16) 'B'&quot;, &quot;awayTeam&quot;:&quot;&quot;}" calcext:value-type="string">
            <text:p>{"__v":0,"day":2,"dateTime":51480000,"duration":"10m","pitch":"8","competition":{"name":"U18", "section":"B", "group":"2"},"tag":"20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Hart Youth FC - Black" calcext:value-type="string">
            <text:p>Hart Youth FC - Black</text:p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2200000,&quot;duration&quot;:&quot;10m&quot;,&quot;pitch&quot;:&quot;7&quot;,&quot;competition&quot;:{&quot;name&quot;:&quot;U18&quot;, &quot;section&quot;:&quot;B&quot;, &quot;group&quot;:&quot;1&quot;},&quot;tag&quot;:&quot;21&quot;, &quot;homeTeam&quot;:&quot;&quot;, &quot;awayTeam&quot;:&quot;Hart Youth FC - Black&quot;}" calcext:value-type="string">
            <text:p>{"__v":0,"day":2,"dateTime":52200000,"duration":"10m","pitch":"7","competition":{"name":"U18", "section":"B", "group":"1"},"tag":"21", "homeTeam":"", "awayTeam":"Hart Youth FC - Black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Hurst FC" calcext:value-type="string">
            <text:p>Hurst FC</text:p>
          </table:table-cell>
          <table:table-cell table:style-name="ce77" table:formula="of:=VLOOKUP([.G43];TRANSLATED_TEAM_NAMES;[.$E43]+1)" office:value-type="string" office:string-value="STBGFC Royals - Di Canio" calcext:value-type="string">
            <text:p>STBGFC Royals - Di Canio</text:p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2200000,&quot;duration&quot;:&quot;10m&quot;,&quot;pitch&quot;:&quot;8&quot;,&quot;competition&quot;:{&quot;name&quot;:&quot;U18&quot;, &quot;section&quot;:&quot;B&quot;, &quot;group&quot;:&quot;1&quot;},&quot;tag&quot;:&quot;21&quot;, &quot;homeTeam&quot;:&quot;Hurst FC&quot;, &quot;awayTeam&quot;:&quot;STBGFC Royals - Di Canio&quot;}" calcext:value-type="string">
            <text:p>{"__v":0,"day":2,"dateTime":52200000,"duration":"10m","pitch":"8","competition":{"name":"U18", "section":"B", "group":"1"},"tag":"21", "homeTeam":"Hurst FC", "awayTeam":"STBGFC Royals - Di Canio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2920000" calcext:value-type="float">
            <text:p>529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Ashridge Park (Harry)" calcext:value-type="string">
            <text:p>Ashridge Park (Harry)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2920000,&quot;duration&quot;:&quot;10m&quot;,&quot;pitch&quot;:&quot;7&quot;,&quot;competition&quot;:{&quot;name&quot;:&quot;U18&quot;, &quot;section&quot;:&quot;B&quot;, &quot;group&quot;:&quot;2&quot;},&quot;tag&quot;:&quot;22&quot;, &quot;homeTeam&quot;:&quot;&quot;, &quot;awayTeam&quot;:&quot;Ashridge Park (Harry)&quot;}" calcext:value-type="string">
            <text:p>{"__v":0,"day":2,"dateTime":52920000,"duration":"10m","pitch":"7","competition":{"name":"U18", "section":"B", "group":"2"},"tag":"22", "homeTeam":"", "awayTeam":"Ashridge Park (Harry)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2920000" calcext:value-type="float">
            <text:p>529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Hart Youth FC - Red" calcext:value-type="string">
            <text:p>Hart Youth FC - Red</text:p>
          </table:table-cell>
          <table:table-cell table:style-name="ce77" table:formula="of:=VLOOKUP([.G45];TRANSLATED_TEAM_NAMES;[.$E45]+1)" office:value-type="string" office:string-value="STBGFC Royals - Moore" calcext:value-type="string">
            <text:p>STBGFC Royals - Moore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2920000,&quot;duration&quot;:&quot;10m&quot;,&quot;pitch&quot;:&quot;8&quot;,&quot;competition&quot;:{&quot;name&quot;:&quot;U18&quot;, &quot;section&quot;:&quot;B&quot;, &quot;group&quot;:&quot;2&quot;},&quot;tag&quot;:&quot;22&quot;, &quot;homeTeam&quot;:&quot;Hart Youth FC - Red&quot;, &quot;awayTeam&quot;:&quot;STBGFC Royals - Moore&quot;}" calcext:value-type="string">
            <text:p>{"__v":0,"day":2,"dateTime":52920000,"duration":"10m","pitch":"8","competition":{"name":"U18", "section":"B", "group":"2"},"tag":"22", "homeTeam":"Hart Youth FC - Red", "awayTeam":"STBGFC Royals - Moore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3640000" calcext:value-type="float">
            <text:p>536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STBGFC Boys (U16) 'A'" calcext:value-type="string">
            <text:p>STBGFC Boys (U16) 'A'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3640000,&quot;duration&quot;:&quot;10m&quot;,&quot;pitch&quot;:&quot;7&quot;,&quot;competition&quot;:{&quot;name&quot;:&quot;U18&quot;, &quot;section&quot;:&quot;B&quot;, &quot;group&quot;:&quot;1&quot;},&quot;tag&quot;:&quot;23&quot;, &quot;homeTeam&quot;:&quot;&quot;, &quot;awayTeam&quot;:&quot;STBGFC Boys (U16) 'A'&quot;}" calcext:value-type="string">
            <text:p>{"__v":0,"day":2,"dateTime":53640000,"duration":"10m","pitch":"7","competition":{"name":"U18", "section":"B", "group":"1"},"tag":"23", "homeTeam":"", "awayTeam":"STBGFC Boys (U16) 'A'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23" calcext:value-type="float">
            <text:p>23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53640000" calcext:value-type="float">
            <text:p>536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STBGFC Royals - Brooking" calcext:value-type="string">
            <text:p>STBGFC Royals - Brooking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53640000,&quot;duration&quot;:&quot;10m&quot;,&quot;pitch&quot;:&quot;8&quot;,&quot;competition&quot;:{&quot;name&quot;:&quot;U18&quot;, &quot;section&quot;:&quot;B&quot;, &quot;group&quot;:&quot;1&quot;},&quot;tag&quot;:&quot;23&quot;, &quot;homeTeam&quot;:&quot;STBGFC Royals - Brooking&quot;, &quot;awayTeam&quot;:&quot;&quot;}" calcext:value-type="string">
            <text:p>{"__v":0,"day":2,"dateTime":53640000,"duration":"10m","pitch":"8","competition":{"name":"U18", "section":"B", "group":"1"},"tag":"23", "homeTeam":"STBGFC Royals - Brooking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24" calcext:value-type="float">
            <text:p>24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54360000" calcext:value-type="float">
            <text:p>543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Pinewood Panthers" calcext:value-type="string">
            <text:p>Pinewood Panthers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54360000,&quot;duration&quot;:&quot;10m&quot;,&quot;pitch&quot;:&quot;7&quot;,&quot;competition&quot;:{&quot;name&quot;:&quot;U18&quot;, &quot;section&quot;:&quot;B&quot;, &quot;group&quot;:&quot;2&quot;},&quot;tag&quot;:&quot;24&quot;, &quot;homeTeam&quot;:&quot;&quot;, &quot;awayTeam&quot;:&quot;Pinewood Panthers&quot;}" calcext:value-type="string">
            <text:p>{"__v":0,"day":2,"dateTime":54360000,"duration":"10m","pitch":"7","competition":{"name":"U18", "section":"B", "group":"2"},"tag":"24", "homeTeam":"", "awayTeam":"Pinewood Panthers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24" calcext:value-type="float">
            <text:p>24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54360000" calcext:value-type="float">
            <text:p>543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STBGFC Boys (U16) 'B'" calcext:value-type="string">
            <text:p>STBGFC Boys (U16) 'B'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54360000,&quot;duration&quot;:&quot;10m&quot;,&quot;pitch&quot;:&quot;8&quot;,&quot;competition&quot;:{&quot;name&quot;:&quot;U18&quot;, &quot;section&quot;:&quot;B&quot;, &quot;group&quot;:&quot;2&quot;},&quot;tag&quot;:&quot;24&quot;, &quot;homeTeam&quot;:&quot;STBGFC Boys (U16) 'B'&quot;, &quot;awayTeam&quot;:&quot;&quot;}" calcext:value-type="string">
            <text:p>{"__v":0,"day":2,"dateTime":54360000,"duration":"10m","pitch":"8","competition":{"name":"U18", "section":"B", "group":"2"},"tag":"24", "homeTeam":"STBGFC Boys (U16) 'B'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25" calcext:value-type="float">
            <text:p>25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55080000" calcext:value-type="float">
            <text:p>550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STBGFC Boys (U16) 'A'" calcext:value-type="string">
            <text:p>STBGFC Boys (U16) 'A'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55080000,&quot;duration&quot;:&quot;10m&quot;,&quot;pitch&quot;:&quot;7&quot;,&quot;competition&quot;:{&quot;name&quot;:&quot;U18&quot;, &quot;section&quot;:&quot;B&quot;, &quot;group&quot;:&quot;1&quot;},&quot;tag&quot;:&quot;25&quot;, &quot;homeTeam&quot;:&quot;STBGFC Boys (U16) 'A'&quot;, &quot;awayTeam&quot;:&quot;&quot;}" calcext:value-type="string">
            <text:p>{"__v":0,"day":2,"dateTime":55080000,"duration":"10m","pitch":"7","competition":{"name":"U18", "section":"B", "group":"1"},"tag":"25", "homeTeam":"STBGFC Boys (U16) 'A'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25" calcext:value-type="float">
            <text:p>25</text:p>
          </table:table-cell>
          <table:table-cell table:formula="of:=IF([.$J51]&gt;[.$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55080000" calcext:value-type="float">
            <text:p>550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 office:value-type="string" office:string-value="STBGFC Royals - Di Canio" calcext:value-type="string">
            <text:p>STBGFC Royals - Di Canio</text:p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55080000,&quot;duration&quot;:&quot;10m&quot;,&quot;pitch&quot;:&quot;8&quot;,&quot;competition&quot;:{&quot;name&quot;:&quot;U18&quot;, &quot;section&quot;:&quot;B&quot;, &quot;group&quot;:&quot;1&quot;},&quot;tag&quot;:&quot;25&quot;, &quot;homeTeam&quot;:&quot;STBGFC Royals - Di Canio&quot;, &quot;awayTeam&quot;:&quot;&quot;}" calcext:value-type="string">
            <text:p>{"__v":0,"day":2,"dateTime":55080000,"duration":"10m","pitch":"8","competition":{"name":"U18", "section":"B", "group":"1"},"tag":"25", "homeTeam":"STBGFC Royals - Di Canio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26" calcext:value-type="float">
            <text:p>26</text:p>
          </table:table-cell>
          <table:table-cell table:formula="of:=IF([.$J52]&gt;[.$J51];[.B51];[.B51]+1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55800000" calcext:value-type="float">
            <text:p>55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Pinewood Panthers" calcext:value-type="string">
            <text:p>Pinewood Panthers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55800000,&quot;duration&quot;:&quot;10m&quot;,&quot;pitch&quot;:&quot;7&quot;,&quot;competition&quot;:{&quot;name&quot;:&quot;U18&quot;, &quot;section&quot;:&quot;B&quot;, &quot;group&quot;:&quot;2&quot;},&quot;tag&quot;:&quot;26&quot;, &quot;homeTeam&quot;:&quot;Pinewood Panthers&quot;, &quot;awayTeam&quot;:&quot;&quot;}" calcext:value-type="string">
            <text:p>{"__v":0,"day":2,"dateTime":55800000,"duration":"10m","pitch":"7","competition":{"name":"U18", "section":"B", "group":"2"},"tag":"26", "homeTeam":"Pinewood Panthers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26" calcext:value-type="float">
            <text:p>26</text:p>
          </table:table-cell>
          <table:table-cell table:formula="of:=IF([.$J53]&gt;[.$J52];[.B52];[.B52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55800000" calcext:value-type="float">
            <text:p>55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 office:value-type="string" office:string-value="STBGFC Royals - Moore" calcext:value-type="string">
            <text:p>STBGFC Royals - Moore</text:p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55800000,&quot;duration&quot;:&quot;10m&quot;,&quot;pitch&quot;:&quot;8&quot;,&quot;competition&quot;:{&quot;name&quot;:&quot;U18&quot;, &quot;section&quot;:&quot;B&quot;, &quot;group&quot;:&quot;2&quot;},&quot;tag&quot;:&quot;26&quot;, &quot;homeTeam&quot;:&quot;STBGFC Royals - Moore&quot;, &quot;awayTeam&quot;:&quot;&quot;}" calcext:value-type="string">
            <text:p>{"__v":0,"day":2,"dateTime":55800000,"duration":"10m","pitch":"8","competition":{"name":"U18", "section":"B", "group":"2"},"tag":"26", "homeTeam":"STBGFC Royals - Moore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27" calcext:value-type="float">
            <text:p>27</text:p>
          </table:table-cell>
          <table:table-cell table:formula="of:=IF([.$J54]&gt;[.$J53];[.B53];[.B53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56520000" calcext:value-type="float">
            <text:p>565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Hart Youth FC - Black" calcext:value-type="string">
            <text:p>Hart Youth FC - Black</text:p>
          </table:table-cell>
          <table:table-cell table:style-name="ce77" table:formula="of:=VLOOKUP([.G54];TRANSLATED_TEAM_NAMES;[.$E54]+1)" office:value-type="string" office:string-value="STBGFC Royals - Brooking" calcext:value-type="string">
            <text:p>STBGFC Royals - Brooking</text:p>
          </table:table-cell>
          <table:table-cell table:style-name="ce78" table:formula="of:=IF(MOD([.$C54]; NUM_PITCHES)=0;INDEX(PITCHES;1;NUM_PITCHES);INDEX(PITCHES;1;MOD([.$C5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56520000,&quot;duration&quot;:&quot;10m&quot;,&quot;pitch&quot;:&quot;7&quot;,&quot;competition&quot;:{&quot;name&quot;:&quot;U18&quot;, &quot;section&quot;:&quot;B&quot;, &quot;group&quot;:&quot;1&quot;},&quot;tag&quot;:&quot;27&quot;, &quot;homeTeam&quot;:&quot;Hart Youth FC - Black&quot;, &quot;awayTeam&quot;:&quot;STBGFC Royals - Brooking&quot;}" calcext:value-type="string">
            <text:p>{"__v":0,"day":2,"dateTime":56520000,"duration":"10m","pitch":"7","competition":{"name":"U18", "section":"B", "group":"1"},"tag":"27", "homeTeam":"Hart Youth FC - Black", "awayTeam":"STBGFC Royals - Brooking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27" calcext:value-type="float">
            <text:p>27</text:p>
          </table:table-cell>
          <table:table-cell table:formula="of:=IF([.$J55]&gt;[.$J54];[.B54];[.B54]+1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56520000" calcext:value-type="float">
            <text:p>565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Hurst FC" calcext:value-type="string">
            <text:p>Hurst FC</text:p>
          </table:table-cell>
          <table:table-cell table:style-name="ce78" table:formula="of:=IF(MOD([.$C55]; NUM_PITCHES)=0;INDEX(PITCHES;1;NUM_PITCHES);INDEX(PITCHES;1;MOD([.$C5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56520000,&quot;duration&quot;:&quot;10m&quot;,&quot;pitch&quot;:&quot;8&quot;,&quot;competition&quot;:{&quot;name&quot;:&quot;U18&quot;, &quot;section&quot;:&quot;B&quot;, &quot;group&quot;:&quot;1&quot;},&quot;tag&quot;:&quot;27&quot;, &quot;homeTeam&quot;:&quot;&quot;, &quot;awayTeam&quot;:&quot;Hurst FC&quot;}" calcext:value-type="string">
            <text:p>{"__v":0,"day":2,"dateTime":56520000,"duration":"10m","pitch":"8","competition":{"name":"U18", "section":"B", "group":"1"},"tag":"27", "homeTeam":"", "awayTeam":"Hurst FC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28" calcext:value-type="float">
            <text:p>28</text:p>
          </table:table-cell>
          <table:table-cell table:formula="of:=IF([.$J56]&gt;[.$J55];[.B55];[.B55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57240000" calcext:value-type="float">
            <text:p>572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Ashridge Park (Harry)" calcext:value-type="string">
            <text:p>Ashridge Park (Harry)</text:p>
          </table:table-cell>
          <table:table-cell table:style-name="ce77" table:formula="of:=VLOOKUP([.G56];TRANSLATED_TEAM_NAMES;[.$E56]+1)" office:value-type="string" office:string-value="STBGFC Boys (U16) 'B'" calcext:value-type="string">
            <text:p>STBGFC Boys (U16) 'B'</text:p>
          </table:table-cell>
          <table:table-cell table:style-name="ce78" table:formula="of:=IF(MOD([.$C56]; NUM_PITCHES)=0;INDEX(PITCHES;1;NUM_PITCHES);INDEX(PITCHES;1;MOD([.$C5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57240000,&quot;duration&quot;:&quot;10m&quot;,&quot;pitch&quot;:&quot;7&quot;,&quot;competition&quot;:{&quot;name&quot;:&quot;U18&quot;, &quot;section&quot;:&quot;B&quot;, &quot;group&quot;:&quot;2&quot;},&quot;tag&quot;:&quot;28&quot;, &quot;homeTeam&quot;:&quot;Ashridge Park (Harry)&quot;, &quot;awayTeam&quot;:&quot;STBGFC Boys (U16) 'B'&quot;}" calcext:value-type="string">
            <text:p>{"__v":0,"day":2,"dateTime":57240000,"duration":"10m","pitch":"7","competition":{"name":"U18", "section":"B", "group":"2"},"tag":"28", "homeTeam":"Ashridge Park (Harry)", "awayTeam":"STBGFC Boys (U16) 'B'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28" calcext:value-type="float">
            <text:p>28</text:p>
          </table:table-cell>
          <table:table-cell table:formula="of:=IF([.$J57]&gt;[.$J56];[.B56];[.B56]+1)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57240000" calcext:value-type="float">
            <text:p>572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Hart Youth FC - Red" calcext:value-type="string">
            <text:p>Hart Youth FC - Red</text:p>
          </table:table-cell>
          <table:table-cell table:style-name="ce78" table:formula="of:=IF(MOD([.$C57]; NUM_PITCHES)=0;INDEX(PITCHES;1;NUM_PITCHES);INDEX(PITCHES;1;MOD([.$C5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57240000,&quot;duration&quot;:&quot;10m&quot;,&quot;pitch&quot;:&quot;8&quot;,&quot;competition&quot;:{&quot;name&quot;:&quot;U18&quot;, &quot;section&quot;:&quot;B&quot;, &quot;group&quot;:&quot;2&quot;},&quot;tag&quot;:&quot;28&quot;, &quot;homeTeam&quot;:&quot;&quot;, &quot;awayTeam&quot;:&quot;Hart Youth FC - Red&quot;}" calcext:value-type="string">
            <text:p>{"__v":0,"day":2,"dateTime":57240000,"duration":"10m","pitch":"8","competition":{"name":"U18", "section":"B", "group":"2"},"tag":"28", "homeTeam":"", "awayTeam":"Hart Youth FC - Red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58]&gt;[.$J57];[.B57];[.B57]+1)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58440000" calcext:value-type="float">
            <text:p>58440000</text:p>
          </table:table-cell>
          <table:table-cell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19" table:formula="of:=AGE_GROUP_TRANSLATED&amp;&quot;_&quot;&amp;SECTION_TRANSLATED&amp;&quot;_G1_P1&quot;" office:value-type="string" office:string-value="U18_B_G1_P1" calcext:value-type="string">
            <text:p>U18_B_G1_P1</text:p>
          </table:table-cell>
          <table:table-cell table:style-name="ce19" table:formula="of:=AGE_GROUP_TRANSLATED&amp;&quot;_&quot;&amp;SECTION_TRANSLATED&amp;&quot;_G2_P4&quot;" office:value-type="string" office:string-value="U18_B_G2_P4" calcext:value-type="string">
            <text:p>U18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58440000,&quot;duration&quot;:&quot;10m&quot;,&quot;pitch&quot;:&quot;7&quot;,&quot;competition&quot;:{&quot;name&quot;:&quot;U18&quot;, &quot;section&quot;:&quot;B&quot;},&quot;tag&quot;:&quot;QF1&quot;, &quot;homeTeam&quot;:&quot;Winner Group 1&quot;, &quot;awayTeam&quot;:&quot;4th Group 2&quot;, &quot;homeTeamFrom&quot;:&quot;U18_B_G1_P1&quot;, &quot;awayTeamFrom&quot;:&quot;U18_B_G2_P4&quot;, &quot;stage2Tag&quot;:&quot;U18_B_QF1&quot;}" calcext:value-type="string">
            <text:p>{"__v":0,"day":2,"dateTime":58440000,"duration":"10m","pitch":"7","competition":{"name":"U18", "section":"B"},"tag":"QF1", "homeTeam":"Winner Group 1", "awayTeam":"4th Group 2", "homeTeamFrom":"U18_B_G1_P1", "awayTeamFrom":"U18_B_G2_P4", "stage2Tag":"U18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59]&gt;[.$J58];[.B58];[.B58]+1)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58440000" calcext:value-type="float">
            <text:p>58440000</text:p>
          </table:table-cell>
          <table:table-cell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19" table:formula="of:=AGE_GROUP_TRANSLATED&amp;&quot;_&quot;&amp;SECTION_TRANSLATED&amp;&quot;_G2_P1&quot;" office:value-type="string" office:string-value="U18_B_G2_P1" calcext:value-type="string">
            <text:p>U18_B_G2_P1</text:p>
          </table:table-cell>
          <table:table-cell table:style-name="ce19" table:formula="of:=AGE_GROUP_TRANSLATED&amp;&quot;_&quot;&amp;SECTION_TRANSLATED&amp;&quot;_G1_P4&quot;" office:value-type="string" office:string-value="U18_B_G1_P4" calcext:value-type="string">
            <text:p>U18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58440000,&quot;duration&quot;:&quot;10m&quot;,&quot;pitch&quot;:&quot;8&quot;,&quot;competition&quot;:{&quot;name&quot;:&quot;U18&quot;, &quot;section&quot;:&quot;B&quot;},&quot;tag&quot;:&quot;QF2&quot;, &quot;homeTeam&quot;:&quot;Winner Group 2&quot;, &quot;awayTeam&quot;:&quot;4th Group 1&quot;, &quot;homeTeamFrom&quot;:&quot;U18_B_G2_P1&quot;, &quot;awayTeamFrom&quot;:&quot;U18_B_G1_P4&quot;, &quot;stage2Tag&quot;:&quot;U18_B_QF2&quot;}" calcext:value-type="string">
            <text:p>{"__v":0,"day":2,"dateTime":58440000,"duration":"10m","pitch":"8","competition":{"name":"U18", "section":"B"},"tag":"QF2", "homeTeam":"Winner Group 2", "awayTeam":"4th Group 1", "homeTeamFrom":"U18_B_G2_P1", "awayTeamFrom":"U18_B_G1_P4", "stage2Tag":"U18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60]&gt;[.$J59];[.B59];[.B59]+1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59160000" calcext:value-type="float">
            <text:p>59160000</text:p>
          </table:table-cell>
          <table:table-cell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19" table:formula="of:=AGE_GROUP_TRANSLATED&amp;&quot;_&quot;&amp;SECTION_TRANSLATED&amp;&quot;_G1_P2&quot;" office:value-type="string" office:string-value="U18_B_G1_P2" calcext:value-type="string">
            <text:p>U18_B_G1_P2</text:p>
          </table:table-cell>
          <table:table-cell table:style-name="ce19" table:formula="of:=AGE_GROUP_TRANSLATED&amp;&quot;_&quot;&amp;SECTION_TRANSLATED&amp;&quot;_G2_P3&quot;" office:value-type="string" office:string-value="U18_B_G2_P3" calcext:value-type="string">
            <text:p>U18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59160000,&quot;duration&quot;:&quot;10m&quot;,&quot;pitch&quot;:&quot;7&quot;,&quot;competition&quot;:{&quot;name&quot;:&quot;U18&quot;, &quot;section&quot;:&quot;B&quot;},&quot;tag&quot;:&quot;QF3&quot;, &quot;homeTeam&quot;:&quot;2nd Group 1&quot;, &quot;awayTeam&quot;:&quot;3rd Group 2&quot;, &quot;homeTeamFrom&quot;:&quot;U18_B_G1_P2&quot;, &quot;awayTeamFrom&quot;:&quot;U18_B_G2_P3&quot;, &quot;stage2Tag&quot;:&quot;U18_B_QF3&quot;}" calcext:value-type="string">
            <text:p>{"__v":0,"day":2,"dateTime":59160000,"duration":"10m","pitch":"7","competition":{"name":"U18", "section":"B"},"tag":"QF3", "homeTeam":"2nd Group 1", "awayTeam":"3rd Group 2", "homeTeamFrom":"U18_B_G1_P2", "awayTeamFrom":"U18_B_G2_P3", "stage2Tag":"U18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61]&gt;[.$J60];[.B60];[.B60]+1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59160000" calcext:value-type="float">
            <text:p>59160000</text:p>
          </table:table-cell>
          <table:table-cell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19" table:formula="of:=AGE_GROUP_TRANSLATED&amp;&quot;_&quot;&amp;SECTION_TRANSLATED&amp;&quot;_G2_P2&quot;" office:value-type="string" office:string-value="U18_B_G2_P2" calcext:value-type="string">
            <text:p>U18_B_G2_P2</text:p>
          </table:table-cell>
          <table:table-cell table:style-name="ce19" table:formula="of:=AGE_GROUP_TRANSLATED&amp;&quot;_&quot;&amp;SECTION_TRANSLATED&amp;&quot;_G1_P3&quot;" office:value-type="string" office:string-value="U18_B_G1_P3" calcext:value-type="string">
            <text:p>U18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59160000,&quot;duration&quot;:&quot;10m&quot;,&quot;pitch&quot;:&quot;8&quot;,&quot;competition&quot;:{&quot;name&quot;:&quot;U18&quot;, &quot;section&quot;:&quot;B&quot;},&quot;tag&quot;:&quot;QF4&quot;, &quot;homeTeam&quot;:&quot;2nd Group 2&quot;, &quot;awayTeam&quot;:&quot;3rd Group 1&quot;, &quot;homeTeamFrom&quot;:&quot;U18_B_G2_P2&quot;, &quot;awayTeamFrom&quot;:&quot;U18_B_G1_P3&quot;, &quot;stage2Tag&quot;:&quot;U18_B_QF4&quot;}" calcext:value-type="string">
            <text:p>{"__v":0,"day":2,"dateTime":59160000,"duration":"10m","pitch":"8","competition":{"name":"U18", "section":"B"},"tag":"QF4", "homeTeam":"2nd Group 2", "awayTeam":"3rd Group 1", "homeTeamFrom":"U18_B_G2_P2", "awayTeamFrom":"U18_B_G1_P3", "stage2Tag":"U18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59880000" calcext:value-type="float">
            <text:p>59880000</text:p>
          </table:table-cell>
          <table:table-cell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19" table:formula="of:=AGE_GROUP_TRANSLATED&amp;&quot;_&quot;&amp;SECTION_TRANSLATED&amp;&quot;_QF1&quot;" office:value-type="string" office:string-value="U18_B_QF1" calcext:value-type="string">
            <text:p>U18_B_QF1</text:p>
          </table:table-cell>
          <table:table-cell table:style-name="ce19" table:formula="of:=AGE_GROUP_TRANSLATED&amp;&quot;_&quot;&amp;SECTION_TRANSLATED&amp;&quot;_QF4&quot;" office:value-type="string" office:string-value="U18_B_QF4" calcext:value-type="string">
            <text:p>U18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59880000,&quot;duration&quot;:&quot;10m&quot;,&quot;pitch&quot;:&quot;7&quot;,&quot;competition&quot;:{&quot;name&quot;:&quot;U18&quot;, &quot;section&quot;:&quot;B&quot;},&quot;tag&quot;:&quot;SF1&quot;, &quot;homeTeam&quot;:&quot;Winner QF1&quot;, &quot;awayTeam&quot;:&quot;Winner QF4&quot;, &quot;homeTeamFrom&quot;:&quot;U18_B_QF1&quot;, &quot;awayTeamFrom&quot;:&quot;U18_B_QF4&quot;, &quot;stage2Tag&quot;:&quot;U18_B_SF1&quot;}" calcext:value-type="string">
            <text:p>{"__v":0,"day":2,"dateTime":59880000,"duration":"10m","pitch":"7","competition":{"name":"U18", "section":"B"},"tag":"SF1", "homeTeam":"Winner QF1", "awayTeam":"Winner QF4", "homeTeamFrom":"U18_B_QF1", "awayTeamFrom":"U18_B_QF4", "stage2Tag":"U18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59880000" calcext:value-type="float">
            <text:p>59880000</text:p>
          </table:table-cell>
          <table:table-cell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19" table:formula="of:=AGE_GROUP_TRANSLATED&amp;&quot;_&quot;&amp;SECTION_TRANSLATED&amp;&quot;_QF2&quot;" office:value-type="string" office:string-value="U18_B_QF2" calcext:value-type="string">
            <text:p>U18_B_QF2</text:p>
          </table:table-cell>
          <table:table-cell table:style-name="ce19" table:formula="of:=AGE_GROUP_TRANSLATED&amp;&quot;_&quot;&amp;SECTION_TRANSLATED&amp;&quot;_QF3&quot;" office:value-type="string" office:string-value="U18_B_QF3" calcext:value-type="string">
            <text:p>U18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59880000,&quot;duration&quot;:&quot;10m&quot;,&quot;pitch&quot;:&quot;8&quot;,&quot;competition&quot;:{&quot;name&quot;:&quot;U18&quot;, &quot;section&quot;:&quot;B&quot;},&quot;tag&quot;:&quot;SF2&quot;, &quot;homeTeam&quot;:&quot;Winner QF2&quot;, &quot;awayTeam&quot;:&quot;Winner QF3&quot;, &quot;homeTeamFrom&quot;:&quot;U18_B_QF2&quot;, &quot;awayTeamFrom&quot;:&quot;U18_B_QF3&quot;, &quot;stage2Tag&quot;:&quot;U18_B_SF2&quot;}" calcext:value-type="string">
            <text:p>{"__v":0,"day":2,"dateTime":59880000,"duration":"10m","pitch":"8","competition":{"name":"U18", "section":"B"},"tag":"SF2", "homeTeam":"Winner QF2", "awayTeam":"Winner QF3", "homeTeamFrom":"U18_B_QF2", "awayTeamFrom":"U18_B_QF3", "stage2Tag":"U18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60600000" calcext:value-type="float">
            <text:p>60600000</text:p>
          </table:table-cell>
          <table:table-cell table:formula="of:=AGE_GROUP_TRANSLATED&amp;&quot;_&quot;&amp;SECTION_TRANSLATED&amp;&quot;_FNL&quot;" office:value-type="string" office:string-value="U18_B_FNL" calcext:value-type="string">
            <text:p>U18_B_FNL</text:p>
          </table:table-cell>
          <table:table-cell table:style-name="ce19" table:formula="of:=AGE_GROUP_TRANSLATED&amp;&quot;_&quot;&amp;SECTION_TRANSLATED&amp;&quot;_SF1&quot;" office:value-type="string" office:string-value="U18_B_SF1" calcext:value-type="string">
            <text:p>U18_B_SF1</text:p>
          </table:table-cell>
          <table:table-cell table:style-name="ce19" table:formula="of:=AGE_GROUP_TRANSLATED&amp;&quot;_&quot;&amp;SECTION_TRANSLATED&amp;&quot;_SF2&quot;" office:value-type="string" office:string-value="U18_B_SF2" calcext:value-type="string">
            <text:p>U18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60600000,&quot;duration&quot;:&quot;10m&quot;,&quot;pitch&quot;:&quot;7&quot;,&quot;competition&quot;:{&quot;name&quot;:&quot;U18&quot;, &quot;section&quot;:&quot;B&quot;},&quot;tag&quot;:&quot;FNL&quot;, &quot;homeTeam&quot;:&quot;Winner SF1&quot;, &quot;awayTeam&quot;:&quot;Winner SF2&quot;, &quot;homeTeamFrom&quot;:&quot;U18_B_SF1&quot;, &quot;awayTeamFrom&quot;:&quot;U18_B_SF2&quot;, &quot;stage2Tag&quot;:&quot;U18_B_FNL&quot;}" calcext:value-type="string">
            <text:p>{"__v":0,"day":2,"dateTime":60600000,"duration":"10m","pitch":"7","competition":{"name":"U18", "section":"B"},"tag":"FNL", "homeTeam":"Winner SF1", "awayTeam":"Winner SF2", "homeTeamFrom":"U18_B_SF1", "awayTeamFrom":"U18_B_SF2", "stage2Tag":"U18_B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 Youth FC - Black" calcext:value-type="string">
            <text:p>Hart Youth FC - Black</text:p>
          </table:table-cell>
          <table:table-cell table:formula="of:=VLOOKUP([.$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TBGFC Boys (U16) 'A'" calcext:value-type="string">
            <text:p>STBGFC Boys (U16) 'A'</text:p>
          </table:table-cell>
          <table:table-cell table:formula="of:=VLOOKUP([.$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Ashridge Park (Harry)" calcext:value-type="string">
            <text:p>Ashridge Park (Harry)</text:p>
          </table:table-cell>
          <table:table-cell table:formula="of:=VLOOKUP([.$G4];TRANSLATED_TEAM_NAMES;[.$E4]+1)" office:value-type="string" office:string-value="Hart Youth FC - Red" calcext:value-type="string">
            <text:p>Hart Youth FC - Red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2&quot;},&quot;tag&quot;:&quot;2&quot;, &quot;homeTeam&quot;:&quot;Ashridge Park (Harry)&quot;, &quot;awayTeam&quot;:&quot;Hart Youth FC - Red&quot;}" calcext:value-type="string">
            <text:p>{"__v":0,"day":2,"dateTime":38520000,"duration":"10m","pitch":"7","competition":{"name":"U18", "section":"B", "group":"2"},"tag":"2", "homeTeam":"Ashridge Park (Harry)", "awayTeam":"Hart Youth FC - Red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520000" calcext:value-type="float">
            <text:p>385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Pinewood Panthers" calcext:value-type="string">
            <text:p>Pinewood Panthers</text:p>
          </table:table-cell>
          <table:table-cell table:formula="of:=VLOOKUP([.$G5];TRANSLATED_TEAM_NAMES;[.$E5]+1)" office:value-type="string" office:string-value="STBGFC Boys (U16) 'B'" calcext:value-type="string">
            <text:p>STBGFC Boys (U16) 'B'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2&quot;},&quot;tag&quot;:&quot;2&quot;, &quot;homeTeam&quot;:&quot;Pinewood Panthers&quot;, &quot;awayTeam&quot;:&quot;STBGFC Boys (U16) 'B'&quot;}" calcext:value-type="string">
            <text:p>{"__v":0,"day":2,"dateTime":38520000,"duration":"10m","pitch":"8","competition":{"name":"U18", "section":"B", "group":"2"},"tag":"2", "homeTeam":"Pinewood Panthers", "awayTeam":"STBGFC Boys (U16) 'B'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STBGFC Boys (U16) 'A'" calcext:value-type="string">
            <text:p>STBGFC Boys (U16) 'A'</text:p>
          </table:table-cell>
          <table:table-cell table:formula="of:=VLOOKUP([.$G6];TRANSLATED_TEAM_NAMES;[.$E6]+1)" office:value-type="string" office:string-value="Hart Youth FC - Black" calcext:value-type="string">
            <text:p>Hart Youth FC - Black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1&quot;},&quot;tag&quot;:&quot;3&quot;, &quot;homeTeam&quot;:&quot;STBGFC Boys (U16) 'A'&quot;, &quot;awayTeam&quot;:&quot;Hart Youth FC - Black&quot;}" calcext:value-type="string">
            <text:p>{"__v":0,"day":2,"dateTime":39240000,"duration":"10m","pitch":"7","competition":{"name":"U18", "section":"B", "group":"1"},"tag":"3", "homeTeam":"STBGFC Boys (U16) 'A'", "awayTeam":"Hart Youth FC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240000" calcext:value-type="float">
            <text:p>392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Hurst FC" calcext:value-type="string">
            <text:p>Hurst FC</text:p>
          </table:table-cell>
          <table:table-cell table:formula="of:=VLOOKUP([.$G7];TRANSLATED_TEAM_NAMES;[.$E7]+1)" office:value-type="string" office:string-value="STBGFC Royals - Brooking" calcext:value-type="string">
            <text:p>STBGFC Royals - Brooking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1&quot;},&quot;tag&quot;:&quot;3&quot;, &quot;homeTeam&quot;:&quot;Hurst FC&quot;, &quot;awayTeam&quot;:&quot;STBGFC Royals - Brooking&quot;}" calcext:value-type="string">
            <text:p>{"__v":0,"day":2,"dateTime":39240000,"duration":"10m","pitch":"8","competition":{"name":"U18", "section":"B", "group":"1"},"tag":"3", "homeTeam":"Hurst FC", "awayTeam":"STBGFC Royals - Brooking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960000" calcext:value-type="float">
            <text:p>399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Pinewood Panthers" calcext:value-type="string">
            <text:p>Pinewood Panthers</text:p>
          </table:table-cell>
          <table:table-cell table:formula="of:=VLOOKUP([.$G8];TRANSLATED_TEAM_NAMES;[.$E8]+1)" office:value-type="string" office:string-value="Ashridge Park (Harry)" calcext:value-type="string">
            <text:p>Ashridge Park (Harry)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2&quot;},&quot;tag&quot;:&quot;4&quot;, &quot;homeTeam&quot;:&quot;Pinewood Panthers&quot;, &quot;awayTeam&quot;:&quot;Ashridge Park (Harry)&quot;}" calcext:value-type="string">
            <text:p>{"__v":0,"day":2,"dateTime":39960000,"duration":"10m","pitch":"7","competition":{"name":"U18", "section":"B", "group":"2"},"tag":"4", "homeTeam":"Pinewood Panthers", "awayTeam":"Ashridge Park (Harry)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960000" calcext:value-type="float">
            <text:p>399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Hart Youth FC - Red" calcext:value-type="string">
            <text:p>Hart Youth FC - Red</text:p>
          </table:table-cell>
          <table:table-cell table:formula="of:=VLOOKUP([.$G9];TRANSLATED_TEAM_NAMES;[.$E9]+1)" office:value-type="string" office:string-value="STBGFC Boys (U16) 'B'" calcext:value-type="string">
            <text:p>STBGFC Boys (U16) 'B'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2&quot;},&quot;tag&quot;:&quot;4&quot;, &quot;homeTeam&quot;:&quot;Hart Youth FC - Red&quot;, &quot;awayTeam&quot;:&quot;STBGFC Boys (U16) 'B'&quot;}" calcext:value-type="string">
            <text:p>{"__v":0,"day":2,"dateTime":39960000,"duration":"10m","pitch":"8","competition":{"name":"U18", "section":"B", "group":"2"},"tag":"4", "homeTeam":"Hart Youth FC - Red", "awayTeam":"STBGFC Boys (U16) 'B'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Royals - Brooking" calcext:value-type="string">
            <text:p>STBGFC Royals - Brooking</text:p>
          </table:table-cell>
          <table:table-cell table:formula="of:=VLOOKUP([.$G10];TRANSLATED_TEAM_NAMES;[.$E10]+1)" office:value-type="string" office:string-value="Hart Youth FC - Black" calcext:value-type="string">
            <text:p>Hart Youth FC - Black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Royals - Brooking&quot;, &quot;awayTeam&quot;:&quot;Hart Youth FC - Black&quot;}" calcext:value-type="string">
            <text:p>{"__v":0,"day":2,"dateTime":40680000,"duration":"10m","pitch":"7","competition":{"name":"U18", "section":"B", "group":"1"},"tag":"5", "homeTeam":"STBGFC Royals - Brooking", "awayTeam":"Hart Youth FC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Hurst FC" calcext:value-type="string">
            <text:p>Hurst FC</text:p>
          </table:table-cell>
          <table:table-cell table:formula="of:=VLOOKUP([.$G11];TRANSLATED_TEAM_NAMES;[.$E11]+1)" office:value-type="string" office:string-value="STBGFC Boys (U16) 'A'" calcext:value-type="string">
            <text:p>STBGFC Boys (U16) 'A'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STBGFC Boys (U16) 'A'&quot;}" calcext:value-type="string">
            <text:p>{"__v":0,"day":2,"dateTime":40680000,"duration":"10m","pitch":"8","competition":{"name":"U18", "section":"B", "group":"1"},"tag":"5", "homeTeam":"Hurst FC", "awayTeam":"STBGFC Boys (U16) 'A'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Boys (U16) 'B'" calcext:value-type="string">
            <text:p>STBGFC Boys (U16) 'B'</text:p>
          </table:table-cell>
          <table:table-cell table:formula="of:=VLOOKUP([.$G12];TRANSLATED_TEAM_NAMES;[.$E12]+1)" office:value-type="string" office:string-value="Ashridge Park (Harry)" calcext:value-type="string">
            <text:p>Ashridge Park (Harry)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2&quot;},&quot;tag&quot;:&quot;6&quot;, &quot;homeTeam&quot;:&quot;STBGFC Boys (U16) 'B'&quot;, &quot;awayTeam&quot;:&quot;Ashridge Park (Harry)&quot;}" calcext:value-type="string">
            <text:p>{"__v":0,"day":2,"dateTime":41400000,"duration":"10m","pitch":"7","competition":{"name":"U18", "section":"B", "group":"2"},"tag":"6", "homeTeam":"STBGFC Boys (U16) 'B'", "awayTeam":"Ashridge Park (Harry)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Hart Youth FC - Red" calcext:value-type="string">
            <text:p>Hart Youth FC - Red</text:p>
          </table:table-cell>
          <table:table-cell table:formula="of:=VLOOKUP([.$G13];TRANSLATED_TEAM_NAMES;[.$E13]+1)" office:value-type="string" office:string-value="Pinewood Panthers" calcext:value-type="string">
            <text:p>Pinewood Panth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2&quot;},&quot;tag&quot;:&quot;6&quot;, &quot;homeTeam&quot;:&quot;Hart Youth FC - Red&quot;, &quot;awayTeam&quot;:&quot;Pinewood Panthers&quot;}" calcext:value-type="string">
            <text:p>{"__v":0,"day":2,"dateTime":41400000,"duration":"10m","pitch":"8","competition":{"name":"U18", "section":"B", "group":"2"},"tag":"6", "homeTeam":"Hart Youth FC - Red", "awayTeam":"Pinewood Panthers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42600000,&quot;duration&quot;:&quot;10m&quot;,&quot;pitch&quot;:&quot;7&quot;,&quot;competition&quot;:{&quot;name&quot;:&quot;U18&quot;, &quot;section&quot;:&quot;Champions League&quot;, &quot;group&quot;:&quot;1&quot;},&quot;tag&quot;:&quot;7&quot;, &quot;homeTeam&quot;:&quot;Winner Group 1&quot;, &quot;awayTeam&quot;:&quot;2nd Group 2&quot;, &quot;homeTeamFrom&quot;:&quot;U18_B_G1_P1&quot;, &quot;awayTeamFrom&quot;:&quot;U18_B_G2_P2&quot;}" calcext:value-type="string">
            <text:p>{"__v":0,"day":2,"dateTime":42600000,"duration":"10m","pitch":"7","competition":{"name":"U18", "section":"Champions League", "group":"1"},"tag":"7", "homeTeam":"Winner Group 1", "awayTeam":"2nd Group 2", "homeTeamFrom":"U18_B_G1_P1", "awayTeamFrom":"U18_B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42600000,&quot;duration&quot;:&quot;10m&quot;,&quot;pitch&quot;:&quot;8&quot;,&quot;competition&quot;:{&quot;name&quot;:&quot;U18&quot;, &quot;section&quot;:&quot;Champions League&quot;, &quot;group&quot;:&quot;1&quot;},&quot;tag&quot;:&quot;7&quot;, &quot;homeTeam&quot;:&quot;Winner Group 2&quot;, &quot;awayTeam&quot;:&quot;2nd Group 1&quot;, &quot;homeTeamFrom&quot;:&quot;U18_B_G2_P1&quot;, &quot;awayTeamFrom&quot;:&quot;U18_B_G1_P2&quot;}" calcext:value-type="string">
            <text:p>{"__v":0,"day":2,"dateTime":42600000,"duration":"10m","pitch":"8","competition":{"name":"U18", "section":"Champions League", "group":"1"},"tag":"7", "homeTeam":"Winner Group 2", "awayTeam":"2nd Group 1", "homeTeamFrom":"U18_B_G2_P1", "awayTeamFrom":"U18_B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43320000,&quot;duration&quot;:&quot;10m&quot;,&quot;pitch&quot;:&quot;7&quot;,&quot;competition&quot;:{&quot;name&quot;:&quot;U18&quot;, &quot;section&quot;:&quot;Europa League&quot;, &quot;group&quot;:&quot;1&quot;},&quot;tag&quot;:&quot;8&quot;, &quot;homeTeam&quot;:&quot;3rd Group 1&quot;, &quot;awayTeam&quot;:&quot;4th Group 2&quot;, &quot;homeTeamFrom&quot;:&quot;U18_B_G1_P3&quot;, &quot;awayTeamFrom&quot;:&quot;U18_B_G2_P4&quot;}" calcext:value-type="string">
            <text:p>{"__v":0,"day":2,"dateTime":43320000,"duration":"10m","pitch":"7","competition":{"name":"U18", "section":"Europa League", "group":"1"},"tag":"8", "homeTeam":"3rd Group 1", "awayTeam":"4th Group 2", "homeTeamFrom":"U18_B_G1_P3", "awayTeamFrom":"U18_B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43320000,&quot;duration&quot;:&quot;10m&quot;,&quot;pitch&quot;:&quot;8&quot;,&quot;competition&quot;:{&quot;name&quot;:&quot;U18&quot;, &quot;section&quot;:&quot;Europa League&quot;, &quot;group&quot;:&quot;1&quot;},&quot;tag&quot;:&quot;8&quot;, &quot;homeTeam&quot;:&quot;3rd Group 2&quot;, &quot;awayTeam&quot;:&quot;4th Group 1&quot;, &quot;homeTeamFrom&quot;:&quot;U18_B_G2_P3&quot;, &quot;awayTeamFrom&quot;:&quot;U18_B_G1_P4&quot;}" calcext:value-type="string">
            <text:p>{"__v":0,"day":2,"dateTime":43320000,"duration":"10m","pitch":"8","competition":{"name":"U18", "section":"Europa League", "group":"1"},"tag":"8", "homeTeam":"3rd Group 2", "awayTeam":"4th Group 1", "homeTeamFrom":"U18_B_G2_P3", "awayTeamFrom":"U18_B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44040000,&quot;duration&quot;:&quot;10m&quot;,&quot;pitch&quot;:&quot;7&quot;,&quot;competition&quot;:{&quot;name&quot;:&quot;U18&quot;, &quot;section&quot;:&quot;Champions League&quot;, &quot;group&quot;:&quot;1&quot;},&quot;tag&quot;:&quot;9&quot;, &quot;homeTeam&quot;:&quot;Winner Group 2&quot;, &quot;awayTeam&quot;:&quot;Winner Group 1&quot;, &quot;homeTeamFrom&quot;:&quot;U18_B_G2_P1&quot;, &quot;awayTeamFrom&quot;:&quot;U18_B_G1_P1&quot;}" calcext:value-type="string">
            <text:p>{"__v":0,"day":2,"dateTime":44040000,"duration":"10m","pitch":"7","competition":{"name":"U18", "section":"Champions League", "group":"1"},"tag":"9", "homeTeam":"Winner Group 2", "awayTeam":"Winner Group 1", "homeTeamFrom":"U18_B_G2_P1", "awayTeamFrom":"U18_B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44040000,&quot;duration&quot;:&quot;10m&quot;,&quot;pitch&quot;:&quot;8&quot;,&quot;competition&quot;:{&quot;name&quot;:&quot;U18&quot;, &quot;section&quot;:&quot;Champions League&quot;, &quot;group&quot;:&quot;1&quot;},&quot;tag&quot;:&quot;9&quot;, &quot;homeTeam&quot;:&quot;2nd Group 2&quot;, &quot;awayTeam&quot;:&quot;2nd Group 1&quot;, &quot;homeTeamFrom&quot;:&quot;U18_B_G2_P2&quot;, &quot;awayTeamFrom&quot;:&quot;U18_B_G1_P2&quot;}" calcext:value-type="string">
            <text:p>{"__v":0,"day":2,"dateTime":44040000,"duration":"10m","pitch":"8","competition":{"name":"U18", "section":"Champions League", "group":"1"},"tag":"9", "homeTeam":"2nd Group 2", "awayTeam":"2nd Group 1", "homeTeamFrom":"U18_B_G2_P2", "awayTeamFrom":"U18_B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44760000,&quot;duration&quot;:&quot;10m&quot;,&quot;pitch&quot;:&quot;7&quot;,&quot;competition&quot;:{&quot;name&quot;:&quot;U18&quot;, &quot;section&quot;:&quot;Europa League&quot;, &quot;group&quot;:&quot;1&quot;},&quot;tag&quot;:&quot;10&quot;, &quot;homeTeam&quot;:&quot;3rd Group 2&quot;, &quot;awayTeam&quot;:&quot;3rd Group 1&quot;, &quot;homeTeamFrom&quot;:&quot;U18_B_G2_P3&quot;, &quot;awayTeamFrom&quot;:&quot;U18_B_G1_P3&quot;}" calcext:value-type="string">
            <text:p>{"__v":0,"day":2,"dateTime":44760000,"duration":"10m","pitch":"7","competition":{"name":"U18", "section":"Europa League", "group":"1"},"tag":"10", "homeTeam":"3rd Group 2", "awayTeam":"3rd Group 1", "homeTeamFrom":"U18_B_G2_P3", "awayTeamFrom":"U18_B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44760000,&quot;duration&quot;:&quot;10m&quot;,&quot;pitch&quot;:&quot;8&quot;,&quot;competition&quot;:{&quot;name&quot;:&quot;U18&quot;, &quot;section&quot;:&quot;Europa League&quot;, &quot;group&quot;:&quot;1&quot;},&quot;tag&quot;:&quot;10&quot;, &quot;homeTeam&quot;:&quot;4th Group 2&quot;, &quot;awayTeam&quot;:&quot;4th Group 1&quot;, &quot;homeTeamFrom&quot;:&quot;U18_B_G2_P4&quot;, &quot;awayTeamFrom&quot;:&quot;U18_B_G1_P4&quot;}" calcext:value-type="string">
            <text:p>{"__v":0,"day":2,"dateTime":44760000,"duration":"10m","pitch":"8","competition":{"name":"U18", "section":"Europa League", "group":"1"},"tag":"10", "homeTeam":"4th Group 2", "awayTeam":"4th Group 1", "homeTeamFrom":"U18_B_G2_P4", "awayTeamFrom":"U18_B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5480000" calcext:value-type="float">
            <text:p>454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45480000,&quot;duration&quot;:&quot;10m&quot;,&quot;pitch&quot;:&quot;7&quot;,&quot;competition&quot;:{&quot;name&quot;:&quot;U18&quot;, &quot;section&quot;:&quot;Champions League&quot;, &quot;group&quot;:&quot;1&quot;},&quot;tag&quot;:&quot;11&quot;, &quot;homeTeam&quot;:&quot;2nd Group 1&quot;, &quot;awayTeam&quot;:&quot;Winner Group 1&quot;, &quot;homeTeamFrom&quot;:&quot;U18_B_G1_P2&quot;, &quot;awayTeamFrom&quot;:&quot;U18_B_G1_P1&quot;}" calcext:value-type="string">
            <text:p>{"__v":0,"day":2,"dateTime":45480000,"duration":"10m","pitch":"7","competition":{"name":"U18", "section":"Champions League", "group":"1"},"tag":"11", "homeTeam":"2nd Group 1", "awayTeam":"Winner Group 1", "homeTeamFrom":"U18_B_G1_P2", "awayTeamFrom":"U18_B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5480000" calcext:value-type="float">
            <text:p>454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45480000,&quot;duration&quot;:&quot;10m&quot;,&quot;pitch&quot;:&quot;8&quot;,&quot;competition&quot;:{&quot;name&quot;:&quot;U18&quot;, &quot;section&quot;:&quot;Champions League&quot;, &quot;group&quot;:&quot;1&quot;},&quot;tag&quot;:&quot;11&quot;, &quot;homeTeam&quot;:&quot;2nd Group 2&quot;, &quot;awayTeam&quot;:&quot;Winner Group 2&quot;, &quot;homeTeamFrom&quot;:&quot;U18_B_G2_P2&quot;, &quot;awayTeamFrom&quot;:&quot;U18_B_G2_P1&quot;}" calcext:value-type="string">
            <text:p>{"__v":0,"day":2,"dateTime":45480000,"duration":"10m","pitch":"8","competition":{"name":"U18", "section":"Champions League", "group":"1"},"tag":"11", "homeTeam":"2nd Group 2", "awayTeam":"Winner Group 2", "homeTeamFrom":"U18_B_G2_P2", "awayTeamFrom":"U18_B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46200000,&quot;duration&quot;:&quot;10m&quot;,&quot;pitch&quot;:&quot;7&quot;,&quot;competition&quot;:{&quot;name&quot;:&quot;U18&quot;, &quot;section&quot;:&quot;Europa League&quot;, &quot;group&quot;:&quot;1&quot;},&quot;tag&quot;:&quot;12&quot;, &quot;homeTeam&quot;:&quot;4th Group 1&quot;, &quot;awayTeam&quot;:&quot;3rd Group 1&quot;, &quot;homeTeamFrom&quot;:&quot;U18_B_G1_P4&quot;, &quot;awayTeamFrom&quot;:&quot;U18_B_G1_P3&quot;}" calcext:value-type="string">
            <text:p>{"__v":0,"day":2,"dateTime":46200000,"duration":"10m","pitch":"7","competition":{"name":"U18", "section":"Europa League", "group":"1"},"tag":"12", "homeTeam":"4th Group 1", "awayTeam":"3rd Group 1", "homeTeamFrom":"U18_B_G1_P4", "awayTeamFrom":"U18_B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46200000,&quot;duration&quot;:&quot;10m&quot;,&quot;pitch&quot;:&quot;8&quot;,&quot;competition&quot;:{&quot;name&quot;:&quot;U18&quot;, &quot;section&quot;:&quot;Europa League&quot;, &quot;group&quot;:&quot;1&quot;},&quot;tag&quot;:&quot;12&quot;, &quot;homeTeam&quot;:&quot;4th Group 2&quot;, &quot;awayTeam&quot;:&quot;3rd Group 2&quot;, &quot;homeTeamFrom&quot;:&quot;U18_B_G2_P4&quot;, &quot;awayTeamFrom&quot;:&quot;U18_B_G2_P3&quot;}" calcext:value-type="string">
            <text:p>{"__v":0,"day":2,"dateTime":46200000,"duration":"10m","pitch":"8","competition":{"name":"U18", "section":"Europa League", "group":"1"},"tag":"12", "homeTeam":"4th Group 2", "awayTeam":"3rd Group 2", "homeTeamFrom":"U18_B_G2_P4", "awayTeamFrom":"U18_B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 Youth FC - Black" calcext:value-type="string">
            <text:p>Hart Youth FC - Black</text:p>
          </table:table-cell>
          <table:table-cell table:formula="of:=VLOOKUP([.$G2];TRANSLATED_TEAM_NAMES;[.$E2]+1)" office:value-type="string" office:string-value="Hurst FC" calcext:value-type="string">
            <text:p>Hurst FC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10m&quot;,&quot;pitch&quot;:&quot;7&quot;,&quot;competition&quot;:{&quot;name&quot;:&quot;U18&quot;, &quot;section&quot;:&quot;B&quot;, &quot;group&quot;:&quot;1&quot;},&quot;tag&quot;:&quot;1&quot;, &quot;homeTeam&quot;:&quot;Hart Youth FC - Black&quot;, &quot;awayTeam&quot;:&quot;Hurst FC&quot;}" calcext:value-type="string">
            <text:p>{"__v":0,"day":2,"dateTime":37800000,"duration":"10m","pitch":"7","competition":{"name":"U18", "section":"B", "group":"1"},"tag":"1", "homeTeam":"Hart Youth FC - Black", "awayTeam":"Hurst FC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TBGFC Boys (U16) 'A'" calcext:value-type="string">
            <text:p>STBGFC Boys (U16) 'A'</text:p>
          </table:table-cell>
          <table:table-cell table:formula="of:=VLOOKUP([.$G3];TRANSLATED_TEAM_NAMES;[.$E3]+1)" office:value-type="string" office:string-value="STBGFC Royals - Brooking" calcext:value-type="string">
            <text:p>STBGFC Royals - Brooking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10m&quot;,&quot;pitch&quot;:&quot;8&quot;,&quot;competition&quot;:{&quot;name&quot;:&quot;U18&quot;, &quot;section&quot;:&quot;B&quot;, &quot;group&quot;:&quot;1&quot;},&quot;tag&quot;:&quot;1&quot;, &quot;homeTeam&quot;:&quot;STBGFC Boys (U16) 'A'&quot;, &quot;awayTeam&quot;:&quot;STBGFC Royals - Brooking&quot;}" calcext:value-type="string">
            <text:p>{"__v":0,"day":2,"dateTime":37800000,"duration":"10m","pitch":"8","competition":{"name":"U18", "section":"B", "group":"1"},"tag":"1", "homeTeam":"STBGFC Boys (U16) 'A'", "awayTeam":"STBGFC Royals - Brooking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520000" calcext:value-type="float">
            <text:p>3852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520000,&quot;duration&quot;:&quot;10m&quot;,&quot;pitch&quot;:&quot;7&quot;,&quot;competition&quot;:{&quot;name&quot;:&quot;U18&quot;, &quot;section&quot;:&quot;B&quot;, &quot;group&quot;:&quot;3&quot;},&quot;tag&quot;:&quot;2&quot;, &quot;homeTeam&quot;:&quot;&quot;, &quot;awayTeam&quot;:&quot;&quot;}" calcext:value-type="string">
            <text:p>{"__v":0,"day":2,"dateTime":38520000,"duration":"10m","pitch":"7","competition":{"name":"U18", "section":"B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520000" calcext:value-type="float">
            <text:p>385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520000,&quot;duration&quot;:&quot;10m&quot;,&quot;pitch&quot;:&quot;8&quot;,&quot;competition&quot;:{&quot;name&quot;:&quot;U18&quot;, &quot;section&quot;:&quot;B&quot;, &quot;group&quot;:&quot;3&quot;},&quot;tag&quot;:&quot;2&quot;, &quot;homeTeam&quot;:&quot;&quot;, &quot;awayTeam&quot;:&quot;&quot;}" calcext:value-type="string">
            <text:p>{"__v":0,"day":2,"dateTime":38520000,"duration":"10m","pitch":"8","competition":{"name":"U18", "section":"B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240000" calcext:value-type="float">
            <text:p>392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Ashridge Park (Harry)" calcext:value-type="string">
            <text:p>Ashridge Park (Harry)</text:p>
          </table:table-cell>
          <table:table-cell table:formula="of:=VLOOKUP([.$G6];TRANSLATED_TEAM_NAMES;[.$E6]+1)" office:value-type="string" office:string-value="Hart Youth FC - Red" calcext:value-type="string">
            <text:p>Hart Youth FC - Red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240000,&quot;duration&quot;:&quot;10m&quot;,&quot;pitch&quot;:&quot;7&quot;,&quot;competition&quot;:{&quot;name&quot;:&quot;U18&quot;, &quot;section&quot;:&quot;B&quot;, &quot;group&quot;:&quot;2&quot;},&quot;tag&quot;:&quot;3&quot;, &quot;homeTeam&quot;:&quot;Ashridge Park (Harry)&quot;, &quot;awayTeam&quot;:&quot;Hart Youth FC - Red&quot;}" calcext:value-type="string">
            <text:p>{"__v":0,"day":2,"dateTime":39240000,"duration":"10m","pitch":"7","competition":{"name":"U18", "section":"B", "group":"2"},"tag":"3", "homeTeam":"Ashridge Park (Harry)", "awayTeam":"Hart Youth FC - Red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240000" calcext:value-type="float">
            <text:p>392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Pinewood Panthers" calcext:value-type="string">
            <text:p>Pinewood Panthers</text:p>
          </table:table-cell>
          <table:table-cell table:formula="of:=VLOOKUP([.$G7];TRANSLATED_TEAM_NAMES;[.$E7]+1)" office:value-type="string" office:string-value="STBGFC Boys (U16) 'B'" calcext:value-type="string">
            <text:p>STBGFC Boys (U16) 'B'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240000,&quot;duration&quot;:&quot;10m&quot;,&quot;pitch&quot;:&quot;8&quot;,&quot;competition&quot;:{&quot;name&quot;:&quot;U18&quot;, &quot;section&quot;:&quot;B&quot;, &quot;group&quot;:&quot;2&quot;},&quot;tag&quot;:&quot;3&quot;, &quot;homeTeam&quot;:&quot;Pinewood Panthers&quot;, &quot;awayTeam&quot;:&quot;STBGFC Boys (U16) 'B'&quot;}" calcext:value-type="string">
            <text:p>{"__v":0,"day":2,"dateTime":39240000,"duration":"10m","pitch":"8","competition":{"name":"U18", "section":"B", "group":"2"},"tag":"3", "homeTeam":"Pinewood Panthers", "awayTeam":"STBGFC Boys (U16) 'B'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960000" calcext:value-type="float">
            <text:p>3996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960000,&quot;duration&quot;:&quot;10m&quot;,&quot;pitch&quot;:&quot;7&quot;,&quot;competition&quot;:{&quot;name&quot;:&quot;U18&quot;, &quot;section&quot;:&quot;B&quot;, &quot;group&quot;:&quot;4&quot;},&quot;tag&quot;:&quot;4&quot;, &quot;homeTeam&quot;:&quot;&quot;, &quot;awayTeam&quot;:&quot;&quot;}" calcext:value-type="string">
            <text:p>{"__v":0,"day":2,"dateTime":39960000,"duration":"10m","pitch":"7","competition":{"name":"U18", "section":"B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960000" calcext:value-type="float">
            <text:p>399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960000,&quot;duration&quot;:&quot;10m&quot;,&quot;pitch&quot;:&quot;8&quot;,&quot;competition&quot;:{&quot;name&quot;:&quot;U18&quot;, &quot;section&quot;:&quot;B&quot;, &quot;group&quot;:&quot;4&quot;},&quot;tag&quot;:&quot;4&quot;, &quot;homeTeam&quot;:&quot;&quot;, &quot;awayTeam&quot;:&quot;&quot;}" calcext:value-type="string">
            <text:p>{"__v":0,"day":2,"dateTime":39960000,"duration":"10m","pitch":"8","competition":{"name":"U18", "section":"B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Boys (U16) 'A'" calcext:value-type="string">
            <text:p>STBGFC Boys (U16) 'A'</text:p>
          </table:table-cell>
          <table:table-cell table:formula="of:=VLOOKUP([.$G10];TRANSLATED_TEAM_NAMES;[.$E10]+1)" office:value-type="string" office:string-value="Hart Youth FC - Black" calcext:value-type="string">
            <text:p>Hart Youth FC - Black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680000,&quot;duration&quot;:&quot;10m&quot;,&quot;pitch&quot;:&quot;7&quot;,&quot;competition&quot;:{&quot;name&quot;:&quot;U18&quot;, &quot;section&quot;:&quot;B&quot;, &quot;group&quot;:&quot;1&quot;},&quot;tag&quot;:&quot;5&quot;, &quot;homeTeam&quot;:&quot;STBGFC Boys (U16) 'A'&quot;, &quot;awayTeam&quot;:&quot;Hart Youth FC - Black&quot;}" calcext:value-type="string">
            <text:p>{"__v":0,"day":2,"dateTime":40680000,"duration":"10m","pitch":"7","competition":{"name":"U18", "section":"B", "group":"1"},"tag":"5", "homeTeam":"STBGFC Boys (U16) 'A'", "awayTeam":"Hart Youth FC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680000" calcext:value-type="float">
            <text:p>40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Hurst FC" calcext:value-type="string">
            <text:p>Hurst FC</text:p>
          </table:table-cell>
          <table:table-cell table:formula="of:=VLOOKUP([.$G11];TRANSLATED_TEAM_NAMES;[.$E11]+1)" office:value-type="string" office:string-value="STBGFC Royals - Brooking" calcext:value-type="string">
            <text:p>STBGFC Royals - Brooking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680000,&quot;duration&quot;:&quot;10m&quot;,&quot;pitch&quot;:&quot;8&quot;,&quot;competition&quot;:{&quot;name&quot;:&quot;U18&quot;, &quot;section&quot;:&quot;B&quot;, &quot;group&quot;:&quot;1&quot;},&quot;tag&quot;:&quot;5&quot;, &quot;homeTeam&quot;:&quot;Hurst FC&quot;, &quot;awayTeam&quot;:&quot;STBGFC Royals - Brooking&quot;}" calcext:value-type="string">
            <text:p>{"__v":0,"day":2,"dateTime":40680000,"duration":"10m","pitch":"8","competition":{"name":"U18", "section":"B", "group":"1"},"tag":"5", "homeTeam":"Hurst FC", "awayTeam":"STBGFC Royals - Brooking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1400000" calcext:value-type="float">
            <text:p>414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1400000,&quot;duration&quot;:&quot;10m&quot;,&quot;pitch&quot;:&quot;7&quot;,&quot;competition&quot;:{&quot;name&quot;:&quot;U18&quot;, &quot;section&quot;:&quot;B&quot;, &quot;group&quot;:&quot;3&quot;},&quot;tag&quot;:&quot;6&quot;, &quot;homeTeam&quot;:&quot;&quot;, &quot;awayTeam&quot;:&quot;&quot;}" calcext:value-type="string">
            <text:p>{"__v":0,"day":2,"dateTime":41400000,"duration":"10m","pitch":"7","competition":{"name":"U18", "section":"B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1400000" calcext:value-type="float">
            <text:p>414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1400000,&quot;duration&quot;:&quot;10m&quot;,&quot;pitch&quot;:&quot;8&quot;,&quot;competition&quot;:{&quot;name&quot;:&quot;U18&quot;, &quot;section&quot;:&quot;B&quot;, &quot;group&quot;:&quot;3&quot;},&quot;tag&quot;:&quot;6&quot;, &quot;homeTeam&quot;:&quot;&quot;, &quot;awayTeam&quot;:&quot;&quot;}" calcext:value-type="string">
            <text:p>{"__v":0,"day":2,"dateTime":41400000,"duration":"10m","pitch":"8","competition":{"name":"U18", "section":"B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2120000" calcext:value-type="float">
            <text:p>421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Pinewood Panthers" calcext:value-type="string">
            <text:p>Pinewood Panthers</text:p>
          </table:table-cell>
          <table:table-cell table:formula="of:=VLOOKUP([.$G14];TRANSLATED_TEAM_NAMES;[.$E14]+1)" office:value-type="string" office:string-value="Ashridge Park (Harry)" calcext:value-type="string">
            <text:p>Ashridge Park (Harry)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120000,&quot;duration&quot;:&quot;10m&quot;,&quot;pitch&quot;:&quot;7&quot;,&quot;competition&quot;:{&quot;name&quot;:&quot;U18&quot;, &quot;section&quot;:&quot;B&quot;, &quot;group&quot;:&quot;2&quot;},&quot;tag&quot;:&quot;7&quot;, &quot;homeTeam&quot;:&quot;Pinewood Panthers&quot;, &quot;awayTeam&quot;:&quot;Ashridge Park (Harry)&quot;}" calcext:value-type="string">
            <text:p>{"__v":0,"day":2,"dateTime":42120000,"duration":"10m","pitch":"7","competition":{"name":"U18", "section":"B", "group":"2"},"tag":"7", "homeTeam":"Pinewood Panthers", "awayTeam":"Ashridge Park (Harry)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2120000" calcext:value-type="float">
            <text:p>421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Hart Youth FC - Red" calcext:value-type="string">
            <text:p>Hart Youth FC - Red</text:p>
          </table:table-cell>
          <table:table-cell table:formula="of:=VLOOKUP([.$G15];TRANSLATED_TEAM_NAMES;[.$E15]+1)" office:value-type="string" office:string-value="STBGFC Boys (U16) 'B'" calcext:value-type="string">
            <text:p>STBGFC Boys (U16) 'B'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120000,&quot;duration&quot;:&quot;10m&quot;,&quot;pitch&quot;:&quot;8&quot;,&quot;competition&quot;:{&quot;name&quot;:&quot;U18&quot;, &quot;section&quot;:&quot;B&quot;, &quot;group&quot;:&quot;2&quot;},&quot;tag&quot;:&quot;7&quot;, &quot;homeTeam&quot;:&quot;Hart Youth FC - Red&quot;, &quot;awayTeam&quot;:&quot;STBGFC Boys (U16) 'B'&quot;}" calcext:value-type="string">
            <text:p>{"__v":0,"day":2,"dateTime":42120000,"duration":"10m","pitch":"8","competition":{"name":"U18", "section":"B", "group":"2"},"tag":"7", "homeTeam":"Hart Youth FC - Red", "awayTeam":"STBGFC Boys (U16) 'B'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2840000" calcext:value-type="float">
            <text:p>4284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840000,&quot;duration&quot;:&quot;10m&quot;,&quot;pitch&quot;:&quot;7&quot;,&quot;competition&quot;:{&quot;name&quot;:&quot;U18&quot;, &quot;section&quot;:&quot;B&quot;, &quot;group&quot;:&quot;4&quot;},&quot;tag&quot;:&quot;8&quot;, &quot;homeTeam&quot;:&quot;&quot;, &quot;awayTeam&quot;:&quot;&quot;}" calcext:value-type="string">
            <text:p>{"__v":0,"day":2,"dateTime":42840000,"duration":"10m","pitch":"7","competition":{"name":"U18", "section":"B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2840000" calcext:value-type="float">
            <text:p>428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840000,&quot;duration&quot;:&quot;10m&quot;,&quot;pitch&quot;:&quot;8&quot;,&quot;competition&quot;:{&quot;name&quot;:&quot;U18&quot;, &quot;section&quot;:&quot;B&quot;, &quot;group&quot;:&quot;4&quot;},&quot;tag&quot;:&quot;8&quot;, &quot;homeTeam&quot;:&quot;&quot;, &quot;awayTeam&quot;:&quot;&quot;}" calcext:value-type="string">
            <text:p>{"__v":0,"day":2,"dateTime":42840000,"duration":"10m","pitch":"8","competition":{"name":"U18", "section":"B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STBGFC Royals - Brooking" calcext:value-type="string">
            <text:p>STBGFC Royals - Brooking</text:p>
          </table:table-cell>
          <table:table-cell table:formula="of:=VLOOKUP([.$G18];TRANSLATED_TEAM_NAMES;[.$E18]+1)" office:value-type="string" office:string-value="Hart Youth FC - Black" calcext:value-type="string">
            <text:p>Hart Youth FC - Black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560000,&quot;duration&quot;:&quot;10m&quot;,&quot;pitch&quot;:&quot;7&quot;,&quot;competition&quot;:{&quot;name&quot;:&quot;U18&quot;, &quot;section&quot;:&quot;B&quot;, &quot;group&quot;:&quot;1&quot;},&quot;tag&quot;:&quot;9&quot;, &quot;homeTeam&quot;:&quot;STBGFC Royals - Brooking&quot;, &quot;awayTeam&quot;:&quot;Hart Youth FC - Black&quot;}" calcext:value-type="string">
            <text:p>{"__v":0,"day":2,"dateTime":43560000,"duration":"10m","pitch":"7","competition":{"name":"U18", "section":"B", "group":"1"},"tag":"9", "homeTeam":"STBGFC Royals - Brooking", "awayTeam":"Hart Youth FC - Black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3560000" calcext:value-type="float">
            <text:p>43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Hurst FC" calcext:value-type="string">
            <text:p>Hurst FC</text:p>
          </table:table-cell>
          <table:table-cell table:formula="of:=VLOOKUP([.$G19];TRANSLATED_TEAM_NAMES;[.$E19]+1)" office:value-type="string" office:string-value="STBGFC Boys (U16) 'A'" calcext:value-type="string">
            <text:p>STBGFC Boys (U16) 'A'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560000,&quot;duration&quot;:&quot;10m&quot;,&quot;pitch&quot;:&quot;8&quot;,&quot;competition&quot;:{&quot;name&quot;:&quot;U18&quot;, &quot;section&quot;:&quot;B&quot;, &quot;group&quot;:&quot;1&quot;},&quot;tag&quot;:&quot;9&quot;, &quot;homeTeam&quot;:&quot;Hurst FC&quot;, &quot;awayTeam&quot;:&quot;STBGFC Boys (U16) 'A'&quot;}" calcext:value-type="string">
            <text:p>{"__v":0,"day":2,"dateTime":43560000,"duration":"10m","pitch":"8","competition":{"name":"U18", "section":"B", "group":"1"},"tag":"9", "homeTeam":"Hurst FC", "awayTeam":"STBGFC Boys (U16) 'A'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4280000" calcext:value-type="float">
            <text:p>4428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4280000,&quot;duration&quot;:&quot;10m&quot;,&quot;pitch&quot;:&quot;7&quot;,&quot;competition&quot;:{&quot;name&quot;:&quot;U18&quot;, &quot;section&quot;:&quot;B&quot;, &quot;group&quot;:&quot;3&quot;},&quot;tag&quot;:&quot;10&quot;, &quot;homeTeam&quot;:&quot;&quot;, &quot;awayTeam&quot;:&quot;&quot;}" calcext:value-type="string">
            <text:p>{"__v":0,"day":2,"dateTime":44280000,"duration":"10m","pitch":"7","competition":{"name":"U18", "section":"B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4280000" calcext:value-type="float">
            <text:p>4428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4280000,&quot;duration&quot;:&quot;10m&quot;,&quot;pitch&quot;:&quot;8&quot;,&quot;competition&quot;:{&quot;name&quot;:&quot;U18&quot;, &quot;section&quot;:&quot;B&quot;, &quot;group&quot;:&quot;3&quot;},&quot;tag&quot;:&quot;10&quot;, &quot;homeTeam&quot;:&quot;&quot;, &quot;awayTeam&quot;:&quot;&quot;}" calcext:value-type="string">
            <text:p>{"__v":0,"day":2,"dateTime":44280000,"duration":"10m","pitch":"8","competition":{"name":"U18", "section":"B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STBGFC Boys (U16) 'B'" calcext:value-type="string">
            <text:p>STBGFC Boys (U16) 'B'</text:p>
          </table:table-cell>
          <table:table-cell table:formula="of:=VLOOKUP([.$G22];TRANSLATED_TEAM_NAMES;[.$E22]+1)" office:value-type="string" office:string-value="Ashridge Park (Harry)" calcext:value-type="string">
            <text:p>Ashridge Park (Harry)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5000000,&quot;duration&quot;:&quot;10m&quot;,&quot;pitch&quot;:&quot;7&quot;,&quot;competition&quot;:{&quot;name&quot;:&quot;U18&quot;, &quot;section&quot;:&quot;B&quot;, &quot;group&quot;:&quot;2&quot;},&quot;tag&quot;:&quot;11&quot;, &quot;homeTeam&quot;:&quot;STBGFC Boys (U16) 'B'&quot;, &quot;awayTeam&quot;:&quot;Ashridge Park (Harry)&quot;}" calcext:value-type="string">
            <text:p>{"__v":0,"day":2,"dateTime":45000000,"duration":"10m","pitch":"7","competition":{"name":"U18", "section":"B", "group":"2"},"tag":"11", "homeTeam":"STBGFC Boys (U16) 'B'", "awayTeam":"Ashridge Park (Harry)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5000000" calcext:value-type="float">
            <text:p>45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Hart Youth FC - Red" calcext:value-type="string">
            <text:p>Hart Youth FC - Red</text:p>
          </table:table-cell>
          <table:table-cell table:formula="of:=VLOOKUP([.$G23];TRANSLATED_TEAM_NAMES;[.$E23]+1)" office:value-type="string" office:string-value="Pinewood Panthers" calcext:value-type="string">
            <text:p>Pinewood Panthers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5000000,&quot;duration&quot;:&quot;10m&quot;,&quot;pitch&quot;:&quot;8&quot;,&quot;competition&quot;:{&quot;name&quot;:&quot;U18&quot;, &quot;section&quot;:&quot;B&quot;, &quot;group&quot;:&quot;2&quot;},&quot;tag&quot;:&quot;11&quot;, &quot;homeTeam&quot;:&quot;Hart Youth FC - Red&quot;, &quot;awayTeam&quot;:&quot;Pinewood Panthers&quot;}" calcext:value-type="string">
            <text:p>{"__v":0,"day":2,"dateTime":45000000,"duration":"10m","pitch":"8","competition":{"name":"U18", "section":"B", "group":"2"},"tag":"11", "homeTeam":"Hart Youth FC - Red", "awayTeam":"Pinewood Panthers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5720000" calcext:value-type="float">
            <text:p>4572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720000,&quot;duration&quot;:&quot;10m&quot;,&quot;pitch&quot;:&quot;7&quot;,&quot;competition&quot;:{&quot;name&quot;:&quot;U18&quot;, &quot;section&quot;:&quot;B&quot;, &quot;group&quot;:&quot;4&quot;},&quot;tag&quot;:&quot;12&quot;, &quot;homeTeam&quot;:&quot;&quot;, &quot;awayTeam&quot;:&quot;&quot;}" calcext:value-type="string">
            <text:p>{"__v":0,"day":2,"dateTime":45720000,"duration":"10m","pitch":"7","competition":{"name":"U18", "section":"B", "group":"4"},"tag":"12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5720000" calcext:value-type="float">
            <text:p>4572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720000,&quot;duration&quot;:&quot;10m&quot;,&quot;pitch&quot;:&quot;8&quot;,&quot;competition&quot;:{&quot;name&quot;:&quot;U18&quot;, &quot;section&quot;:&quot;B&quot;, &quot;group&quot;:&quot;4&quot;},&quot;tag&quot;:&quot;12&quot;, &quot;homeTeam&quot;:&quot;&quot;, &quot;awayTeam&quot;:&quot;&quot;}" calcext:value-type="string">
            <text:p>{"__v":0,"day":2,"dateTime":45720000,"duration":"10m","pitch":"8","competition":{"name":"U18", "section":"B", "group":"4"},"tag":"12", "homeTeam":"", "awayTeam":"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13" calcext:value-type="float">
            <text:p>13</text:p>
          </table:table-cell>
          <table:table-cell table:formula="of:=IF([.J26]&gt;[.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6920000" calcext:value-type="float">
            <text:p>46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46920000,&quot;duration&quot;:&quot;10m&quot;,&quot;pitch&quot;:&quot;7&quot;,&quot;competition&quot;:{&quot;name&quot;:&quot;U18&quot;, &quot;section&quot;:&quot;Champions League&quot;, &quot;group&quot;:&quot;1&quot;},&quot;tag&quot;:&quot;13&quot;, &quot;homeTeam&quot;:&quot;Winner Group 1&quot;, &quot;awayTeam&quot;:&quot;2nd Group 2&quot;, &quot;homeTeamFrom&quot;:&quot;U18_B_G1_P1&quot;, &quot;awayTeamFrom&quot;:&quot;U18_B_G2_P2&quot;}" calcext:value-type="string">
            <text:p>{"__v":0,"day":2,"dateTime":46920000,"duration":"10m","pitch":"7","competition":{"name":"U18", "section":"Champions League", "group":"1"},"tag":"13", "homeTeam":"Winner Group 1", "awayTeam":"2nd Group 2", "homeTeamFrom":"U18_B_G1_P1", "awayTeamFrom":"U18_B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13" calcext:value-type="float">
            <text:p>13</text:p>
          </table:table-cell>
          <table:table-cell table:formula="of:=IF([.J27]&gt;[.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6920000" calcext:value-type="float">
            <text:p>46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8_B_G3_P1" calcext:value-type="string">
            <text:p>U18_B_G3_P1</text:p>
          </table:table-cell>
          <table:table-cell table:formula="of:=AGE_GROUP_TRANSLATED &amp; &quot;_&quot; &amp;SECTION_TRANSLATED &amp; &quot;_G4_P2&quot;" office:value-type="string" office:string-value="U18_B_G4_P2" calcext:value-type="string">
            <text:p>U18_B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46920000,&quot;duration&quot;:&quot;10m&quot;,&quot;pitch&quot;:&quot;8&quot;,&quot;competition&quot;:{&quot;name&quot;:&quot;U18&quot;, &quot;section&quot;:&quot;Champions League&quot;, &quot;group&quot;:&quot;1&quot;},&quot;tag&quot;:&quot;13&quot;, &quot;homeTeam&quot;:&quot;Winner Group 3&quot;, &quot;awayTeam&quot;:&quot;2nd Group 4&quot;, &quot;homeTeamFrom&quot;:&quot;U18_B_G3_P1&quot;, &quot;awayTeamFrom&quot;:&quot;U18_B_G4_P2&quot;}" calcext:value-type="string">
            <text:p>{"__v":0,"day":2,"dateTime":46920000,"duration":"10m","pitch":"8","competition":{"name":"U18", "section":"Champions League", "group":"1"},"tag":"13", "homeTeam":"Winner Group 3", "awayTeam":"2nd Group 4", "homeTeamFrom":"U18_B_G3_P1", "awayTeamFrom":"U18_B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14" calcext:value-type="float">
            <text:p>14</text:p>
          </table:table-cell>
          <table:table-cell table:formula="of:=IF([.J28]&gt;[.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7640000" calcext:value-type="float">
            <text:p>476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47640000,&quot;duration&quot;:&quot;10m&quot;,&quot;pitch&quot;:&quot;7&quot;,&quot;competition&quot;:{&quot;name&quot;:&quot;U18&quot;, &quot;section&quot;:&quot;Europa League&quot;, &quot;group&quot;:&quot;1&quot;},&quot;tag&quot;:&quot;14&quot;, &quot;homeTeam&quot;:&quot;3rd Group 1&quot;, &quot;awayTeam&quot;:&quot;4th Group 2&quot;, &quot;homeTeamFrom&quot;:&quot;U18_B_G1_P3&quot;, &quot;awayTeamFrom&quot;:&quot;U18_B_G2_P4&quot;}" calcext:value-type="string">
            <text:p>{"__v":0,"day":2,"dateTime":47640000,"duration":"10m","pitch":"7","competition":{"name":"U18", "section":"Europa League", "group":"1"},"tag":"14", "homeTeam":"3rd Group 1", "awayTeam":"4th Group 2", "homeTeamFrom":"U18_B_G1_P3", "awayTeamFrom":"U18_B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14" calcext:value-type="float">
            <text:p>14</text:p>
          </table:table-cell>
          <table:table-cell table:formula="of:=IF([.J29]&gt;[.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7640000" calcext:value-type="float">
            <text:p>476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8_B_G3_P3" calcext:value-type="string">
            <text:p>U18_B_G3_P3</text:p>
          </table:table-cell>
          <table:table-cell table:formula="of:=AGE_GROUP_TRANSLATED &amp; &quot;_&quot; &amp;SECTION_TRANSLATED &amp; &quot;_G4_P4&quot;" office:value-type="string" office:string-value="U18_B_G4_P4" calcext:value-type="string">
            <text:p>U18_B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47640000,&quot;duration&quot;:&quot;10m&quot;,&quot;pitch&quot;:&quot;8&quot;,&quot;competition&quot;:{&quot;name&quot;:&quot;U18&quot;, &quot;section&quot;:&quot;Europa League&quot;, &quot;group&quot;:&quot;1&quot;},&quot;tag&quot;:&quot;14&quot;, &quot;homeTeam&quot;:&quot;3rd Group 3&quot;, &quot;awayTeam&quot;:&quot;4th Group 4&quot;, &quot;homeTeamFrom&quot;:&quot;U18_B_G3_P3&quot;, &quot;awayTeamFrom&quot;:&quot;U18_B_G4_P4&quot;}" calcext:value-type="string">
            <text:p>{"__v":0,"day":2,"dateTime":47640000,"duration":"10m","pitch":"8","competition":{"name":"U18", "section":"Europa League", "group":"1"},"tag":"14", "homeTeam":"3rd Group 3", "awayTeam":"4th Group 4", "homeTeamFrom":"U18_B_G3_P3", "awayTeamFrom":"U18_B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15" calcext:value-type="float">
            <text:p>15</text:p>
          </table:table-cell>
          <table:table-cell table:formula="of:=IF([.J30]&gt;[.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48360000" calcext:value-type="float">
            <text:p>483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table:formula="of:=AGE_GROUP_TRANSLATED &amp; &quot;_&quot; &amp;SECTION_TRANSLATED &amp; &quot;_G3_P2&quot;" office:value-type="string" office:string-value="U18_B_G3_P2" calcext:value-type="string">
            <text:p>U18_B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48360000,&quot;duration&quot;:&quot;10m&quot;,&quot;pitch&quot;:&quot;7&quot;,&quot;competition&quot;:{&quot;name&quot;:&quot;U18&quot;, &quot;section&quot;:&quot;Champions League&quot;, &quot;group&quot;:&quot;2&quot;},&quot;tag&quot;:&quot;15&quot;, &quot;homeTeam&quot;:&quot;Winner Group 2&quot;, &quot;awayTeam&quot;:&quot;2nd Group 3&quot;, &quot;homeTeamFrom&quot;:&quot;U18_B_G2_P1&quot;, &quot;awayTeamFrom&quot;:&quot;U18_B_G3_P2&quot;}" calcext:value-type="string">
            <text:p>{"__v":0,"day":2,"dateTime":48360000,"duration":"10m","pitch":"7","competition":{"name":"U18", "section":"Champions League", "group":"2"},"tag":"15", "homeTeam":"Winner Group 2", "awayTeam":"2nd Group 3", "homeTeamFrom":"U18_B_G2_P1", "awayTeamFrom":"U18_B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15" calcext:value-type="float">
            <text:p>15</text:p>
          </table:table-cell>
          <table:table-cell table:formula="of:=IF([.J31]&gt;[.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48360000" calcext:value-type="float">
            <text:p>483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8_B_G4_P1" calcext:value-type="string">
            <text:p>U18_B_G4_P1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48360000,&quot;duration&quot;:&quot;10m&quot;,&quot;pitch&quot;:&quot;8&quot;,&quot;competition&quot;:{&quot;name&quot;:&quot;U18&quot;, &quot;section&quot;:&quot;Champions League&quot;, &quot;group&quot;:&quot;2&quot;},&quot;tag&quot;:&quot;15&quot;, &quot;homeTeam&quot;:&quot;Winner Group 4&quot;, &quot;awayTeam&quot;:&quot;2nd Group 1&quot;, &quot;homeTeamFrom&quot;:&quot;U18_B_G4_P1&quot;, &quot;awayTeamFrom&quot;:&quot;U18_B_G1_P2&quot;}" calcext:value-type="string">
            <text:p>{"__v":0,"day":2,"dateTime":48360000,"duration":"10m","pitch":"8","competition":{"name":"U18", "section":"Champions League", "group":"2"},"tag":"15", "homeTeam":"Winner Group 4", "awayTeam":"2nd Group 1", "homeTeamFrom":"U18_B_G4_P1", "awayTeamFrom":"U18_B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16" calcext:value-type="float">
            <text:p>16</text:p>
          </table:table-cell>
          <table:table-cell table:formula="of:=IF([.J32]&gt;[.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49080000" calcext:value-type="float">
            <text:p>490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table:formula="of:=AGE_GROUP_TRANSLATED &amp; &quot;_&quot; &amp;SECTION_TRANSLATED &amp; &quot;_G3_P4&quot;" office:value-type="string" office:string-value="U18_B_G3_P4" calcext:value-type="string">
            <text:p>U18_B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49080000,&quot;duration&quot;:&quot;10m&quot;,&quot;pitch&quot;:&quot;7&quot;,&quot;competition&quot;:{&quot;name&quot;:&quot;U18&quot;, &quot;section&quot;:&quot;Europa League&quot;, &quot;group&quot;:&quot;2&quot;},&quot;tag&quot;:&quot;16&quot;, &quot;homeTeam&quot;:&quot;3rd Group 2&quot;, &quot;awayTeam&quot;:&quot;4th Group 3&quot;, &quot;homeTeamFrom&quot;:&quot;U18_B_G2_P3&quot;, &quot;awayTeamFrom&quot;:&quot;U18_B_G3_P4&quot;}" calcext:value-type="string">
            <text:p>{"__v":0,"day":2,"dateTime":49080000,"duration":"10m","pitch":"7","competition":{"name":"U18", "section":"Europa League", "group":"2"},"tag":"16", "homeTeam":"3rd Group 2", "awayTeam":"4th Group 3", "homeTeamFrom":"U18_B_G2_P3", "awayTeamFrom":"U18_B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16" calcext:value-type="float">
            <text:p>16</text:p>
          </table:table-cell>
          <table:table-cell table:formula="of:=IF([.J33]&gt;[.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49080000" calcext:value-type="float">
            <text:p>490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8_B_G4_P3" calcext:value-type="string">
            <text:p>U18_B_G4_P3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49080000,&quot;duration&quot;:&quot;10m&quot;,&quot;pitch&quot;:&quot;8&quot;,&quot;competition&quot;:{&quot;name&quot;:&quot;U18&quot;, &quot;section&quot;:&quot;Europa League&quot;, &quot;group&quot;:&quot;2&quot;},&quot;tag&quot;:&quot;16&quot;, &quot;homeTeam&quot;:&quot;3rd Group 4&quot;, &quot;awayTeam&quot;:&quot;4th Group 1&quot;, &quot;homeTeamFrom&quot;:&quot;U18_B_G4_P3&quot;, &quot;awayTeamFrom&quot;:&quot;U18_B_G1_P4&quot;}" calcext:value-type="string">
            <text:p>{"__v":0,"day":2,"dateTime":49080000,"duration":"10m","pitch":"8","competition":{"name":"U18", "section":"Europa League", "group":"2"},"tag":"16", "homeTeam":"3rd Group 4", "awayTeam":"4th Group 1", "homeTeamFrom":"U18_B_G4_P3", "awayTeamFrom":"U18_B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17" calcext:value-type="float">
            <text:p>17</text:p>
          </table:table-cell>
          <table:table-cell table:formula="of:=IF([.J34]&gt;[.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49800000" calcext:value-type="float">
            <text:p>49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8_B_G3_P1" calcext:value-type="string">
            <text:p>U18_B_G3_P1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49800000,&quot;duration&quot;:&quot;10m&quot;,&quot;pitch&quot;:&quot;7&quot;,&quot;competition&quot;:{&quot;name&quot;:&quot;U18&quot;, &quot;section&quot;:&quot;Champions League&quot;, &quot;group&quot;:&quot;1&quot;},&quot;tag&quot;:&quot;17&quot;, &quot;homeTeam&quot;:&quot;Winner Group 3&quot;, &quot;awayTeam&quot;:&quot;Winner Group 1&quot;, &quot;homeTeamFrom&quot;:&quot;U18_B_G3_P1&quot;, &quot;awayTeamFrom&quot;:&quot;U18_B_G1_P1&quot;}" calcext:value-type="string">
            <text:p>{"__v":0,"day":2,"dateTime":49800000,"duration":"10m","pitch":"7","competition":{"name":"U18", "section":"Champions League", "group":"1"},"tag":"17", "homeTeam":"Winner Group 3", "awayTeam":"Winner Group 1", "homeTeamFrom":"U18_B_G3_P1", "awayTeamFrom":"U18_B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17" calcext:value-type="float">
            <text:p>17</text:p>
          </table:table-cell>
          <table:table-cell table:formula="of:=IF([.J35]&gt;[.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49800000" calcext:value-type="float">
            <text:p>49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formula="of:=AGE_GROUP_TRANSLATED &amp; &quot;_&quot; &amp;SECTION_TRANSLATED &amp; &quot;_G4_P2&quot;" office:value-type="string" office:string-value="U18_B_G4_P2" calcext:value-type="string">
            <text:p>U18_B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49800000,&quot;duration&quot;:&quot;10m&quot;,&quot;pitch&quot;:&quot;8&quot;,&quot;competition&quot;:{&quot;name&quot;:&quot;U18&quot;, &quot;section&quot;:&quot;Champions League&quot;, &quot;group&quot;:&quot;1&quot;},&quot;tag&quot;:&quot;17&quot;, &quot;homeTeam&quot;:&quot;2nd Group 2&quot;, &quot;awayTeam&quot;:&quot;2nd Group 4&quot;, &quot;homeTeamFrom&quot;:&quot;U18_B_G2_P2&quot;, &quot;awayTeamFrom&quot;:&quot;U18_B_G4_P2&quot;}" calcext:value-type="string">
            <text:p>{"__v":0,"day":2,"dateTime":49800000,"duration":"10m","pitch":"8","competition":{"name":"U18", "section":"Champions League", "group":"1"},"tag":"17", "homeTeam":"2nd Group 2", "awayTeam":"2nd Group 4", "homeTeamFrom":"U18_B_G2_P2", "awayTeamFrom":"U18_B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18" calcext:value-type="float">
            <text:p>18</text:p>
          </table:table-cell>
          <table:table-cell table:formula="of:=IF([.J36]&gt;[.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50520000" calcext:value-type="float">
            <text:p>50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8_B_G3_P3" calcext:value-type="string">
            <text:p>U18_B_G3_P3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50520000,&quot;duration&quot;:&quot;10m&quot;,&quot;pitch&quot;:&quot;7&quot;,&quot;competition&quot;:{&quot;name&quot;:&quot;U18&quot;, &quot;section&quot;:&quot;Europa League&quot;, &quot;group&quot;:&quot;1&quot;},&quot;tag&quot;:&quot;18&quot;, &quot;homeTeam&quot;:&quot;3rd Group 3&quot;, &quot;awayTeam&quot;:&quot;3rd Group 1&quot;, &quot;homeTeamFrom&quot;:&quot;U18_B_G3_P3&quot;, &quot;awayTeamFrom&quot;:&quot;U18_B_G1_P3&quot;}" calcext:value-type="string">
            <text:p>{"__v":0,"day":2,"dateTime":50520000,"duration":"10m","pitch":"7","competition":{"name":"U18", "section":"Europa League", "group":"1"},"tag":"18", "homeTeam":"3rd Group 3", "awayTeam":"3rd Group 1", "homeTeamFrom":"U18_B_G3_P3", "awayTeamFrom":"U18_B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18" calcext:value-type="float">
            <text:p>18</text:p>
          </table:table-cell>
          <table:table-cell table:formula="of:=IF([.J37]&gt;[.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50520000" calcext:value-type="float">
            <text:p>50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formula="of:=AGE_GROUP_TRANSLATED &amp; &quot;_&quot; &amp;SECTION_TRANSLATED &amp; &quot;_G4_P4&quot;" office:value-type="string" office:string-value="U18_B_G4_P4" calcext:value-type="string">
            <text:p>U18_B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50520000,&quot;duration&quot;:&quot;10m&quot;,&quot;pitch&quot;:&quot;8&quot;,&quot;competition&quot;:{&quot;name&quot;:&quot;U18&quot;, &quot;section&quot;:&quot;Europa League&quot;, &quot;group&quot;:&quot;1&quot;},&quot;tag&quot;:&quot;18&quot;, &quot;homeTeam&quot;:&quot;4th Group 2&quot;, &quot;awayTeam&quot;:&quot;4th Group 4&quot;, &quot;homeTeamFrom&quot;:&quot;U18_B_G2_P4&quot;, &quot;awayTeamFrom&quot;:&quot;U18_B_G4_P4&quot;}" calcext:value-type="string">
            <text:p>{"__v":0,"day":2,"dateTime":50520000,"duration":"10m","pitch":"8","competition":{"name":"U18", "section":"Europa League", "group":"1"},"tag":"18", "homeTeam":"4th Group 2", "awayTeam":"4th Group 4", "homeTeamFrom":"U18_B_G2_P4", "awayTeamFrom":"U18_B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9" calcext:value-type="float">
            <text:p>19</text:p>
          </table:table-cell>
          <table:table-cell table:formula="of:=IF([.J38]&gt;[.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51240000" calcext:value-type="float">
            <text:p>512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8_B_G4_P1" calcext:value-type="string">
            <text:p>U18_B_G4_P1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51240000,&quot;duration&quot;:&quot;10m&quot;,&quot;pitch&quot;:&quot;7&quot;,&quot;competition&quot;:{&quot;name&quot;:&quot;U18&quot;, &quot;section&quot;:&quot;Champions League&quot;, &quot;group&quot;:&quot;2&quot;},&quot;tag&quot;:&quot;19&quot;, &quot;homeTeam&quot;:&quot;Winner Group 4&quot;, &quot;awayTeam&quot;:&quot;Winner Group 2&quot;, &quot;homeTeamFrom&quot;:&quot;U18_B_G4_P1&quot;, &quot;awayTeamFrom&quot;:&quot;U18_B_G2_P1&quot;}" calcext:value-type="string">
            <text:p>{"__v":0,"day":2,"dateTime":51240000,"duration":"10m","pitch":"7","competition":{"name":"U18", "section":"Champions League", "group":"2"},"tag":"19", "homeTeam":"Winner Group 4", "awayTeam":"Winner Group 2", "homeTeamFrom":"U18_B_G4_P1", "awayTeamFrom":"U18_B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9" calcext:value-type="float">
            <text:p>19</text:p>
          </table:table-cell>
          <table:table-cell table:formula="of:=IF([.J39]&gt;[.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51240000" calcext:value-type="float">
            <text:p>512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8_B_G3_P2" calcext:value-type="string">
            <text:p>U18_B_G3_P2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51240000,&quot;duration&quot;:&quot;10m&quot;,&quot;pitch&quot;:&quot;8&quot;,&quot;competition&quot;:{&quot;name&quot;:&quot;U18&quot;, &quot;section&quot;:&quot;Champions League&quot;, &quot;group&quot;:&quot;2&quot;},&quot;tag&quot;:&quot;19&quot;, &quot;homeTeam&quot;:&quot;2nd Group 3&quot;, &quot;awayTeam&quot;:&quot;2nd Group 1&quot;, &quot;homeTeamFrom&quot;:&quot;U18_B_G3_P2&quot;, &quot;awayTeamFrom&quot;:&quot;U18_B_G1_P2&quot;}" calcext:value-type="string">
            <text:p>{"__v":0,"day":2,"dateTime":51240000,"duration":"10m","pitch":"8","competition":{"name":"U18", "section":"Champions League", "group":"2"},"tag":"19", "homeTeam":"2nd Group 3", "awayTeam":"2nd Group 1", "homeTeamFrom":"U18_B_G3_P2", "awayTeamFrom":"U18_B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20" calcext:value-type="float">
            <text:p>20</text:p>
          </table:table-cell>
          <table:table-cell table:formula="of:=IF([.J40]&gt;[.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51960000" calcext:value-type="float">
            <text:p>519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8_B_G4_P3" calcext:value-type="string">
            <text:p>U18_B_G4_P3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51960000,&quot;duration&quot;:&quot;10m&quot;,&quot;pitch&quot;:&quot;7&quot;,&quot;competition&quot;:{&quot;name&quot;:&quot;U18&quot;, &quot;section&quot;:&quot;Europa League&quot;, &quot;group&quot;:&quot;2&quot;},&quot;tag&quot;:&quot;20&quot;, &quot;homeTeam&quot;:&quot;3rd Group 4&quot;, &quot;awayTeam&quot;:&quot;3rd Group 2&quot;, &quot;homeTeamFrom&quot;:&quot;U18_B_G4_P3&quot;, &quot;awayTeamFrom&quot;:&quot;U18_B_G2_P3&quot;}" calcext:value-type="string">
            <text:p>{"__v":0,"day":2,"dateTime":51960000,"duration":"10m","pitch":"7","competition":{"name":"U18", "section":"Europa League", "group":"2"},"tag":"20", "homeTeam":"3rd Group 4", "awayTeam":"3rd Group 2", "homeTeamFrom":"U18_B_G4_P3", "awayTeamFrom":"U18_B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20" calcext:value-type="float">
            <text:p>20</text:p>
          </table:table-cell>
          <table:table-cell table:formula="of:=IF([.J41]&gt;[.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51960000" calcext:value-type="float">
            <text:p>519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8_B_G3_P4" calcext:value-type="string">
            <text:p>U18_B_G3_P4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51960000,&quot;duration&quot;:&quot;10m&quot;,&quot;pitch&quot;:&quot;8&quot;,&quot;competition&quot;:{&quot;name&quot;:&quot;U18&quot;, &quot;section&quot;:&quot;Europa League&quot;, &quot;group&quot;:&quot;2&quot;},&quot;tag&quot;:&quot;20&quot;, &quot;homeTeam&quot;:&quot;4th Group 3&quot;, &quot;awayTeam&quot;:&quot;4th Group 1&quot;, &quot;homeTeamFrom&quot;:&quot;U18_B_G3_P4&quot;, &quot;awayTeamFrom&quot;:&quot;U18_B_G1_P4&quot;}" calcext:value-type="string">
            <text:p>{"__v":0,"day":2,"dateTime":51960000,"duration":"10m","pitch":"8","competition":{"name":"U18", "section":"Europa League", "group":"2"},"tag":"20", "homeTeam":"4th Group 3", "awayTeam":"4th Group 1", "homeTeamFrom":"U18_B_G3_P4", "awayTeamFrom":"U18_B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21" calcext:value-type="float">
            <text:p>21</text:p>
          </table:table-cell>
          <table:table-cell table:formula="of:=IF([.J42]&gt;[.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2680000" calcext:value-type="float">
            <text:p>52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8_B_G4_P2" calcext:value-type="string">
            <text:p>U18_B_G4_P2</text:p>
          </table:table-cell>
          <table:table-cell table:formula="of:=AGE_GROUP_TRANSLATED &amp; &quot;_&quot; &amp;SECTION_TRANSLATED &amp; &quot;_G1_P1&quot;" office:value-type="string" office:string-value="U18_B_G1_P1" calcext:value-type="string">
            <text:p>U18_B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52680000,&quot;duration&quot;:&quot;10m&quot;,&quot;pitch&quot;:&quot;7&quot;,&quot;competition&quot;:{&quot;name&quot;:&quot;U18&quot;, &quot;section&quot;:&quot;Champions League&quot;, &quot;group&quot;:&quot;1&quot;},&quot;tag&quot;:&quot;21&quot;, &quot;homeTeam&quot;:&quot;2nd Group 4&quot;, &quot;awayTeam&quot;:&quot;Winner Group 1&quot;, &quot;homeTeamFrom&quot;:&quot;U18_B_G4_P2&quot;, &quot;awayTeamFrom&quot;:&quot;U18_B_G1_P1&quot;}" calcext:value-type="string">
            <text:p>{"__v":0,"day":2,"dateTime":52680000,"duration":"10m","pitch":"7","competition":{"name":"U18", "section":"Champions League", "group":"1"},"tag":"21", "homeTeam":"2nd Group 4", "awayTeam":"Winner Group 1", "homeTeamFrom":"U18_B_G4_P2", "awayTeamFrom":"U18_B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21" calcext:value-type="float">
            <text:p>21</text:p>
          </table:table-cell>
          <table:table-cell table:formula="of:=IF([.J43]&gt;[.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2680000" calcext:value-type="float">
            <text:p>52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B_G2_P2" calcext:value-type="string">
            <text:p>U18_B_G2_P2</text:p>
          </table:table-cell>
          <table:table-cell table:formula="of:=AGE_GROUP_TRANSLATED &amp; &quot;_&quot; &amp;SECTION_TRANSLATED &amp; &quot;_G3_P1&quot;" office:value-type="string" office:string-value="U18_B_G3_P1" calcext:value-type="string">
            <text:p>U18_B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52680000,&quot;duration&quot;:&quot;10m&quot;,&quot;pitch&quot;:&quot;8&quot;,&quot;competition&quot;:{&quot;name&quot;:&quot;U18&quot;, &quot;section&quot;:&quot;Champions League&quot;, &quot;group&quot;:&quot;1&quot;},&quot;tag&quot;:&quot;21&quot;, &quot;homeTeam&quot;:&quot;2nd Group 2&quot;, &quot;awayTeam&quot;:&quot;Winner Group 3&quot;, &quot;homeTeamFrom&quot;:&quot;U18_B_G2_P2&quot;, &quot;awayTeamFrom&quot;:&quot;U18_B_G3_P1&quot;}" calcext:value-type="string">
            <text:p>{"__v":0,"day":2,"dateTime":52680000,"duration":"10m","pitch":"8","competition":{"name":"U18", "section":"Champions League", "group":"1"},"tag":"21", "homeTeam":"2nd Group 2", "awayTeam":"Winner Group 3", "homeTeamFrom":"U18_B_G2_P2", "awayTeamFrom":"U18_B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22" calcext:value-type="float">
            <text:p>22</text:p>
          </table:table-cell>
          <table:table-cell table:formula="of:=IF([.J44]&gt;[.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3400000" calcext:value-type="float">
            <text:p>53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8_B_G4_P4" calcext:value-type="string">
            <text:p>U18_B_G4_P4</text:p>
          </table:table-cell>
          <table:table-cell table:formula="of:=AGE_GROUP_TRANSLATED &amp; &quot;_&quot; &amp;SECTION_TRANSLATED &amp; &quot;_G1_P3&quot;" office:value-type="string" office:string-value="U18_B_G1_P3" calcext:value-type="string">
            <text:p>U18_B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53400000,&quot;duration&quot;:&quot;10m&quot;,&quot;pitch&quot;:&quot;7&quot;,&quot;competition&quot;:{&quot;name&quot;:&quot;U18&quot;, &quot;section&quot;:&quot;Europa League&quot;, &quot;group&quot;:&quot;1&quot;},&quot;tag&quot;:&quot;22&quot;, &quot;homeTeam&quot;:&quot;4th Group 4&quot;, &quot;awayTeam&quot;:&quot;3rd Group 1&quot;, &quot;homeTeamFrom&quot;:&quot;U18_B_G4_P4&quot;, &quot;awayTeamFrom&quot;:&quot;U18_B_G1_P3&quot;}" calcext:value-type="string">
            <text:p>{"__v":0,"day":2,"dateTime":53400000,"duration":"10m","pitch":"7","competition":{"name":"U18", "section":"Europa League", "group":"1"},"tag":"22", "homeTeam":"4th Group 4", "awayTeam":"3rd Group 1", "homeTeamFrom":"U18_B_G4_P4", "awayTeamFrom":"U18_B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22" calcext:value-type="float">
            <text:p>22</text:p>
          </table:table-cell>
          <table:table-cell table:formula="of:=IF([.J45]&gt;[.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3400000" calcext:value-type="float">
            <text:p>53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B_G2_P4" calcext:value-type="string">
            <text:p>U18_B_G2_P4</text:p>
          </table:table-cell>
          <table:table-cell table:formula="of:=AGE_GROUP_TRANSLATED &amp; &quot;_&quot; &amp;SECTION_TRANSLATED &amp; &quot;_G3_P3&quot;" office:value-type="string" office:string-value="U18_B_G3_P3" calcext:value-type="string">
            <text:p>U18_B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53400000,&quot;duration&quot;:&quot;10m&quot;,&quot;pitch&quot;:&quot;8&quot;,&quot;competition&quot;:{&quot;name&quot;:&quot;U18&quot;, &quot;section&quot;:&quot;Europa League&quot;, &quot;group&quot;:&quot;1&quot;},&quot;tag&quot;:&quot;22&quot;, &quot;homeTeam&quot;:&quot;4th Group 2&quot;, &quot;awayTeam&quot;:&quot;3rd Group 3&quot;, &quot;homeTeamFrom&quot;:&quot;U18_B_G2_P4&quot;, &quot;awayTeamFrom&quot;:&quot;U18_B_G3_P3&quot;}" calcext:value-type="string">
            <text:p>{"__v":0,"day":2,"dateTime":53400000,"duration":"10m","pitch":"8","competition":{"name":"U18", "section":"Europa League", "group":"1"},"tag":"22", "homeTeam":"4th Group 2", "awayTeam":"3rd Group 3", "homeTeamFrom":"U18_B_G2_P4", "awayTeamFrom":"U18_B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23" calcext:value-type="float">
            <text:p>23</text:p>
          </table:table-cell>
          <table:table-cell table:formula="of:=IF([.J46]&gt;[.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54120000" calcext:value-type="float">
            <text:p>54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8_B_G1_P2" calcext:value-type="string">
            <text:p>U18_B_G1_P2</text:p>
          </table:table-cell>
          <table:table-cell table:formula="of:=AGE_GROUP_TRANSLATED &amp; &quot;_&quot; &amp;SECTION_TRANSLATED &amp; &quot;_G2_P1&quot;" office:value-type="string" office:string-value="U18_B_G2_P1" calcext:value-type="string">
            <text:p>U18_B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54120000,&quot;duration&quot;:&quot;10m&quot;,&quot;pitch&quot;:&quot;7&quot;,&quot;competition&quot;:{&quot;name&quot;:&quot;U18&quot;, &quot;section&quot;:&quot;Champions League&quot;, &quot;group&quot;:&quot;2&quot;},&quot;tag&quot;:&quot;23&quot;, &quot;homeTeam&quot;:&quot;2nd Group 1&quot;, &quot;awayTeam&quot;:&quot;Winner Group 2&quot;, &quot;homeTeamFrom&quot;:&quot;U18_B_G1_P2&quot;, &quot;awayTeamFrom&quot;:&quot;U18_B_G2_P1&quot;}" calcext:value-type="string">
            <text:p>{"__v":0,"day":2,"dateTime":54120000,"duration":"10m","pitch":"7","competition":{"name":"U18", "section":"Champions League", "group":"2"},"tag":"23", "homeTeam":"2nd Group 1", "awayTeam":"Winner Group 2", "homeTeamFrom":"U18_B_G1_P2", "awayTeamFrom":"U18_B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23" calcext:value-type="float">
            <text:p>23</text:p>
          </table:table-cell>
          <table:table-cell table:formula="of:=IF([.J47]&gt;[.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54120000" calcext:value-type="float">
            <text:p>54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8_B_G3_P2" calcext:value-type="string">
            <text:p>U18_B_G3_P2</text:p>
          </table:table-cell>
          <table:table-cell table:formula="of:=AGE_GROUP_TRANSLATED &amp; &quot;_&quot; &amp;SECTION_TRANSLATED &amp; &quot;_G4_P1&quot;" office:value-type="string" office:string-value="U18_B_G4_P1" calcext:value-type="string">
            <text:p>U18_B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54120000,&quot;duration&quot;:&quot;10m&quot;,&quot;pitch&quot;:&quot;8&quot;,&quot;competition&quot;:{&quot;name&quot;:&quot;U18&quot;, &quot;section&quot;:&quot;Champions League&quot;, &quot;group&quot;:&quot;2&quot;},&quot;tag&quot;:&quot;23&quot;, &quot;homeTeam&quot;:&quot;2nd Group 3&quot;, &quot;awayTeam&quot;:&quot;Winner Group 4&quot;, &quot;homeTeamFrom&quot;:&quot;U18_B_G3_P2&quot;, &quot;awayTeamFrom&quot;:&quot;U18_B_G4_P1&quot;}" calcext:value-type="string">
            <text:p>{"__v":0,"day":2,"dateTime":54120000,"duration":"10m","pitch":"8","competition":{"name":"U18", "section":"Champions League", "group":"2"},"tag":"23", "homeTeam":"2nd Group 3", "awayTeam":"Winner Group 4", "homeTeamFrom":"U18_B_G3_P2", "awayTeamFrom":"U18_B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24" calcext:value-type="float">
            <text:p>24</text:p>
          </table:table-cell>
          <table:table-cell table:formula="of:=IF([.J48]&gt;[.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54840000" calcext:value-type="float">
            <text:p>54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8_B_G1_P4" calcext:value-type="string">
            <text:p>U18_B_G1_P4</text:p>
          </table:table-cell>
          <table:table-cell table:formula="of:=AGE_GROUP_TRANSLATED &amp; &quot;_&quot; &amp;SECTION_TRANSLATED &amp; &quot;_G2_P3&quot;" office:value-type="string" office:string-value="U18_B_G2_P3" calcext:value-type="string">
            <text:p>U18_B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54840000,&quot;duration&quot;:&quot;10m&quot;,&quot;pitch&quot;:&quot;7&quot;,&quot;competition&quot;:{&quot;name&quot;:&quot;U18&quot;, &quot;section&quot;:&quot;Europa League&quot;, &quot;group&quot;:&quot;2&quot;},&quot;tag&quot;:&quot;24&quot;, &quot;homeTeam&quot;:&quot;4th Group 1&quot;, &quot;awayTeam&quot;:&quot;3rd Group 2&quot;, &quot;homeTeamFrom&quot;:&quot;U18_B_G1_P4&quot;, &quot;awayTeamFrom&quot;:&quot;U18_B_G2_P3&quot;}" calcext:value-type="string">
            <text:p>{"__v":0,"day":2,"dateTime":54840000,"duration":"10m","pitch":"7","competition":{"name":"U18", "section":"Europa League", "group":"2"},"tag":"24", "homeTeam":"4th Group 1", "awayTeam":"3rd Group 2", "homeTeamFrom":"U18_B_G1_P4", "awayTeamFrom":"U18_B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24" calcext:value-type="float">
            <text:p>24</text:p>
          </table:table-cell>
          <table:table-cell table:formula="of:=IF([.J49]&gt;[.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54840000" calcext:value-type="float">
            <text:p>54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8_B_G3_P4" calcext:value-type="string">
            <text:p>U18_B_G3_P4</text:p>
          </table:table-cell>
          <table:table-cell table:formula="of:=AGE_GROUP_TRANSLATED &amp; &quot;_&quot; &amp;SECTION_TRANSLATED &amp; &quot;_G4_P3&quot;" office:value-type="string" office:string-value="U18_B_G4_P3" calcext:value-type="string">
            <text:p>U18_B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54840000,&quot;duration&quot;:&quot;10m&quot;,&quot;pitch&quot;:&quot;8&quot;,&quot;competition&quot;:{&quot;name&quot;:&quot;U18&quot;, &quot;section&quot;:&quot;Europa League&quot;, &quot;group&quot;:&quot;2&quot;},&quot;tag&quot;:&quot;24&quot;, &quot;homeTeam&quot;:&quot;4th Group 3&quot;, &quot;awayTeam&quot;:&quot;3rd Group 4&quot;, &quot;homeTeamFrom&quot;:&quot;U18_B_G3_P4&quot;, &quot;awayTeamFrom&quot;:&quot;U18_B_G4_P3&quot;}" calcext:value-type="string">
            <text:p>{"__v":0,"day":2,"dateTime":54840000,"duration":"10m","pitch":"8","competition":{"name":"U18", "section":"Europa League", "group":"2"},"tag":"24", "homeTeam":"4th Group 3", "awayTeam":"3rd Group 4", "homeTeamFrom":"U18_B_G3_P4", "awayTeamFrom":"U18_B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6040000" calcext:value-type="float">
            <text:p>56040000</text:p>
          </table:table-cell>
          <table:table-cell/>
          <table:table-cell table:formula="of:=AGE_GROUP_TRANSLATED&amp;&quot;_&quot;&amp;S2_SEC1_TRANSLATED&amp;&quot;_G1_P1&quot;" office:value-type="string" office:string-value="U18_ChampionsLeague_G1_P1" calcext:value-type="string">
            <text:p>U18_ChampionsLeague_G1_P1</text:p>
          </table:table-cell>
          <table:table-cell table:formula="of:=AGE_GROUP_TRANSLATED&amp;&quot;_&quot;&amp;S2_SEC1_TRANSLATED&amp;&quot;_G2_P1&quot;" office:value-type="string" office:string-value="U18_ChampionsLeague_G2_P1" calcext:value-type="string">
            <text:p>U18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56040000,&quot;duration&quot;:&quot;10m&quot;,&quot;pitch&quot;:&quot;7&quot;,&quot;competition&quot;:{&quot;name&quot;:&quot;U18&quot;, &quot;section&quot;:&quot;Champions League&quot;},&quot;tag&quot;:&quot;FIN&quot;, &quot;homeTeam&quot;:&quot;Winner Group 1&quot;, &quot;awayTeam&quot;:&quot;Winner Group 2&quot;, &quot;homeTeamFrom&quot;:&quot;U18_ChampionsLeague_G1_P1&quot;, &quot;awayTeamFrom&quot;:&quot;U18_ChampionsLeague_G2_P1&quot;}" calcext:value-type="string">
            <text:p>{"__v":0,"day":2,"dateTime":56040000,"duration":"10m","pitch":"7","competition":{"name":"U18", "section":"Champions League"},"tag":"FIN", "homeTeam":"Winner Group 1", "awayTeam":"Winner Group 2", "homeTeamFrom":"U18_ChampionsLeague_G1_P1", "awayTeamFrom":"U18_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6040000" calcext:value-type="float">
            <text:p>56040000</text:p>
          </table:table-cell>
          <table:table-cell/>
          <table:table-cell table:formula="of:=AGE_GROUP_TRANSLATED&amp;&quot;_&quot;&amp;S2_SEC2_TRANSLATED&amp;&quot;_G1_P1&quot;" office:value-type="string" office:string-value="U18_EuropaLeague_G1_P1" calcext:value-type="string">
            <text:p>U18_EuropaLeague_G1_P1</text:p>
          </table:table-cell>
          <table:table-cell table:formula="of:=AGE_GROUP_TRANSLATED&amp;&quot;_&quot;&amp;S2_SEC2_TRANSLATED&amp;&quot;_G2_P1&quot;" office:value-type="string" office:string-value="U18_EuropaLeague_G2_P1" calcext:value-type="string">
            <text:p>U18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56040000,&quot;duration&quot;:&quot;10m&quot;,&quot;pitch&quot;:&quot;9&quot;,&quot;competition&quot;:{&quot;name&quot;:&quot;U18&quot;, &quot;section&quot;:&quot;Europa League&quot;},&quot;tag&quot;:&quot;FIN&quot;, &quot;homeTeam&quot;:&quot;Winner Group 1&quot;, &quot;awayTeam&quot;:&quot;Winner Group 2&quot;, &quot;homeTeamFrom&quot;:&quot;U18_EuropaLeague_G1_P1&quot;, &quot;awayTeamFrom&quot;:&quot;U18_EuropaLeague_G2_P1&quot;}" calcext:value-type="string">
            <text:p>{"__v":0,"day":2,"dateTime":56040000,"duration":"10m","pitch":"9","competition":{"name":"U18", "section":"Europa League"},"tag":"FIN", "homeTeam":"Winner Group 1", "awayTeam":"Winner Group 2", "homeTeamFrom":"U18_EuropaLeague_G1_P1", "awayTeamFrom":"U18_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loext:min-decimal-places="0" number:min-integer-digits="1" number:grouping="true"/>
    </number:number-style>
    <number:number-style style:name="N152">
      <number:text>-£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loext:min-decimal-places="2" number:min-integer-digits="1" number:grouping="true"/>
    </number:number-style>
    <number:number-style style:name="N154">
      <number:text>-£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£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00:32:50.34700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29T20:48:03.961544268</dc:date>
    <meta:generator>LibreOffice/6.0.7.3$Linux_X86_64 LibreOffice_project/00m0$Build-3</meta:generator>
    <meta:editing-duration>P11DT22H50M55S</meta:editing-duration>
    <meta:editing-cycles>147</meta:editing-cycles>
    <dc:creator>Darren Davison</dc:creator>
    <meta:document-statistic meta:table-count="15" meta:cell-count="5774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	
	cfgSheet = ThisComponent.Sheets (0)	
	form = cfgSheet.DrawPage.Forms.getByName("selectorForm")
	getCombo = form.getByName("sheetList")
	
End Function

Sub populateCombo
	
	Dim list() as String
	
	list = ThisComponent.Sheets.ElementNames
	getCombo().StringItemList = list
	
End Sub

Sub copyData

	Dim range As Object, combo as Object, sheet as Object, dispatcher as object, controller as object, frame as object
	dim NoArg()
	
	combo = getCombo()	
	sheet = ThisComponent.Sheets.getByName(combo.Text)
	sheet.IsVisible = True
	range = sheet.getCellRangeByPosition(10,1,10,500)

	thisdoc = ThisComponent
	controller = thisdoc.getCurrentController()
	frame = controller.getFrame()
	controller.Select(range)
	dispatcher = createUnoService("com.sun.star.frame.DispatchHelper")
	dispatcher.executeDispatch(controller, ".uno:Copy", "", 0, NoArg())
	controller.Select(ThisComponent.Sheets(0).getCellRangeByPosition(1,1,1,1)
	sheet.IsVisible = False
	MsgBox "copied"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